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automatic-styles>
    <style:style style:name="P1" style:family="paragraph" style:parent-style-name="Title">
      <style:text-properties officeooo:paragraph-rsid="0426f9b9"/>
    </style:style>
    <style:style style:name="P2" style:family="paragraph" style:parent-style-name="Heading_20_1">
      <style:text-properties officeooo:paragraph-rsid="0426f9b9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3f2c961" officeooo:paragraph-rsid="0426f9b9" style:font-weight-asian="bold" style:font-weight-complex="bold"/>
    </style:style>
    <style:style style:name="P4" style:family="paragraph" style:parent-style-name="Heading_20_1">
      <style:text-properties officeooo:rsid="0429f379" officeooo:paragraph-rsid="0429f379"/>
    </style:style>
    <style:style style:name="P5" style:family="paragraph" style:parent-style-name="Heading_20_2">
      <style:text-properties officeooo:rsid="0429f379" officeooo:paragraph-rsid="0429f379"/>
    </style:style>
    <style:style style:name="P6" style:family="paragraph" style:parent-style-name="Text_20_body">
      <style:text-properties officeooo:rsid="0429f379" officeooo:paragraph-rsid="0429f379"/>
    </style:style>
    <style:style style:name="P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 style:parent-style-name="Math">
      <style:paragraph-properties fo:text-align="center" style:justify-single-word="false"/>
    </style:style>
    <style:style style:name="P10" style:family="paragraph" style:parent-style-name="Text_20_body">
      <style:text-properties fo:font-weight="normal" officeooo:rsid="03f4cab4" officeooo:paragraph-rsid="0429ec04" style:font-weight-asian="normal" style:font-weight-complex="normal"/>
    </style:style>
    <style:style style:name="P1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 style:parent-style-name="Text_20_body" style:list-style-name="L1">
      <style:text-properties fo:font-weight="bold" officeooo:rsid="041d44e1" officeooo:paragraph-rsid="0429ec04" style:font-weight-asian="bold" style:font-weight-complex="bold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paragraph-rsid="0429ec04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41d44e1" officeooo:paragraph-rsid="0429ec04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paragraph-rsid="042a7d57"/>
    </style:style>
    <style:style style:name="P17" style:family="paragraph" style:parent-style-name="Math" style:list-style-name="L1">
      <style:paragraph-properties fo:text-align="center" style:justify-single-word="false"/>
      <style:text-properties officeooo:paragraph-rsid="0429ec04"/>
    </style:style>
    <style:style style:name="P18" style:family="paragraph" style:parent-style-name="Text_20_body" style:list-style-name="L1">
      <style:text-properties officeooo:rsid="041eb954" officeooo:paragraph-rsid="0429ec04"/>
    </style:style>
    <style:style style:name="P19" style:family="paragraph" style:parent-style-name="Text_20_body" style:list-style-name="L1">
      <style:text-properties officeooo:paragraph-rsid="042b3e07"/>
    </style:style>
    <style:style style:name="P20" style:family="paragraph" style:parent-style-name="Text_20_body" style:list-style-name="L1">
      <style:text-properties officeooo:rsid="042b3e07" officeooo:paragraph-rsid="042b3e07" fo:background-color="#ffff00"/>
    </style:style>
    <style:style style:name="P21" style:family="paragraph" style:parent-style-name="Text_20_body" style:list-style-name="L1">
      <style:text-properties officeooo:rsid="03f4cab4" officeooo:paragraph-rsid="042a7d57"/>
    </style:style>
    <style:style style:name="P22" style:family="paragraph" style:parent-style-name="Text_20_body" style:list-style-name="L1">
      <style:text-properties officeooo:rsid="03f69813" officeooo:paragraph-rsid="042b3e07"/>
    </style:style>
    <style:style style:name="P23" style:family="paragraph" style:parent-style-name="Text_20_body">
      <style:paragraph-properties fo:text-align="justify" style:justify-single-word="false" style:writing-mode="lr-tb"/>
      <style:text-properties officeooo:paragraph-rsid="0429ec04"/>
    </style:style>
    <style:style style:name="T1" style:family="text">
      <style:text-properties officeooo:rsid="03f37673"/>
    </style:style>
    <style:style style:name="T2" style:family="text">
      <style:text-properties officeooo:rsid="0426f9b9"/>
    </style:style>
    <style:style style:name="T3" style:family="text">
      <style:text-properties fo:font-weight="normal" officeooo:rsid="0429ec04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42dce34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42d2901" style:font-size-asian="11pt" style:font-size-complex="11pt"/>
    </style:style>
    <style:style style:name="T9" style:family="text">
      <style:text-properties fo:font-weight="normal" officeooo:rsid="03f4cab4" style:font-weight-asian="normal" style:font-weight-complex="normal"/>
    </style:style>
    <style:style style:name="T10" style:family="text">
      <style:text-properties fo:font-weight="normal" officeooo:rsid="041d44e1" style:font-weight-asian="normal" style:font-weight-complex="normal"/>
    </style:style>
    <style:style style:name="T11" style:family="text">
      <style:text-properties fo:font-weight="normal" officeooo:rsid="03fbab0b" style:font-weight-asian="normal" style:font-weight-complex="normal"/>
    </style:style>
    <style:style style:name="T12" style:family="text">
      <style:text-properties fo:font-weight="normal" fo:background-color="#ffff00" loext:char-shading-value="0" style:font-weight-asian="normal" style:font-weight-complex="normal"/>
    </style:style>
    <style:style style:name="T13" style:family="text">
      <style:text-properties fo:font-weight="normal" officeooo:rsid="0429f379" fo:background-color="#ffff00" loext:char-shading-value="0" style:font-weight-asian="normal" style:font-weight-complex="normal"/>
    </style:style>
    <style:style style:name="T14" style:family="text">
      <style:text-properties officeooo:rsid="03fbab0b"/>
    </style:style>
    <style:style style:name="T15" style:family="text">
      <style:text-properties fo:font-weight="normal" officeooo:rsid="041d44e1" fo:background-color="transparent" loext:char-shading-value="0" style:font-weight-asian="normal" style:font-weight-complex="normal"/>
    </style:style>
    <style:style style:name="T16" style:family="text">
      <style:text-properties style:text-position="0% 100%" fo:font-weight="normal" officeooo:rsid="041d44e1" fo:background-color="#ffff00" loext:char-shading-value="0" style:font-weight-asian="normal" style:font-weight-complex="normal"/>
    </style:style>
    <style:style style:name="T17" style:family="text">
      <style:text-properties fo:font-weight="normal" officeooo:rsid="041d44e1" fo:background-color="#ffff00" loext:char-shading-value="0" style:font-weight-asian="normal" style:font-weight-complex="normal"/>
    </style:style>
    <style:style style:name="T18" style:family="text">
      <style:text-properties fo:font-weight="normal" officeooo:rsid="041eb954" style:font-weight-asian="normal" style:font-weight-complex="normal"/>
    </style:style>
    <style:style style:name="T19" style:family="text">
      <style:text-properties style:text-position="0% 100%" fo:font-weight="normal" officeooo:rsid="041eb954" style:font-weight-asian="normal" style:font-weight-complex="normal"/>
    </style:style>
    <style:style style:name="T20" style:family="text">
      <style:text-properties fo:font-weight="normal" officeooo:rsid="042a7d57" fo:background-color="#ffff00" loext:char-shading-value="0" style:font-weight-asian="normal" style:font-weight-complex="normal"/>
    </style:style>
    <style:style style:name="T21" style:family="text">
      <style:text-properties officeooo:rsid="03f6e8eb"/>
    </style:style>
    <style:style style:name="T22" style:family="text">
      <style:text-properties officeooo:rsid="03f4cab4"/>
    </style:style>
    <style:style style:name="T23" style:family="text">
      <style:text-properties officeooo:rsid="03f4cab4" fo:background-color="#ffff00" loext:char-shading-value="0"/>
    </style:style>
    <style:style style:name="T24" style:family="text">
      <style:text-properties officeooo:rsid="042b3e07"/>
    </style:style>
    <style:style style:name="T25" style:family="text">
      <style:text-properties officeooo:rsid="03fc55e2"/>
    </style:style>
    <style:style style:name="T26" style:family="text">
      <style:text-properties officeooo:rsid="042a7d57" fo:background-color="#ffff00" loext:char-shading-value="0"/>
    </style:style>
    <style:style style:name="T27" style:family="text">
      <style:text-properties officeooo:rsid="042b3e07" fo:background-color="#ffff00" loext:char-shading-value="0"/>
    </style:style>
    <style:style style:name="T28" style:family="text">
      <style:text-properties style:text-position="0% 100%" officeooo:rsid="03f4cab4" fo:background-color="#ffff00" loext:char-shading-value="0"/>
    </style:style>
    <style:style style:name="T29" style:family="text">
      <style:text-properties style:text-position="0% 100%" officeooo:rsid="042a7d57" fo:background-color="#ffff00" loext:char-shading-value="0"/>
    </style:style>
    <style:style style:name="T30" style:family="text">
      <style:text-properties officeooo:rsid="03fc55e2" fo:background-color="#ffff00" loext:char-shading-value="0"/>
    </style:style>
    <style:style style:name="T31" style:family="text">
      <style:text-properties style:text-position="0% 100%" officeooo:rsid="042b3e07" fo:background-color="#ffff00" loext:char-shading-value="0"/>
    </style:style>
    <style:style style:name="T32" style:family="text">
      <style:text-properties officeooo:rsid="042a7d57"/>
    </style:style>
    <style:style style:name="T33" style:family="text">
      <style:text-properties officeooo:rsid="03f8ab4b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3f6e8eb" fo:background-color="#ffff00" loext:char-shading-value="0"/>
    </style:style>
    <style:style style:name="T36" style:family="text">
      <style:text-properties style:text-position="0% 100%" officeooo:rsid="03f6e8eb" fo:background-color="#ffff00" loext:char-shading-value="0"/>
    </style:style>
    <style:style style:name="T37" style:family="text">
      <style:text-properties style:text-position="0% 100%" officeooo:rsid="03f6e8eb"/>
    </style:style>
    <style:style style:name="T38" style:family="text">
      <style:text-properties officeooo:rsid="042d2901" fo:background-color="#ffff00" loext:char-shading-value="0"/>
    </style:style>
    <style:style style:name="T39" style:family="text">
      <style:text-properties fo:color="#c9211e" loext:opacity="100%" officeooo:rsid="03f6e8eb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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מתמטיקה בדידה – <text:span text:style-name="T1">תרגיל</text:span> בית <text:span text:style-name="T2">n</text:span> <text:span text:style-name="T1">– שחר פרץ</text:span></text:p>
      <text:h text:style-name="P2" text:outline-level="1">מידע כללי</text:h>
      <text:section text:style-name="Sect1" text:name="Section1">
        <text:p text:style-name="P3">ניתן בתאריך:<text:line-break/><text:span text:style-name="T3">3.2.2024</text:span></text:p>
        <text:p text:style-name="P3">תאריך הגשה:<text:line-break/><text:span text:style-name="T3">12.2.2024</text:span></text:p>
        <text:p text:style-name="P3">מאת:<text:line-break/><text:span text:style-name="T4">שחר פרץ</text:span></text:p>
        <text:p text:style-name="P3">ת.ז.:<text:line-break/><text:span text:style-name="T5">תחפשו בקומיטים הקודמים</text:span></text:p>
      </text:section>
      <text:h text:style-name="P4" text:outline-level="1">פרויקט ~ תיקון 1</text:h>
      <text:h text:style-name="P5" text:outline-level="2">השאלה</text:h>
      <text:p text:style-name="P6">תהי פונקציה <text:span text:style-name="T6"><draw:g text:anchor-type="as-char" svg:y="-0.1091in" draw:z-index="81" draw:name="Shape1" draw:style-name="gr1"><svg:title>TexMaths</svg:title><svg:desc>11§inline§f \colon A \to B§svg§600§FALSE§</svg:desc><draw:path draw:style-name="gr2" draw:text-style-name="P7" svg:width="0.65in" svg:height="0.1232in" svg:x="-0.0004in" svg:y="0.0079in" svg:viewBox="0 0 1652 314" svg:d="M0 0c551 0 1101 0 1652 0 0 104 0 210 0 314-551 0-1101 0-1652 0 0-104 0-210 0-314z"><text:p/></draw:path><draw:path draw:style-name="gr3" draw:text-style-name="P8" svg:width="0.0752in" svg:height="0.137in" svg:x="0in" svg:y="0.0016in" svg:viewBox="0 0 192 349" svg:d="M121 118c11 0 22 0 33 0 8 0 12 0 12-8 0-5-4-5-11-5-11 0-21 0-32 0 2-15 6-29 8-43 2-8 8-36 10-41 3-7 10-12 17-12 3 0 12 0 20 6-17 1-21 16-21 21 0 9 7 13 15 13 9 0 20-8 20-23 0-17-17-26-34-26-13 0-37 7-48 45-2 8-3 12-13 60-9 0-18 0-27 0-7 0-12 0-12 8 0 5 5 5 11 5 9 0 17 0 26 0-10 50-19 99-29 150-7 37-13 72-34 72-1 0-11 0-18-6 18-1 21-15 21-21 0-9-6-13-14-13-10 0-21 8-21 23 0 17 16 26 32 26 22 0 37-23 44-37 12-24 21-71 22-74 8-40 15-80 23-120z"><text:p/></draw:path><draw:path draw:style-name="gr3" draw:text-style-name="P8" svg:width="0.0157in" svg:height="0.065in" svg:x="0.1126in" svg:y="0.0433in" svg:viewBox="0 0 41 166" svg:d="M41 21c0-12-9-21-20-21-12 0-21 9-21 21 0 11 9 20 21 20 11 0 20-9 20-20zM41 146c0-12-9-21-20-21-12 0-21 9-21 21 0 11 9 20 21 20 11 0 20-9 20-20z"><text:p/></draw:path><draw:path draw:style-name="gr3" draw:text-style-name="P8" svg:width="0.1039in" svg:height="0.1079in" svg:x="0.198in" svg:y="0in" svg:viewBox="0 0 265 275" svg:d="M55 231c-15 25-30 30-47 32-5 1-8 1-8 7 0 2 2 5 4 5 11 0 23-2 34-2 13 0 26 2 39 2 2 0 7 0 7-8 0-3-4-4-6-4-9 0-19-4-19-14 0-4 3-8 6-14 10-16 20-33 30-49 31 0 64 0 96 0 1 7 7 60 7 64 0 11-21 13-29 13-5 0-8 0-8 7 0 5 4 5 5 5 15 0 32-2 48-2 10 0 35 2 43 2 4 0 8 0 8-8 0-4-4-4-9-4-24 0-24-3-25-14-8-80-17-160-24-240 0-8 0-9-7-9-6 0-8 2-10 7-45 74-90 149-135 224zM102 175c26-43 51-86 76-128 5 42 8 85 12 128-29 0-58 0-88 0z"><text:p/></draw:path><draw:path draw:style-name="gr3" draw:text-style-name="P8" svg:width="0.1346in" svg:height="0.0783in" svg:x="0.3571in" svg:y="0.0311in" svg:viewBox="0 0 343 200" svg:d="M301 108c-22 16-32 33-35 37-17 26-21 49-21 51 0 4 6 4 8 4 7 0 8-1 9-8 9-36 32-69 76-87 4-1 5-3 5-5 0-3-2-3-3-3-17-7-64-27-78-92-1-4-2-5-9-5-2 0-8 0-8 4 0 1 4 26 20 51 8 12 19 25 36 37-95 0-191 0-287 0-7 0-14 0-14 8s7 8 14 8c96 0 192 0 287 0z"><text:p/></draw:path><draw:path draw:style-name="gr3" draw:text-style-name="P8" svg:width="0.1083in" svg:height="0.1024in" svg:x="0.5492in" svg:y="0.0051in" svg:viewBox="0 0 276 261" svg:d="M46 232c-4 14-5 17-35 17-7 0-11 0-11 8 0 4 3 4 11 4 46 0 91 0 137 0 62 0 107-45 107-83 0-26-22-48-59-53 39-7 80-36 80-72 0-29-25-53-71-53-43 0-87 0-130 0-8 0-12 0-12 8 0 3 4 3 11 3 1 0 8 0 15 1s10 1 10 7c0 1 0 2-1 6-18 69-34 139-52 207zM104 122c8-32 16-64 24-96 4-14 4-15 20-15 17 0 35 0 51 0 34 0 42 23 42 41 0 33-33 70-80 70-19 0-38 0-57 0zM87 249c-6 0-7 0-9 0-3 0-4-1-4-4 0-1 0-1 1-9 9-35 18-71 27-106 24 0 49 0 73 0 37 0 44 28 44 45 0 37-34 74-79 74-18 0-36 0-53 0z"><text:p/></draw:path></draw:g></text:span><text:span text:style-name="T6"><text:s/>ויהי </text:span><text:span text:style-name="T6"><draw:g text:anchor-type="as-char" svg:y="-0.1083in" draw:z-index="82" draw:name="Shape2" draw:style-name="gr1"><svg:title>TexMaths</svg:title><svg:desc>11§inline§X \subseteq A
§svg§600§FALSE§</svg:desc><draw:path draw:style-name="gr2" draw:text-style-name="P7" svg:width="0.4343in" svg:height="0.1134in" svg:x="0.0039in" svg:y="0.0079in" svg:viewBox="0 0 1104 289" svg:d="M0 0c368 0 735 0 1104 0 0 97 0 192 0 289-369 0-736 0-1104 0 0-97 0-192 0-289z"><text:p/></draw:path><draw:path draw:style-name="gr3" draw:text-style-name="P8" svg:width="0.1252in" svg:height="0.1031in" svg:x="0in" svg:y="0.0051in" svg:viewBox="0 0 319 263" svg:d="M177 104c-11-25-21-51-32-76-1-4-1-4-2-5 0-3 6-10 23-12 3 0 8 0 8-7 0-4-5-4-6-4-16 0-33 1-49 1-9 0-33-1-43-1-2 0-7 0-7 8 0 3 4 3 9 3 23 0 25 4 29 13 15 35 30 72 46 107-28 30-55 58-83 88-1 1-3 3-4 4-19 20-37 27-57 28-5 0-9 0-9 7 2 2 0 5 5 5 13 0 25-1 37-1 14 0 29 1 43 1 3 0 7 0 7-8 0-4-3-3-4-4-4 0-17-1-17-12 0-6 7-12 11-18 14-13 27-27 40-41 11-13 23-25 34-38 13 31 26 61 40 92 1 5 2 5 2 6 0 3-8 10-23 11-5 0-8 1-8 7 0 5 4 5 6 5 11 0 38-1 49-1 10 0 33 1 43 1 2 0 6 0 6-8 0-4-3-4-6-4-25 0-26-1-33-17-15-36-41-97-50-120 26-26 66-72 80-83 11-9 25-19 48-20 5 0 9 0 9-8-2-1 0-3-6-3-11 0-24 1-36 1-14 0-29-1-43-1-2 0-6 0-6 8 0 2 1 3 4 3 3 1 15 1 15 12 0 6-4 11-7 14-21 22-42 45-63 67z"><text:p/></draw:path><draw:path draw:style-name="gr3" draw:text-style-name="P8" svg:width="0.0925in" svg:height="0.1169in" svg:x="0.1886in" svg:y="0.0122in" svg:viewBox="0 0 236 298" svg:d="M223 15c6 0 13 0 13-7 0-8-7-8-13-8-35 0-69 0-104 0-66 0-119 51-119 111 0 63 54 112 119 112 35 0 69 0 104 0 6 0 13 0 13-7 0-8-7-8-13-8-34 0-69 0-103 0-62 0-105-45-105-96 0-53 44-97 105-97 34 0 69 0 103 0zM22 283c-7 0-14 0-14 7 0 8 7 8 14 8 67 0 134 0 201 0 6 0 13 0 13-8 0-7-7-7-13-7-67 0-134 0-201 0z"><text:p/></draw:path><draw:path draw:style-name="gr3" draw:text-style-name="P8" svg:width="0.1039in" svg:height="0.1083in" svg:x="0.3417in" svg:y="0in" svg:viewBox="0 0 265 276" svg:d="M56 232c-15 25-31 31-48 32-5 0-8 0-8 8 0 2 2 4 5 4 10 0 22-1 33-1 13 0 27 1 39 1 2 0 8 0 8-8 0-4-5-4-7-4-9-1-18-3-18-13 0-5 3-9 5-15 10-16 20-32 30-49 31 0 64 0 96 0 1 8 7 60 7 65 0 11-20 12-28 12-5 0-10 0-10 8 0 4 5 4 6 4 15 0 33-1 48-1 10 0 34 1 44 1 2 0 7 0 7-8 0-4-5-4-9-4-24 0-24-2-25-14-8-81-16-161-23-241-1-8-1-9-8-9s-8 2-10 7c-45 74-89 150-134 225zM102 175c26-43 51-85 76-128 4 43 8 85 12 128-30 0-58 0-88 0z"><text:p/></draw:path></draw:g></text:span><text:span text:style-name="T6">, נגדיר את הצמצום של </text:span><text:span text:style-name="T6"><draw:g text:anchor-type="as-char" svg:y="-0.1075in" draw:z-index="83" draw:name="Shape3" draw:style-name="gr1"><svg:title>TexMaths</svg:title><svg:desc>11§inline§f§svg§600§FALSE§</svg:desc><draw:path draw:style-name="gr2" draw:text-style-name="P7" svg:width="0.0673in" svg:height="0.1217in" svg:x="-0.0004in" svg:y="0.0075in" svg:viewBox="0 0 172 310" svg:d="M0 0c57 0 115 0 172 0 0 103 0 207 0 310-57 0-115 0-172 0 0-103 0-207 0-310z"><text:p/></draw:path><draw:path draw:style-name="gr3" draw:text-style-name="P8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<text:s/>ל־</text:span><text:span text:style-name="T6"><draw:g text:anchor-type="as-char" svg:y="-0.1035in" draw:z-index="84" draw:name="Shape4" draw:style-name="gr1"><svg:title>TexMaths</svg:title><svg:desc>11§inline§X§svg§600§FALSE§</svg:desc><draw:path draw:style-name="gr2" draw:text-style-name="P7" svg:width="0.113in" svg:height="0.0874in" svg:x="0.0035in" svg:y="0.0071in" svg:viewBox="0 0 288 223" svg:d="M0 0c96 0 192 0 288 0 0 74 0 149 0 223-96 0-192 0-288 0 0-74 0-149 0-223z"><text:p/></draw:path><draw:path draw:style-name="gr3" draw:text-style-name="P8" svg:width="0.1248in" svg:height="0.1031in" svg:x="-0.0004in" svg:y="0in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6"> בתור פונקציה </text:span><text:span text:style-name="T6"><draw:g text:anchor-type="as-char" svg:y="-0.1134in" draw:z-index="85" draw:name="Shape5" draw:style-name="gr1"><svg:title>TexMaths</svg:title><svg:desc>11§inline§f|_X \colon X \to B§svg§600§FALSE§</svg:desc><draw:path draw:style-name="gr2" draw:text-style-name="P7" svg:width="0.8319in" svg:height="0.1358in" svg:x="-0.0004in" svg:y="0.0071in" svg:viewBox="0 0 2114 346" svg:d="M1057 346c-353 0-705 0-1057 0 0-116 0-230 0-346 705 0 1409 0 2114 0 0 116 0 230 0 346-352 0-705 0-1057 0z"><text:p/></draw:path><draw:path draw:style-name="gr3" draw:text-style-name="P8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8" svg:width="0.0055in" svg:height="0.1512in" svg:x="0.1012in" svg:y="0in" svg:viewBox="0 0 15 385" svg:d="M15 14c0-6 0-14-7-14-8 0-8 8-8 14 0 119 0 238 0 357 0 7 0 14 8 14 7 0 7-7 7-14 0-119 0-238 0-357z"><text:p/></draw:path><draw:path draw:style-name="gr3" draw:text-style-name="P8" svg:width="0.0937in" svg:height="0.0724in" svg:x="0.1303in" svg:y="0.0634in" svg:viewBox="0 0 239 185" svg:d="M136 81c9-8 18-16 27-25 34-34 45-45 69-46 3 0 7 0 7-6 0-3-2-3-4-4-8 0-17 1-26 1-7 0-24-1-31-1-2 0-5 1-5 7 1 1 0 3 4 3 2 0 9 1 9 7 0 4-4 8-7 11-2 2-36 35-46 46-9-18-19-35-27-53-1-1-1-3-1-4 0-3 4-7 14-7 1 0 5 0 5-6 0-1-1-4-4-4-7 0-13 1-19 1-5 0-12 0-17 0s-11 0-16 0-11-1-15-1c-1 0-6 0-6 7 0 3 4 3 8 3 17 0 18 2 20 8 13 25 25 49 38 74-5 5-10 10-15 16-6 4-18 16-23 22-33 33-44 44-68 45-4 0-7 0-7 6 0 1 1 4 3 4 8 0 18-1 26-1 4 0 11 0 16 0s11 1 16 1c1 0 5 0 5-6 0-4-3-4-5-4-3 0-8-1-8-7 0-4 3-7 9-14 18-19 36-36 55-54 11 21 22 43 33 65 1 2 1 2 2 3 0 2-6 6-14 7-4 0-7 0-7 6 0 1 0 4 4 4 6 0 14-1 19-1 6 0 12 0 18 0 4 0 11 0 15 0s11 1 15 1c2 0 6 0 6-7 0-3-3-3-8-3-16 0-17-3-20-8-14-28-29-57-44-86z"><text:p/></draw:path><draw:path draw:style-name="gr3" draw:text-style-name="P8" svg:width="0.0157in" svg:height="0.065in" svg:x="0.2709in" svg:y="0.048in" svg:viewBox="0 0 41 166" svg:d="M41 21c0-12-10-21-21-21-12 0-20 9-20 21 0 11 8 20 20 20 11 0 21-9 21-20zM41 146c0-12-10-20-21-20-12 0-20 8-20 20 0 11 8 20 20 20 11 0 21-9 21-20z"><text:p/></draw:path><draw:path draw:style-name="gr3" draw:text-style-name="P8" svg:width="0.1248in" svg:height="0.1028in" svg:x="0.3547in" svg:y="0.0098in" svg:viewBox="0 0 318 262" svg:d="M177 105c-11-27-22-52-33-77-1-4-1-4-2-5 0-2 7-10 23-11 4-1 8-1 8-8 0-4-5-4-6-4-16 0-33 1-48 1-10 0-34-1-44-1-2 0-7 0-7 8 0 4 4 4 9 4 23 0 25 3 29 12 15 37 30 72 46 108-28 29-54 57-82 86-2 2-3 3-5 4-19 21-37 27-57 28-5 1-8 1-8 8 0 1 0 4 4 4 13 0 25-1 37-1 14 0 29 1 44 1 2 0 6 0 6-8 0-3-3-2-4-4-3 0-15-1-15-12 0-6 5-12 9-17 14-13 27-27 40-40 12-14 23-27 35-39 13 31 26 62 39 91 2 5 2 5 2 6 0 3-8 10-22 11-4 1-8 1-8 8 0 4 4 4 6 4 11 0 37-1 48-1 10 0 33 1 43 1 2 0 8 0 8-8 0-4-5-4-8-4-25 0-26-1-33-17-15-35-41-94-49-117 26-28 67-74 79-85 11-9 25-18 48-19 6-1 9-1 9-8 0-1 0-4-4-4-13 0-26 1-37 1-14 0-29-1-43-1-2 0-7 0-7 8 0 2 2 3 4 4 3 0 15 1 15 11 0 6-4 11-6 14-21 22-42 44-63 68z"><text:p/></draw:path><draw:path draw:style-name="gr3" draw:text-style-name="P8" svg:width="0.1346in" svg:height="0.0787in" svg:x="0.539in" svg:y="0.0362in" svg:viewBox="0 0 343 201" svg:d="M300 109c-21 15-30 32-34 36-17 27-21 51-21 52 0 4 5 4 8 4 7 0 7-1 9-7 9-38 32-71 75-88 5-1 6-4 6-6 0-3-2-3-3-3-18-7-64-27-78-91-2-5-2-6-9-6-3 0-8 0-8 4 0 2 4 26 20 51 8 12 19 25 35 37-95 0-191 0-287 0-6 0-13-1-13 8 0 8 7 9 13 9 96 0 192 0 287 0z"><text:p/></draw:path><draw:path draw:style-name="gr3" draw:text-style-name="P8" svg:width="0.1083in" svg:height="0.1028in" svg:x="0.7311in" svg:y="0.0098in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/draw:g></text:span><text:span text:style-name="T6"><text:s/>המקיימת </text:span><text:span text:style-name="T6"><draw:g text:anchor-type="as-char" svg:y="-0.1134in" draw:z-index="86" draw:name="Shape6" draw:style-name="gr1"><svg:title>TexMaths</svg:title><svg:desc>11§inline§\forall x \in X. f|_X(x) = f(x)§svg§600§FALSE§</svg:desc><draw:path draw:style-name="gr2" draw:text-style-name="P7" svg:width="1.4508in" svg:height="0.1354in" svg:x="0.0079in" svg:y="0.0071in" svg:viewBox="0 0 3686 345" svg:d="M0 0c1229 0 2457 0 3686 0 0 115 0 230 0 345-1229 0-2457 0-3686 0 0-115 0-230 0-345z"><text:p/></draw:path><draw:path draw:style-name="gr3" draw:text-style-name="P8" svg:width="0.0839in" svg:height="0.1075in" svg:x="0in" svg:y="0.0079in" svg:viewBox="0 0 214 274" svg:d="M213 14c2-4 1-5 1-6 0-5-2-8-7-8s-7 4-9 9c-11 28-21 56-32 85-39 0-78 0-118 0-11-29-20-57-31-85-3-6-4-9-9-9-4 0-8 3-8 8 1 2 0 1 2 6 32 84 65 168 97 251 1 6 3 9 9 9 5 0 6-4 7-8 33-83 65-168 98-252zM55 109c35 0 69 0 105 0-18 45-35 90-52 135-18-45-35-90-53-135z"><text:p/></draw:path><draw:path draw:style-name="gr3" draw:text-style-name="P8" svg:width="0.0756in" svg:height="0.0681in" svg:x="0.089in" svg:y="0.0457in" svg:viewBox="0 0 193 174" svg:d="M119 54c2-10 11-46 37-46 2 0 12 0 20 5-11 2-19 12-19 21 0 7 5 13 15 13 8 0 21-6 21-22 0-19-23-25-36-25-23 0-36 20-40 29-10-26-31-29-42-29-41 0-63 50-63 59 0 4 3 3 5 4 3 0 4-1 5-5 13-40 39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3" draw:text-style-name="P8" svg:width="0.0756in" svg:height="0.087in" svg:x="0.2264in" svg:y="0.0307in" svg:viewBox="0 0 193 222" svg:d="M179 120c7 0 14 0 14-8 0-7-7-7-14-7-55 0-109 0-164 0 5-52 50-88 104-88 20 0 40 0 60 0 7 0 14-2 14-9 0-8-7-8-14-8-20 0-40 0-60 0-66 0-119 51-119 112 0 62 53 110 119 110 20 0 40 0 60 0 7 0 14 0 14-7 0-8-7-7-14-7-20 0-40 0-60 0-54 0-99-36-104-88 55 0 109 0 164 0z"><text:p/></draw:path><draw:path draw:style-name="gr3" draw:text-style-name="P8" svg:width="0.1248in" svg:height="0.1031in" svg:x="0.3614in" svg:y="0.0098in" svg:viewBox="0 0 318 263" svg:d="M177 106c-11-27-22-52-33-77-1-4-1-5-1-6 0-2 7-9 22-11 4 0 8 0 8-6s-5-6-6-6c-15 0-32 1-48 1-10 0-34-1-44-1-2 0-7 0-7 8 0 4 5 4 9 4 23 0 25 5 30 12 15 37 29 72 45 108-28 29-54 58-82 87-2 1-3 2-5 3-19 21-36 28-56 29-6 0-9 0-9 8 1 2 0 4 4 4 13 0 26-2 37-2 14 0 29 2 44 2 2 0 6 0 6-9 0-3-3-3-4-3-3-1-15-1-15-12 0-7 5-12 9-18 14-13 27-27 40-40 12-14 23-26 35-38 13 31 26 61 39 92 2 3 1 3 2 4 0 3-8 10-22 12-5 0-8 0-8 7 0 5 5 5 6 5 11 0 37-2 48-2 10 0 33 2 43 2 3 0 8 0 8-8 0-4-5-4-7-4-26-1-27-2-34-18-14-35-41-94-49-117 26-27 67-73 79-84 11-9 26-19 49-20 5 0 8 0 8-8-1-1 0-4-4-4-13 0-25 1-37 1-14 0-29-1-43-1-2 0-7 0-7 8 0 3 2 4 4 4 4 1 15 1 15 12 0 6-3 11-6 15-21 22-42 44-63 67z"><text:p/></draw:path><draw:path draw:style-name="gr3" draw:text-style-name="P8" svg:width="0.0157in" svg:height="0.0161in" svg:x="0.5in" svg:y="0.0972in" svg:viewBox="0 0 41 42" svg:d="M41 21c0-11-10-21-21-21-12 0-20 10-20 21s8 21 20 21c11 0 21-10 21-21z"><text:p/></draw:path><draw:path draw:style-name="gr3" draw:text-style-name="P8" svg:width="0.0756in" svg:height="0.137in" svg:x="0.5374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8" svg:width="0.0055in" svg:height="0.1508in" svg:x="0.6382in" svg:y="0in" svg:viewBox="0 0 15 384" svg:d="M15 14c0-7 0-14-7-14-8 0-8 7-8 14 0 119 0 237 0 356 0 8 0 14 8 14 7 0 7-6 7-14 0-119 0-237 0-356z"><text:p/></draw:path><draw:path draw:style-name="gr3" draw:text-style-name="P8" svg:width="0.0937in" svg:height="0.072in" svg:x="0.6677in" svg:y="0.0634in" svg:viewBox="0 0 239 184" svg:d="M136 80c9-8 18-16 27-25 34-34 45-44 69-46 3 0 7 0 7-6 0-3-3-2-4-3-8 0-17 1-26 1-7 0-24-1-31-1-2 0-5 0-5 6 1 1 0 3 4 3 2 1 9 1 9 8 0 3-5 7-7 11-2 1-36 35-46 45-9-18-19-36-27-53-2-1-1-2-1-3 0-3 4-7 14-8 1 0 5 0 5-6-1-1 0-3-4-3-7 0-13 0-19 0-5 0-12 1-17 1s-11 0-16-1c-5 0-11 0-15 0-1 0-6 0-6 6 0 3 4 3 8 3 16 0 18 3 20 9 13 24 25 48 38 73-5 5-10 10-15 16-6 5-18 17-23 22-33 33-44 44-68 45-4 0-7 0-7 7 0 1 1 3 3 3 8 0 18-1 26-1 4 0 12 0 16 0 5 1 11 1 15 1 2 0 6 0 6-6 0-4-3-4-6-4-2 0-7-1-7-7 0-4 3-7 9-13 18-19 36-36 55-54 11 21 22 42 33 64 1 2 1 2 2 3 0 3-6 6-15 7-3 0-6 0-6 7 1 1 0 3 4 3 6 0 13-1 19-1 5 0 12 0 18 0 4 0 11 0 15 0 4 1 11 1 15 1 1 0 6 0 6-6 0-4-3-4-8-4-16 0-17-3-20-8-14-28-29-57-44-86z"><text:p/></draw:path><draw:path draw:style-name="gr3" draw:text-style-name="P8" svg:width="0.035in" svg:height="0.1508in" svg:x="0.7925in" svg:y="0in" svg:viewBox="0 0 90 384" svg:d="M90 380c0-1 0-1-6-8-49-48-61-121-61-179 0-67 14-135 62-183 5-4 5-4 5-7 0-2-1-3-4-3s-39 26-61 75c-20 43-25 86-25 118 0 28 4 76 26 119 23 47 57 72 60 72s4-1 4-4z"><text:p/></draw:path><draw:path draw:style-name="gr3" draw:text-style-name="P8" svg:width="0.0756in" svg:height="0.0681in" svg:x="0.8409in" svg:y="0.0457in" svg:viewBox="0 0 193 174" svg:d="M119 54c2-10 11-46 37-46 2 0 12 0 20 5-11 2-19 12-19 21 0 7 5 13 15 13 8 0 21-6 21-22 0-19-23-25-36-25-23 0-36 20-40 29-10-26-31-29-42-29-41 0-63 50-63 59 0 4 4 4 6 4s3-1 4-5c13-40 39-50 52-50 7 0 21 4 21 26 0 12-7 38-21 92-6 24-20 40-37 40-2 0-11 0-19-5 9-2 18-10 18-21 0-10-9-13-14-13-12 0-22 10-22 22 0 17 20 25 37 25 26 0 39-26 40-29 6 15 19 29 42 29 41 0 62-50 62-59 0-4-4-4-5-4-3 0-4 1-4 5-14 40-40 50-52 50-16 0-21-13-21-25 0-9 2-18 7-34 4-18 8-35 13-53z"><text:p/></draw:path><draw:path draw:style-name="gr3" draw:text-style-name="P8" svg:width="0.035in" svg:height="0.1508in" svg:x="0.9323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8" svg:width="0.1008in" svg:height="0.035in" svg:x="1.033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8" svg:width="0.0752in" svg:height="0.137in" svg:x="1.1941in" svg:y="0.0071in" svg:viewBox="0 0 192 349" svg:d="M121 118c11 0 22 0 33 0 8 0 12 0 12-9 0-3-4-3-11-3-11 0-21 0-32 0 4-16 6-30 9-44 1-9 7-36 9-41 3-7 10-13 19-13 1 0 11 0 18 7-17 2-21 15-21 21 0 9 7 14 15 14 10 0 20-9 20-24 0-17-17-26-32-26-14 0-39 7-50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8" svg:width="0.0346in" svg:height="0.1508in" svg:x="1.2917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8" svg:width="0.0756in" svg:height="0.0681in" svg:x="1.3402in" svg:y="0.0457in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8" svg:width="0.035in" svg:height="0.1508in" svg:x="1.4315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6">. כחלק מתרגיל בית 6, נתנו גם ההגדרות השקולות הבאות: </text:span></text:p>
      <text:p text:style-name="P9"><draw:g text:anchor-type="as-char" svg:y="-0.1134in" draw:z-index="87" draw:name="Shape7" draw:style-name="gr1"><svg:title>TexMaths</svg:title><svg:desc>11§inline§f|_X := f \cap (X \times B) = \{\la a, b \ra \in f \mid a \in X \}§svg§600§FALSE§</svg:desc><draw:path draw:style-name="gr2" draw:text-style-name="P7" svg:width="2.787in" svg:height="0.1354in" svg:x="-0.0004in" svg:y="0.0071in" svg:viewBox="0 0 7080 345" svg:d="M0 0c2360 0 4720 0 7080 0 0 115 0 230 0 345-2360 0-4720 0-7080 0 0-115 0-230 0-345z"><text:p/></draw:path><draw:path draw:style-name="gr3" draw:text-style-name="P8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8" svg:width="0.0055in" svg:height="0.1508in" svg:x="0.1012in" svg:y="0in" svg:viewBox="0 0 15 384" svg:d="M15 14c0-7 0-14-7-14-8 0-8 7-8 14 0 119 0 237 0 356 0 8 0 14 8 14 7 0 7-6 7-14 0-119 0-237 0-356z"><text:p/></draw:path><draw:path draw:style-name="gr3" draw:text-style-name="P8" svg:width="0.0937in" svg:height="0.072in" svg:x="0.1303in" svg:y="0.0634in" svg:viewBox="0 0 239 184" svg:d="M136 80c9-8 18-16 27-25 34-34 45-44 69-46 3 0 7 0 7-6 0-3-2-2-4-3-8 0-17 1-26 1-7 0-24-1-31-1-2 0-5 0-5 6 1 1 0 3 4 3 2 1 9 1 9 8 0 3-4 7-7 11-2 1-36 35-46 45-9-18-19-36-27-53-1-1-3-2-3-3 0-3 6-7 16-8 1 0 5 0 5-6-2-1-1-3-5-3-6 0-12 0-18 0-5 0-12 1-17 1s-11 0-16-1c-5 0-11 0-15 0-1 0-6 0-6 6 0 3 4 3 8 3 15 0 18 3 20 9 13 24 25 48 38 73-5 5-10 10-15 16-6 5-18 17-23 22-33 33-44 44-68 45-5 0-7 0-7 7 0 1 1 3 3 3 8 0 18-1 26-1 4 0 11 0 16 0 5 1 10 1 16 1 1 0 5 0 5-6 0-4-3-4-5-4-3 0-8-1-8-7 0-4 3-7 9-13 18-19 36-36 55-54 11 21 22 42 33 64 1 2 1 2 2 3 0 3-6 6-16 7-2 0-5 0-5 7 1 1 0 3 4 3 6 0 14-1 19-1 6 0 12 0 18 0 4 0 11 0 15 0 4 1 11 1 15 1 2 0 6 0 6-6 0-4-4-4-8-4-16 0-17-3-20-8-14-28-29-57-44-86z"><text:p/></draw:path><draw:path draw:style-name="gr3" draw:text-style-name="P8" svg:width="0.0161in" svg:height="0.065in" svg:x="0.2961in" svg:y="0.048in" svg:viewBox="0 0 42 166" svg:d="M42 20c0-11-10-20-21-20s-21 9-21 20 10 21 21 21 21-10 21-21zM42 145c0-11-10-21-21-21s-21 10-21 21 10 21 21 21 21-10 21-21z"><text:p/></draw:path><draw:path draw:style-name="gr3" draw:text-style-name="P8" svg:width="0.1008in" svg:height="0.035in" svg:x="0.3335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8" svg:width="0.076in" svg:height="0.137in" svg:x="0.4937in" svg:y="0.0071in" svg:viewBox="0 0 194 349" svg:d="M122 118c11 0 22 0 33 0 8 0 11 0 11-9 0-3-3-3-10-3-11 0-21 0-32 0 3-16 6-30 8-44 2-9 7-36 10-41 3-7 10-13 18-13 2 0 12 0 18 7-16 2-21 15-21 21 0 9 8 14 15 14 11 0 22-9 22-24 0-17-18-26-34-26-14 0-38 7-50 45-2 8-3 12-12 61-9 0-18 0-26 0s-13 0-13 6 4 6 11 6c9 0 17 0 26 0-10 50-19 100-29 151-8 37-14 72-34 72-1 0-11 0-19-7 19-1 22-15 22-21 0-9-7-14-14-14-10 0-22 9-22 24 0 17 18 26 33 26 22 0 37-22 44-37 12-25 21-71 22-74 8-40 15-81 23-120z"><text:p/></draw:path><draw:path draw:style-name="gr3" draw:text-style-name="P8" svg:width="0.0843in" svg:height="0.0933in" svg:x="0.6189in" svg:y="0.022in" svg:viewBox="0 0 215 238" svg:d="M215 84c0-59-59-84-107-84-51 0-108 28-108 84 0 47 0 94 0 141 0 6 0 13 8 13 7 0 7-7 7-13 0-47 0-93 0-139 0-58 63-71 93-71 16 0 42 4 61 17 30 19 30 44 30 54 0 46 0 92 0 139 0 6 0 13 8 13s8-7 8-13c0-47 0-94 0-141z"><text:p/></draw:path><draw:path draw:style-name="gr3" draw:text-style-name="P8" svg:width="0.0346in" svg:height="0.1508in" svg:x="0.761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8" svg:width="0.1252in" svg:height="0.1031in" svg:x="0.8091in" svg:y="0.0098in" svg:viewBox="0 0 319 263" svg:d="M177 106c-11-27-21-52-32-77-1-4-2-5-2-6 0-2 7-9 23-11 3 0 8 0 8-6s-6-6-7-6c-15 0-32 1-48 1-10 0-34-1-43-1-2 0-8 0-8 8 0 4 5 4 9 4 24 0 26 5 30 12 15 37 29 72 45 108-28 29-54 58-82 87-1 1-3 2-4 3-20 21-37 28-57 29-6 0-9 0-9 8 2 2 0 4 6 4 11 0 24-2 36-2 14 0 28 2 43 2 2 0 6 0 6-9 0-3-3-3-4-3-3-1-15-1-15-12 0-7 5-12 11-18 13-13 25-27 38-40 12-14 23-26 35-38 13 31 27 61 40 92 1 3 1 3 1 4 0 3-7 10-22 12-4 0-8 0-8 7 0 5 5 5 6 5 11 0 38-2 49-2 9 0 33 2 43 2 2 0 7 0 7-8 0-4-4-4-7-4-26-1-26-2-33-18-15-35-42-94-50-117 26-27 67-73 79-84 12-9 26-19 49-20 6 0 9 0 9-8-2-1 0-4-5-4-11 0-25 1-37 1-14 0-28-1-43-1-2 0-7 0-7 8 0 3 2 4 5 4 3 1 16 1 16 12 0 6-5 11-8 15-21 22-42 44-63 67z"><text:p/></draw:path><draw:path draw:style-name="gr3" draw:text-style-name="P8" svg:width="0.0732in" svg:height="0.0724in" svg:x="0.9992in" svg:y="0.0398in" svg:viewBox="0 0 187 185" svg:d="M94 81c-26-25-52-50-77-75-5-6-6-6-9-6-4 0-8 3-8 8 0 2 1 3 6 7 25 26 51 51 77 77-26 26-52 51-77 78-5 4-6 5-6 7 0 5 4 8 8 8 3 0 4 0 9-6 25-25 51-50 77-76 26 27 53 53 80 80 0 1 3 2 5 2 5 0 8-3 8-8 0-2 0-2-1-4-1 0-62-61-81-81 23-24 47-47 70-70 2-2 8-8 10-10 0-1 2-2 2-4 0-5-3-8-8-8-3 0-4 1-8 6-26 25-52 50-77 75z"><text:p/></draw:path><draw:path draw:style-name="gr3" draw:text-style-name="P8" svg:width="0.1079in" svg:height="0.1031in" svg:x="1.1358in" svg:y="0.0098in" svg:viewBox="0 0 275 263" svg:d="M45 232c-3 16-4 19-35 19-7 0-10 0-10 8 0 4 3 4 10 4 46 0 92 0 139 0 60 0 106-46 106-82 0-28-23-51-60-54 40-8 80-37 80-73 0-29-25-54-71-54-43 0-87 0-130 0-8 0-11 0-11 8 0 4 3 4 11 4 4 0 7 0 14 1s11 1 11 7c0 1-1 2-2 6-18 69-34 138-52 206zM103 122c8-32 17-63 25-94 3-15 4-16 21-16 16 0 33 0 49 0 34 0 43 23 43 40 0 34-34 70-81 70-19 0-38 0-57 0zM86 251c-6 0-6 0-8-1-4 0-5 0-5-3 0-1 0-3 2-9 9-35 17-72 26-107 24 0 49 0 73 0 37 0 45 29 45 45 0 38-34 75-80 75-18 0-36 0-53 0z"><text:p/></draw:path><draw:path draw:style-name="gr3" draw:text-style-name="P8" svg:width="0.035in" svg:height="0.1508in" svg:x="1.2606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8" svg:width="0.1008in" svg:height="0.035in" svg:x="1.362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8" svg:width="0.0539in" svg:height="0.1508in" svg:x="1.5244in" svg:y="0in" svg:viewBox="0 0 138 384" svg:d="M83 52c0-16 9-41 51-43 2-1 4-2 4-5 0-4-4-4-7-4-40 0-75 20-75 48 0 29 0 59 0 89 0 14 0 26-15 39-13 11-29 12-37 12-2 0-4 2-4 5 0 2 3 2 7 3 25 1 44 15 48 34 1 5 1 6 1 19 0 25 0 50 0 76 0 16 0 28 19 44 15 11 41 15 56 15 3 0 7 0 7-4 0-3-3-3-6-5-25-1-44-13-48-33-1-3-1-4-1-18 0-27 0-53 0-81 0-17-4-24-16-36-9-9-20-12-31-14 32-9 47-27 47-49 0-31 0-61 0-92z"><text:p/></draw:path><draw:path draw:style-name="gr3" draw:text-style-name="P8" svg:width="0.0335in" svg:height="0.1508in" svg:x="1.606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8" svg:width="0.0693in" svg:height="0.0681in" svg:x="1.6555in" svg:y="0.0457in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3" draw:text-style-name="P8" svg:width="0.0177in" svg:height="0.0453in" svg:x="1.7425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8" svg:width="0.0555in" svg:height="0.1059in" svg:x="1.8043in" svg:y="0.0079in" svg:viewBox="0 0 142 270" svg:d="M74 3c-1-1 0-3-5-3-8 0-37 2-47 3-3 0-8 1-8 8 0 4 4 4 10 4 19 0 19 4 19 7s-3 17-6 24c-9 42-20 84-30 126-6 20-7 24-7 37 0 38 21 61 50 61 45 0 92-58 92-111 0-36-20-62-51-62-18 0-34 11-46 23 10-40 19-78 29-117zM37 150c3-9 3-10 7-15 19-24 36-30 46-30 13 0 24 12 24 36 0 23-13 66-19 81-14 26-31 40-45 40s-27-11-27-40c0-6 0-14 7-37 2-12 5-24 7-35z"><text:p/></draw:path><draw:path draw:style-name="gr3" draw:text-style-name="P8" svg:width="0.0335in" svg:height="0.1508in" svg:x="1.8709in" svg:y="0in" svg:viewBox="0 0 86 384" svg:d="M84 198c2-4 2-5 2-5 0-1 0-3-2-7-22-59-45-119-67-177-3-7-6-9-9-9-5 0-8 3-8 8 0 1 0 2 1 6 23 60 46 119 69 179-23 58-46 117-69 177-1 4-1 4-1 7 0 4 3 7 8 7 4 0 6-4 7-7 24-60 46-119 69-179z"><text:p/></draw:path><draw:path draw:style-name="gr3" draw:text-style-name="P8" svg:width="0.0756in" svg:height="0.087in" svg:x="1.9768in" svg:y="0.0307in" svg:viewBox="0 0 193 222" svg:d="M179 120c7 0 14 0 14-8 0-7-7-7-14-7-55 0-109 0-164 0 5-52 50-88 104-88 20 0 41 0 60 0 7 0 14-2 14-9 0-8-7-8-14-8-19 0-40 0-60 0-67 0-119 51-119 112 0 62 52 110 119 110 20 0 41 0 60 0 7 0 14 0 14-7 0-8-7-7-14-7-19 0-40 0-60 0-54 0-99-36-104-88 55 0 109 0 164 0z"><text:p/></draw:path><draw:path draw:style-name="gr3" draw:text-style-name="P8" svg:width="0.0756in" svg:height="0.137in" svg:x="2.1157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8" svg:width="0.0055in" svg:height="0.1508in" svg:x="2.2591in" svg:y="0in" svg:viewBox="0 0 15 384" svg:d="M15 14c0-7 0-14-7-14-8 0-8 7-8 14 0 119 0 237 0 356 0 8 0 14 8 14 7 0 7-6 7-14 0-119 0-237 0-356z"><text:p/></draw:path><draw:path draw:style-name="gr3" draw:text-style-name="P8" svg:width="0.0693in" svg:height="0.0681in" svg:x="2.3315in" svg:y="0.0457in" svg:viewBox="0 0 177 174" svg:d="M129 24c-7-14-18-24-35-24-46 0-94 56-94 112 0 37 21 62 52 62 7 0 26-1 50-29 3 17 17 29 34 29 15 0 24-9 29-21 7-14 12-37 12-38 0-4-3-4-4-4-5 0-5 1-6 7-6 25-13 48-29 48-10 0-11-10-11-17 0-9 0-12 4-29s5-21 9-35c4-19 10-37 14-54 2-11 2-11 2-13 0-7-4-10-11-10-10 0-15 9-16 16zM103 124c-1 7-1 8-7 15-17 21-33 27-43 27-20 0-25-22-25-36 0-20 12-67 20-85 13-23 30-37 46-37 25 0 30 32 30 34s-1 4-1 6c-6 26-13 51-20 76z"><text:p/></draw:path><draw:path draw:style-name="gr3" draw:text-style-name="P8" svg:width="0.0756in" svg:height="0.087in" svg:x="2.461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8" svg:width="0.1248in" svg:height="0.1031in" svg:x="2.5961in" svg:y="0.0098in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3-4-3-3-1-15-1-15-12 0-7 5-12 9-18 14-13 27-27 40-40 12-14 23-26 35-38 13 31 26 61 39 92 2 3 1 3 2 4 0 3-8 10-22 12-4 0-8 0-8 7 0 5 4 5 6 5 11 0 37-2 48-2 10 0 33 2 43 2 3 0 8 0 8-8 0-4-5-4-8-4-25-1-26-2-33-18-14-35-41-94-49-117 26-27 67-73 79-84 11-9 25-19 49-20 5 0 8 0 8-8-1-1 0-4-4-4-13 0-25 1-37 1-14 0-29-1-43-1-2 0-7 0-7 8 0 3 2 4 4 4 3 1 15 1 15 12 0 6-4 11-6 15-21 22-42 44-63 67z"><text:p/></draw:path><draw:path draw:style-name="gr3" draw:text-style-name="P8" svg:width="0.0539in" svg:height="0.1508in" svg:x="2.7406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p>
      <text:p text:style-name="P6">יהיו <text:span text:style-name="T6"><draw:g text:anchor-type="as-char" svg:y="-0.1193in" draw:z-index="88" draw:name="Shape8" draw:style-name="gr1"><svg:title>TexMaths</svg:title><svg:desc>11§inline§A, B, C \neq \emptyset§svg§600§FALSE§</svg:desc><draw:path draw:style-name="gr2" draw:text-style-name="P7" svg:width="0.7469in" svg:height="0.1339in" svg:x="0.0024in" svg:y="0.0075in" svg:viewBox="0 0 1898 341" svg:d="M0 0c632 0 1266 0 1898 0 0 114 0 227 0 341-632 0-1266 0-1898 0 0-114 0-227 0-341z"><text:p/></draw:path><draw:path draw:style-name="gr3" draw:text-style-name="P8" svg:width="0.1039in" svg:height="0.1075in" svg:x="-0.0004in" svg:y="0.0087in" svg:viewBox="0 0 265 274" svg:d="M56 230c-15 27-31 31-47 33-6 0-9 0-9 8 0 2 2 3 5 3 10 0 22-1 33-1 14 0 27 1 39 1 2 0 8 0 8-6 0-5-4-5-7-5-9-1-18-4-18-14 0-4 3-9 6-14 10-17 19-33 29-49 33 0 64 0 97 0 0 8 6 60 6 64 0 11-20 13-28 13-5 0-9 0-9 8 0 3 3 2 5 3 17 0 33-1 48-1 10 0 35 1 44 1 3 0 7 0 7-7 0-4-3-4-9-4-24 0-24-3-25-14-8-79-15-160-23-240-1-8-1-9-8-9-5 0-8 2-10 7-45 75-89 149-134 223zM102 175c26-43 51-86 76-128 5 42 8 85 12 128-29 0-58 0-88 0z"><text:p/></draw:path><draw:path draw:style-name="gr3" draw:text-style-name="P8" svg:width="0.0173in" svg:height="0.0453in" svg:x="0.1217in" svg:y="0.1016in" svg:viewBox="0 0 45 116" svg:d="M45 41c0-26-10-41-25-41-12 0-20 10-20 21 0 10 8 20 20 20 4 0 10-1 14-5 1-1 1-1 1-1 1 0 1 0 1 6 0 28-13 52-26 64-5 4-5 5-5 6 0 4 3 5 5 5 4 0 35-30 35-75z"><text:p/></draw:path><draw:path draw:style-name="gr3" draw:text-style-name="P8" svg:width="0.1083in" svg:height="0.1028in" svg:x="0.1823in" svg:y="0.0138in" svg:viewBox="0 0 276 262" svg:d="M46 233c-4 15-4 18-35 18-7 0-11 0-11 8 0 3 3 3 11 3 46 0 91 0 137 0 62 0 107-45 107-81 0-29-22-51-59-55 39-7 80-36 80-73 0-28-25-53-71-53-43 0-87 0-130 0-8 0-11 0-11 8 0 4 3 4 10 4 1 0 8 0 15 1 7 0 10 1 10 6 0 2 0 3-1 7-18 69-34 138-52 207zM104 122c8-32 17-64 25-96 3-13 3-14 21-14 16 0 33 0 49 0 34 0 42 23 42 40 0 34-33 70-80 70-19 0-38 0-57 0zM87 251c-6 0-7 0-9-1-3 0-4-1-4-3 0-1 0-2 1-9 9-35 18-72 27-107 24 0 49 0 73 0 37 0 44 29 44 45 0 38-34 75-79 75-18 0-36 0-53 0z"><text:p/></draw:path><draw:path draw:style-name="gr3" draw:text-style-name="P8" svg:width="0.0173in" svg:height="0.0453in" svg:x="0.3122in" svg:y="0.1016in" svg:viewBox="0 0 45 116" svg:d="M45 41c0-26-10-41-25-41-12 0-20 10-20 21 0 10 8 20 20 20 5 0 10-1 14-5 1-1 1-1 1-1 1 0 1 0 1 6 0 28-13 52-26 64-5 4-5 5-5 6 0 4 3 5 5 5 4 0 35-30 35-75z"><text:p/></draw:path><draw:path draw:style-name="gr3" draw:text-style-name="P8" svg:width="0.1079in" svg:height="0.1098in" svg:x="0.374in" svg:y="0.0102in" svg:viewBox="0 0 275 280" svg:d="M275 4c0-1-1-4-4-4-2 0-3 1-6 6-9 9-19 19-27 29-4-5-21-35-64-35-87 0-174 86-174 175 0 63 46 105 104 105 35 0 64-16 84-33 36-32 43-66 43-67 0-4-3-3-4-4-3 0-5 1-6 4-3 11-12 37-38 60-28 21-52 28-72 28-35 0-76-20-76-80 0-22 9-83 47-128 24-28 60-48 94-48 40 0 63 30 63 75 0 15-1 15-1 20 0 3 4 3 5 3 6 0 6 0 8-8 7-33 16-65 24-98z"><text:p/></draw:path><draw:path draw:style-name="gr3" draw:text-style-name="P8" svg:width="0.076in" svg:height="0.1406in" svg:x="0.5492in" svg:y="0.0087in" svg:viewBox="0 0 194 358" svg:d="M190 14c4-5 4-5 4-6 0-4-4-8-8-8-6 0-7 2-9 8-58 111-115 223-174 335-3 5-3 6-3 7 0 4 3 8 8 8s6-2 8-8c59-112 116-223 174-336z"><text:p/></draw:path><draw:path draw:style-name="gr3" draw:text-style-name="P8" svg:width="0.1008in" svg:height="0.035in" svg:x="0.5366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8" svg:width="0.061in" svg:height="0.1283in" svg:x="0.6961in" svg:y="0in" svg:viewBox="0 0 156 327" svg:d="M132 8c0-5-3-8-9-8-5 0-6 4-9 12-4 16-1 2-5 18-5-2-17-8-31-8-22 0-47 11-62 41-15 31-16 66-16 102 0 25 0 93 33 123-9 29-9 30-9 32 0 4 3 7 8 7 6 0 8-4 10-13 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</text:span><text:span text:style-name="T6"><text:s/>קבוצות, נגדיר"</text:span></text:p>
      <text:p text:style-name="P9"><draw:g text:anchor-type="as-char" svg:y="-0.1902in" draw:z-index="89" draw:name="Shape9" draw:style-name="gr1"><svg:title>TexMaths</svg:title><svg:desc>11§latex§\begin{gather*}
  H \colon ((B \cup C) \to A) \to ((B \to A) \times (C \to A)) \\
  H = \lambda h \in (B \cup C) \to A.\la h|_B, h|_C\ra
\end{gather}§svg§600§FALSE§</svg:desc><draw:path draw:style-name="gr2" draw:text-style-name="P7" svg:width="2.939in" svg:height="0.3642in" svg:x="0.0016in" svg:y="0.0079in" svg:viewBox="0 0 7466 926" svg:d="M0 0c2488 0 4978 0 7466 0 0 308 0 617 0 926-2488 0-4978 0-7466 0 0-309 0-618 0-926z"><text:p/></draw:path><draw:path draw:style-name="gr3" draw:text-style-name="P8" svg:width="0.128in" svg:height="0.1031in" svg:x="-0.0004in" svg:y="0.0102in" svg:viewBox="0 0 326 263" svg:d="M279 30c4-15 5-19 33-19 10 0 14 0 14-8 0-3-5-3-6-3-11 0-38 1-49 1-12 0-39-1-51-1-2 0-7 0-7 8 0 3 4 3 11 3 5 0 8 0 15 1 6 1 10 1 10 7 0 1 0 2-1 6-8 32-16 63-24 95-39 0-78 0-117 0 7-30 14-61 22-90 4-15 5-19 33-19 10 0 13 0 13-8 0-3-4-3-6-3-11 0-38 1-49 1s-39-1-50-1c-3 0-7 0-7 8 0 3 3 3 11 3 1 0 7 0 14 1 8 1 11 1 11 7 0 1-1 2-2 6-18 70-34 139-52 208-3 16-4 19-35 19-7 0-10 0-10 8 0 3 4 3 6 3 9 0 37-1 48-1 9 0 16 1 25 1 8 0 17 0 26 0 2 0 7 0 7-8 0-3-4-3-11-3-14 0-25 0-25-8 0-2 1-4 1-6 9-35 18-71 26-106 40 0 79 0 118 0-16 64-25 101-26 107-5 12-11 13-35 13-6 0-10 0-10 8 0 3 3 2 5 3 11 0 39-1 50-1 7 0 16 1 24 1 9 0 17 0 25 0 3 0 8 0 8-8 0-3-4-3-11-3-15 0-24 0-24-8 0-2 0-4 1-6 17-70 34-139 51-208z"><text:p/></draw:path><draw:path draw:style-name="gr3" draw:text-style-name="P8" svg:width="0.0157in" svg:height="0.065in" svg:x="0.1626in" svg:y="0.0484in" svg:viewBox="0 0 41 166" svg:d="M41 21c0-12-9-21-20-21-12 0-21 9-21 21 0 11 9 20 21 20 11 0 20-9 20-20zM41 146c0-11-9-21-20-21-12 0-21 10-21 21s9 20 21 20c11 0 20-9 20-20z"><text:p/></draw:path><draw:path draw:style-name="gr3" draw:text-style-name="P8" svg:width="0.035in" svg:height="0.1516in" svg:x="0.2575in" svg:y="0in" svg:viewBox="0 0 90 386" svg:d="M90 383c0-1 0-2-6-9-49-48-61-122-61-180 0-69 14-136 62-184 5-4 5-4 5-6 0-3-2-4-4-4-3 0-39 26-62 75-20 43-24 86-24 119 0 29 4 76 25 120 25 47 58 72 61 72 2 0 4-1 4-3z"><text:p/></draw:path><draw:path draw:style-name="gr3" draw:text-style-name="P8" svg:width="0.0346in" svg:height="0.1516in" svg:x="0.3165in" svg:y="0in" svg:viewBox="0 0 89 386" svg:d="M89 383c0-1 0-2-7-9-47-48-60-122-60-180 0-69 15-136 63-184 4-4 4-4 4-6 0-3-1-4-3-4-5 0-39 26-62 75-20 43-24 86-24 119 0 29 4 76 25 120 23 47 56 72 61 72 2 0 3-1 3-3z"><text:p/></draw:path><draw:path draw:style-name="gr3" draw:text-style-name="P8" svg:width="0.1079in" svg:height="0.1031in" svg:x="0.3673in" svg:y="0.0102in" svg:viewBox="0 0 275 263" svg:d="M45 233c-4 16-4 19-35 19-7 0-10 0-10 8 0 3 3 3 10 3 46 0 91 0 137 0 62 0 107-45 107-83 0-28-22-50-59-55 40-7 80-36 80-72 0-29-25-53-71-53-43 0-87 0-130 0-8 0-11 0-11 8 0 3 3 3 11 3 4 0 7 0 14 1s10 1 10 7c0 1 0 2-1 6-18 70-34 139-52 208zM103 122c8-32 17-64 25-96 3-14 4-15 21-15 16 0 33 0 49 0 34 0 42 23 42 41 0 33-33 70-80 70-19 0-38 0-57 0zM86 252c-6 0-6 0-8-1-4 0-5-1-5-3 0-1 0-3 2-9 9-36 17-73 26-108 24 0 49 0 73 0 37 0 45 29 45 45 0 38-35 76-80 76-18 0-36 0-53 0z"><text:p/></draw:path><draw:path draw:style-name="gr3" draw:text-style-name="P8" svg:width="0.0846in" svg:height="0.0941in" svg:x="0.526in" svg:y="0.0228in" svg:viewBox="0 0 216 240" svg:d="M216 14c0-6 0-14-8-14s-8 8-8 14c0 47 0 94 0 140 0 58-64 71-92 71-18 0-42-4-63-17-30-19-30-44-30-54 0-46 0-93 0-140 0-6 0-14-7-14-8 0-8 8-8 14 0 48 0 95 0 142 0 59 59 84 108 84 50 0 108-26 108-84 0-47 0-94 0-142z"><text:p/></draw:path><draw:path draw:style-name="gr3" draw:text-style-name="P8" svg:width="0.1075in" svg:height="0.1102in" svg:x="0.6606in" svg:y="0.0075in" svg:viewBox="0 0 274 281" svg:d="M274 3c0-1 0-3-3-3-1 0-3 0-7 4-9 10-18 20-26 30-4-5-22-34-65-34-86 0-173 85-173 175 0 64 45 106 104 106 35 0 63-16 84-33 36-32 43-68 43-69 0-3-3-2-4-3-4 0-5 0-6 3-3 11-12 39-40 62-26 21-50 28-70 28-35 0-76-20-76-81 0-22 8-85 46-130 25-27 61-46 95-46 40 0 63 30 63 74 0 16-1 15-1 20 0 3 4 4 5 4 6 0 6-1 7-8 7-33 16-66 24-99z"><text:p/></draw:path><draw:path draw:style-name="gr3" draw:text-style-name="P8" svg:width="0.0346in" svg:height="0.1516in" svg:x="0.7815in" svg:y="0in" svg:viewBox="0 0 89 386" svg:d="M89 194c0-31-4-77-25-121-23-48-56-73-61-73-2 0-3 1-3 4 0 2 0 2 7 9 38 38 60 99 60 181 0 66-14 133-63 182-4 5-4 6-4 7 0 2 1 3 3 3 5 0 39-26 62-75 20-42 24-85 24-117z"><text:p/></draw:path><draw:path draw:style-name="gr3" draw:text-style-name="P8" svg:width="0.1346in" svg:height="0.0787in" svg:x="0.8823in" svg:y="0.0366in" svg:viewBox="0 0 343 201" svg:d="M301 109c-21 15-31 32-35 36-16 28-13 34-20 52 0 4 5 4 8 4 7 0 7 0 9-7 9-38 31-71 75-88 4-1 5-3 5-5 0-3-1-3-2-4-18-7-64-27-79-91-1-5-1-6-8-6-3 0-8 0-8 4 0 2 4 26 20 52 8 11 19 24 35 38-95 0-191 0-287 0-6 0-14 0-14 7 0 8 8 8 14 8 96 0 192 0 287 0z"><text:p/></draw:path><draw:path draw:style-name="gr3" draw:text-style-name="P8" svg:width="0.1039in" svg:height="0.1083in" svg:x="1.0736in" svg:y="0.0051in" svg:viewBox="0 0 265 276" svg:d="M56 232c-15 27-31 31-47 33-6 0-9 0-9 8 0 2 2 3 6 3 9 0 21-1 32-1 14 0 27 1 39 1 2 0 8 0 8-6 0-5-4-5-7-5-9-1-17-4-17-14 0-4 2-9 5-14 10-17 19-33 29-50 33 0 64 0 97 0 0 9 6 61 6 65 0 11-20 13-27 13-6 0-10 0-10 8 0 3 3 2 5 3 17 0 33-1 49-1 9 0 34 1 44 1 2 0 6 0 6-7 0-4-3-4-9-4-24 0-24-3-25-14-8-82-15-162-23-242-1-8-1-9-8-9-5 0-7 2-10 7-45 74-89 150-134 225zM102 175c26-43 51-85 76-128 5 43 9 85 13 128-29 0-59 0-89 0z"><text:p/></draw:path><draw:path draw:style-name="gr3" draw:text-style-name="P8" svg:width="0.0346in" svg:height="0.1516in" svg:x="1.1913in" svg:y="0in" svg:viewBox="0 0 89 386" svg:d="M89 194c0-31-4-77-25-121-23-48-56-73-61-73-2 0-3 1-3 4 0 2 0 2 7 9 38 38 60 99 60 181 0 66-14 133-63 182-4 5-4 6-4 7 0 2 1 3 3 3 5 0 39-26 62-75 20-42 24-85 24-117z"><text:p/></draw:path><draw:path draw:style-name="gr3" draw:text-style-name="P8" svg:width="0.1346in" svg:height="0.0787in" svg:x="1.2925in" svg:y="0.0366in" svg:viewBox="0 0 343 201" svg:d="M301 109c-20 15-32 32-35 36-17 28-13 34-20 52 0 4 5 4 8 4 7 0 7 0 8-7 9-38 32-71 76-88 4-1 5-3 5-5 0-3-2-4-3-4-17-7-64-27-78-91-1-5-1-6-8-6-3 0-8 0-8 4 0 2 4 26 20 52 8 11 19 24 35 38-95 0-191 0-287 0-7 0-14 0-14 7 0 8 7 8 14 8 96 0 192 0 287 0z"><text:p/></draw:path><draw:path draw:style-name="gr3" draw:text-style-name="P8" svg:width="0.0346in" svg:height="0.1516in" svg:x="1.4933in" svg:y="0in" svg:viewBox="0 0 89 386" svg:d="M89 383c0-1 0-2-6-9-49-48-61-122-61-180 0-69 14-136 63-184 4-4 4-4 4-6 0-3-1-4-3-4-5 0-40 26-62 75-20 43-24 86-24 119 0 29 3 76 25 120 23 47 56 72 61 72 2 0 3-1 3-3z"><text:p/></draw:path><draw:path draw:style-name="gr3" draw:text-style-name="P8" svg:width="0.035in" svg:height="0.1516in" svg:x="1.5524in" svg:y="0in" svg:viewBox="0 0 90 386" svg:d="M90 383c0-1 0-2-6-9-49-48-61-122-61-180 0-69 14-136 62-184 5-4 5-4 5-6 0-3-2-4-4-4-3 0-39 26-62 75-20 43-24 86-24 119 0 29 4 76 25 120 24 47 58 72 61 72 2 0 4-1 4-3z"><text:p/></draw:path><draw:path draw:style-name="gr3" draw:text-style-name="P8" svg:width="0.1083in" svg:height="0.1031in" svg:x="1.6028in" svg:y="0.0102in" svg:viewBox="0 0 276 263" svg:d="M45 233c-3 16-4 19-35 19-7 0-10 0-10 8 0 3 3 3 10 3 46 0 92 0 138 0 61 0 107-45 107-83 0-28-23-50-60-55 40-7 81-36 81-72 0-29-25-53-73-53-42 0-86 0-129 0-7 0-11 0-11 8 0 3 3 3 11 3 1 0 7 0 14 1 8 1 11 1 11 7 0 1 0 2-2 6-18 70-34 139-52 208zM103 122c8-32 17-64 25-96 3-14 4-15 20-15 17 0 35 0 51 0 33 0 42 23 42 41 0 33-33 70-80 70-19 0-39 0-58 0zM87 252c-6 0-7 0-9-1-4 0-5-1-5-3 0-1 0-3 2-9 9-36 17-73 26-108 24 0 50 0 74 0 36 0 44 29 44 45 0 38-34 76-80 76-18 0-35 0-52 0z"><text:p/></draw:path><draw:path draw:style-name="gr3" draw:text-style-name="P8" svg:width="0.1346in" svg:height="0.0787in" svg:x="1.7701in" svg:y="0.0366in" svg:viewBox="0 0 343 201" svg:d="M301 109c-21 15-32 32-35 36-16 28-13 34-20 52 0 4 5 4 8 4 7 0 7 0 9-7 9-38 31-71 75-88 4-1 5-3 5-5 0-3-2-4-3-4-17-7-63-27-78-91-1-5-1-6-8-6-3 0-8 0-8 4 0 2 4 26 20 52 8 11 19 24 35 38-95 0-191 0-287 0-6 0-14 0-14 7 0 8 8 8 14 8 96 0 192 0 287 0z"><text:p/></draw:path><draw:path draw:style-name="gr3" draw:text-style-name="P8" svg:width="0.1039in" svg:height="0.1083in" svg:x="1.9614in" svg:y="0.0051in" svg:viewBox="0 0 265 276" svg:d="M56 232c-15 27-31 31-47 33-6 0-9 0-9 8 0 2 2 3 6 3 9 0 22-1 33-1 13 0 26 1 38 1 2 0 8 0 8-6 0-5-4-5-7-5-9-1-17-4-17-14 0-4 2-9 5-14 10-17 19-33 29-50 33 0 65 0 98 0 0 9 5 61 5 65 0 11-20 13-27 13-6 0-10 0-10 8 0 3 3 2 5 3 17 0 33-1 48-1 10 0 35 1 45 1 2 0 6 0 6-7 0-4-3-4-9-4-24 0-24-3-25-14-8-82-15-162-23-242-1-8-1-9-8-9-5 0-8 2-10 7-45 74-89 150-134 225zM102 175c26-43 51-85 76-128 5 43 8 85 12 128-29 0-58 0-88 0z"><text:p/></draw:path><draw:path draw:style-name="gr3" draw:text-style-name="P8" svg:width="0.0346in" svg:height="0.1516in" svg:x="2.0791in" svg:y="0in" svg:viewBox="0 0 89 386" svg:d="M89 194c0-31-4-77-25-121-23-48-56-73-61-73-2 0-3 1-3 4 0 2 0 2 7 9 38 38 60 99 60 181 0 66-14 133-63 182-4 5-4 6-4 7 0 2 1 3 3 3 5 0 39-26 62-75 20-42 24-85 24-117z"><text:p/></draw:path><draw:path draw:style-name="gr3" draw:text-style-name="P8" svg:width="0.0732in" svg:height="0.0728in" svg:x="2.1858in" svg:y="0.0402in" svg:viewBox="0 0 187 186" svg:d="M93 83c-25-26-51-52-77-77-5-5-5-6-8-6-5 0-8 3-8 8 0 2 1 3 4 7 27 27 52 52 78 79-26 25-51 51-78 77-3 4-4 5-4 7 0 5 3 8 8 8 3 0 3 0 8-6 26-25 52-51 77-77 27 27 53 54 80 81 1 0 3 2 6 2 5 0 8-3 8-8 0-2 0-2-1-4-1 0-63-61-82-80 24-25 48-48 71-72 2-2 8-7 10-9 0-1 2-3 2-5 0-5-3-8-8-8-3 0-5 1-9 6-25 25-51 51-77 77z"><text:p/></draw:path><draw:path draw:style-name="gr3" draw:text-style-name="P8" svg:width="0.035in" svg:height="0.1516in" svg:x="2.3303in" svg:y="0in" svg:viewBox="0 0 90 386" svg:d="M90 383c0-1 0-2-6-9-49-48-61-122-61-180 0-69 14-136 62-184 5-4 5-4 5-6 0-3-1-4-4-4s-39 26-61 75c-20 43-25 86-25 119 0 29 4 76 26 120 23 47 57 72 60 72s4-1 4-3z"><text:p/></draw:path><draw:path draw:style-name="gr3" draw:text-style-name="P8" svg:width="0.1075in" svg:height="0.1102in" svg:x="2.3823in" svg:y="0.0075in" svg:viewBox="0 0 274 281" svg:d="M274 3c0-1 0-3-3-3s-3 0-7 4c-9 10-18 20-26 30-5-5-22-34-65-34-86 0-173 85-173 175 0 64 45 106 105 106 34 0 62-16 83-33 36-32 43-68 43-69 0-3-4-3-5-3-3 0-4 0-5 3-3 11-12 39-39 62-27 21-51 28-71 28-35 0-76-20-76-81 0-22 8-85 46-130 25-27 61-46 95-46 40 0 63 30 63 74 0 16-1 15-1 20 0 3 4 4 5 4 5 0 5-1 7-8 7-33 16-66 24-99z"><text:p/></draw:path><draw:path draw:style-name="gr3" draw:text-style-name="P8" svg:width="0.1346in" svg:height="0.0787in" svg:x="2.5453in" svg:y="0.0366in" svg:viewBox="0 0 343 201" svg:d="M300 109c-21 15-32 32-34 36-17 28-14 34-21 52 0 4 5 4 8 4 7 0 7 0 9-7 9-38 32-71 75-88 5-1 6-3 6-5 0-3-2-3-3-4-18-7-64-27-79-91-1-5-1-6-8-6-3 0-8 0-8 4 0 2 4 26 20 52 8 11 19 24 35 38-95 0-191 0-287 0-6 0-13 0-13 7 0 8 7 8 13 8 96 0 192 0 287 0z"><text:p/></draw:path><draw:path draw:style-name="gr3" draw:text-style-name="P8" svg:width="0.1039in" svg:height="0.1083in" svg:x="2.7366in" svg:y="0.0051in" svg:viewBox="0 0 265 276" svg:d="M55 232c-15 27-31 31-47 33-5 0-8 0-8 8 0 2 1 3 4 3 11 0 22-1 33-1 14 0 27 1 39 1 3 0 8 0 8-6 0-5-4-5-6-5-10-1-19-4-19-14 0-4 3-9 6-14 10-17 20-33 30-50 31 0 65 0 96 0 2 9 6 61 6 65 0 11-20 13-28 13-5 0-8 0-8 8 0 3 4 3 5 3 16 0 32-1 49-1 8 0 33 1 42 1 3 0 8 0 8-7 0-4-4-4-9-4-24 0-24-3-25-14-8-82-16-162-24-242 0-8 0-9-7-9-6 0-8 2-11 7-45 74-89 150-134 225zM101 175c26-43 52-85 77-128 5 43 8 85 12 128-29 0-59 0-89 0z"><text:p/></draw:path><draw:path draw:style-name="gr3" draw:text-style-name="P8" svg:width="0.0346in" svg:height="0.1516in" svg:x="2.8539in" svg:y="0in" svg:viewBox="0 0 89 386" svg:d="M89 194c0-31-4-77-25-121-23-48-56-73-61-73-2 0-3 1-3 4 0 2 0 2 7 9 38 38 60 99 60 181 0 66-14 133-63 182-4 5-4 6-4 7 0 2 1 3 3 3 5 0 39-26 62-75 20-42 24-85 24-117z"><text:p/></draw:path><draw:path draw:style-name="gr3" draw:text-style-name="P8" svg:width="0.035in" svg:height="0.1516in" svg:x="2.913in" svg:y="0in" svg:viewBox="0 0 90 386" svg:d="M90 194c0-31-4-77-25-121-23-48-56-73-61-73-2 0-4 1-4 4 0 2 0 2 8 9 38 38 60 99 60 181 0 66-14 133-62 182-6 5-6 6-6 7 0 2 2 3 4 3 5 0 39-26 62-75 20-42 24-85 24-117z"><text:p/></draw:path><draw:path draw:style-name="gr3" draw:text-style-name="P8" svg:width="0.128in" svg:height="0.1035in" svg:x="0.3445in" svg:y="0.2378in" svg:viewBox="0 0 326 264" svg:d="M281 30c3-13 4-18 31-18 10 0 14 0 14-8 0-4-5-4-6-4-11 0-38 1-49 1s-39-1-50-1c-3 0-8 0-8 8 0 4 4 4 11 4 2 0 8 0 15 1s11 1 11 7c0 1 0 2-2 6-8 32-16 63-24 95-39 0-78 0-117 0 7-31 15-60 23-91 3-13 4-18 32-18 11 0 13 0 13-8 0-4-3-4-6-4-9 0-38 1-48 1-12 0-40-1-51-1-3 0-6 0-6 8 0 4 3 4 10 4 1 0 9 0 15 1 7 1 10 1 10 7 0 1 0 2-1 6-18 70-34 139-52 208-4 16-5 18-35 18-8 0-11 0-11 8 0 4 4 4 6 4 11 0 38-1 49-1 8 0 17 0 24 0 9 0 18 1 26 1 3 0 7 0 7-8 0-4-3-4-11-4-14 0-25 0-25-7 0-2 1-4 2-6 9-35 17-71 25-106 40 0 80 0 119 0-16 64-25 100-27 107-4 12-11 12-35 12-6 0-9 0-9 8 0 4 4 4 5 4 11 0 39-1 49-1 8 0 17 0 25 0 9 0 16 1 25 1 4 0 8 0 8-8 0-4-3-4-11-4-14 0-25 0-25-7 0-2 1-4 1-6 17-71 35-140 53-209z"><text:p/></draw:path><draw:path draw:style-name="gr3" draw:text-style-name="P8" svg:width="0.1008in" svg:height="0.035in" svg:x="0.528in" svg:y="0.2866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8" svg:width="0.0748in" svg:height="0.1075in" svg:x="0.6882in" svg:y="0.2366in" svg:viewBox="0 0 191 274" svg:d="M118 156c16 41 34 99 40 108 7 9 10 9 21 9 2 0 6 0 8 0 4 0 4-2 4-3 0-3 0-3-1-5-4-3-6-10-10-17-26-74-51-147-78-220-8-22-29-28-47-28-2 0-7 0-7 4s3 5 4 5c12 2 15 4 25 31 12 35 25 69 37 104-35 35-71 71-106 107-6 4-8 7-8 12 0 7 6 11 12 11 7 0 10-4 12-9 31-36 63-72 94-109z"><text:p/></draw:path><draw:path draw:style-name="gr3" draw:text-style-name="P8" svg:width="0.0744in" svg:height="0.1071in" svg:x="0.7776in" svg:y="0.2366in" svg:viewBox="0 0 190 273" svg:d="M90 4c-2-1 0-4-5-4-9 0-38 3-48 4-3 0-7 2-7 8 0 5 4 5 10 5 18 0 18 3 18 6 0 2-1 6-1 8-18 75-37 148-56 223-1 5-1 6-1 8 0 9 8 11 11 11 7 0 12-4 14-10 2-10 6-20 8-30 3-12 5-23 9-34 2-9 4-17 6-26 0-2 4-16 4-18 2-3 13-25 26-35 9-7 21-13 38-13 16 0 20 13 20 26 0 21-14 64-24 87-3 9-4 13-4 21 0 19 13 32 32 32 36 0 50-56 50-59 0-5-4-5-5-5-3 0-3 2-6 8-5 20-17 47-39 47-7 0-9-3-9-12 0-10 3-19 7-27 6-17 24-63 24-85 0-26-16-42-45-42-25 0-43 12-58 30 10-41 21-83 31-124z"><text:p/></draw:path><draw:path draw:style-name="gr3" draw:text-style-name="P8" svg:width="0.076in" svg:height="0.0874in" svg:x="0.9118in" svg:y="0.2602in" svg:viewBox="0 0 194 223" svg:d="M179 119c7 0 15 0 15-8s-8-8-15-8c-55 0-109 0-164 0 6-51 50-88 105-88 20 0 40 0 59 0 7 0 15 0 15-7 0-8-8-8-15-8-19 0-40 0-60 0-66 0-119 48-119 111 0 62 53 112 119 112 20 0 41 0 60 0 7 0 15 0 15-7 0-8-8-8-15-8-19 0-39 0-59 0-55 0-99-37-105-89 55 0 109 0 164 0z"><text:p/></draw:path><draw:path draw:style-name="gr3" draw:text-style-name="P8" svg:width="0.035in" svg:height="0.1516in" svg:x="1.0575in" svg:y="0.2283in" svg:viewBox="0 0 90 386" svg:d="M90 382c0-1 0-1-6-8-49-48-61-122-61-181 0-68 14-135 62-183 5-4 5-6 5-7 0-2-1-3-4-3s-39 26-61 75c-19 43-25 86-25 118 0 30 4 77 26 121 24 47 57 72 60 72s4-1 4-4z"><text:p/></draw:path><draw:path draw:style-name="gr3" draw:text-style-name="P8" svg:width="0.1083in" svg:height="0.1035in" svg:x="1.1083in" svg:y="0.2378in" svg:viewBox="0 0 276 264" svg:d="M46 234c-4 16-5 18-35 18-7 0-11 0-11 8 0 4 3 4 11 4 46 0 91 0 138 0 61 0 106-45 106-84 0-27-22-49-59-53 39-8 80-37 80-73 0-29-25-54-71-54-43 0-87 0-130 0-8 0-12 0-12 8 0 4 4 4 11 4 1 0 8 0 15 1s10 1 10 7c0 1 0 2-1 6-18 70-34 139-52 208zM105 123c7-32 15-64 23-95 4-15 4-16 21-16 16 0 34 0 50 0 34 0 42 23 42 40 0 34-33 71-80 71-19 0-38 0-56 0zM87 252c-6 0-7 0-9 0-3 0-5-1-5-4 0-1 0-1 2-9 9-36 19-73 27-108 25 0 49 0 73 0 37 0 44 29 44 45 0 39-34 76-79 76-18 0-35 0-53 0z"><text:p/></draw:path><draw:path draw:style-name="gr3" draw:text-style-name="P8" svg:width="0.0839in" svg:height="0.0941in" svg:x="1.2673in" svg:y="0.252in" svg:viewBox="0 0 214 240" svg:d="M214 14c0-6 0-14-7-14-8 0-8 8-8 14 0 47 0 94 0 140 0 58-63 71-91 71-18 0-42-4-63-17-30-19-30-44-30-54 0-46 0-93 0-140 0-6 0-14-7-14-8 0-8 8-8 14 0 48 0 94 0 141 0 60 59 85 108 85s106-28 106-84c0-47 0-94 0-142z"><text:p/></draw:path><draw:path draw:style-name="gr3" draw:text-style-name="P8" svg:width="0.1075in" svg:height="0.1102in" svg:x="1.402in" svg:y="0.2346in" svg:viewBox="0 0 274 281" svg:d="M274 3c0-1-1-3-4-3-2 0-2 0-6 4-9 10-19 20-27 30-4-5-21-34-64-34-86 0-173 85-173 175 0 64 45 106 105 106 33 0 62-16 83-33 35-32 42-68 42-69 0-4-3-4-4-4-3 0-5 1-5 4-4 11-13 39-40 61-26 22-50 29-71 29-34 0-76-20-76-81 0-22 9-85 47-130 24-27 60-47 95-47 40 0 62 31 62 75 0 15-1 15-1 20 0 3 4 4 6 4 4 0 5-1 7-8 7-33 16-66 24-99z"><text:p/></draw:path><draw:path draw:style-name="gr3" draw:text-style-name="P8" svg:width="0.035in" svg:height="0.1516in" svg:x="1.522in" svg:y="0.2283in" svg:viewBox="0 0 90 386" svg:d="M90 193c0-30-4-76-25-120-23-48-57-73-61-73-2 0-4 1-4 3 0 1 0 3 8 9 37 39 59 100 59 181 0 66-14 134-61 183-6 5-6 5-6 6 0 3 2 4 4 4 4 0 39-26 62-75 20-42 24-85 24-118z"><text:p/></draw:path><draw:path draw:style-name="gr3" draw:text-style-name="P8" svg:width="0.1346in" svg:height="0.0787in" svg:x="1.6232in" svg:y="0.2642in" svg:viewBox="0 0 343 201" svg:d="M301 108c-22 16-31 33-35 37-17 27-21 51-21 52 0 4 6 4 8 4 7 0 8-1 9-7 9-38 32-71 76-88 4-1 5-4 5-6 0-3-2-3-3-3-17-7-64-27-78-91-1-5-2-6-9-6-2 0-8 0-8 4 0 2 4 26 20 51 8 12 19 25 36 37-95 0-192 0-288 0-6 0-13 0-13 8s7 8 13 8c96 0 193 0 288 0z"><text:p/></draw:path><draw:path draw:style-name="gr3" draw:text-style-name="P8" svg:width="0.1039in" svg:height="0.1083in" svg:x="1.8146in" svg:y="0.2339in" svg:viewBox="0 0 265 276" svg:d="M55 232c-15 26-30 31-47 32-5 1-8 1-8 8 0 2 2 4 4 4 11 0 24-1 35-1 12 0 26 1 38 1 2 0 7 0 7-6 0-5-4-6-6-6-9 0-19-3-19-13 0-4 3-9 6-14 10-17 20-33 30-50 31 0 65 0 96 0 2 8 7 61 7 65 0 11-21 12-29 12-4 0-8 0-8 8 0 4 4 4 5 4 16 0 32-1 49-1 9 0 34 1 44 1 2 0 6 0 6-7 0-5-4-5-9-5-24 0-24-2-25-13-8-82-15-162-23-242-1-8-1-9-8-9-6 0-7 2-10 7-45 74-90 150-135 225zM102 175c26-43 51-85 76-128 5 43 8 85 12 128-29 0-58 0-88 0z"><text:p/></draw:path><draw:path draw:style-name="gr3" draw:text-style-name="P8" svg:width="0.0161in" svg:height="0.0157in" svg:x="1.9362in" svg:y="0.3256in" svg:viewBox="0 0 42 41" svg:d="M42 21c0-12-10-21-21-21s-21 9-21 21c0 11 10 20 21 20s21-9 21-20z"><text:p/></draw:path><draw:path draw:style-name="gr3" draw:text-style-name="P8" svg:width="0.0339in" svg:height="0.1516in" svg:x="1.9823in" svg:y="0.2283in" svg:viewBox="0 0 87 386" svg:d="M85 14c2-4 2-4 2-6 0-5-3-8-8-8-3 0-6 2-9 9-23 59-45 118-68 177-1 2-2 4-2 7 0 1 0 2 2 6 23 60 45 119 68 179 1 3 4 8 9 8s8-3 8-7c0-1 0-3-2-7-23-61-45-120-68-179 23-60 45-119 68-179z"><text:p/></draw:path><draw:path draw:style-name="gr3" draw:text-style-name="P8" svg:width="0.074in" svg:height="0.1071in" svg:x="2.0335in" svg:y="0.2366in" svg:viewBox="0 0 189 273" svg:d="M89 4c-1-1 0-4-4-4-9 0-38 3-48 4-3 0-7 2-7 8 0 5 3 5 10 5 17 0 18 3 18 6 0 2-1 6-1 8-18 75-37 148-56 223-1 5-1 6-1 8 0 9 8 11 11 11 5 0 12-4 14-10 2-10 6-20 8-30 2-12 6-23 8-34 2-9 5-17 6-26 1-2 5-16 5-18 1-3 13-25 26-35 9-7 21-13 37-13 17 0 21 13 21 26 0 21-15 64-24 87-3 9-5 13-5 21 0 19 14 32 32 32 36 0 50-56 50-59 0-5-3-5-4-5-5 0-5 2-6 8-6 20-18 47-39 47-7 0-10-3-10-12 0-10 4-19 7-27 6-17 24-63 24-85 0-26-16-42-44-42-25 0-43 12-58 30 10-41 20-83 30-124z"><text:p/></draw:path><draw:path draw:style-name="gr3" draw:text-style-name="P8" svg:width="0.0055in" svg:height="0.1516in" svg:x="2.1307in" svg:y="0.2283in" svg:viewBox="0 0 15 386" svg:d="M15 13c0-6 0-13-7-13-8 0-8 7-8 13 0 120 0 239 0 359 0 8 0 14 8 14 7 0 7-6 7-14 0-120 0-239 0-359z"><text:p/></draw:path><draw:path draw:style-name="gr3" draw:text-style-name="P8" svg:width="0.0811in" svg:height="0.0724in" svg:x="2.1626in" svg:y="0.2929in" svg:viewBox="0 0 207 185" svg:d="M32 164c-2 9-3 11-23 11-6 0-9 0-9 5s3 5 9 5c35 0 69 0 104 0 45 0 81-31 81-58 0-19-18-36-47-39 32-5 60-26 60-49 0-21-21-39-56-39-33 0-65 0-98 0-6 0-9 0-9 6 0 4 3 4 9 4 3 0 5 0 10 0 5 1 6 1 6 4s0 1-1 6c-12 48-24 96-36 144zM76 85c5-22 11-44 16-66 3-8 3-9 14-9 13 0 27 0 40 0 29 0 34 18 34 29 0 22-24 46-60 46-14 0-30 0-44 0zM63 175c-9 0-9 0-9-2 0-1 0-2 1-7 7-24 12-49 19-74 18 0 38 0 57 0 25 0 35 17 35 33 0 27-27 50-60 50-15 0-29 0-43 0z"><text:p/></draw:path><draw:path draw:style-name="gr3" draw:text-style-name="P8" svg:width="0.0173in" svg:height="0.0453in" svg:x="2.2728in" svg:y="0.3256in" svg:viewBox="0 0 45 116" svg:d="M45 41c0-26-10-41-25-41-12 0-20 10-20 21 0 10 8 20 20 20 4 0 10-1 13-5 2-1 1-1 2-1s1 0 1 6c0 28-13 51-26 64-5 4-4 5-4 6 0 3 2 5 4 5 4 0 35-30 35-75z"><text:p/></draw:path><draw:path draw:style-name="gr3" draw:text-style-name="P8" svg:width="0.074in" svg:height="0.1071in" svg:x="2.3358in" svg:y="0.2366in" svg:viewBox="0 0 189 273" svg:d="M89 4c-1-1 0-4-4-4-9 0-38 3-48 4-3 0-7 2-7 8 0 5 3 5 10 5 18 0 18 3 18 6 0 2-1 6-1 8-18 75-37 148-56 223-1 5-1 6-1 8 0 9 8 11 11 11 7 0 12-4 14-10 3-10 6-20 8-30 2-12 6-23 8-34 3-9 5-17 6-26 1-2 5-16 5-18 1-3 13-25 26-35 9-7 21-13 38-13 16 0 20 13 20 26 0 21-14 64-24 87-3 9-4 13-4 21 0 19 13 32 31 32 36 0 50-56 50-59 0-5-3-5-4-5-3 0-3 2-6 8-5 20-18 47-39 47-7 0-9-3-9-12 0-10 3-19 7-27 6-17 23-63 23-85 0-26-16-42-44-42-25 0-43 12-58 30 10-41 20-83 30-124z"><text:p/></draw:path><draw:path draw:style-name="gr3" draw:text-style-name="P8" svg:width="0.0055in" svg:height="0.1516in" svg:x="2.4331in" svg:y="0.2283in" svg:viewBox="0 0 15 386" svg:d="M15 13c0-6 0-13-7-13-8 0-8 7-8 13 0 120 0 239 0 359 0 8 0 14 8 14 7 0 7-6 7-14 0-120 0-239 0-359z"><text:p/></draw:path><draw:path draw:style-name="gr3" draw:text-style-name="P8" svg:width="0.0819in" svg:height="0.0768in" svg:x="2.4646in" svg:y="0.2902in" svg:viewBox="0 0 209 196" svg:d="M209 3c0-1-1-3-3-3-3 0-2 1-6 3-6 7-13 15-20 21-2-3-17-24-50-24-66 0-130 58-130 119 0 45 34 77 82 77 16 0 41-3 70-27 21-18 26-41 26-44s-3-3-4-3c-3 0-4 1-5 5-11 36-49 59-82 59-29 0-61-15-61-58 0-8 3-51 33-85 19-21 48-33 74-33 31 0 50 23 50 53 0 7-2 10-2 11 0 3 4 3 6 3 3 0 3 0 6-5 5-24 11-46 16-69z"><text:p/></draw:path><draw:path draw:style-name="gr3" draw:text-style-name="P8" svg:width="0.0339in" svg:height="0.1516in" svg:x="2.5677in" svg:y="0.2283in" svg:viewBox="0 0 87 386" svg:d="M85 199c2-4 2-5 2-6s0-1-2-7c-23-59-45-118-68-177-3-7-5-9-9-9-5 0-8 3-8 8 0 1 0 2 2 5 23 60 45 120 68 180-23 59-45 118-68 179-2 4-2 4-2 7 0 4 3 7 8 7s6-4 9-7c23-61 45-120 68-180z"><text:p/></draw:path></draw:g></text:p>
      <text:p text:style-name="P6">צ.ל. תנאי הכרחי ומספיק על <text:s/><text:span text:style-name="T6"><draw:g text:anchor-type="as-char" svg:y="-0.1071in" draw:z-index="90" draw:name="Shape10" draw:style-name="gr1"><svg:title>TexMaths</svg:title><svg:desc>11§inline§A, B, C§svg§600§FALSE§</svg:desc><draw:path draw:style-name="gr2" draw:text-style-name="P7" svg:width="0.4717in" svg:height="0.1217in" svg:x="0.002in" svg:y="0.0071in" svg:viewBox="0 0 1199 310" svg:d="M599 310c-200 0-399 0-599 0 0-103 0-207 0-310 399 0 800 0 1199 0 0 103 0 207 0 310-200 0-401 0-600 0z"><text:p/></draw:path><draw:path draw:style-name="gr3" draw:text-style-name="P8" svg:width="0.1035in" svg:height="0.1079in" svg:x="-0.0004in" svg:y="0in" svg:viewBox="0 0 264 275" svg:d="M55 231c-15 25-31 31-47 32-5 1-8 1-8 8 0 2 1 4 4 4 11 0 22-1 33-1 14 0 27 1 39 1 3 0 8 0 8-8 0-3-4-4-7-4-9 0-18-3-18-13 0-5 3-9 6-15 10-16 20-33 30-48 31 0 64 0 96 0 0 8 6 59 6 64 0 11-20 12-28 12-5 0-8 0-8 8 0 4 4 4 5 4 15 0 32-1 47-1 10 0 34 1 44 1 3 0 7 0 7-8 0-4-3-4-9-4-23 0-23-2-24-13-9-79-17-160-24-240-1-8-1-10-8-10-5 0-8 3-10 7-45 74-89 149-134 224zM101 175c25-43 51-85 76-127 4 42 9 84 13 127-29 0-59 0-89 0z"><text:p/></draw:path><draw:path draw:style-name="gr3" draw:text-style-name="P8" svg:width="0.0173in" svg:height="0.0453in" svg:x="0.1213in" svg:y="0.0921in" svg:viewBox="0 0 45 116" svg:d="M45 41c0-26-10-41-25-41-12 0-20 10-20 21 0 10 8 20 20 20 5 0 10-1 14-5 1-1 1-1 2-1 0 2 0 0 0 6 0 28-13 51-26 64-5 4-5 5-5 6 0 2 3 5 5 5 4 0 35-30 35-75z"><text:p/></draw:path><draw:path draw:style-name="gr3" draw:text-style-name="P8" svg:width="0.1083in" svg:height="0.1028in" svg:x="0.1819in" svg:y="0.0043in" svg:viewBox="0 0 276 262" svg:d="M46 232c-4 14-4 18-35 18-7 0-11 0-11 7 0 5 4 5 11 5 46 0 91 0 137 0 62 0 107-45 107-83 0-27-22-49-59-54 39-7 80-36 80-72 0-29-25-53-71-53-43 0-87 0-130 0-8 0-11 0-11 8 0 4 3 4 11 4 4 0 7 0 14 0 7 1 10 1 10 7 0 1 0 2-1 7-18 69-34 138-52 206zM104 122c8-32 17-64 25-96 3-13 4-14 21-14 16 0 33 0 49 0 34 0 42 22 42 40 0 34-33 70-80 70-19 0-38 0-57 0zM87 250c-6 0-6 0-9 0s-4-1-4-5c0-1 0-1 2-9 9-35 17-70 26-105 24 0 49 0 73 0 37 0 45 28 45 45 0 36-35 74-80 74-18 0-36 0-53 0z"><text:p/></draw:path><draw:path draw:style-name="gr3" draw:text-style-name="P8" svg:width="0.0173in" svg:height="0.0453in" svg:x="0.3114in" svg:y="0.0921in" svg:viewBox="0 0 45 116" svg:d="M45 41c0-26-10-41-24-41-13 0-21 10-21 21 0 10 8 20 21 20 4 0 9-1 13-5 1-1 1-1 2-1 0 2 0 0 0 6 0 28-13 51-26 64-3 4-3 5-3 6 0 2 1 5 3 5 4 0 35-30 35-75z"><text:p/></draw:path><draw:path draw:style-name="gr3" draw:text-style-name="P8" svg:width="0.1079in" svg:height="0.1094in" svg:x="0.3732in" svg:y="0.0016in" svg:viewBox="0 0 275 279" svg:d="M275 4c0-1-1-4-4-4-2 0-2 0-6 4-10 10-19 20-27 30-4-5-21-34-64-34-87 0-174 86-174 175 0 63 46 104 106 104 33 0 62-15 82-33 36-31 43-66 43-67 0-3-3-3-4-3-3 0-5 0-6 3-3 11-12 38-38 60-27 22-52 28-72 28-34 0-76-19-76-79 0-22 9-85 47-130 24-27 60-46 95-46 39 0 62 30 62 75 0 15-1 14-1 19 0 3 4 4 5 4 6 0 6-1 8-8 7-33 15-65 24-98z"><text:p/></draw:path></draw:g></text:span><text:span text:style-name="T6"><text:s/>לכך ש־</text:span><text:span text:style-name="T6"><draw:g text:anchor-type="as-char" svg:y="-0.1035in" draw:z-index="91" draw:name="Shape11" draw:style-name="gr1"><svg:title>TexMaths</svg:title><svg:desc>11§inline§H§svg§600§FALSE§</svg:desc><draw:path draw:style-name="gr2" draw:text-style-name="P7" svg:width="0.1177in" svg:height="0.0874in" svg:x="0.0016in" svg:y="0.0071in" svg:viewBox="0 0 300 223" svg:d="M0 0c100 0 200 0 300 0 0 74 0 149 0 223-100 0-200 0-300 0 0-74 0-149 0-223z"><text:p/></draw:path><draw:path draw:style-name="gr3" draw:text-style-name="P8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6"> על </text:span><text:span text:style-name="T6"><draw:g text:anchor-type="as-char" svg:y="-0.1134in" draw:z-index="92" draw:name="Shape12" draw:style-name="gr1"><svg:title>TexMaths</svg:title><svg:desc>11§inline§(B \to A) \times (C \to A)§svg§600§FALSE§</svg:desc><draw:path draw:style-name="gr2" draw:text-style-name="P7" svg:width="1.3358in" svg:height="0.1358in" svg:x="-0.0004in" svg:y="0.0071in" svg:viewBox="0 0 3394 346" svg:d="M1697 346c-566 0-1132 0-1697 0 0-116 0-230 0-346 1131 0 2263 0 3394 0 0 116 0 230 0 346-566 0-1131 0-1697 0z"><text:p/></draw:path><draw:path draw:style-name="gr3" draw:text-style-name="P8" svg:width="0.035in" svg:height="0.1512in" svg:x="0.0071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8" svg:width="0.1083in" svg:height="0.1028in" svg:x="0.0579in" svg:y="0.0098in" svg:viewBox="0 0 276 262" svg:d="M45 232c-3 15-4 18-35 18-7 0-10 0-10 8 0 4 3 4 10 4 46 0 92 0 139 0 60 0 106-45 106-83 0-27-23-49-60-53 40-8 81-37 81-73 0-29-26-53-72-53-43 0-87 0-130 0-8 0-11 0-11 8 0 4 3 4 11 4 4 0 7 0 14 0 7 1 11 1 11 7 0 1-1 2-2 7-18 69-34 138-52 206zM103 122c8-32 17-64 25-96 3-13 4-14 21-14 16 0 33 0 49 0 34 0 43 22 43 40 0 34-34 70-81 70-19 0-38 0-57 0zM86 250c-6 0-6 0-8 0-4 0-5-1-5-4 0-2 0-2 2-9 9-36 17-71 26-106 24 0 49 0 73 0 37 0 45 28 45 45 0 36-34 74-80 74-18 0-36 0-53 0z"><text:p/></draw:path><draw:path draw:style-name="gr3" draw:text-style-name="P8" svg:width="0.1346in" svg:height="0.0787in" svg:x="0.2248in" svg:y="0.0362in" svg:viewBox="0 0 343 201" svg:d="M301 109c-22 15-31 32-35 36-17 27-21 51-21 52 0 4 6 4 8 4 7 0 8-1 9-7 9-38 32-71 76-88 4-1 5-3 5-5 0-3-2-4-3-4-17-7-64-27-78-91-1-5-2-6-9-6-2 0-8 0-8 4 0 2 5 26 20 51 8 12 20 25 36 37-95 0-191 0-287 0-7 0-14 0-14 9 0 8 7 8 14 8 96 0 192 0 287 0z"><text:p/></draw:path><draw:path draw:style-name="gr3" draw:text-style-name="P8" svg:width="0.1039in" svg:height="0.1079in" svg:x="0.4161in" svg:y="0.0043in" svg:viewBox="0 0 265 275" svg:d="M55 231c-15 26-30 31-47 32-5 1-8 1-8 8 0 2 2 4 4 4 11 0 24-1 35-1 12 0 26 1 38 1 2 0 7 0 7-7 0-4-4-5-6-5-9 0-19-3-19-13 0-4 3-9 6-14 10-17 20-32 30-49 32 0 65 0 96 0 2 9 7 60 7 64 0 11-20 12-29 12-4 0-8 0-8 8 0 4 4 4 5 4 16 0 32-1 49-1 9 0 34 1 44 1 2 0 6 0 6-7 0-5-4-5-9-5-24 0-24-2-25-13-8-79-15-160-23-240-1-8-1-10-8-10-6 0-7 3-10 7-45 74-90 149-135 224zM102 175c26-43 51-85 76-127 5 42 8 84 12 127-29 0-58 0-88 0z"><text:p/></draw:path><draw:path draw:style-name="gr3" draw:text-style-name="P8" svg:width="0.035in" svg:height="0.1512in" svg:x="0.5339in" svg:y="0in" svg:viewBox="0 0 90 385" svg:d="M90 194c0-31-4-77-26-121-23-48-56-73-60-73-2 0-4 2-4 4s0 2 8 9c37 38 59 99 59 181 0 64-14 132-61 180-6 6-6 6-6 7 0 2 2 4 4 4 4 0 39-26 62-76 19-41 24-84 24-115z"><text:p/></draw:path><draw:path draw:style-name="gr3" draw:text-style-name="P8" svg:width="0.0732in" svg:height="0.0728in" svg:x="0.6402in" svg:y="0.0394in" svg:viewBox="0 0 187 186" svg:d="M95 83c-27-26-52-52-78-77-5-5-6-6-8-6-5 0-9 3-9 8 0 2 1 3 6 7 25 27 51 52 77 79-26 25-52 50-77 77-5 4-6 5-6 7 0 5 4 8 9 8 2 0 3-1 8-5 25-27 51-52 77-78 26 27 53 53 80 81 1 0 3 2 5 2 5 0 8-3 8-8 0-1 0-2-1-4 0-1-62-62-81-80 24-25 47-48 71-72 1-2 8-7 9-9 1-1 2-3 2-5 0-5-3-8-8-8-3 0-4 1-8 6-26 25-51 51-76 77z"><text:p/></draw:path><draw:path draw:style-name="gr3" draw:text-style-name="P8" svg:width="0.035in" svg:height="0.1512in" svg:x="0.785in" svg:y="0in" svg:viewBox="0 0 90 385" svg:d="M90 381c0-1 0-1-6-8-49-49-62-122-62-179 0-68 15-136 63-183 5-5 5-5 5-7 0-3-2-4-4-4-5 0-39 26-62 76-20 42-24 85-24 118 0 28 4 75 25 119 23 47 56 72 61 72 2 0 4-1 4-4z"><text:p/></draw:path><draw:path draw:style-name="gr3" draw:text-style-name="P8" svg:width="0.1079in" svg:height="0.1098in" svg:x="0.8362in" svg:y="0.0067in" svg:viewBox="0 0 275 280" svg:d="M275 3c0-1-1-3-4-3-1 0-1 0-6 4-9 10-19 20-27 30-4-5-21-34-64-34-87 0-174 85-174 175 0 63 46 105 106 105 33 0 62-16 83-33 35-32 42-66 42-68 0-3-3-3-4-3-3 0-5 0-6 3-3 11-12 38-38 60-27 22-51 29-72 29-34 0-76-20-76-80 0-22 9-85 48-130 23-27 59-46 94-46 39 0 62 30 62 75 0 15-1 14-1 19 0 3 4 4 5 4 6 0 6-1 8-8 8-33 16-66 24-99z"><text:p/></draw:path><draw:path draw:style-name="gr3" draw:text-style-name="P8" svg:width="0.1346in" svg:height="0.0787in" svg:x="0.9992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8" svg:width="0.1039in" svg:height="0.1079in" svg:x="1.1906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8" svg:width="0.035in" svg:height="0.1512in" svg:x="1.3079in" svg:y="0in" svg:viewBox="0 0 90 385" svg:d="M90 194c0-31-4-77-25-121-23-48-57-73-61-73-2 0-4 2-4 4s0 2 8 9c37 38 59 99 59 181 0 64-14 132-61 180-6 6-6 6-6 7 0 2 2 4 4 4 4 0 39-26 62-76 20-41 24-84 24-115z"><text:p/></draw:path></draw:g></text:span></text:p>
      <text:h text:style-name="P5" text:outline-level="2">הוכחה <text:span text:style-name="T7">(שינויים מסומנים </text:span><text:span text:style-name="T8">בצהוב</text:span><text:span text:style-name="T7">)</text:span></text:h>
      <text:p text:style-name="P10">נוכיח ש־<draw:g text:anchor-type="as-char" svg:y="-0.1161in" draw:z-index="1" draw:name="Shape22" draw:style-name="gr1"><svg:title>TexMaths</svg:title><svg:desc>11§display§(B \cap C = \emptyset \lor |A| = 1)§svg§600§FALSE§</svg:desc><draw:path draw:style-name="gr2" draw:text-style-name="P11" svg:width="1.4244in" svg:height="0.1386in" svg:x="-0.0004in" svg:y="0.0071in" svg:viewBox="0 0 3619 353" svg:d="M0 0c1206 0 2413 0 3619 0 0 118 0 235 0 353-1206 0-2413 0-3619 0 0-118 0-235 0-353z"><text:p/></draw:path><draw:path draw:style-name="gr3" draw:text-style-name="P12" svg:width="0.0346in" svg:height="0.1508in" svg:x="0.0071in" svg:y="0.0035in" svg:viewBox="0 0 89 384" svg:d="M89 379c0-1 0-1-6-8-49-48-61-122-61-179 0-67 15-134 63-182 4-5 4-6 4-7 0-2-1-3-3-3-5 0-39 26-62 75-20 43-24 84-24 117 0 29 4 76 25 119 23 47 56 73 61 73 2 0 3-2 3-5z"><text:p/></draw:path><draw:path draw:style-name="gr3" draw:text-style-name="P12" svg:width="0.1083in" svg:height="0.1028in" svg:x="0.0575in" svg:y="0.0134in" svg:viewBox="0 0 276 262" svg:d="M46 232c-4 15-4 19-35 19-7 0-11 0-11 7 0 4 4 4 11 4 46 0 91 0 138 0 61 0 106-45 106-82 0-27-22-50-59-55 39-6 80-35 80-71 0-29-25-54-71-54-43 0-87 0-130 0-8 0-11 0-11 8 0 4 3 4 10 4 1 0 9 0 15 1 7 0 10 1 10 6 0 2 0 3-1 7-18 69-34 138-52 206zM105 122c7-32 16-64 24-96 3-13 4-14 21-14 16 0 33 0 49 0 34 0 42 23 42 40 0 34-33 70-80 70-19 0-38 0-56 0zM87 251c-6 0-7 0-9-2-3 0-4 0-4-3 0-1 0-2 2-9 9-35 18-71 26-106 25 0 49 0 73 0 37 0 45 28 45 45 0 37-35 75-80 75-18 0-35 0-53 0z"><text:p/></draw:path><draw:path draw:style-name="gr3" draw:text-style-name="P12" svg:width="0.0843in" svg:height="0.0929in" svg:x="0.2161in" svg:y="0.0264in" svg:viewBox="0 0 215 237" svg:d="M215 84c0-59-59-84-107-84-51 0-108 26-108 84 0 47 0 94 0 140 0 7 0 13 8 13 7 0 7-6 7-13 0-46 0-92 0-138 0-59 63-71 93-71 17 0 42 4 61 17 30 19 30 44 30 54 0 46 0 92 0 138 0 7 0 13 8 13s8-6 8-13c0-46 0-93 0-140z"><text:p/></draw:path><draw:path draw:style-name="gr3" draw:text-style-name="P12" svg:width="0.1075in" svg:height="0.1094in" svg:x="0.3512in" svg:y="0.0098in" svg:viewBox="0 0 274 279" svg:d="M274 4c0-1-1-4-4-4-2 0-2 1-6 5-9 10-19 20-27 30-4-5-21-35-64-35-86 0-173 86-173 175 0 62 45 104 105 104 33 0 62-15 83-33 35-32 42-66 42-67 0-3-3-3-4-3-3 0-5 1-5 3-4 12-13 38-39 61-27 20-51 27-72 27-34 0-75-20-75-79 0-22 8-84 46-129 25-27 61-47 95-47 40 0 62 30 62 75 0 15-1 15-1 20 0 3 4 3 6 3 5 0 5 0 7-8 7-33 16-65 24-98z"><text:p/></draw:path><draw:path draw:style-name="gr3" draw:text-style-name="P12" svg:width="0.1004in" svg:height="0.035in" svg:x="0.5138in" svg:y="0.059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12" svg:width="0.0614in" svg:height="0.128in" svg:x="0.6728in" svg:y="0in" svg:viewBox="0 0 157 326" svg:d="M132 8c0-5-3-8-8-8s-6 4-8 12c-6 15-2 2-6 18-4-3-16-8-31-8-22 0-47 11-61 41-16 30-18 66-18 102 0 24 0 92 34 122-9 30-9 31-9 32 0 4 4 7 8 7 6 0 7-4 9-12 4-15 1-2 5-17 9 4 21 7 31 7 44 0 61-36 67-55 10-26 12-57 12-84 0-29 0-92-34-125 4-11 6-21 9-32zM39 269c-13-26-13-72-13-110 0-30 0-57 6-82 7-35 30-47 47-47 8 0 18 2 28 11-23 75-45 152-68 228zM118 56c13 22 13 67 13 103 0 29 0 56-4 82-8 40-28 55-49 55-9 0-17-3-27-11 22-76 45-153 67-229z"><text:p/></draw:path><draw:path draw:style-name="gr3" draw:text-style-name="P12" svg:width="0.0843in" svg:height="0.0929in" svg:x="0.7839in" svg:y="0.0264in" svg:viewBox="0 0 215 237" svg:d="M212 15c3-5 3-5 3-7 0-5-4-8-8-8-3 0-7 2-9 9-31 67-60 135-91 202-30-67-61-135-90-203-4-7-7-8-9-8-5 0-8 3-8 8 0 1 0 1 2 6 32 72 64 144 96 216 3 6 5 7 9 7 5 0 6-2 9-7 31-72 64-143 96-215z"><text:p/></draw:path><draw:path draw:style-name="gr3" draw:text-style-name="P12" svg:width="0.0055in" svg:height="0.1508in" svg:x="0.9287in" svg:y="0.0035in" svg:viewBox="0 0 15 384" svg:d="M15 13c0-6 0-13-7-13-8 0-8 7-8 13 0 119 0 238 0 356 0 8 0 15 8 15 7 0 7-7 7-15 0-118 0-237 0-356z"><text:p/></draw:path><draw:path draw:style-name="gr3" draw:text-style-name="P12" svg:width="0.1039in" svg:height="0.1075in" svg:x="0.9583in" svg:y="0.0071in" svg:viewBox="0 0 265 274" svg:d="M55 230c-15 26-31 32-47 33-5 0-8 0-8 7 0 3 1 4 4 4 11 0 24-1 33-1 14 0 27 1 40 1 2 0 7 0 7-7 0-4-4-4-6-4-10-1-19-5-19-15 0-4 3-8 6-14 10-15 20-32 30-47 32 0 65 0 96 0 2 8 6 59 6 62 0 13-20 14-28 14-5 0-8 0-8 7 0 4 4 4 5 4 16 0 32-1 49-1 8 0 34 1 42 1 3 0 8 0 8-8 0-3-4-3-9-3-24 0-24-4-25-15-8-79-16-159-24-239 0-8 0-9-7-9-6 0-7 2-11 7-45 74-89 149-134 223zM101 175c26-43 52-86 77-128 5 42 8 85 12 128-29 0-59 0-89 0z"><text:p/></draw:path><draw:path draw:style-name="gr3" draw:text-style-name="P12" svg:width="0.0055in" svg:height="0.1508in" svg:x="1.0854in" svg:y="0.0035in" svg:viewBox="0 0 15 384" svg:d="M15 13c0-6 0-13-7-13-8 0-8 7-8 13 0 119 0 238 0 356 0 8 0 15 8 15 7 0 7-7 7-15 0-118 0-237 0-356z"><text:p/></draw:path><draw:path draw:style-name="gr3" draw:text-style-name="P12" svg:width="0.1004in" svg:height="0.035in" svg:x="1.1602in" svg:y="0.059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12" svg:width="0.05in" svg:height="0.1in" svg:x="1.3256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draw:path draw:style-name="gr3" draw:text-style-name="P12" svg:width="0.035in" svg:height="0.1508in" svg:x="1.3969in" svg:y="0.0035in" svg:viewBox="0 0 90 384" svg:d="M90 192c0-29-4-77-25-119-23-49-56-73-61-73-2 0-4 1-4 3 0 1 0 2 8 9 38 39 60 100 60 180 0 65-14 132-62 182-6 4-6 4-6 5 0 3 2 5 4 5 5 0 39-27 62-75 20-43 24-86 24-117z"><text:p/></draw:path></draw:g> שקול לכך ש־<draw:g text:anchor-type="as-char" svg:y="-0.1035in" draw:z-index="2" draw:name="Shape23" draw:style-name="gr1"><svg:title>TexMaths</svg:title><svg:desc>11§display§H§svg§600§FALSE§</svg:desc><draw:path draw:style-name="gr2" draw:text-style-name="P11" svg:width="0.1177in" svg:height="0.0874in" svg:x="0.0016in" svg:y="0.0071in" svg:viewBox="0 0 300 223" svg:d="M0 0c100 0 200 0 300 0 0 74 0 149 0 223-100 0-200 0-300 0 0-74 0-149 0-223z"><text:p/></draw:path><draw:path draw:style-name="gr3" draw:text-style-name="P12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 על. נוכיח שתי גרירות. </text:p>
      <text:list text:style-name="L1">
        <text:list-item>
          <text:p text:style-name="P13"><text:span text:style-name="T4">נניח </text:span><text:span text:style-name="T4"><draw:g text:anchor-type="as-char" svg:y="-0.1161in" draw:z-index="3" draw:name="Shape24" draw:style-name="gr1"><svg:title>TexMaths</svg:title><svg:desc>11§display§B \cap C = \emptyset \lor |A| = 1§svg§600§FALSE§</svg:desc><draw:path draw:style-name="gr2" draw:text-style-name="P11" svg:width="1.3091in" svg:height="0.1386in" svg:x="0.0008in" svg:y="0.0071in" svg:viewBox="0 0 3326 353" svg:d="M0 0c1109 0 2217 0 3326 0 0 118 0 235 0 353-1109 0-2217 0-3326 0 0-118 0-235 0-353z"><text:p/></draw:path><draw:path draw:style-name="gr3" draw:text-style-name="P12" svg:width="0.1083in" svg:height="0.1028in" svg:x="-0.0004in" svg:y="0.0134in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3" draw:text-style-name="P12" svg:width="0.0843in" svg:height="0.0929in" svg:x="0.1587in" svg:y="0.0264in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3" draw:text-style-name="P12" svg:width="0.1079in" svg:height="0.1094in" svg:x="0.2929in" svg:y="0.0098in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3" draw:text-style-name="P12" svg:width="0.1008in" svg:height="0.035in" svg:x="0.4559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12" svg:width="0.061in" svg:height="0.128in" svg:x="0.6154in" svg:y="0in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3" draw:text-style-name="P12" svg:width="0.0846in" svg:height="0.0929in" svg:x="0.7256in" svg:y="0.0264in" svg:viewBox="0 0 216 237" svg:d="M212 15c4-5 4-5 4-7 0-5-4-8-8-8s-7 2-9 9c-31 67-60 135-91 202-30-67-61-135-90-203-4-7-7-8-9-8-5 0-9 3-9 8 0 1 0 1 3 6 32 72 64 144 96 216 3 6 6 7 9 7 5 0 6-2 9-7 32-72 63-143 95-215z"><text:p/></draw:path><draw:path draw:style-name="gr3" draw:text-style-name="P12" svg:width="0.0055in" svg:height="0.1508in" svg:x="0.8709in" svg:y="0.0035in" svg:viewBox="0 0 15 384" svg:d="M15 13c0-6 0-13-7-13-8 0-8 7-8 13 0 119 0 238 0 356 0 8 0 15 8 15 7 0 7-7 7-15 0-118 0-237 0-356z"><text:p/></draw:path><draw:path draw:style-name="gr3" draw:text-style-name="P12" svg:width="0.1039in" svg:height="0.1075in" svg:x="0.9004in" svg:y="0.0071in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3" draw:text-style-name="P12" svg:width="0.0063in" svg:height="0.1508in" svg:x="1.0272in" svg:y="0.0035in" svg:viewBox="0 0 17 384" svg:d="M17 13c0-6 0-13-9-13-8 0-8 7-8 13 0 119 0 238 0 356 0 8 0 15 8 15 9 0 9-7 9-15 0-118 0-237 0-356z"><text:p/></draw:path><draw:path draw:style-name="gr3" draw:text-style-name="P12" svg:width="0.1004in" svg:height="0.035in" svg:x="1.1024in" svg:y="0.0598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12" svg:width="0.05in" svg:height="0.1in" svg:x="1.2681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/draw:g></text:span><text:span text:style-name="T4">. נוכיח </text:span><text:span text:style-name="T4"><draw:g text:anchor-type="as-char" svg:y="-0.1035in" draw:z-index="4" draw:name="Shape378" draw:style-name="gr1"><svg:title>TexMaths</svg:title><svg:desc>11§display§H§svg§600§FALSE§</svg:desc><draw:path draw:style-name="gr2" draw:text-style-name="P11" svg:width="0.1177in" svg:height="0.0874in" svg:x="0.0016in" svg:y="0.0071in" svg:viewBox="0 0 300 223" svg:d="M0 0c100 0 200 0 300 0 0 74 0 149 0 223-100 0-200 0-300 0 0-74 0-149 0-223z"><text:p/></draw:path><draw:path draw:style-name="gr3" draw:text-style-name="P12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4"><text:s/>על, </text:span><text:span text:style-name="T9">כלומר, </text:span><text:span text:style-name="T4">יהי </text:span><text:span text:style-name="T4"><draw:g text:anchor-type="as-char" svg:y="-0.1134in" draw:z-index="5" draw:name="Shape379" draw:style-name="gr1"><svg:title>TexMaths</svg:title><svg:desc>11§display§\la f_1, f_2 \ra \in (B \to A) \times (C \to A)§svg§600§FALSE§</svg:desc><draw:path draw:style-name="gr2" draw:text-style-name="P11" svg:width="1.9929in" svg:height="0.1358in" svg:x="-0.0004in" svg:y="0.0071in" svg:viewBox="0 0 5063 346" svg:d="M2532 346c-845 0-1688 0-2532 0 0-116 0-230 0-346 1687 0 3376 0 5063 0 0 116 0 230 0 346-843 0-1687 0-2531 0z"><text:p/></draw:path><draw:path draw:style-name="gr3" draw:text-style-name="P12" svg:width="0.0335in" svg:height="0.1512in" svg:x="0.0087in" svg:y="0in" svg:viewBox="0 0 86 385" svg:d="M84 15c2-4 2-5 2-7 0-5-3-8-8-8-3 0-5 2-9 9-22 59-45 118-67 177-1 2-2 4-2 8 0 1 0 1 2 5 22 59 45 118 67 176 3 5 4 10 9 10s8-3 8-7c0-1 0-3-2-7-23-59-45-119-69-177 24-60 46-119 69-179z"><text:p/></draw:path><draw:path draw:style-name="gr3" draw:text-style-name="P12" svg:width="0.076in" svg:height="0.1374in" svg:x="0.0591in" svg:y="0.0067in" svg:viewBox="0 0 194 350" svg:d="M122 118c11 0 22 0 33 0 8 0 12 0 12-8 0-4-4-4-11-4-11 0-21 0-32 0 3-16 6-30 8-44 2-8 8-36 10-40 3-8 10-13 18-13 2 0 12 0 18 6-16 2-21 16-21 21 0 9 8 14 15 14 11 0 22-9 22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12" svg:width="0.0382in" svg:height="0.0701in" svg:x="0.1374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12" svg:width="0.0173in" svg:height="0.0453in" svg:x="0.2071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12" svg:width="0.076in" svg:height="0.1374in" svg:x="0.2693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12" svg:width="0.0469in" svg:height="0.0701in" svg:x="0.3425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12" svg:width="0.0335in" svg:height="0.1512in" svg:x="0.413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3" draw:text-style-name="P12" svg:width="0.0756in" svg:height="0.087in" svg:x="0.5185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12" svg:width="0.035in" svg:height="0.1512in" svg:x="0.6646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12" svg:width="0.1083in" svg:height="0.1028in" svg:x="0.715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3" draw:text-style-name="P12" svg:width="0.1346in" svg:height="0.0787in" svg:x="0.8823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12" svg:width="0.1039in" svg:height="0.1079in" svg:x="1.0732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12" svg:width="0.035in" svg:height="0.1512in" svg:x="1.1906in" svg:y="0in" svg:viewBox="0 0 90 385" svg:d="M90 194c0-31-4-77-25-121-24-48-57-73-61-73-2 0-4 2-4 4s0 2 8 9c37 38 59 99 59 181 0 64-14 132-61 180-6 6-6 6-6 7 0 2 2 4 4 4 4 0 39-26 62-76 20-41 24-84 24-115z"><text:p/></draw:path><draw:path draw:style-name="gr3" draw:text-style-name="P12" svg:width="0.0728in" svg:height="0.0728in" svg:x="1.2976in" svg:y="0.0394in" svg:viewBox="0 0 186 186" svg:d="M94 83c-27-26-52-52-79-77-4-5-5-6-7-6-5 0-8 3-8 8 0 2 0 3 4 7 26 27 52 52 77 79-25 25-51 50-77 77-4 4-4 5-4 7 0 5 3 8 8 8 2 0 3-1 7-5 26-27 52-52 77-78 27 27 54 53 81 81 1 0 3 2 5 2 5 0 8-3 8-8 0-1 0-2-1-4 0-1-62-62-82-80 25-25 48-48 72-72 1-2 8-7 10-9 0-1 1-3 1-5 0-5-3-8-8-8-3 0-4 1-9 6-25 25-50 51-75 77z"><text:p/></draw:path><draw:path draw:style-name="gr3" draw:text-style-name="P12" svg:width="0.035in" svg:height="0.1512in" svg:x="1.4421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12" svg:width="0.1079in" svg:height="0.1098in" svg:x="1.4937in" svg:y="0.0067in" svg:viewBox="0 0 275 280" svg:d="M275 3c0-1-1-3-4-3-1 0-1 0-6 4-9 10-19 20-27 30-4-5-21-34-64-34-86 0-174 85-174 175 0 63 46 105 106 105 33 0 62-16 83-33 35-32 42-66 42-68 0-3-3-3-4-3-3 0-5 0-6 3-3 11-12 38-38 60-27 22-51 29-72 29-34 0-76-20-76-80 0-22 9-85 48-130 23-27 59-46 94-46 40 0 62 30 62 75 0 15-1 14-1 19 0 3 4 4 5 4 6 0 6-1 8-8 8-33 16-66 24-99z"><text:p/></draw:path><draw:path draw:style-name="gr3" draw:text-style-name="P12" svg:width="0.1346in" svg:height="0.0787in" svg:x="1.6567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12" svg:width="0.1039in" svg:height="0.1079in" svg:x="1.848in" svg:y="0.0043in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12" svg:width="0.035in" svg:height="0.1512in" svg:x="1.9654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4">, נוכיח קיום </text:span><text:span text:style-name="T4"><draw:g text:anchor-type="as-char" svg:y="-0.1134in" draw:z-index="6" draw:name="Shape380" draw:style-name="gr1"><svg:title>TexMaths</svg:title><svg:desc>11§display§h \in ((B \cup C) \to A)§svg§600§FALSE§</svg:desc><draw:path draw:style-name="gr2" draw:text-style-name="P11" svg:width="1.2409in" svg:height="0.1358in" svg:x="-0.0004in" svg:y="0.0071in" svg:viewBox="0 0 3153 346" svg:d="M1577 346c-526 0-1051 0-1577 0 0-116 0-230 0-346 1051 0 2102 0 3153 0 0 116 0 230 0 346-526 0-1051 0-1576 0z"><text:p/></draw:path><draw:path draw:style-name="gr3" draw:text-style-name="P12" svg:width="0.074in" svg:height="0.1063in" svg:x="0.0004in" svg:y="0.0071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3 32 32 32 36 0 50-56 50-60 0-3-3-3-4-3-5 0-5 1-6 7-6 20-18 47-39 47-7 0-10-3-10-12 0-10 3-19 7-28 6-15 24-61 24-83 0-26-16-42-44-42-26 0-43 12-58 30 10-41 20-82 30-123z"><text:p/></draw:path><draw:path draw:style-name="gr3" draw:text-style-name="P12" svg:width="0.076in" svg:height="0.087in" svg:x="0.1343in" svg:y="0.0307in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3" draw:text-style-name="P12" svg:width="0.0346in" svg:height="0.1512in" svg:x="0.2807in" svg:y="0in" svg:viewBox="0 0 89 385" svg:d="M89 381c0-1 0-1-7-8-48-49-60-122-60-179 0-68 14-136 63-183 4-5 4-5 4-7 0-3-1-4-3-4-5 0-39 26-62 76-20 42-24 85-24 118 0 28 4 75 25 119 23 47 56 72 61 72 2 0 3-1 3-4z"><text:p/></draw:path><draw:path draw:style-name="gr3" draw:text-style-name="P12" svg:width="0.035in" svg:height="0.1512in" svg:x="0.3394in" svg:y="0in" svg:viewBox="0 0 90 385" svg:d="M90 381c0-1 0-1-6-8-49-49-61-122-61-179 0-68 14-136 62-183 5-5 5-5 5-7 0-3-2-4-4-4-4 0-39 26-62 76-19 42-24 85-24 118 0 28 4 75 26 119 23 47 56 72 60 72 2 0 4-1 4-4z"><text:p/></draw:path><draw:path draw:style-name="gr3" draw:text-style-name="P12" svg:width="0.1083in" svg:height="0.1028in" svg:x="0.3902in" svg:y="0.0098in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3 0 50 0 34 0 43 22 43 40 0 34-33 70-80 70-19 0-39 0-58 0zM87 250c-6 0-7 0-9 0-4 0-5-1-5-4 0-2 0-2 2-9 9-36 17-71 26-106 24 0 50 0 74 0 36 0 44 28 44 45 0 36-34 74-80 74-18 0-35 0-52 0z"><text:p/></draw:path><draw:path draw:style-name="gr3" draw:text-style-name="P12" svg:width="0.0839in" svg:height="0.0937in" svg:x="0.5492in" svg:y="0.0217in" svg:viewBox="0 0 214 239" svg:d="M214 14c0-6 0-14-7-14-8 0-8 8-8 14 0 47 0 93 0 140 0 57-63 70-92 70-18 0-42-4-62-16-30-19-30-44-30-54 0-47 0-93 0-140 0-6 0-14-7-14-8 0-8 8-8 14 0 48 0 94 0 141 0 59 58 84 107 84 50 0 107-28 107-83 0-47 0-94 0-142z"><text:p/></draw:path><draw:path draw:style-name="gr3" draw:text-style-name="P12" svg:width="0.1079in" svg:height="0.1098in" svg:x="0.6827in" svg:y="0.0067in" svg:viewBox="0 0 275 280" svg:d="M275 3c0-1-1-3-4-3-2 0-3 0-7 4-9 10-18 20-26 30-4-5-22-34-65-34-86 0-173 85-173 175 0 63 46 105 104 105 35 0 64-16 84-33 36-32 43-66 43-68 0-3-3-2-4-3-3 0-5 0-6 3-3 11-12 38-38 60-28 22-52 29-72 29-35 0-76-20-76-80 0-22 8-85 47-130 24-27 60-46 94-46 40 0 63 30 63 75 0 15-1 14-1 19 0 3 4 4 5 4 6 0 6-1 7-8 8-33 16-66 25-99z"><text:p/></draw:path><draw:path draw:style-name="gr3" draw:text-style-name="P12" svg:width="0.0346in" svg:height="0.1512in" svg:x="0.8035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12" svg:width="0.1346in" svg:height="0.0787in" svg:x="0.9047in" svg:y="0.0362in" svg:viewBox="0 0 343 201" svg:d="M301 109c-21 15-32 32-35 36-17 27-20 51-20 52 0 4 5 4 8 4 7 0 7-1 8-7 10-38 32-71 76-88 4-1 5-3 5-5 0-3-2-4-3-4-17-7-64-27-78-91-1-5-1-6-8-6-3 0-8 0-8 4 0 2 4 26 20 51 8 12 19 25 35 37-95 0-191 0-287 0-6 0-14 0-14 9 0 8 8 8 14 8 96 0 192 0 287 0z"><text:p/></draw:path><draw:path draw:style-name="gr3" draw:text-style-name="P12" svg:width="0.1039in" svg:height="0.1079in" svg:x="1.0961in" svg:y="0.0043in" svg:viewBox="0 0 265 275" svg:d="M56 231c-15 26-31 31-48 32-5 1-8 1-8 8 0 2 2 4 5 4 10 0 22-1 33-1 13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3" draw:text-style-name="P12" svg:width="0.035in" svg:height="0.1512in" svg:x="1.2134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4"><text:s/>כך ש־</text:span><text:span text:style-name="T4"><draw:g text:anchor-type="as-char" svg:y="-0.1134in" draw:z-index="7" draw:name="Shape381" draw:style-name="gr1"><svg:title>TexMaths</svg:title><svg:desc>11§display§H(h) = \la f_1, f_2 \ra§svg§600§FALSE§</svg:desc><draw:path draw:style-name="gr2" draw:text-style-name="P11" svg:width="0.9858in" svg:height="0.1358in" svg:x="0.0016in" svg:y="0.0071in" svg:viewBox="0 0 2505 346" svg:d="M1254 346c-418 0-836 0-1254 0 0-116 0-230 0-346 835 0 1670 0 2505 0 0 116 0 230 0 346-417 0-835 0-1251 0z"><text:p/></draw:path><draw:path draw:style-name="gr3" draw:text-style-name="P12" svg:width="0.128in" svg:height="0.1028in" svg:x="-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3" draw:text-style-name="P12" svg:width="0.0346in" svg:height="0.1512in" svg:x="0.147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12" svg:width="0.074in" svg:height="0.1063in" svg:x="0.2in" svg:y="0.0071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12" svg:width="0.0346in" svg:height="0.1512in" svg:x="0.2882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12" svg:width="0.1004in" svg:height="0.0354in" svg:x="0.3894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12" svg:width="0.0335in" svg:height="0.1512in" svg:x="0.5579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12" svg:width="0.076in" svg:height="0.1374in" svg:x="0.6079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12" svg:width="0.0386in" svg:height="0.0701in" svg:x="0.6858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12" svg:width="0.0173in" svg:height="0.0453in" svg:x="0.7559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12" svg:width="0.0752in" svg:height="0.1374in" svg:x="0.8185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12" svg:width="0.0469in" svg:height="0.0701in" svg:x="0.8917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12" svg:width="0.0339in" svg:height="0.1512in" svg:x="0.9614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4">. </text:span><text:span text:style-name="T9">נפלג למקרים. </text:span></text:p>
          <text:list>
            <text:list-item>
              <text:p text:style-name="P13"><text:span text:style-name="T9">נניח </text:span><text:span text:style-name="T9"><draw:g text:anchor-type="as-char" svg:y="-0.1193in" draw:z-index="8" draw:name="Shape25" draw:style-name="gr1"><svg:title>TexMaths</svg:title><svg:desc>11§display§B \cap C = \emptyset§svg§600§FALSE§</svg:desc><draw:path draw:style-name="gr2" draw:text-style-name="P11" svg:width="0.6665in" svg:height="0.1126in" svg:x="0.0008in" svg:y="0.0075in" svg:viewBox="0 0 1694 287" svg:d="M0 0c565 0 1129 0 1694 0 0 96 0 192 0 287-565 0-1129 0-1694 0 0-95 0-191 0-287z"><text:p/></draw:path><draw:path draw:style-name="gr3" draw:text-style-name="P12" svg:width="0.1083in" svg:height="0.1031in" svg:x="-0.0004in" svg:y="0.0138in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3" draw:text-style-name="P12" svg:width="0.0839in" svg:height="0.0933in" svg:x="0.1587in" svg:y="0.0264in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3" draw:text-style-name="P12" svg:width="0.1079in" svg:height="0.1098in" svg:x="0.2925in" svg:y="0.0102in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3" draw:text-style-name="P12" svg:width="0.1008in" svg:height="0.035in" svg:x="0.4551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2" svg:width="0.061in" svg:height="0.1283in" svg:x="0.6142in" svg:y="0in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text:span text:style-name="T9">: </text:span><text:span text:style-name="T4">נבחר </text:span><text:span text:style-name="T4"><draw:g text:anchor-type="as-char" svg:y="-0.1075in" draw:z-index="9" draw:name="Shape382" draw:style-name="gr1"><svg:title>TexMaths</svg:title><svg:desc>11§display§h = f_1 \cup f_2§svg§600§FALSE§</svg:desc><draw:path draw:style-name="gr2" draw:text-style-name="P11" svg:width="0.715in" svg:height="0.122in" svg:x="-0.0004in" svg:y="0.0075in" svg:viewBox="0 0 1817 311" svg:d="M0 0c605 0 1212 0 1817 0 0 103 0 208 0 311-605 0-1212 0-1817 0 0-103 0-208 0-311z"><text:p/></draw:path><draw:path draw:style-name="gr3" draw:text-style-name="P12" svg:width="0.0744in" svg:height="0.1067in" svg:x="0in" svg:y="0.002in" svg:viewBox="0 0 190 272" svg:d="M90 4c0-1 0-4-5-4-9 0-37 3-48 3-2 1-6 1-6 8 0 5 3 5 9 5 18 0 19 3 19 7 0 2-1 6-1 8-18 73-37 147-56 221-2 5-2 6-2 9 0 8 8 11 12 11 6 0 12-5 14-10 3-10 5-20 7-30 3-11 6-23 9-34 2-9 4-18 6-26 2-3 4-15 5-18s13-24 26-35c8-6 20-13 37-13 16 0 20 13 20 26 0 21-14 64-23 87-3 9-5 13-5 21 0 18 13 32 32 32 36 0 50-57 50-60s-3-3-4-3c-4 0-4 1-7 6-5 20-17 48-38 48-7 0-10-4-10-12 0-10 3-19 7-28 6-16 24-62 24-84 0-26-16-42-45-42-25 0-43 12-58 29 10-40 21-81 31-122z"><text:p/></draw:path><draw:path draw:style-name="gr3" draw:text-style-name="P12" svg:width="0.1004in" svg:height="0.0354in" svg:x="0.1303in" svg:y="0.052in" svg:viewBox="0 0 256 91" svg:d="M243 16c7 0 13 0 13-8s-6-8-12-8c-77 0-155 0-232 0-5 0-12 0-12 8s7 8 13 8c77 0 153 0 230 0zM244 91c6 0 12 1 12-7s-6-9-13-9c-77 0-153 0-230 0-6 0-13 1-13 9s7 7 12 7c77 0 155 0 232 0z"><text:p/></draw:path><draw:path draw:style-name="gr3" draw:text-style-name="P12" svg:width="0.076in" svg:height="0.1378in" svg:x="0.2906in" svg:y="0in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3" draw:text-style-name="P12" svg:width="0.0382in" svg:height="0.0701in" svg:x="0.3689in" svg:y="0.0591in" svg:viewBox="0 0 98 179" svg:d="M61 8c0-8 0-8-8-8-18 16-42 16-53 16 0 4 0 7 0 10 7 0 24 0 39-7 0 46 0 92 0 138 0 9 0 12-27 12-3 0-8 0-11 0 0 4 0 7 0 10 6-1 39-1 49-1 8 0 42 0 48 1 0-3 0-6 0-10-3 0-7 0-10 0-27 0-27-3-27-12 0-49 0-100 0-149z"><text:p/></draw:path><draw:path draw:style-name="gr3" draw:text-style-name="P12" svg:width="0.0843in" svg:height="0.0937in" svg:x="0.4677in" svg:y="0.0165in" svg:viewBox="0 0 215 239" svg:d="M215 13c0-6 0-13-8-13s-8 7-8 13c0 46 0 94 0 140 0 58-63 70-91 70-18 0-42-3-63-16-30-19-30-44-30-54 0-46 0-94 0-140 0-6 0-13-7-13-8 0-8 7-8 13 0 47 0 94 0 141 0 59 59 85 108 85s107-28 107-84c0-47 0-95 0-142z"><text:p/></draw:path><draw:path draw:style-name="gr3" draw:text-style-name="P12" svg:width="0.076in" svg:height="0.1378in" svg:x="0.6024in" svg:y="0in" svg:viewBox="0 0 194 351" svg:d="M122 118c11 0 22 0 33 0 8 0 11 0 11-8 0-4-3-4-10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3" draw:text-style-name="P12" svg:width="0.0469in" svg:height="0.0701in" svg:x="0.6756in" svg:y="0.0591in" svg:viewBox="0 0 120 179" svg:d="M120 130c-3 0-6 0-9 0-1 5-4 22-8 24-2 2-23 2-26 2-16 0-33 0-49 0 27-25 37-33 53-45 20-16 39-33 39-58 0-33-29-53-64-53-33 0-56 23-56 48 0 14 12 15 14 15 7 0 15-5 15-15 0-4-1-14-16-14 8-19 27-24 40-24 26 0 41 21 41 43 0 23-17 42-26 51-22 21-43 43-65 64-3 2-3 4-3 11 37 0 75 0 112 0 2-16 6-33 8-49z"><text:p/></draw:path></draw:g></text:span><text:span text:style-name="T4">. נוכיח ש־</text:span><text:span text:style-name="T4"><draw:g text:anchor-type="as-char" svg:y="-0.1063in" draw:z-index="10" draw:name="Shape383" draw:style-name="gr1"><svg:title>TexMaths</svg:title><svg:desc>11§display§h§svg§600§FALSE§</svg:desc><draw:path draw:style-name="gr2" draw:text-style-name="P11" svg:width="0.0665in" svg:height="0.0906in" svg:x="-0.0004in" svg:y="0.0071in" svg:viewBox="0 0 170 231" svg:d="M0 0c56 0 114 0 170 0 0 77 0 154 0 231-56 0-114 0-170 0 0-77 0-154 0-231z"><text:p/></draw:path><draw:path draw:style-name="gr3" draw:text-style-name="P12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4"> פונ’, </text:span><text:span text:style-name="T9">המקיימת </text:span><text:span text:style-name="T9"><draw:g text:anchor-type="as-char" svg:y="-0.1134in" draw:z-index="11" draw:name="Shape26" draw:style-name="gr1"><svg:title>TexMaths</svg:title><svg:desc>11§display§H(h) = \la f_1, f_2 \ra§svg§600§FALSE§</svg:desc><draw:path draw:style-name="gr2" draw:text-style-name="P11" svg:width="0.9858in" svg:height="0.1358in" svg:x="0.0016in" svg:y="0.0071in" svg:viewBox="0 0 2505 346" svg:d="M1254 346c-418 0-836 0-1254 0 0-116 0-230 0-346 835 0 1670 0 2505 0 0 116 0 230 0 346-417 0-835 0-1251 0z"><text:p/></draw:path><draw:path draw:style-name="gr3" draw:text-style-name="P12" svg:width="0.128in" svg:height="0.1028in" svg:x="-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3" draw:text-style-name="P12" svg:width="0.0346in" svg:height="0.1512in" svg:x="0.147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12" svg:width="0.074in" svg:height="0.1063in" svg:x="0.2in" svg:y="0.0071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12" svg:width="0.0346in" svg:height="0.1512in" svg:x="0.2882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12" svg:width="0.1004in" svg:height="0.0354in" svg:x="0.3894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12" svg:width="0.0335in" svg:height="0.1512in" svg:x="0.5579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12" svg:width="0.076in" svg:height="0.1374in" svg:x="0.6079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12" svg:width="0.0386in" svg:height="0.0701in" svg:x="0.6858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12" svg:width="0.0173in" svg:height="0.0453in" svg:x="0.7559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12" svg:width="0.0752in" svg:height="0.1374in" svg:x="0.8185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12" svg:width="0.0469in" svg:height="0.0701in" svg:x="0.8917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12" svg:width="0.0339in" svg:height="0.1512in" svg:x="0.9614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4">: </text:span></text:p>
              <text:list>
                <text:list-item>
                  <text:p text:style-name="P14"><text:span text:style-name="T4"><draw:g text:anchor-type="as-char" svg:y="-0.1063in" draw:z-index="12" draw:name="Shape384" draw:style-name="gr1"><svg:title>TexMaths</svg:title><svg:desc>11§display§h§svg§600§FALSE§</svg:desc><draw:path draw:style-name="gr2" draw:text-style-name="P11" svg:width="0.0665in" svg:height="0.0906in" svg:x="-0.0004in" svg:y="0.0071in" svg:viewBox="0 0 170 231" svg:d="M0 0c56 0 114 0 170 0 0 77 0 154 0 231-56 0-114 0-170 0 0-77 0-154 0-231z"><text:p/></draw:path><draw:path draw:style-name="gr3" draw:text-style-name="P12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4"><text:s/></text:span><text:span text:style-name="T10">פונ’: נוכיח מליאות וחד ערכיות;</text:span></text:p>
                  <text:list>
                    <text:list-item>
                      <text:p text:style-name="P15"><text:span text:style-name="T4">מליאות ב־</text:span><text:span text:style-name="T4"><draw:g text:anchor-type="as-char" svg:y="-0.1098in" draw:z-index="13" draw:name="Shape27" draw:style-name="gr1"><svg:title>TexMaths</svg:title><svg:desc>11§display§B \cup C§svg§600§FALSE§</svg:desc><draw:path draw:style-name="gr2" draw:text-style-name="P11" svg:width="0.3909in" svg:height="0.0937in" svg:x="0.0008in" svg:y="0.0071in" svg:viewBox="0 0 994 239" svg:d="M0 0c331 0 663 0 994 0 0 80 0 159 0 239-331 0-663 0-994 0 0-80 0-159 0-239z"><text:p/></draw:path><draw:path draw:style-name="gr3" draw:text-style-name="P12" svg:width="0.1079in" svg:height="0.1024in" svg:x="-0.0004in" svg:y="0.0035in" svg:viewBox="0 0 275 261" svg:d="M45 232c-3 15-4 17-35 17-7 0-10 0-10 8 0 4 3 4 10 4 46 0 92 0 138 0 61 0 107-45 107-82 0-29-23-50-60-54 40-8 80-36 80-72 0-29-25-53-72-53-43 0-86 0-129 0-8 0-11 0-11 8 0 4 3 4 11 4 1 0 7 0 14 0 7 1 11 1 11 7 0 1-1 2-2 7-18 68-34 137-52 206zM103 122c8-32 17-64 25-96 3-13 4-14 20-14 17 0 33 0 50 0 34 0 43 22 43 40 0 34-34 70-82 70-18 0-37 0-56 0zM86 249c-6 0-6 0-8 0-4 0-5-1-5-3s0-2 2-10c9-35 17-70 26-105 24 0 48 0 73 0 37 0 45 27 45 43 0 38-34 75-80 75-18 0-36 0-53 0z"><text:p/></draw:path><draw:path draw:style-name="gr3" draw:text-style-name="P12" svg:width="0.0843in" svg:height="0.0929in" svg:x="0.1579in" svg:y="0.0161in" svg:viewBox="0 0 215 237" svg:d="M215 13c0-6 0-13-7-13-8 0-8 7-8 13 0 46 0 92 0 138 0 59-64 71-92 71-18 0-42-4-63-17-30-18-30-44-30-54 0-46 0-92 0-138 0-6 0-13-7-13-8 0-8 7-8 13 0 47 0 95 0 141 0 58 59 83 108 83 50 0 107-27 107-83 0-46 0-94 0-141z"><text:p/></draw:path><draw:path draw:style-name="gr3" draw:text-style-name="P12" svg:width="0.1075in" svg:height="0.1094in" svg:x="0.2921in" svg:y="0in" svg:viewBox="0 0 274 279" svg:d="M274 4c0-2-1-4-5-4-1 0-1 0-5 4-10 10-19 20-28 30-3-5-21-34-63-34-86 0-173 86-173 173 0 64 45 106 104 106 33 0 63-16 84-33 35-32 42-67 42-68 0-4-4-4-5-4-2 0-4 0-4 4-4 11-13 38-40 61-26 21-50 28-71 28-34 0-75-20-75-80 0-22 8-84 46-129 25-27 61-46 95-46 39 0 61 30 61 75 0 15-1 14-1 18s5 5 7 5c4 0 4-1 7-8 7-33 15-65 24-98z"><text:p/></draw:path></draw:g></text:span><text:span text:style-name="T4">: יהי </text:span><text:span text:style-name="T4"><draw:g text:anchor-type="as-char" svg:y="-0.1063in" draw:z-index="14" draw:name="Shape386" draw:style-name="gr1"><svg:title>TexMaths</svg:title><svg:desc>11§display§x \in B \cup C§svg§600§FALSE§</svg:desc><draw:path draw:style-name="gr2" draw:text-style-name="P11" svg:width="0.6642in" svg:height="0.0969in" svg:x="0.0031in" svg:y="0.0063in" svg:viewBox="0 0 1688 247" svg:d="M844 247c-281 0-563 0-844 0 0-83 0-164 0-247 563 0 1125 0 1688 0 0 83 0 164 0 247-282 0-563 0-844 0z"><text:p/></draw:path><draw:path draw:style-name="gr3" draw:text-style-name="P12" svg:width="0.0752in" svg:height="0.0681in" svg:x="-0.0004in" svg:y="0.0398in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3" draw:text-style-name="P12" svg:width="0.0752in" svg:height="0.0874in" svg:x="0.1374in" svg:y="0.0248in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3" draw:text-style-name="P12" svg:width="0.1083in" svg:height="0.1028in" svg:x="0.2744in" svg:y="0.0031in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3" draw:text-style-name="P12" svg:width="0.0839in" svg:height="0.0933in" svg:x="0.4331in" svg:y="0.0161in" svg:viewBox="0 0 214 238" svg:d="M214 13c0-6 0-13-7-13-8 0-8 7-8 13 0 47 0 93 0 140 0 56-63 70-91 70-18 0-42-5-63-18-30-19-30-43-30-52 0-47 0-93 0-140 0-6 0-13-7-13-8 0-8 7-8 13 0 47 0 94 0 141 0 58 59 84 108 84s106-28 106-83c0-47 0-94 0-142z"><text:p/></draw:path><draw:path draw:style-name="gr3" draw:text-style-name="P12" svg:width="0.1079in" svg:height="0.1098in" svg:x="0.5673in" svg:y="-0.0004in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4">, נוכיח קיום </text:span><text:span text:style-name="T4"><draw:g text:anchor-type="as-char" svg:y="-0.1083in" draw:z-index="15" draw:name="Shape387" draw:style-name="gr1"><svg:title>TexMaths</svg:title><svg:desc>11§display§y \in A§svg§600§FALSE§</svg:desc><draw:path draw:style-name="gr2" draw:text-style-name="P11" svg:width="0.3587in" svg:height="0.1232in" svg:x="0.0031in" svg:y="0.0079in" svg:viewBox="0 0 912 314" svg:d="M0 0c304 0 608 0 912 0 0 104 0 210 0 314-304 0-608 0-912 0 0-104 0-210 0-314z"><text:p/></draw:path><draw:path draw:style-name="gr3" draw:text-style-name="P12" svg:width="0.0697in" svg:height="0.0972in" svg:x="-0.0004in" svg:y="0.0413in" svg:viewBox="0 0 178 248" svg:d="M177 23c1-4 1-5 1-9 0-6-5-10-11-10-4 0-10 3-13 8-1 2-5 14-6 21-3 10-5 21-7 31-6 23-12 46-18 69-2 6-19 33-44 33-20 0-24-17-24-31 0-17 7-42 20-76 6-15 7-19 7-27 0-18-12-32-30-32-38 0-52 56-52 59 0 5 3 3 4 5 5 0 5-1 7-8 10-36 26-47 38-47 4 0 10 0 10 12 0 10-3 20-6 27-16 41-22 63-22 81 0 34 24 46 47 46 14 0 28-7 38-18-4 20-9 39-25 58-10 13-24 24-42 24-5 0-23-1-29-15 6 0 11 0 16-5 5-4 8-8 8-16 0-12-10-13-14-13-9 0-21 6-21 24 0 20 16 34 40 34 40 0 80-35 91-78 12-49 24-99 37-147z"><text:p/></draw:path><draw:path draw:style-name="gr3" draw:text-style-name="P12" svg:width="0.0756in" svg:height="0.087in" svg:x="0.1299in" svg:y="0.0268in" svg:viewBox="0 0 193 222" svg:d="M180 119c7 0 13 0 13-8s-6-8-13-8c-55 0-109 0-164 0 5-51 49-88 104-88 20 0 39 0 60 0 7 0 13 0 13-7 0-8-6-8-13-8-21 0-40 0-61 0-66 0-119 48-119 111 0 61 53 111 119 111 21 0 40 0 61 0 7 0 13 0 13-8s-6-8-13-8c-21 0-40 0-60 0-55 0-99-36-104-87 55 0 109 0 164 0z"><text:p/></draw:path><draw:path draw:style-name="gr3" draw:text-style-name="P12" svg:width="0.1039in" svg:height="0.1079in" svg:x="0.2657in" svg:y="0in" svg:viewBox="0 0 265 275" svg:d="M56 231c-15 25-31 30-47 32-6 1-9 1-9 7 0 2 2 5 5 5 10 0 22-2 33-2 13 0 27 2 39 2 2 0 8 0 8-8 0-3-4-4-7-4-9 0-18-4-18-14 0-4 3-8 5-14 10-16 20-33 30-49 31 0 64 0 96 0 1 7 7 60 7 64 0 11-20 13-28 13-5 0-10 0-10 7 0 5 5 5 6 5 16 0 33-2 48-2 10 0 34 2 44 2 2 0 7 0 7-8 0-4-5-4-9-4-24 0-24-3-25-14-8-80-16-160-23-240-1-8-1-9-8-9s-8 2-10 7c-45 74-89 149-134 224zM102 175c25-43 51-86 76-128 3 42 8 85 12 128-30 0-58 0-88 0z"><text:p/></draw:path></draw:g></text:span><text:span text:style-name="T4"><text:s/>כך ש־</text:span><text:span text:style-name="T4"><draw:g text:anchor-type="as-char" svg:y="-0.1134in" draw:z-index="16" draw:name="Shape388" draw:style-name="gr1"><svg:title>TexMaths</svg:title><svg:desc>11§display§ \la x, y \ra \in h§svg§600§FALSE§</svg:desc><draw:path draw:style-name="gr2" draw:text-style-name="P11" svg:width="0.6051in" svg:height="0.1358in" svg:x="-0.0004in" svg:y="0.0071in" svg:viewBox="0 0 1538 346" svg:d="M770 346c-258 0-514 0-770 0 0-116 0-230 0-346 512 0 1026 0 1538 0 0 116 0 230 0 346-256 0-512 0-768 0z"><text:p/></draw:path><draw:path draw:style-name="gr3" draw:text-style-name="P12" svg:width="0.0335in" svg:height="0.1512in" svg:x="0.0087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12" svg:width="0.0752in" svg:height="0.0685in" svg:x="0.0555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3" draw:text-style-name="P12" svg:width="0.0173in" svg:height="0.0453in" svg:x="0.1512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12" svg:width="0.0697in" svg:height="0.0976in" svg:x="0.2102in" svg:y="0.0453in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3" draw:text-style-name="P12" svg:width="0.0335in" svg:height="0.1512in" svg:x="0.2941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12" svg:width="0.0752in" svg:height="0.087in" svg:x="0.3992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12" svg:width="0.0744in" svg:height="0.1063in" svg:x="0.5382in" svg:y="0.0071in" svg:viewBox="0 0 190 271" svg:d="M90 4c0-1 0-4-5-4-9 0-37 3-48 3-2 1-6 1-6 8 0 6 3 6 9 6 18 0 19 2 19 6 0 2-1 6-1 8-18 74-37 147-56 220-2 6-2 7-2 9 0 9 8 11 12 11 6 0 12-5 14-10 3-10 5-20 7-30 3-11 5-22 9-33 2-9 4-17 6-26 1-2 4-15 5-18s13-24 26-35c8-6 20-13 36-13 17 0 21 13 21 26 0 21-14 64-23 86-3 9-5 13-5 21 0 19 13 32 32 32 36 0 50-56 50-60 0-3-3-3-4-3-5 0-5 1-7 7-5 20-17 47-39 47-6 0-9-3-9-12 0-10 3-19 6-28 7-15 25-61 25-83 0-26-16-42-45-42-25 0-43 12-58 30 10-41 21-82 31-123z"><text:p/></draw:path></draw:g></text:span><text:span text:style-name="T4">. </text:span><text:span text:style-name="T11">נפצל למקרים: אם</text:span><text:span text:style-name="T4"> </text:span><text:span text:style-name="T4"><draw:g text:anchor-type="as-char" svg:y="-0.1035in" draw:z-index="17" draw:name="Shape389" draw:style-name="gr1"><svg:title>TexMaths</svg:title><svg:desc>11§display§x \in B§svg§600§FALSE§</svg:desc><draw:path draw:style-name="gr2" draw:text-style-name="P11" svg:width="0.3717in" svg:height="0.0933in" svg:x="0.0031in" svg:y="0.0063in" svg:viewBox="0 0 945 238" svg:d="M473 238c-158 0-316 0-473 0 0-79 0-159 0-238 315 0 630 0 945 0 0 79 0 159 0 238-158 0-315 0-472 0z"><text:p/></draw:path><draw:path draw:style-name="gr3" draw:text-style-name="P12" svg:width="0.0752in" svg:height="0.0677in" svg:x="-0.0004in" svg:y="0.0354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12" svg:width="0.0752in" svg:height="0.0874in" svg:x="0.1374in" svg:y="0.0209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12" svg:width="0.1083in" svg:height="0.1028in" svg:x="0.274in" svg:y="-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/text:span><text:span text:style-name="T4">, נבחר </text:span><text:span text:style-name="T4"><draw:g text:anchor-type="as-char" svg:y="-0.1134in" draw:z-index="18" draw:name="Shape390" draw:style-name="gr1"><svg:title>TexMaths</svg:title><svg:desc>11§display§y = f_1(x) \in B§svg§600§FALSE§</svg:desc><draw:path draw:style-name="gr2" draw:text-style-name="P11" svg:width="0.9161in" svg:height="0.1354in" svg:x="0.0031in" svg:y="0.0071in" svg:viewBox="0 0 2328 345" svg:d="M0 0c776 0 1552 0 2328 0 0 115 0 230 0 345-776 0-1552 0-2328 0 0-115 0-230 0-345z"><text:p/></draw:path><draw:path draw:style-name="gr3" draw:text-style-name="P12" svg:width="0.0697in" svg:height="0.0972in" svg:x="-0.0004in" svg:y="0.0453in" svg:viewBox="0 0 178 248" svg:d="M177 23c1-5 1-5 1-9 0-6-5-10-11-10-4 0-10 3-13 8-1 2-4 14-5 21-4 10-6 20-8 31-6 23-12 46-18 69-1 6-18 33-44 33-20 0-24-17-24-32 0-17 7-40 20-75 6-16 8-20 8-28 0-17-13-31-31-31-38 0-52 56-52 59 0 4 3 3 4 4 5 0 5-1 7-7 11-36 26-48 40-48 2 0 8 0 8 13 0 9-3 20-6 26-16 41-22 63-22 82 0 34 24 45 47 45 16 0 28-7 39-17-5 20-9 38-26 58-10 13-24 25-41 25-6 0-24-2-30-16 6 0 11 0 16-5 5-4 8-9 8-16 0-11-10-13-14-13-9 0-21 6-21 25 0 18 16 33 41 33 39 0 79-36 90-77 12-50 25-99 37-148z"><text:p/></draw:path><draw:path draw:style-name="gr3" draw:text-style-name="P12" svg:width="0.1012in" svg:height="0.035in" svg:x="0.1264in" svg:y="0.0571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12" svg:width="0.0756in" svg:height="0.137in" svg:x="0.2866in" svg:y="0.0071in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3" draw:text-style-name="P12" svg:width="0.0386in" svg:height="0.0701in" svg:x="0.3646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12" svg:width="0.0346in" svg:height="0.1508in" svg:x="0.4366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12" svg:width="0.0756in" svg:height="0.0681in" svg:x="0.4846in" svg:y="0.0453in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12" svg:width="0.035in" svg:height="0.1508in" svg:x="0.5756in" svg:y="0in" svg:viewBox="0 0 90 384" svg:d="M90 193c0-30-4-77-25-120-23-48-57-73-61-73-2 0-4 1-4 3 0 3 0 3 8 10 37 38 60 99 60 180 0 65-14 132-62 181-6 5-6 5-6 6 0 3 2 4 4 4 4 0 39-26 62-75 20-43 24-85 24-116z"><text:p/></draw:path><draw:path draw:style-name="gr3" draw:text-style-name="P12" svg:width="0.0756in" svg:height="0.087in" svg:x="0.6811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12" svg:width="0.1083in" svg:height="0.1031in" svg:x="0.8185in" svg:y="0.0098in" svg:viewBox="0 0 276 263" svg:d="M46 232c-4 16-5 19-35 19-7 0-11 0-11 8 0 4 3 4 11 4 46 0 91 0 138 0 61 0 106-46 106-82 0-28-22-51-59-54 40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/draw:g></text:span><text:span text:style-name="T12">. </text:span><text:span text:style-name="T13">לכן, </text:span><text:span text:style-name="T4"><draw:g text:anchor-type="as-char" svg:y="-0.1134in" draw:z-index="19" draw:name="Shape391" draw:style-name="gr1"><svg:title>TexMaths</svg:title><svg:desc>11§display§\la x, f_1(x) \ra \in f_1 \cup f_2§svg§600§FALSE§</svg:desc><draw:path draw:style-name="gr2" draw:text-style-name="P11" svg:width="1.2307in" svg:height="0.1358in" svg:x="-0.0004in" svg:y="0.0071in" svg:viewBox="0 0 3127 346" svg:d="M1564 346c-521 0-1043 0-1564 0 0-116 0-230 0-346 1043 0 2084 0 3127 0 0 116 0 230 0 346-521 0-1043 0-1563 0z"><text:p/></draw:path><draw:path draw:style-name="gr3" draw:text-style-name="P12" svg:width="0.0335in" svg:height="0.1512in" svg:x="0.0087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3" draw:text-style-name="P12" svg:width="0.0752in" svg:height="0.0685in" svg:x="0.0555in" svg:y="0.0453in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12" svg:width="0.0173in" svg:height="0.0453in" svg:x="0.1512in" svg:y="0.0972in" svg:viewBox="0 0 45 116" svg:d="M45 41c0-26-10-41-25-41-12 0-20 10-20 21 0 10 8 20 20 20 5 0 10-1 14-5 1-1 1-1 2-1 0 2 0 0 0 6 0 28-13 51-26 64-5 4-5 5-5 6 0 2 3 5 5 5 4 0 35-30 35-75z"><text:p/></draw:path><draw:path draw:style-name="gr3" draw:text-style-name="P12" svg:width="0.076in" svg:height="0.1374in" svg:x="0.2134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12" svg:width="0.0382in" svg:height="0.0701in" svg:x="0.2921in" svg:y="0.0661in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3" draw:text-style-name="P12" svg:width="0.035in" svg:height="0.1512in" svg:x="0.3634in" svg:y="0in" svg:viewBox="0 0 90 385" svg:d="M90 381c0-1 0-1-6-8-49-49-61-122-61-179 0-68 14-136 62-183 5-5 5-5 5-7 0-3-2-4-4-4-4 0-39 26-62 76-20 42-24 85-24 118 0 28 4 75 25 119 23 47 57 72 61 72 2 0 4-1 4-4z"><text:p/></draw:path><draw:path draw:style-name="gr3" draw:text-style-name="P12" svg:width="0.0752in" svg:height="0.0685in" svg:x="0.4118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6 0 40-27 41-30 4 15 19 30 42 30 39 0 61-49 61-59 0-4-3-4-4-4-3 0-4 1-4 4-14 41-40 50-52 50-16 0-21-12-21-25 0-9 2-17 5-34 5-18 9-35 14-53z"><text:p/></draw:path><draw:path draw:style-name="gr3" draw:text-style-name="P12" svg:width="0.0346in" svg:height="0.1512in" svg:x="0.5031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12" svg:width="0.0335in" svg:height="0.1512in" svg:x="0.5622in" svg:y="0in" svg:viewBox="0 0 86 385" svg:d="M84 199c2-4 2-4 2-5 0-2 0-2-2-7-22-59-46-119-68-178-2-7-4-9-8-9-5 0-8 3-8 8 0 1 0 2 2 6 23 60 45 119 68 180-23 58-45 118-68 176-2 4-2 5-2 8 0 4 3 7 8 7 4 0 6-4 7-7 23-60 45-119 69-179z"><text:p/></draw:path><draw:path draw:style-name="gr3" draw:text-style-name="P12" svg:width="0.076in" svg:height="0.087in" svg:x="0.6673in" svg:y="0.0307in" svg:viewBox="0 0 194 222" svg:d="M179 120c7 0 15 0 15-8 0-9-8-9-15-9-55 0-109 0-164 0 6-50 50-88 104-88 20 0 40 0 60 0 7 0 15 0 15-7 0-8-8-8-15-8-20 0-40 0-60 0-66 0-119 50-119 112s53 110 119 110c20 0 40 0 60 0 7 0 15 0 15-7s-8-7-15-7c-20 0-40 0-60 0-54 0-98-37-104-88 55 0 109 0 164 0z"><text:p/></draw:path><draw:path draw:style-name="gr3" draw:text-style-name="P12" svg:width="0.0752in" svg:height="0.1374in" svg:x="0.8063in" svg:y="0.0067in" svg:viewBox="0 0 192 350" svg:d="M122 118c11 0 22 0 33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3" draw:text-style-name="P12" svg:width="0.0386in" svg:height="0.0701in" svg:x="0.8843in" svg:y="0.0661in" svg:viewBox="0 0 99 179" svg:d="M62 8c0-8-2-8-8-8-18 17-43 17-54 17 0 3 0 6 0 9 7 0 25 0 40-7 0 46 0 92 0 138 0 9 0 13-28 13-3 0-7 0-10 0 0 3 0 6 0 9 6-1 39-1 49-1 7 0 41 0 48 1 0-3 0-6 0-9-3 0-7 0-10 0-27 0-27-4-27-13 0-50 0-100 0-149z"><text:p/></draw:path><draw:path draw:style-name="gr3" draw:text-style-name="P12" svg:width="0.0839in" svg:height="0.0937in" svg:x="0.9835in" svg:y="0.0217in" svg:viewBox="0 0 214 239" svg:d="M214 14c0-6 0-14-7-14-8 0-8 8-8 14 0 47 0 93 0 140 0 57-63 70-92 70-18 0-42-4-62-16-30-19-30-44-30-54 0-47 0-93 0-140 0-6 0-14-7-14-8 0-8 8-8 14 0 48 0 94 0 141 0 59 58 84 107 84 50 0 107-28 107-83 0-47 0-94 0-142z"><text:p/></draw:path><draw:path draw:style-name="gr3" draw:text-style-name="P12" svg:width="0.076in" svg:height="0.1374in" svg:x="1.1181in" svg:y="0.0067in" svg:viewBox="0 0 194 350" svg:d="M122 118c11 0 22 0 33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3" draw:text-style-name="P12" svg:width="0.0469in" svg:height="0.0701in" svg:x="1.1913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4">, </text:span><text:span text:style-name="T11">ואם </text:span><draw:g text:anchor-type="as-char" svg:y="-0.1063in" draw:z-index="20" draw:name="Shape28" draw:style-name="gr1"><svg:title>TexMaths</svg:title><svg:desc>11§display§x \in C§svg§600§FALSE§</svg:desc><draw:path draw:style-name="gr2" draw:text-style-name="P11" svg:width="0.372in" svg:height="0.0969in" svg:x="0.0031in" svg:y="0.0063in" svg:viewBox="0 0 946 247" svg:d="M474 247c-158 0-316 0-474 0 0-83 0-164 0-247 316 0 630 0 946 0 0 83 0 164 0 247-158 0-315 0-472 0z"><text:p/></draw:path><draw:path draw:style-name="gr3" draw:text-style-name="P12" svg:width="0.0752in" svg:height="0.0681in" svg:x="-0.0004in" svg:y="0.0398in" svg:viewBox="0 0 192 174" svg:d="M118 54c3-10 12-45 38-45 2 0 11 0 20 4-11 2-19 12-19 21 0 7 5 14 15 14 8 0 20-7 20-23 0-19-22-25-35-25-23 0-36 21-40 30-10-26-31-30-42-30-41 0-63 50-63 60 0 4 3 2 4 4 4 0 5-1 6-4 13-41 38-51 52-51 7 0 21 3 21 25 0 12-7 39-21 93-7 23-20 38-37 38-2 0-11 0-19-5 9-1 18-9 18-19 0-11-9-14-14-14-12 0-22 10-22 23 0 16 20 24 36 24 27 0 40-26 41-29 4 14 19 29 42 29 39 0 61-48 61-58 0-5-3-5-4-5-3 0-4 3-4 5-14 42-40 49-52 49-16 0-21-11-21-24 0-9 2-18 7-34 4-18 7-35 12-53z"><text:p/></draw:path><draw:path draw:style-name="gr3" draw:text-style-name="P12" svg:width="0.0752in" svg:height="0.0874in" svg:x="0.1374in" svg:y="0.0248in" svg:viewBox="0 0 192 223" svg:d="M179 119c7 0 13 0 13-8 0-7-6-7-13-7-55 0-109 0-164 0 5-52 50-89 104-89 20 0 40 0 60 0 7 0 13 0 13-7 0-8-6-8-13-8-21 0-40 0-61 0-66 0-118 50-118 111s52 112 118 112c21 0 40 0 61 0 7 0 13 0 13-8s-6-8-13-8c-20 0-40 0-60 0-54 0-99-37-104-88 55 0 109 0 164 0z"><text:p/></draw:path><draw:path draw:style-name="gr3" draw:text-style-name="P12" svg:width="0.1075in" svg:height="0.1098in" svg:x="0.2756in" svg:y="-0.0004in" svg:viewBox="0 0 274 280" svg:d="M274 4c0-1-1-4-5-4-1 0-1 1-5 4-10 10-19 20-28 30-3-5-20-34-63-34-86 0-173 85-173 174 0 63 45 106 104 106 33 0 63-16 83-34 36-31 43-66 43-67 0-5-3-5-5-5s-4 1-5 5c-3 11-12 38-39 60-26 22-50 29-71 29-34 0-76-21-76-81 0-22 9-83 47-129 23-26 60-46 95-46 38 0 62 30 62 75 0 15-2 14-2 19 0 3 5 4 6 4 5 0 5-1 8-8 7-33 15-65 24-98z"><text:p/></draw:path></draw:g><text:s/><text:span text:style-name="T14">באופן דומה נבחר </text:span><draw:g text:anchor-type="as-char" svg:y="-0.1134in" draw:z-index="21" draw:name="Shape29" draw:style-name="gr1"><svg:title>TexMaths</svg:title><svg:desc>11§display§y = f_2(x)§svg§600§FALSE§</svg:desc><draw:path draw:style-name="gr2" draw:text-style-name="P11" svg:width="0.5992in" svg:height="0.1354in" svg:x="0.0031in" svg:y="0.0071in" svg:viewBox="0 0 1523 345" svg:d="M0 0c507 0 1015 0 1523 0 0 115 0 230 0 345-508 0-1016 0-1523 0 0-115 0-230 0-345z"><text:p/></draw:path><draw:path draw:style-name="gr3" draw:text-style-name="P12" svg:width="0.0697in" svg:height="0.0972in" svg:x="-0.0004in" svg:y="0.0453in" svg:viewBox="0 0 178 248" svg:d="M177 23c1-5 1-5 1-9 0-6-5-10-11-10-4 0-10 3-13 8-1 2-4 14-5 21-4 10-6 20-8 31-6 23-12 46-18 69-2 6-18 33-44 33-20 0-24-17-24-32 0-17 7-40 20-75 6-16 8-20 8-28 0-17-13-31-31-31-38 0-52 56-52 59 0 4 3 3 4 4 5 0 5-1 7-7 10-36 26-48 39-48 3 0 9 0 9 13 0 9-3 20-6 26-16 41-22 63-22 82 0 34 24 45 47 45 14 0 28-7 39-17-5 20-10 38-26 58-10 13-24 25-41 25-6 0-24-2-30-16 6 0 11 0 16-5 5-4 8-9 8-16 0-11-10-13-14-13-9 0-21 6-21 25 0 18 16 33 41 33 39 0 79-36 90-77 12-50 25-99 37-148z"><text:p/></draw:path><draw:path draw:style-name="gr3" draw:text-style-name="P12" svg:width="0.1004in" svg:height="0.035in" svg:x="0.126in" svg:y="0.0571in" svg:viewBox="0 0 256 90" svg:d="M243 15c7 0 13 0 13-7 0-8-6-8-12-8-77 0-154 0-231 0-5 0-13 0-13 8 0 7 8 7 13 7 77 0 153 0 230 0zM244 90c6 0 12 0 12-7 0-8-6-8-13-8-77 0-153 0-230 0-5 0-13 0-13 8 0 7 8 7 13 7 77 0 154 0 231 0z"><text:p/></draw:path><draw:path draw:style-name="gr3" draw:text-style-name="P12" svg:width="0.0756in" svg:height="0.137in" svg:x="0.2862in" svg:y="0.0071in" svg:viewBox="0 0 193 349" svg:d="M121 118c11 0 22 0 33 0 8 0 11 0 11-9 0-3-3-3-10-3-11 0-21 0-32 0 2-16 6-30 8-44 2-9 8-36 10-41 3-7 10-13 17-13 3 0 13 0 19 7-16 2-21 15-21 21 0 9 8 14 15 14 11 0 22-9 22-24 0-17-18-26-35-26-13 0-37 7-48 45-3 8-4 12-13 61-9 0-18 0-27 0-7 0-12 0-12 6s4 6 11 6c9 0 17 0 26 0-10 50-19 100-29 151-7 37-13 72-34 72-1 0-11 0-19-7 19-1 22-15 22-21 0-9-7-14-14-14-10 0-21 9-21 24 0 17 17 26 32 26 22 0 37-22 44-37 12-25 21-71 22-74 8-40 15-81 23-120z"><text:p/></draw:path><draw:path draw:style-name="gr3" draw:text-style-name="P12" svg:width="0.0469in" svg:height="0.0701in" svg:x="0.3587in" svg:y="0.0661in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3" draw:text-style-name="P12" svg:width="0.035in" svg:height="0.1508in" svg:x="0.4354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12" svg:width="0.0756in" svg:height="0.0681in" svg:x="0.4839in" svg:y="0.0453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12" svg:width="0.0346in" svg:height="0.1508in" svg:x="0.5752in" svg:y="0in" svg:viewBox="0 0 89 384" svg:d="M89 193c0-30-4-77-25-120-23-48-56-73-61-73-2 0-3 1-3 3 0 3 0 3 7 10 38 38 60 99 60 180 0 65-14 132-63 181-4 5-4 5-4 6 0 3 1 4 3 4 5 0 39-26 62-75 20-43 24-85 24-116z"><text:p/></draw:path></draw:g>. </text:p>
                    </text:list-item>
                    <text:list-item>
                      <text:p text:style-name="P15"><text:span text:style-name="T4">חד־ערכיות: יהי </text:span><text:span text:style-name="T4"><draw:g text:anchor-type="as-char" svg:y="-0.1063in" draw:z-index="22" draw:name="Shape393" draw:style-name="gr1"><svg:title>TexMaths</svg:title><svg:desc>11§display§x \in B \cup C§svg§600§FALSE§</svg:desc><draw:path draw:style-name="gr2" draw:text-style-name="P11" svg:width="0.6642in" svg:height="0.0969in" svg:x="0.0031in" svg:y="0.0063in" svg:viewBox="0 0 1688 247" svg:d="M844 247c-281 0-563 0-844 0 0-83 0-164 0-247 563 0 1125 0 1688 0 0 83 0 164 0 247-282 0-563 0-844 0z"><text:p/></draw:path><draw:path draw:style-name="gr3" draw:text-style-name="P12" svg:width="0.0752in" svg:height="0.0681in" svg:x="-0.0004in" svg:y="0.0398in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3" draw:text-style-name="P12" svg:width="0.0752in" svg:height="0.0874in" svg:x="0.1374in" svg:y="0.0248in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3" draw:text-style-name="P12" svg:width="0.1083in" svg:height="0.1028in" svg:x="0.2744in" svg:y="0.0031in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3" draw:text-style-name="P12" svg:width="0.0839in" svg:height="0.0933in" svg:x="0.4331in" svg:y="0.0161in" svg:viewBox="0 0 214 238" svg:d="M214 13c0-6 0-13-7-13-8 0-8 7-8 13 0 47 0 93 0 140 0 56-63 70-91 70-18 0-42-5-63-18-30-19-30-43-30-52 0-47 0-93 0-140 0-6 0-13-7-13-8 0-8 7-8 13 0 47 0 94 0 141 0 58 59 84 108 84s106-28 106-83c0-47 0-94 0-142z"><text:p/></draw:path><draw:path draw:style-name="gr3" draw:text-style-name="P12" svg:width="0.1079in" svg:height="0.1098in" svg:x="0.5673in" svg:y="-0.0004in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4">, ויהי </text:span><text:span text:style-name="T4"><draw:g text:anchor-type="as-char" svg:y="-0.0681in" draw:z-index="23" draw:name="Shape394" draw:style-name="gr1"><svg:title>TexMaths</svg:title><svg:desc>11§display§y_1, y_2§svg§600§FALSE§</svg:desc><draw:path draw:style-name="gr2" draw:text-style-name="P11" svg:width="0.3224in" svg:height="0.0815in" svg:x="0.0031in" svg:y="0.0071in" svg:viewBox="0 0 820 208" svg:d="M0 0c273 0 547 0 820 0 0 69 0 139 0 208-273 0-547 0-820 0 0-69 0-139 0-208z"><text:p/></draw:path><draw:path draw:style-name="gr3" draw:text-style-name="P12" svg:width="0.0697in" svg:height="0.0972in" svg:x="-0.0004in" svg:y="0in" svg:viewBox="0 0 178 248" svg:d="M177 23c1-5 1-5 1-9 0-6-5-10-11-10-4 0-10 3-13 8-1 2-4 14-5 21-4 10-6 21-8 31-6 23-12 46-18 68-2 6-18 33-44 33-20 0-24-17-24-32 0-16 7-39 20-74 6-16 8-19 8-27 0-18-13-32-31-32-38 0-52 56-52 59 0 4 3 3 4 4 5 0 5 0 7-7 10-36 26-47 39-47 3 0 9 0 9 12 0 10-3 20-6 26-16 41-22 63-22 81 0 34 24 45 47 45 14 0 28-7 39-17-5 20-10 39-26 59-10 13-24 24-41 24-6 0-24-1-30-15 6 0 11 0 16-6 5-3 8-8 8-15 0-12-10-14-14-14-9 0-21 6-21 26 0 19 16 33 41 33 39 0 79-35 90-78 12-49 24-98 37-147z"><text:p/></draw:path><draw:path draw:style-name="gr3" draw:text-style-name="P12" svg:width="0.0382in" svg:height="0.0697in" svg:x="0.0815in" svg:y="0.0189in" svg:viewBox="0 0 98 178" svg:d="M61 8c0-7 0-8-8-8-18 18-42 18-53 18 0 3 0 6 0 10 7 0 24 0 40-8 0 45 0 91 0 136 0 9 0 13-28 13-3 0-6 0-10 0 0 3 0 6 0 9 5 0 38-1 48-1 8 0 42 1 48 1 0-3 0-6 0-9-3 0-7 0-10 0-27 0-27-4-27-13 0-49 0-99 0-148z"><text:p/></draw:path><draw:path draw:style-name="gr3" draw:text-style-name="P12" svg:width="0.0173in" svg:height="0.0453in" svg:x="0.1512in" svg:y="0.0504in" svg:viewBox="0 0 45 116" svg:d="M45 41c0-26-10-41-25-41-12 0-20 10-20 21 0 10 8 20 20 20 5 0 10-1 14-5 1-1 1-1 2-1 0 2 0 0 0 6 0 28-13 52-26 64-4 4-4 5-4 6 0 2 2 5 4 5 4 0 35-30 35-75z"><text:p/></draw:path><draw:path draw:style-name="gr3" draw:text-style-name="P12" svg:width="0.0697in" svg:height="0.0972in" svg:x="0.2098in" svg:y="0in" svg:viewBox="0 0 178 248" svg:d="M176 23c2-5 2-5 2-9 0-6-5-10-11-10-4 0-11 3-14 8 0 2-3 14-6 21-2 10-5 21-7 31-6 23-11 46-17 68-2 6-18 33-44 33-20 0-24-17-24-32 0-16 7-39 20-74 6-16 8-19 8-27 0-18-13-32-32-32-37 0-51 56-51 59 0 4 3 4 4 4 5 0 5 0 7-7 10-36 25-47 39-47 3 0 9 0 9 12 0 10-4 20-6 26-16 41-22 63-22 81 0 34 24 45 46 45 15 0 29-7 40-17-6 20-10 39-26 59-10 13-24 24-41 24-6 0-24-1-30-15 5 0 11 0 16-6 4-3 8-8 8-15 0-12-11-14-14-14-9 0-22 6-22 26 0 19 17 33 42 33 39 0 79-35 90-78 12-49 24-98 36-147z"><text:p/></draw:path><draw:path draw:style-name="gr3" draw:text-style-name="P12" svg:width="0.0469in" svg:height="0.0697in" svg:x="0.2866in" svg:y="0.0189in" svg:viewBox="0 0 120 178" svg:d="M120 129c-3 0-6 0-9 0-1 6-4 22-8 25-2 1-23 1-26 1-16 0-33 0-49 0 28-25 37-32 53-44 20-16 39-33 39-58 0-32-29-53-64-53-33 0-56 24-56 48 0 15 12 16 14 16 7 0 15-5 15-14 0-5-1-15-16-15 9-18 27-25 40-25 26 0 41 21 41 43 0 23-17 42-26 52-22 21-43 42-65 62-3 3-3 4-3 11 37 0 75 0 112 0 2-16 6-33 8-49z"><text:p/></draw:path></draw:g></text:span><text:span text:style-name="T4"><text:s/>כך ש־</text:span><text:span text:style-name="T4"><draw:g text:anchor-type="as-char" svg:y="-0.1134in" draw:z-index="24" draw:name="Shape395" draw:style-name="gr1"><svg:title>TexMaths</svg:title><svg:desc>11§display§\la x, y_1 \ra \in h \land \la x, y_2 \ra \in h§svg§600§FALSE§</svg:desc><draw:path draw:style-name="gr2" draw:text-style-name="P11" svg:width="1.5272in" svg:height="0.1358in" svg:x="-0.0004in" svg:y="0.0071in" svg:viewBox="0 0 3880 346" svg:d="M1940 346c-646 0-1293 0-1940 0 0-116 0-230 0-346 1294 0 2586 0 3880 0 0 116 0 230 0 346-647 0-1294 0-1940 0z"><text:p/></draw:path><draw:path draw:style-name="gr3" draw:text-style-name="P12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12" svg:width="0.0756in" svg:height="0.0685in" svg:x="0.0555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12" svg:width="0.0173in" svg:height="0.0453in" svg:x="0.1512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12" svg:width="0.0697in" svg:height="0.0976in" svg:x="0.2102in" svg:y="0.0453in" svg:viewBox="0 0 178 249" svg:d="M177 24c1-5 1-6 1-9 0-7-5-11-11-11-4 0-10 3-14 8 0 2-3 14-4 21-4 10-6 21-8 31-6 23-12 46-18 69-2 7-18 33-44 33-20 0-24-16-24-31 0-17 7-41 20-76 6-15 8-19 8-27 0-18-13-32-32-32-37 0-51 56-51 59 0 5 3 5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" draw:text-style-name="P12" svg:width="0.0382in" svg:height="0.0701in" svg:x="0.2921in" svg:y="0.0661in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3" draw:text-style-name="P12" svg:width="0.0335in" svg:height="0.1512in" svg:x="0.3571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12" svg:width="0.076in" svg:height="0.087in" svg:x="0.4626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12" svg:width="0.0744in" svg:height="0.1063in" svg:x="0.602in" svg:y="0.0071in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3" draw:text-style-name="P12" svg:width="0.0843in" svg:height="0.0937in" svg:x="0.7236in" svg:y="0.0217in" svg:viewBox="0 0 215 239" svg:d="M116 9c-4-7-6-9-9-9-5 0-6 3-9 9-32 71-64 143-96 215-2 4-2 5-2 7 0 5 3 8 8 8 2 0 5-1 9-8 29-67 60-135 90-203 31 68 60 136 91 203 3 8 7 8 9 8 4 0 8-3 8-8 0-1 0-2-3-6-32-72-65-145-96-216z"><text:p/></draw:path><draw:path draw:style-name="gr3" draw:text-style-name="P12" svg:width="0.0335in" svg:height="0.1512in" svg:x="0.8665in" svg:y="0in" svg:viewBox="0 0 86 385" svg:d="M85 15c1-4 1-5 1-7 0-5-3-8-8-8-3 0-5 2-9 9-22 59-45 118-67 177-1 2-2 4-2 7 0 2 0 2 2 6 22 59 45 118 67 176 3 5 5 10 9 10 5 0 8-3 8-7 0-1 0-3-1-7-23-59-45-119-68-178 23-60 45-119 68-178z"><text:p/></draw:path><draw:path draw:style-name="gr3" draw:text-style-name="P12" svg:width="0.0756in" svg:height="0.0685in" svg:x="0.9134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7 0 40-27 41-30 4 15 19 30 42 30 39 0 61-49 61-59 0-4-3-4-4-4-3 0-4 1-4 4-14 41-40 50-52 50-15 0-21-12-21-25 0-9 2-17 7-34 4-18 7-35 12-53z"><text:p/></draw:path><draw:path draw:style-name="gr3" draw:text-style-name="P12" svg:width="0.0173in" svg:height="0.0453in" svg:x="1.0091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12" svg:width="0.0697in" svg:height="0.0976in" svg:x="1.0681in" svg:y="0.0453in" svg:viewBox="0 0 178 249" svg:d="M177 24c1-5 1-6 1-9 0-7-5-11-11-11-3 0-10 3-13 8-1 2-4 14-5 21-4 10-6 21-8 31-6 23-12 46-18 69-1 7-18 33-44 33-20 0-24-16-24-31 0-17 7-41 20-76 6-15 8-19 8-27 0-18-13-32-31-32-38 0-52 56-52 59 0 5 3 4 4 5 5 0 5-1 7-8 11-36 26-47 40-47 2 0 8 0 8 12 0 10-3 20-6 27-16 41-22 63-22 81 0 34 24 46 47 46 16 0 29-7 39-18-5 20-9 40-25 59-11 13-25 24-42 24-6 0-24-1-30-15 6 0 11 0 16-6 5-3 8-8 8-14 0-12-10-13-14-13-9 0-21 5-21 24s16 33 41 33c39 0 79-35 90-77 12-50 25-99 37-148z"><text:p/></draw:path><draw:path draw:style-name="gr3" draw:text-style-name="P12" svg:width="0.0469in" svg:height="0.0701in" svg:x="1.1453in" svg:y="0.0661in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3" draw:text-style-name="P12" svg:width="0.0339in" svg:height="0.1512in" svg:x="1.215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3" draw:text-style-name="P12" svg:width="0.076in" svg:height="0.087in" svg:x="1.3205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12" svg:width="0.0744in" svg:height="0.1063in" svg:x="1.4602in" svg:y="0.0071in" svg:viewBox="0 0 190 271" svg:d="M90 4c0-1 0-4-5-4-9 0-38 3-48 3-2 1-6 1-6 8 0 6 3 6 9 6 18 0 19 2 19 6 0 2-1 6-1 8-18 74-37 147-56 220-2 6-2 7-2 9 0 9 8 11 11 11 7 0 13-5 14-10 3-10 6-20 8-30 3-11 6-22 9-33 2-9 4-17 6-26 2-2 4-15 5-18s13-24 26-35c8-6 20-13 37-13 16 0 20 13 20 26 0 21-14 64-23 86-3 9-5 13-5 21 0 19 13 32 32 32 36 0 50-56 50-60 0-3-3-3-4-3-4 0-4 1-7 7-5 20-17 47-39 47-7 0-9-3-9-12 0-10 3-19 7-28 6-15 24-61 24-83 0-26-16-42-45-42-25 0-43 12-58 30 10-41 21-82 31-123z"><text:p/></draw:path></draw:g></text:span><text:span text:style-name="T4">. נוכיח </text:span><text:span text:style-name="T4"><draw:g text:anchor-type="as-char" svg:y="-0.0681in" draw:z-index="25" draw:name="Shape396" draw:style-name="gr1"><svg:title>TexMaths</svg:title><svg:desc>11§display§y_1 =y_2§svg§600§FALSE§</svg:desc><draw:path draw:style-name="gr2" draw:text-style-name="P11" svg:width="0.4575in" svg:height="0.0819in" svg:x="0.0031in" svg:y="0.0063in" svg:viewBox="0 0 1163 209" svg:d="M582 209c-195 0-389 0-582 0 0-69 0-140 0-209 388 0 775 0 1163 0 0 69 0 140 0 209-193 0-388 0-581 0z"><text:p/></draw:path><draw:path draw:style-name="gr3" draw:text-style-name="P12" svg:width="0.0697in" svg:height="0.0976in" svg:x="-0.0004in" svg:y="-0.0004in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3" draw:text-style-name="P12" svg:width="0.0386in" svg:height="0.0697in" svg:x="0.0815in" svg:y="0.0181in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3" draw:text-style-name="P12" svg:width="0.1008in" svg:height="0.035in" svg:x="0.189in" svg:y="0.0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2" svg:width="0.0697in" svg:height="0.0976in" svg:x="0.3449in" svg:y="-0.0004in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3" draw:text-style-name="P12" svg:width="0.0469in" svg:height="0.0697in" svg:x="0.4217in" svg:y="0.0181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4">. נניח בשלילה שלא כן. נפצל למקרים: </text:span></text:p>
                      <text:list>
                        <text:list-item>
                          <text:p text:style-name="P15"><text:span text:style-name="T4">אם </text:span><text:span text:style-name="T4"><draw:g text:anchor-type="as-char" svg:y="-0.1134in" draw:z-index="26" draw:name="Shape397" draw:style-name="gr1"><svg:title>TexMaths</svg:title><svg:desc>11§display§x \in B \setminus C§svg§600§FALSE§</svg:desc><draw:path draw:style-name="gr2" draw:text-style-name="P11" svg:width="0.6386in" svg:height="0.1354in" svg:x="0.0031in" svg:y="0.0071in" svg:viewBox="0 0 1623 345" svg:d="M0 0c541 0 1082 0 1623 0 0 115 0 230 0 345-541 0-1082 0-1623 0 0-115 0-230 0-345z"><text:p/></draw:path><draw:path draw:style-name="gr3" draw:text-style-name="P12" svg:width="0.0752in" svg:height="0.0681in" svg:x="-0.0004in" svg:y="0.0453in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6 5-12 40-38 50-50 50-16 0-22-13-22-25 0-9 3-18 6-34 5-18 9-35 14-53z"><text:p/></draw:path><draw:path draw:style-name="gr3" draw:text-style-name="P12" svg:width="0.0752in" svg:height="0.087in" svg:x="0.1374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12" svg:width="0.1083in" svg:height="0.1031in" svg:x="0.2748in" svg:y="0.0098in" svg:viewBox="0 0 276 263" svg:d="M45 232c-3 16-4 19-35 19-7 0-10 0-10 8 0 4 3 4 10 4 46 0 92 0 138 0 61 0 107-46 107-82 0-28-23-51-60-54 40-8 81-37 81-73 0-29-25-54-73-54-42 0-86 0-129 0-7 0-11 0-11 8 0 4 3 4 11 4 1 0 7 0 14 1 8 1 11 1 11 7 0 1-1 2-2 6-18 69-34 138-52 206zM103 122c8-32 17-63 25-94 3-15 4-16 20-16 17 0 33 0 50 0 34 0 43 23 43 40 0 34-33 70-80 70-19 0-39 0-58 0zM87 251c-6 0-7 0-9-1-4 0-5 0-5-3 0-1 0-3 2-9 9-35 17-72 26-107 24 0 50 0 74 0 36 0 44 29 44 45 0 38-34 75-80 75-18 0-35 0-52 0z"><text:p/></draw:path><draw:path draw:style-name="gr3" draw:text-style-name="P12" svg:width="0.0587in" svg:height="0.1508in" svg:x="0.4331in" svg:y="0in" svg:viewBox="0 0 150 384" svg:d="M133 375c2 5 4 9 9 9 4 0 8-3 8-7 0-2 0-2-2-7-44-120-89-241-133-361-2-7-3-9-7-9-5 0-8 3-8 8 0 1 0 1 1 6 44 120 88 241 132 361z"><text:p/></draw:path><draw:path draw:style-name="gr3" draw:text-style-name="P12" svg:width="0.1075in" svg:height="0.1094in" svg:x="0.5421in" svg:y="0.0071in" svg:viewBox="0 0 274 279" svg:d="M274 3c0-1-1-3-5-3-1 0-1 0-5 4-9 10-19 20-28 30-3-5-20-34-63-34-86 0-173 85-173 174 0 63 45 105 104 105 33 0 63-16 84-33 35-32 42-65 42-68s-3-3-5-3-4 1-4 3c-4 12-13 38-40 61-26 21-50 27-71 27-34 0-75-19-75-78 0-22 8-85 46-130 23-27 61-46 95-46 40 0 62 30 62 74 0 15-2 15-2 20 0 3 5 3 7 3 4 0 4 0 7-8 7-33 16-65 24-98z"><text:p/></draw:path></draw:g></text:span><text:span text:style-name="T4">, אז </text:span><text:span text:style-name="T4"><draw:g text:anchor-type="as-char" svg:y="-0.1134in" draw:z-index="27" draw:name="Shape398" draw:style-name="gr1"><svg:title>TexMaths</svg:title><svg:desc>11§display§\la x, y_1 \ra, \la x, y_2 \ra \not\in f_2§svg§600§FALSE§</svg:desc><draw:path draw:style-name="gr2" draw:text-style-name="P11" svg:width="1.1972in" svg:height="0.1358in" svg:x="-0.0004in" svg:y="0.0071in" svg:viewBox="0 0 3042 346" svg:d="M1522 346c-508 0-1015 0-1522 0 0-116 0-230 0-346 1014 0 2028 0 3042 0 0 116 0 230 0 346-507 0-1014 0-1520 0z"><text:p/></draw:path><draw:path draw:style-name="gr3" draw:text-style-name="P12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12" svg:width="0.0756in" svg:height="0.0685in" svg:x="0.0555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12" svg:width="0.0173in" svg:height="0.0453in" svg:x="0.1512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12" svg:width="0.0697in" svg:height="0.0976in" svg:x="0.2102in" svg:y="0.0453in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1-13-14-13-9 0-22 5-22 24s17 33 42 33c39 0 79-35 90-77 12-50 24-99 36-148z"><text:p/></draw:path><draw:path draw:style-name="gr3" draw:text-style-name="P12" svg:width="0.0382in" svg:height="0.0701in" svg:x="0.2921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12" svg:width="0.0335in" svg:height="0.1512in" svg:x="0.3571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12" svg:width="0.0173in" svg:height="0.0453in" svg:x="0.4209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12" svg:width="0.0335in" svg:height="0.1512in" svg:x="0.4921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12" svg:width="0.0756in" svg:height="0.0685in" svg:x="0.539in" svg:y="0.0453in" svg:viewBox="0 0 193 175" svg:d="M118 54c2-10 11-45 38-45 2 0 11 0 20 4-11 2-19 12-19 21 0 7 5 14 15 14 8 0 21-7 21-23 0-19-24-25-37-25-22 0-35 21-40 30-9-26-30-30-41-30-41 0-63 50-63 59 0 5 3 4 5 5 3 0 4-1 5-5 13-40 39-50 52-50 7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12" svg:width="0.0173in" svg:height="0.0453in" svg:x="0.6343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12" svg:width="0.0697in" svg:height="0.0976in" svg:x="0.6933in" svg:y="0.0453in" svg:viewBox="0 0 178 249" svg:d="M177 24c1-5 1-6 1-9 0-7-5-11-11-11-4 0-10 3-14 8 0 2-3 14-4 21-4 10-6 21-8 31-6 23-12 46-18 69-2 7-18 33-44 33-20 0-24-16-24-31 0-17 7-41 20-76 6-15 8-19 8-27 0-18-13-32-32-32-37 0-51 56-51 59 0 5 3 4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" draw:text-style-name="P12" svg:width="0.0465in" svg:height="0.0701in" svg:x="0.7701in" svg:y="0.0661in" svg:viewBox="0 0 119 179" svg:d="M119 130c-3 0-6 0-9 0-1 5-3 22-8 24-1 2-22 2-26 2-17 0-33 0-50 0 29-25 38-33 54-45 20-16 39-33 39-58 0-33-29-53-63-53s-56 23-56 48c0 14 11 15 14 15 6 0 15-5 15-15 0-4-3-14-17-14 9-19 27-24 40-24 27 0 40 21 40 43 0 23-16 42-25 52-22 21-43 41-65 63-2 3-2 4-2 11 37 0 74 0 111 0 2-16 6-33 8-49z"><text:p/></draw:path><draw:path draw:style-name="gr3" draw:text-style-name="P12" svg:width="0.0335in" svg:height="0.1512in" svg:x="0.8402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12" svg:width="0.0756in" svg:height="0.1409in" svg:x="0.9543in" svg:y="0.0043in" svg:viewBox="0 0 193 359" svg:d="M189 15c4-5 4-6 4-7 0-2-3-8-8-8s-6 2-9 8c-58 112-115 223-174 336-2 5-2 6-2 7 0 4 2 8 8 8 4 0 5-2 7-8 59-112 116-223 174-336z"><text:p/></draw:path><draw:path draw:style-name="gr3" draw:text-style-name="P12" svg:width="0.076in" svg:height="0.087in" svg:x="0.9457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12" svg:width="0.076in" svg:height="0.1374in" svg:x="1.0846in" svg:y="0.0067in" svg:viewBox="0 0 194 350" svg:d="M122 118c11 0 22 0 33 0 8 0 11 0 11-8 0-4-3-4-10-4-11 0-21 0-32 0 3-16 6-30 8-44 1-8 7-36 9-40 4-8 11-13 19-13 1 0 11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12" svg:width="0.0469in" svg:height="0.0701in" svg:x="1.1579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4"><text:s/>ולכן הם ב־</text:span><text:span text:style-name="T4"><draw:g text:anchor-type="as-char" svg:y="-0.1075in" draw:z-index="28" draw:name="Shape399" draw:style-name="gr1"><svg:title>TexMaths</svg:title><svg:desc>11§display§f_1§svg§600§FALSE§</svg:desc><draw:path draw:style-name="gr2" draw:text-style-name="P11" svg:width="0.1079in" svg:height="0.1217in" svg:x="-0.0004in" svg:y="0.0075in" svg:viewBox="0 0 275 310" svg:d="M0 0c91 0 183 0 275 0 0 103 0 207 0 310-92 0-184 0-275 0 0-103 0-207 0-310z"><text:p/></draw:path><draw:path draw:style-name="gr3" draw:text-style-name="P12" svg:width="0.0744in" svg:height="0.1374in" svg:x="0in" svg:y="0in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12" svg:width="0.0382in" svg:height="0.0697in" svg:x="0.0772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4">, ומשום ש־</text:span><text:span text:style-name="T4"><draw:g text:anchor-type="as-char" svg:y="-0.1075in" draw:z-index="29" draw:name="Shape400" draw:style-name="gr1"><svg:title>TexMaths</svg:title><svg:desc>11§display§f_1§svg§600§FALSE§</svg:desc><draw:path draw:style-name="gr2" draw:text-style-name="P11" svg:width="0.1079in" svg:height="0.1217in" svg:x="-0.0004in" svg:y="0.0075in" svg:viewBox="0 0 275 310" svg:d="M0 0c91 0 183 0 275 0 0 103 0 207 0 310-92 0-184 0-275 0 0-103 0-207 0-310z"><text:p/></draw:path><draw:path draw:style-name="gr3" draw:text-style-name="P12" svg:width="0.0744in" svg:height="0.1374in" svg:x="0in" svg:y="0in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12" svg:width="0.0382in" svg:height="0.0697in" svg:x="0.0772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4"> ח"ע אז </text:span><text:span text:style-name="T4"><draw:g text:anchor-type="as-char" svg:y="-0.0681in" draw:z-index="30" draw:name="Shape401" draw:style-name="gr1"><svg:title>TexMaths</svg:title><svg:desc>11§display§y_1 = y_2§svg§600§FALSE§</svg:desc><draw:path draw:style-name="gr2" draw:text-style-name="P11" svg:width="0.4575in" svg:height="0.0819in" svg:x="0.0031in" svg:y="0.0063in" svg:viewBox="0 0 1163 209" svg:d="M582 209c-195 0-389 0-582 0 0-69 0-140 0-209 388 0 775 0 1163 0 0 69 0 140 0 209-193 0-388 0-581 0z"><text:p/></draw:path><draw:path draw:style-name="gr3" draw:text-style-name="P12" svg:width="0.0697in" svg:height="0.0976in" svg:x="-0.0004in" svg:y="-0.0004in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3" draw:text-style-name="P12" svg:width="0.0386in" svg:height="0.0697in" svg:x="0.0815in" svg:y="0.0181in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3" draw:text-style-name="P12" svg:width="0.1008in" svg:height="0.035in" svg:x="0.189in" svg:y="0.0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2" svg:width="0.0697in" svg:height="0.0976in" svg:x="0.3449in" svg:y="-0.0004in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3" draw:text-style-name="P12" svg:width="0.0469in" svg:height="0.0697in" svg:x="0.4217in" svg:y="0.0181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4">. </text:span></text:p>
                        </text:list-item>
                        <text:list-item>
                          <text:p text:style-name="P16"><text:span text:style-name="T10">אם </text:span><text:span text:style-name="T10"><draw:g text:anchor-type="as-char" svg:y="-0.1134in" draw:z-index="31" draw:name="Shape402" draw:style-name="gr1"><svg:title>TexMaths</svg:title><svg:desc>11§display§x \in C \setminus B§svg§600§FALSE§</svg:desc><draw:path draw:style-name="gr2" draw:text-style-name="P11" svg:width="0.6343in" svg:height="0.1354in" svg:x="0.0031in" svg:y="0.0071in" svg:viewBox="0 0 1612 345" svg:d="M0 0c538 0 1074 0 1612 0 0 115 0 230 0 345-538 0-1074 0-1612 0 0-115 0-230 0-345z"><text:p/></draw:path><draw:path draw:style-name="gr3" draw:text-style-name="P12" svg:width="0.0752in" svg:height="0.0681in" svg:x="-0.0004in" svg:y="0.0453in" svg:viewBox="0 0 192 174" svg:d="M118 54c2-10 11-46 38-46 2 0 11 0 20 5-11 2-19 12-19 21 0 7 5 13 15 13 8 0 20-6 20-22 0-19-23-25-36-25-22 0-35 20-39 29-10-26-31-29-42-29-41 0-63 50-63 59 0 4 3 3 4 4 4 0 5-1 6-5 13-40 38-50 52-50 7 0 21 4 21 26 0 12-7 38-21 92-7 24-20 40-37 40-3 0-12 0-19-5 9-2 17-10 17-21 0-10-8-13-14-13-11 0-21 10-21 22 0 17 20 25 36 25 26 0 40-26 41-29 4 15 19 29 42 29 39 0 61-50 61-59 0-4-3-4-4-4-3 0-4 1-6 5-12 40-38 50-50 50-16 0-22-13-22-25 0-9 2-18 6-34 5-18 9-35 14-53z"><text:p/></draw:path><draw:path draw:style-name="gr3" draw:text-style-name="P12" svg:width="0.0756in" svg:height="0.087in" svg:x="0.137in" svg:y="0.0307in" svg:viewBox="0 0 193 222" svg:d="M180 120c7 0 13 0 13-8 0-7-6-7-13-7-55 0-109 0-164 0 5-52 49-88 104-88 20 0 41 0 60 0 7 0 13-2 13-9 0-8-6-8-13-8-21 0-40 0-61 0-66 0-119 51-119 112 0 62 53 110 119 110 21 0 40 0 61 0 7 0 13 0 13-7 0-8-6-7-13-7-19 0-40 0-60 0-55 0-99-36-104-88 55 0 109 0 164 0z"><text:p/></draw:path><draw:path draw:style-name="gr3" draw:text-style-name="P12" svg:width="0.1079in" svg:height="0.1094in" svg:x="0.2752in" svg:y="0.0071in" svg:viewBox="0 0 275 279" svg:d="M275 3c0-1-1-3-5-3-1 0-2 0-5 4-9 10-19 20-28 30-3-5-20-34-63-34-87 0-174 85-174 174 0 63 46 105 106 105 33 0 62-16 82-33 36-32 43-65 43-68s-3-3-5-3-4 1-5 3c-3 12-12 38-38 61-27 21-52 27-72 27-34 0-76-19-76-78 0-22 9-85 47-130 24-27 60-46 95-46 38 0 62 30 62 74 0 15-2 15-2 20 0 3 5 3 6 3 5 0 5 0 8-8 7-33 16-65 24-98z"><text:p/></draw:path><draw:path draw:style-name="gr3" draw:text-style-name="P12" svg:width="0.0591in" svg:height="0.1508in" svg:x="0.4291in" svg:y="0in" svg:viewBox="0 0 151 384" svg:d="M134 375c2 5 3 9 9 9 4 0 8-3 8-7 0-2 0-2-3-7-44-120-88-241-132-361-2-7-3-9-8-9s-8 3-8 8c0 1 0 1 2 6 44 120 88 241 132 361z"><text:p/></draw:path><draw:path draw:style-name="gr3" draw:text-style-name="P12" svg:width="0.1083in" svg:height="0.1031in" svg:x="0.537in" svg:y="0.0098in" svg:viewBox="0 0 276 263" svg:d="M46 232c-4 16-4 19-35 19-7 0-11 0-11 8 0 4 3 4 11 4 46 0 91 0 137 0 62 0 107-46 107-82 0-28-22-51-59-54 39-8 80-37 80-73 0-29-25-54-72-54-42 0-86 0-129 0-8 0-11 0-11 8 0 4 3 4 10 4 1 0 8 0 15 1s10 1 10 7c0 1 0 2-1 6-18 69-34 138-52 206zM104 122c8-32 17-63 25-94 3-15 3-16 19-16 17 0 35 0 51 0 34 0 42 23 42 40 0 34-33 70-80 70-19 0-38 0-57 0zM87 251c-6 0-7 0-9-1-3 0-4 0-4-3 0-1 0-3 1-9 9-35 18-72 27-107 24 0 49 0 73 0 37 0 44 29 44 45 0 38-34 75-79 75-18 0-36 0-53 0z"><text:p/></draw:path></draw:g></text:span><text:span text:style-name="T10">, אז </text:span><text:span text:style-name="T10"><draw:g text:anchor-type="as-char" svg:y="-0.1134in" draw:z-index="32" draw:name="Shape403" draw:style-name="gr1"><svg:title>TexMaths</svg:title><svg:desc>11§display§\la x, y_1 \ra, \la x, y_2 \ra \not\in f_1§svg§600§FALSE§</svg:desc><draw:path draw:style-name="gr2" draw:text-style-name="P11" svg:width="1.1941in" svg:height="0.1358in" svg:x="-0.0004in" svg:y="0.0071in" svg:viewBox="0 0 3034 346" svg:d="M1518 346c-507 0-1012 0-1518 0 0-116 0-230 0-346 1011 0 2023 0 3034 0 0 116 0 230 0 346-505 0-1011 0-1516 0z"><text:p/></draw:path><draw:path draw:style-name="gr3" draw:text-style-name="P12" svg:width="0.0335in" svg:height="0.1512in" svg:x="0.0087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12" svg:width="0.0756in" svg:height="0.0685in" svg:x="0.0555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12" svg:width="0.0173in" svg:height="0.0453in" svg:x="0.1512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12" svg:width="0.0697in" svg:height="0.0976in" svg:x="0.2102in" svg:y="0.0453in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4 20-6 27-16 41-22 63-22 81 0 34 24 46 47 46 14 0 28-7 39-18-6 20-10 40-26 59-10 13-24 24-41 24-6 0-24-1-30-15 5 0 11 0 16-6 4-3 8-8 8-14 0-12-11-13-14-13-9 0-22 5-22 24s17 33 42 33c39 0 79-35 90-77 12-50 24-99 36-148z"><text:p/></draw:path><draw:path draw:style-name="gr3" draw:text-style-name="P12" svg:width="0.0382in" svg:height="0.0701in" svg:x="0.2921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12" svg:width="0.0335in" svg:height="0.1512in" svg:x="0.3571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12" svg:width="0.0173in" svg:height="0.0453in" svg:x="0.4209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12" svg:width="0.0335in" svg:height="0.1512in" svg:x="0.4921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12" svg:width="0.0756in" svg:height="0.0685in" svg:x="0.539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12" svg:width="0.0173in" svg:height="0.0453in" svg:x="0.6343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12" svg:width="0.0697in" svg:height="0.0976in" svg:x="0.6933in" svg:y="0.0453in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1-13-14-13-9 0-22 5-22 24s17 33 42 33c39 0 79-35 90-77 12-50 24-99 36-148z"><text:p/></draw:path><draw:path draw:style-name="gr3" draw:text-style-name="P12" svg:width="0.0469in" svg:height="0.0701in" svg:x="0.7701in" svg:y="0.0661in" svg:viewBox="0 0 120 179" svg:d="M120 130c-3 0-6 0-9 0-1 5-3 22-8 24-2 2-23 2-26 2-16 0-33 0-49 0 28-25 37-33 53-45 20-16 39-33 39-58 0-33-29-53-63-53s-57 23-57 48c0 14 12 15 14 15 7 0 16-5 16-15 0-4-2-14-17-14 9-19 27-24 40-24 27 0 41 21 41 43 0 23-17 42-26 52-22 21-43 41-65 63-3 3-3 4-3 11 37 0 75 0 112 0 2-16 6-33 8-49z"><text:p/></draw:path><draw:path draw:style-name="gr3" draw:text-style-name="P12" svg:width="0.0335in" svg:height="0.1512in" svg:x="0.8402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12" svg:width="0.0756in" svg:height="0.1409in" svg:x="0.9547in" svg:y="0.0043in" svg:viewBox="0 0 193 359" svg:d="M189 15c4-5 4-6 4-7 0-2-3-8-8-8s-6 2-9 8c-58 112-115 223-174 336-2 5-2 6-2 7 0 4 2 8 8 8 4 0 5-2 7-8 59-112 116-223 174-336z"><text:p/></draw:path><draw:path draw:style-name="gr3" draw:text-style-name="P12" svg:width="0.076in" svg:height="0.087in" svg:x="0.9461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" draw:text-style-name="P12" svg:width="0.0756in" svg:height="0.1374in" svg:x="1.085in" svg:y="0.0067in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12" svg:width="0.0386in" svg:height="0.0701in" svg:x="1.163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10"><text:s/>ולכן הם </text:span><text:span text:style-name="T15">ב־</text:span><text:span text:style-name="T16"><draw:g text:anchor-type="as-char" svg:y="-0.1075in" draw:z-index="95" draw:name="Shape13" draw:style-name="gr1"><svg:title>TexMaths</svg:title><svg:desc>11§inline§f_2§svg§600§FALSE§</svg:desc><draw:path draw:style-name="gr2" draw:text-style-name="P7" svg:width="0.1114in" svg:height="0.1217in" svg:x="0.0004in" svg:y="0.0075in" svg:viewBox="0 0 284 310" svg:d="M0 0c95 0 190 0 284 0 0 103 0 207 0 310-94 0-189 0-284 0 0-103 0-207 0-310z"><text:p/></draw:path><draw:path draw:style-name="gr3" draw:text-style-name="P8" svg:width="0.0748in" svg:height="0.1374in" svg:x="0.0008in" svg:y="0in" svg:viewBox="0 0 191 350" svg:d="M120 118c11 0 22 0 34 0 8 0 10 0 10-8 0-4-2-4-9-4-11 0-22 0-32 0 3-16 5-30 8-44 1-8 7-36 9-40 3-8 10-13 19-13 1 0 10 0 17 6-16 2-19 16-19 21 0 9 6 13 13 13 10 0 21-7 21-23 0-17-18-26-32-26-13 0-38 7-50 45-2 8-3 12-12 61-9 0-18 0-26 0s-13 0-13 7c0 5 4 5 11 5 8 0 17 0 26 0-10 50-20 100-29 150-8 38-14 73-34 73-1 0-11 0-19-7 19-1 22-15 22-21 0-8-7-13-14-13-10 0-21 8-21 23 0 18 17 27 32 27 22 0 37-23 44-38 12-24 21-71 21-73 8-41 15-81 23-121z"><text:p/></draw:path><draw:path draw:style-name="gr3" draw:text-style-name="P8" svg:width="0.0465in" svg:height="0.0697in" svg:x="0.0732in" svg:y="0.0591in" svg:viewBox="0 0 119 178" svg:d="M119 130c-3 0-7 0-9 0-1 5-4 22-7 24s-24 2-27 2c-16 0-33 0-50 0 29-25 38-33 54-45 20-16 39-33 39-58 0-33-29-53-63-53s-56 23-56 48c0 14 11 15 14 15 7 0 15-5 15-15 0-4-3-14-17-14 9-19 27-24 40-24 27 0 41 21 41 43 0 23-17 42-26 51-22 21-43 42-65 64-2 2-2 4-2 10 37 0 74 0 111 0 3-15 5-32 8-48z"><text:p/></draw:path></draw:g></text:span><text:span text:style-name="T10">, ומשום </text:span><text:span text:style-name="T17">ש־</text:span><text:span text:style-name="T16"><draw:g text:anchor-type="as-char" svg:y="-0.1075in" draw:z-index="94" draw:name="Shape14" draw:style-name="gr1"><svg:title>TexMaths</svg:title><svg:desc>11§display§f_2§svg§600§FALSE§</svg:desc><draw:path draw:style-name="gr2" draw:text-style-name="P7" svg:width="0.1114in" svg:height="0.1217in" svg:x="0.0004in" svg:y="0.0075in" svg:viewBox="0 0 284 310" svg:d="M0 0c95 0 190 0 284 0 0 103 0 207 0 310-94 0-189 0-284 0 0-103 0-207 0-310z"><text:p/></draw:path><draw:path draw:style-name="gr3" draw:text-style-name="P8" svg:width="0.0748in" svg:height="0.1374in" svg:x="0.0008in" svg:y="0in" svg:viewBox="0 0 191 350" svg:d="M120 118c11 0 22 0 34 0 8 0 10 0 10-8 0-4-2-4-9-4-11 0-22 0-32 0 3-16 5-30 8-44 1-8 7-36 9-40 3-8 10-13 19-13 1 0 10 0 17 6-16 2-19 16-19 21 0 9 6 13 13 13 10 0 21-7 21-23 0-17-18-26-32-26-13 0-38 7-50 45-2 8-3 12-12 61-9 0-18 0-26 0s-13 0-13 7c0 5 4 5 11 5 8 0 17 0 26 0-10 50-20 100-29 150-8 38-14 73-34 73-1 0-11 0-19-7 19-1 22-15 22-21 0-8-7-13-14-13-10 0-21 8-21 23 0 18 17 27 32 27 22 0 37-23 44-38 12-24 21-71 21-73 8-41 15-81 23-121z"><text:p/></draw:path><draw:path draw:style-name="gr3" draw:text-style-name="P8" svg:width="0.0465in" svg:height="0.0697in" svg:x="0.0732in" svg:y="0.0591in" svg:viewBox="0 0 119 178" svg:d="M119 130c-3 0-7 0-9 0-1 5-4 22-7 24s-24 2-27 2c-16 0-33 0-50 0 29-25 38-33 54-45 20-16 39-33 39-58 0-33-29-53-63-53s-56 23-56 48c0 14 11 15 14 15 7 0 15-5 15-15 0-4-3-14-17-14 9-19 27-24 40-24 27 0 41 21 41 43 0 23-17 42-26 51-22 21-43 42-65 64-2 2-2 4-2 10 37 0 74 0 111 0 3-15 5-32 8-48z"><text:p/></draw:path></draw:g></text:span><text:span text:style-name="T17"> </text:span><text:span text:style-name="T10">ח"ע אז </text:span><text:span text:style-name="T10"><draw:g text:anchor-type="as-char" svg:y="-0.0681in" draw:z-index="33" draw:name="Shape406" draw:style-name="gr1"><svg:title>TexMaths</svg:title><svg:desc>11§display§y_1 = y_2§svg§600§FALSE§</svg:desc><draw:path draw:style-name="gr2" draw:text-style-name="P11" svg:width="0.4575in" svg:height="0.0819in" svg:x="0.0031in" svg:y="0.0063in" svg:viewBox="0 0 1163 209" svg:d="M582 209c-195 0-389 0-582 0 0-69 0-140 0-209 388 0 775 0 1163 0 0 69 0 140 0 209-193 0-388 0-581 0z"><text:p/></draw:path><draw:path draw:style-name="gr3" draw:text-style-name="P12" svg:width="0.0697in" svg:height="0.0976in" svg:x="-0.0004in" svg:y="-0.0004in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3" draw:text-style-name="P12" svg:width="0.0386in" svg:height="0.0697in" svg:x="0.0815in" svg:y="0.0181in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3" draw:text-style-name="P12" svg:width="0.1008in" svg:height="0.035in" svg:x="0.189in" svg:y="0.0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2" svg:width="0.0697in" svg:height="0.0976in" svg:x="0.3449in" svg:y="-0.0004in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3" draw:text-style-name="P12" svg:width="0.0469in" svg:height="0.0697in" svg:x="0.4217in" svg:y="0.0181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10">. </text:span></text:p>
                        </text:list-item>
                        <text:list-item>
                          <text:p text:style-name="P16"><text:soft-page-break/><text:span text:style-name="T10">אם </text:span><text:span text:style-name="T10"><draw:g text:anchor-type="as-char" svg:y="-0.1063in" draw:z-index="34" draw:name="Shape407" draw:style-name="gr1"><svg:title>TexMaths</svg:title><svg:desc>11§display§x \in C \cap B§svg§600§FALSE§</svg:desc><draw:path draw:style-name="gr2" draw:text-style-name="P11" svg:width="0.6602in" svg:height="0.0969in" svg:x="0.0031in" svg:y="0.0063in" svg:viewBox="0 0 1678 247" svg:d="M839 247c-280 0-560 0-839 0 0-83 0-164 0-247 559 0 1119 0 1678 0 0 83 0 164 0 247-280 0-559 0-839 0z"><text:p/></draw:path><draw:path draw:style-name="gr3" draw:text-style-name="P12" svg:width="0.0756in" svg:height="0.0681in" svg:x="-0.0004in" svg:y="0.0398in" svg:viewBox="0 0 193 174" svg:d="M118 54c3-10 12-45 38-45 2 0 11 0 20 4-11 2-19 12-19 21 0 7 5 14 15 14 8 0 21-7 21-23 0-19-22-25-36-25-23 0-36 21-40 30-10-26-31-30-42-30-41 0-63 50-63 60 0 4 3 2 5 4 3 0 4-1 5-4 13-41 39-51 52-51 7 0 21 3 21 25 0 12-7 39-21 93-7 23-20 38-37 38-2 0-11 0-19-5 10-1 18-9 18-19 0-11-8-14-14-14-12 0-22 10-22 23 0 16 20 24 36 24 27 0 40-26 41-29 4 14 19 29 42 29 39 0 61-48 61-58 0-5-3-5-4-5-3 0-4 3-4 5-14 42-40 49-52 49-15 0-21-11-21-24 0-9 2-18 7-34 4-18 7-35 12-53z"><text:p/></draw:path><draw:path draw:style-name="gr3" draw:text-style-name="P12" svg:width="0.0756in" svg:height="0.0874in" svg:x="0.1374in" svg:y="0.0248in" svg:viewBox="0 0 193 223" svg:d="M179 119c7 0 14 0 14-8 0-7-7-7-14-7-55 0-109 0-164 0 5-52 50-89 104-89 20 0 41 0 60 0 7 0 14 0 14-7 0-8-7-8-14-8-21 0-40 0-61 0-66 0-118 50-118 111s52 112 118 112c21 0 40 0 61 0 7 0 14 0 14-8s-7-8-14-8c-19 0-40 0-60 0-54 0-99-37-104-88 55 0 109 0 164 0z"><text:p/></draw:path><draw:path draw:style-name="gr3" draw:text-style-name="P12" svg:width="0.1075in" svg:height="0.1098in" svg:x="0.276in" svg:y="-0.0004in" svg:viewBox="0 0 274 280" svg:d="M274 4c0-1-1-4-4-4-2 0-2 1-6 4-9 10-19 20-27 30-4-5-21-34-64-34-86 0-173 85-173 174 0 63 45 106 105 106 33 0 62-16 83-34 35-31 42-66 42-67 0-5-3-5-4-5-3 0-5 1-6 5-3 11-12 38-38 60-27 22-51 29-72 29-34 0-75-21-75-81 0-22 8-83 46-129 24-26 61-46 95-46 40 0 62 30 62 75 0 15-1 14-1 19 0 3 4 4 6 4 5 0 5-1 7-8 7-33 16-65 24-98z"><text:p/></draw:path><draw:path draw:style-name="gr3" draw:text-style-name="P12" svg:width="0.0843in" svg:height="0.0933in" svg:x="0.4299in" svg:y="0.0161in" svg:viewBox="0 0 215 238" svg:d="M215 84c0-59-60-84-108-84-51 0-107 26-107 84 0 46 0 93 0 140 0 6 0 14 8 14 7 0 7-8 7-14 0-47 0-93 0-139 0-57 63-70 92-70 17 0 42 4 62 17 30 19 30 43 30 54 0 46 0 91 0 138 0 6 0 14 8 14s8-8 8-14c0-47 0-94 0-140z"><text:p/></draw:path><draw:path draw:style-name="gr3" draw:text-style-name="P12" svg:width="0.1083in" svg:height="0.1028in" svg:x="0.5626in" svg:y="0.0031in" svg:viewBox="0 0 276 262" svg:d="M46 233c-4 14-5 17-35 17-7 0-11 0-11 8 0 4 3 4 11 4 46 0 91 0 138 0 60 0 106-45 106-83 0-27-23-49-60-53 40-8 81-37 81-73 0-29-25-53-72-53-43 0-87 0-130 0-7 0-11 0-11 8 0 4 3 4 11 4 1 0 9 0 14 0 8 1 11 1 11 7 0 1 0 2-1 7-18 69-34 138-52 207zM105 122c7-32 15-64 23-96 3-13 4-14 21-14 16 0 34 0 50 0 33 0 42 22 42 40 0 34-33 70-80 70-19 0-38 0-56 0zM87 250c-6 0-7 0-9 0-4-1-5-1-5-4 0-1 0-2 2-9 9-35 17-72 26-107 24 0 50 0 74 0 36 0 44 29 44 44 0 39-34 76-80 76-18 0-34 0-52 0z"><text:p/></draw:path></draw:g></text:span><text:span text:style-name="T10"><text:s/></text:span><text:span text:style-name="T18">אז </text:span><text:span text:style-name="T19"><draw:g text:anchor-type="as-char" svg:y="-0.1193in" draw:z-index="93" draw:name="Shape15" draw:style-name="gr1"><svg:title>TexMaths</svg:title><svg:desc>11§inline§x \in \emptyset§svg§600§FALSE§</svg:desc><draw:path draw:style-name="gr2" draw:text-style-name="P7" svg:width="0.3248in" svg:height="0.1126in" svg:x="0.0039in" svg:y="0.0075in" svg:viewBox="0 0 826 287" svg:d="M0 0c275 0 551 0 826 0 0 96 0 192 0 287-275 0-551 0-826 0 0-95 0-191 0-287z"><text:p/></draw:path><draw:path draw:style-name="gr3" draw:text-style-name="P8" svg:width="0.0752in" svg:height="0.0681in" svg:x="0.0004in" svg:y="0.05in" svg:viewBox="0 0 192 174" svg:d="M118 54c2-10 11-46 38-46 2 0 11 0 19 5-10 2-18 11-18 21 0 7 4 13 15 13 8 0 20-6 20-22 0-19-23-25-36-25-22 0-35 20-40 29-9-26-30-29-41-29-41 0-63 50-63 59 0 4 3 3 4 4 4 0 5-1 6-5 13-40 38-50 52-50 7 0 21 4 21 26 0 12-7 38-21 92-7 24-20 39-37 39-3 0-12 0-19-4 9-2 17-10 17-21 0-10-8-13-14-13-11 0-21 10-21 22 0 16 20 25 36 25 26 0 40-26 41-29 4 15 19 29 42 29 39 0 61-50 61-58 0-5-3-5-4-5-3 0-4 1-5 5-13 40-39 49-51 49-15 0-22-11-22-24 0-9 2-18 7-34 4-18 8-35 13-53z"><text:p/></draw:path><draw:path draw:style-name="gr3" draw:text-style-name="P8" svg:width="0.076in" svg:height="0.0878in" svg:x="0.1378in" svg:y="0.035in" svg:viewBox="0 0 194 224" svg:d="M179 120c7 0 15 0 15-8 0-7-8-7-15-7-54 0-109 0-162 0 4-52 48-90 103-90 20 0 40 0 59 0 7 0 15 0 15-7 0-8-8-8-15-8-21 0-40 0-60 0-66 0-119 51-119 112s53 112 119 112c20 0 39 0 60 0 7 0 15 0 15-8s-8-8-15-8c-19 0-39 0-59 0-55 0-99-37-103-88 53 0 108 0 162 0z"><text:p/></draw:path><draw:path draw:style-name="gr3" draw:text-style-name="P8" svg:width="0.061in" svg:height="0.1283in" svg:x="0.2756in" svg:y="0in" svg:viewBox="0 0 156 327" svg:d="M132 8c0-5-3-8-8-8-6 0-7 4-10 12-4 16-1 2-4 18-5-2-18-8-32-8-22 0-47 11-62 41-14 32-16 66-16 101 0 24 0 94 33 123-9 30-9 31-9 32 0 5 4 8 8 8 7 0 8-4 10-12 4-15 0-2 4-18 10 6 21 8 32 8 43 0 61-36 67-54 10-27 11-59 11-87 0-27 0-91-34-124 3-11 7-21 10-32zM39 270c-14-27-14-74-14-110 0-31 0-58 6-83 7-35 30-47 47-47 8 0 18 2 28 11-22 76-45 153-67 229zM118 56c12 23 12 67 12 104 0 27 0 56-5 82-6 40-27 55-47 55-9 0-19-3-27-12 22-76 45-153 67-229z"><text:p/></draw:path></draw:g></text:span><text:span text:style-name="T18"><text:s/>והטענה נכונה באופן ריק.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18"><draw:g text:anchor-type="as-char" svg:y="-0.1063in" draw:z-index="35" draw:name="Shape409" draw:style-name="gr1"><svg:title>TexMaths</svg:title><svg:desc>11§display§h§svg§600§FALSE§</svg:desc><draw:path draw:style-name="gr2" draw:text-style-name="P11" svg:width="0.0665in" svg:height="0.0906in" svg:x="-0.0004in" svg:y="0.0071in" svg:viewBox="0 0 170 231" svg:d="M0 0c56 0 114 0 170 0 0 77 0 154 0 231-56 0-114 0-170 0 0-77 0-154 0-231z"><text:p/></draw:path><draw:path draw:style-name="gr3" draw:text-style-name="P12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8"><text:s/>מקיימת </text:span><text:span text:style-name="T18"><draw:g text:anchor-type="as-char" svg:y="-0.1134in" draw:z-index="36" draw:name="Shape410" draw:style-name="gr1"><svg:title>TexMaths</svg:title><svg:desc>11§display§H(h) = \la f_1, f_2 \ra§svg§600§FALSE§</svg:desc><draw:path draw:style-name="gr2" draw:text-style-name="P11" svg:width="0.9858in" svg:height="0.1358in" svg:x="0.0016in" svg:y="0.0071in" svg:viewBox="0 0 2505 346" svg:d="M1254 346c-418 0-836 0-1254 0 0-116 0-230 0-346 835 0 1670 0 2505 0 0 116 0 230 0 346-417 0-835 0-1251 0z"><text:p/></draw:path><draw:path draw:style-name="gr3" draw:text-style-name="P12" svg:width="0.128in" svg:height="0.1028in" svg:x="-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3" draw:text-style-name="P12" svg:width="0.0346in" svg:height="0.1512in" svg:x="0.147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12" svg:width="0.074in" svg:height="0.1063in" svg:x="0.2in" svg:y="0.0071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12" svg:width="0.0346in" svg:height="0.1512in" svg:x="0.2882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12" svg:width="0.1004in" svg:height="0.0354in" svg:x="0.3894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12" svg:width="0.0335in" svg:height="0.1512in" svg:x="0.5579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12" svg:width="0.076in" svg:height="0.1374in" svg:x="0.6079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12" svg:width="0.0386in" svg:height="0.0701in" svg:x="0.6858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12" svg:width="0.0173in" svg:height="0.0453in" svg:x="0.7559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12" svg:width="0.0752in" svg:height="0.1374in" svg:x="0.8185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12" svg:width="0.0469in" svg:height="0.0701in" svg:x="0.8917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12" svg:width="0.0339in" svg:height="0.1512in" svg:x="0.9614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18">: </text:span><text:span text:style-name="T20">לפי תחשיב למדא, </text:span><text:span text:style-name="T18">צ.ל.: </text:span></text:p>
                </text:list-item>
              </text:list>
              <text:p text:style-name="P17"><draw:g text:anchor-type="as-char" svg:y="-0.1134in" draw:z-index="37" draw:name="Shape413" draw:style-name="gr1"><svg:title>TexMaths</svg:title><svg:desc>11§display§\la (f_1 \cup f_2) |_B, (f_1 \cup f_2) |_C \ra = \la f_1, f_2 \ra§svg§600§FALSE§</svg:desc><draw:path draw:style-name="gr2" draw:text-style-name="P11" svg:width="2.265in" svg:height="0.1354in" svg:x="-0.0004in" svg:y="0.0071in" svg:viewBox="0 0 5754 345" svg:d="M0 0c1918 0 3836 0 5754 0 0 115 0 230 0 345-1918 0-3836 0-5754 0 0-115 0-230 0-345z"><text:p/></draw:path><draw:path draw:style-name="gr3" draw:text-style-name="P12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12" svg:width="0.035in" svg:height="0.1508in" svg:x="0.0657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12" svg:width="0.0756in" svg:height="0.137in" svg:x="0.1185in" svg:y="0.0071in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0 6c9 0 18 0 27 0-10 50-20 100-30 151-7 37-13 72-33 72-2 0-11 0-19-7 18-1 21-15 21-21 0-9-6-14-14-14-10 0-21 9-21 24 0 17 17 26 33 26 21 0 36-22 43-37 13-25 22-71 22-74 8-40 15-81 23-120z"><text:p/></draw:path><draw:path draw:style-name="gr3" draw:text-style-name="P12" svg:width="0.0386in" svg:height="0.0701in" svg:x="0.1965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12" svg:width="0.0846in" svg:height="0.0933in" svg:x="0.2949in" svg:y="0.0217in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12" svg:width="0.0756in" svg:height="0.137in" svg:x="0.4303in" svg:y="0.0071in" svg:viewBox="0 0 193 349" svg:d="M121 118c11 0 22 0 33 0 9 0 12 0 12-9 0-3-3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12" svg:width="0.0469in" svg:height="0.0701in" svg:x="0.5035in" svg:y="0.0661in" svg:viewBox="0 0 120 179" svg:d="M120 130c-3 0-7 0-10 0-1 7-3 22-7 25-2 1-23 1-27 1-17 0-33 0-50 0 29-25 39-32 54-45 21-15 40-33 40-58 0-33-30-53-64-53-33 0-56 24-56 48 0 15 11 16 14 16 7 0 15-5 15-14 0-6-3-15-17-15 9-18 28-25 40-25 27 0 42 21 42 43 0 23-18 42-26 52-22 21-44 41-66 63-2 4-2 4-2 11 37 0 74 0 111 0 3-16 6-33 9-49z"><text:p/></draw:path><draw:path draw:style-name="gr3" draw:text-style-name="P12" svg:width="0.035in" svg:height="0.1508in" svg:x="0.5736in" svg:y="0in" svg:viewBox="0 0 90 384" svg:d="M90 193c0-30-4-77-26-120-23-48-56-73-60-73-3 0-4 1-4 3 0 3 0 3 8 10 37 38 59 99 59 180 0 65-14 132-61 181-6 5-6 5-6 6 0 3 1 4 4 4 4 0 39-26 61-75 20-43 25-85 25-116z"><text:p/></draw:path><draw:path draw:style-name="gr3" draw:text-style-name="P12" svg:width="0.0055in" svg:height="0.1508in" svg:x="0.6421in" svg:y="0in" svg:viewBox="0 0 15 384" svg:d="M15 14c0-7 0-14-7-14-8 0-8 7-8 14 0 119 0 237 0 356 0 8 0 14 8 14 7 0 7-6 7-14 0-119 0-237 0-356z"><text:p/></draw:path><draw:path draw:style-name="gr3" draw:text-style-name="P12" svg:width="0.0811in" svg:height="0.072in" svg:x="0.674in" svg:y="0.0634in" svg:viewBox="0 0 207 184" svg:d="M32 163c-2 9-3 11-24 11-5 0-8 0-8 5s3 5 8 5c35 0 69 0 104 0 46 0 82-31 82-57 0-20-18-37-48-39 33-7 61-26 61-51 0-19-21-37-56-37-33 0-65 0-98 0-6 0-9 0-9 6 0 3 3 3 9 3 3 0 5 0 10 1 5 0 6 1 6 3 0 1 0 2-1 7-12 47-24 95-36 143zM75 85c5-22 11-44 16-66 3-9 4-10 15-10 13 0 27 0 40 0 28 0 34 19 34 28 0 22-24 48-60 48-15 0-30 0-45 0zM62 174c-8 0-8 0-8-2 0-1 0-2 1-6 7-25 12-50 19-75 18 0 38 0 57 0 25 0 35 18 35 33 0 27-27 50-60 50-15 0-30 0-44 0z"><text:p/></draw:path><draw:path draw:style-name="gr3" draw:text-style-name="P12" svg:width="0.0173in" svg:height="0.0453in" svg:x="0.7843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12" svg:width="0.035in" svg:height="0.1508in" svg:x="0.8539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12" svg:width="0.076in" svg:height="0.137in" svg:x="0.9059in" svg:y="0.0071in" svg:viewBox="0 0 194 349" svg:d="M122 118c11 0 22 0 33 0 8 0 12 0 12-9 0-3-4-3-11-3-11 0-21 0-32 0 3-16 6-30 8-44 2-9 8-36 10-41 3-7 10-13 18-13 2 0 12 0 18 7-16 2-21 15-21 21 0 9 8 14 15 14 11 0 22-9 22-24 0-17-18-26-34-26-14 0-38 7-49 45-2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" draw:text-style-name="P12" svg:width="0.0382in" svg:height="0.0701in" svg:x="0.9843in" svg:y="0.0661in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" draw:text-style-name="P12" svg:width="0.0843in" svg:height="0.0933in" svg:x="1.0831in" svg:y="0.0217in" svg:viewBox="0 0 215 238" svg:d="M215 14c0-7 0-14-8-14s-8 7-8 14c0 47 0 93 0 140 0 56-63 68-91 68-18 0-42-3-63-16-30-18-30-42-30-53 0-46 0-92 0-139 0-7 0-14-7-14-8 0-8 7-8 14 0 48 0 94 0 141 0 57 59 83 108 83s107-27 107-83c0-47 0-93 0-141z"><text:p/></draw:path><draw:path draw:style-name="gr3" draw:text-style-name="P12" svg:width="0.0756in" svg:height="0.137in" svg:x="1.2177in" svg:y="0.0071in" svg:viewBox="0 0 193 349" svg:d="M121 118c11 0 22 0 33 0 8 0 12 0 12-9 0-3-4-3-11-3-11 0-21 0-32 0 2-16 6-30 8-44 2-9 8-36 10-41 3-7 10-13 17-13 3 0 13 0 19 7-16 2-20 15-20 21 0 9 7 14 15 14 10 0 21-9 21-24 0-17-18-26-35-26-13 0-37 7-48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12" svg:width="0.0469in" svg:height="0.0701in" svg:x="1.2906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12" svg:width="0.0346in" svg:height="0.1508in" svg:x="1.361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12" svg:width="0.0055in" svg:height="0.1508in" svg:x="1.4295in" svg:y="0in" svg:viewBox="0 0 15 384" svg:d="M15 14c0-7 0-14-7-14-8 0-8 7-8 14 0 119 0 237 0 356 0 8 0 14 8 14 7 0 7-6 7-14 0-119 0-237 0-356z"><text:p/></draw:path><draw:path draw:style-name="gr3" draw:text-style-name="P12" svg:width="0.0819in" svg:height="0.076in" svg:x="1.461in" svg:y="0.0622in" svg:viewBox="0 0 209 194" svg:d="M209 3c0-1-1-3-3-3s-2 0-6 3c-6 7-12 15-18 21-4-3-18-24-52-24-65 0-130 57-130 119 0 44 34 75 84 75 14 0 39-2 68-26 21-18 27-41 27-44s-3-3-5-3c-3 0-3 1-5 5-11 36-49 59-81 59-29 0-60-15-60-58 0-8 1-50 33-84 18-21 46-33 72-33 31 0 50 22 50 53 0 6-1 9-1 11 0 3 3 3 5 3 4 0 4-1 6-7 5-22 11-45 16-67z"><text:p/></draw:path><draw:path draw:style-name="gr3" draw:text-style-name="P12" svg:width="0.0339in" svg:height="0.1508in" svg:x="1.5642in" svg:y="0in" svg:viewBox="0 0 87 384" svg:d="M85 198c2-4 2-5 2-5 0-1 0-3-2-7-22-59-45-119-67-177-4-7-7-9-10-9-5 0-8 3-8 8 0 1 0 2 2 6 23 60 45 119 68 179-23 58-45 117-68 177-2 4-2 4-2 7 0 4 4 7 8 7 5 0 6-4 9-7 23-60 45-119 68-179z"><text:p/></draw:path><draw:path draw:style-name="gr3" draw:text-style-name="P12" svg:width="0.1008in" svg:height="0.035in" svg:x="1.666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2" svg:width="0.0335in" svg:height="0.1508in" svg:x="1.835in" svg:y="0in" svg:viewBox="0 0 86 384" svg:d="M84 14c2-4 2-4 2-6 0-5-3-8-8-8-3 0-5 2-9 9-22 58-45 118-67 177-1 2-2 4-2 7 0 0 0 1 2 5 22 60 45 119 67 177 3 4 4 9 9 9s8-3 8-7c0-2 0-3-2-7-23-60-45-119-69-177 24-60 46-119 69-179z"><text:p/></draw:path><draw:path draw:style-name="gr3" draw:text-style-name="P12" svg:width="0.076in" svg:height="0.137in" svg:x="1.885in" svg:y="0.0071in" svg:viewBox="0 0 194 349" svg:d="M122 118c11 0 22 0 33 0 8 0 12 0 12-9 0-3-4-3-11-3-11 0-21 0-32 0 3-16 6-30 8-44 2-9 8-36 10-41 3-7 10-13 18-13 2 0 12 0 18 7-16 2-21 15-21 21 0 9 8 14 15 14 11 0 22-9 22-24 0-17-18-26-34-26-14 0-38 7-49 45-2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" draw:text-style-name="P12" svg:width="0.0382in" svg:height="0.0701in" svg:x="1.9634in" svg:y="0.0661in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" draw:text-style-name="P12" svg:width="0.0173in" svg:height="0.0453in" svg:x="2.0331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12" svg:width="0.076in" svg:height="0.137in" svg:x="2.0957in" svg:y="0.0071in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7-22 44-37 12-25 21-71 22-74 8-40 15-81 23-120z"><text:p/></draw:path><draw:path draw:style-name="gr3" draw:text-style-name="P12" svg:width="0.0469in" svg:height="0.0701in" svg:x="2.1689in" svg:y="0.0661in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3" draw:text-style-name="P12" svg:width="0.0335in" svg:height="0.1508in" svg:x="2.239in" svg:y="0in" svg:viewBox="0 0 86 384" svg:d="M84 198c2-4 2-5 2-5 0-1 0-3-2-7-22-59-45-119-67-177-3-7-5-9-9-9-5 0-8 3-8 8 0 1 0 2 1 6 23 60 46 119 69 179-23 58-46 117-69 177-1 4-1 4-1 7 0 4 3 7 8 7 4 0 6-4 7-7 24-60 46-119 69-179z"><text:p/></draw:path></draw:g></text:p>
              <text:list text:continue-numbering="true">
                <text:list-header>
                  <text:p text:style-name="P18"><text:span text:style-name="T21">ו</text:span>בהתחשב בזה שהתחומים של <draw:g text:anchor-type="as-char" svg:y="-0.1075in" draw:z-index="38" draw:name="Shape414" draw:style-name="gr1"><svg:title>TexMaths</svg:title><svg:desc>11§display§f_1§svg§600§FALSE§</svg:desc><draw:path draw:style-name="gr2" draw:text-style-name="P11" svg:width="0.1079in" svg:height="0.1217in" svg:x="-0.0004in" svg:y="0.0075in" svg:viewBox="0 0 275 310" svg:d="M0 0c91 0 183 0 275 0 0 103 0 207 0 310-92 0-184 0-275 0 0-103 0-207 0-310z"><text:p/></draw:path><draw:path draw:style-name="gr3" draw:text-style-name="P12" svg:width="0.0744in" svg:height="0.1374in" svg:x="0in" svg:y="0in" svg:viewBox="0 0 190 350" svg:d="M120 118c11 0 22 0 33 0 6 0 11 0 11-8 0-4-5-4-10-4-11 0-22 0-32 0 2-16 5-30 9-44 1-8 6-36 9-40 3-8 9-13 18-13 0 0 10 0 18 6-18 2-20 16-20 21 0 9 6 14 13 14 10 0 21-8 21-24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12" svg:width="0.0382in" svg:height="0.0697in" svg:x="0.0772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text:s/>ו־<draw:g text:anchor-type="as-char" svg:y="-0.1075in" draw:z-index="39" draw:name="Shape415" draw:style-name="gr1"><svg:title>TexMaths</svg:title><svg:desc>11§display§f_2§svg§600§FALSE§</svg:desc><draw:path draw:style-name="gr2" draw:text-style-name="P11" svg:width="0.1114in" svg:height="0.1217in" svg:x="-0.0004in" svg:y="0.0075in" svg:viewBox="0 0 284 310" svg:d="M0 0c95 0 190 0 284 0 0 103 0 207 0 310-94 0-189 0-284 0 0-103 0-207 0-310z"><text:p/></draw:path><draw:path draw:style-name="gr3" draw:text-style-name="P12" svg:width="0.0748in" svg:height="0.1374in" svg:x="0in" svg:y="0in" svg:viewBox="0 0 191 350" svg:d="M120 118c11 0 22 0 34 0 8 0 10 0 10-8 0-4-2-4-9-4-11 0-22 0-32 0 3-16 5-30 8-44 1-8 7-36 9-40 3-8 10-13 19-13 1 0 10 0 17 6-16 2-19 16-19 21 0 9 6 14 13 14 10 0 21-8 21-24 0-17-18-26-32-26-13 0-38 7-50 45-2 8-3 12-12 61-9 0-18 0-26 0s-13 0-13 7c0 5 4 5 11 5 8 0 17 0 26 0-10 50-20 100-29 150-8 38-14 73-34 73-1 0-11 0-19-7 19-1 22-15 22-20 0-9-7-14-14-14-10 0-21 8-21 23 0 18 17 27 32 27 22 0 37-23 44-38 12-24 21-71 21-73 8-41 15-81 23-121z"><text:p/></draw:path><draw:path draw:style-name="gr3" draw:text-style-name="P12" svg:width="0.0465in" svg:height="0.0697in" svg:x="0.0724in" svg:y="0.0591in" svg:viewBox="0 0 119 178" svg:d="M119 130c-3 0-7 0-9 0-1 5-4 22-7 24s-24 2-27 2c-16 0-33 0-50 0 29-25 38-33 54-45 20-16 39-33 39-58 0-33-29-53-63-53s-56 23-56 48c0 14 11 15 14 15 7 0 15-5 15-15 0-4-3-14-17-14 9-19 27-24 40-24 27 0 41 21 41 43 0 23-17 42-26 52-22 20-43 41-65 63-2 2-2 4-2 10 37 0 74 0 111 0 3-15 5-32 8-48z"><text:p/></draw:path></draw:g> הם <draw:g text:anchor-type="as-char" svg:y="-0.1071in" draw:z-index="40" draw:name="Shape416" draw:style-name="gr1"><svg:title>TexMaths</svg:title><svg:desc>11§display§A, B§svg§600§FALSE§</svg:desc><draw:path draw:style-name="gr2" draw:text-style-name="P11" svg:width="0.2803in" svg:height="0.1217in" svg:x="0.0024in" svg:y="0.0071in" svg:viewBox="0 0 713 310" svg:d="M357 310c-119 0-238 0-357 0 0-103 0-207 0-310 238 0 475 0 713 0 0 103 0 207 0 310-119 0-238 0-356 0z"><text:p/></draw:path><draw:path draw:style-name="gr3" draw:text-style-name="P12" svg:width="0.1039in" svg:height="0.1079in" svg:x="-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3" draw:text-style-name="P12" svg:width="0.0173in" svg:height="0.0453in" svg:x="0.1217in" svg:y="0.0921in" svg:viewBox="0 0 45 116" svg:d="M45 41c0-26-10-41-25-41-12 0-20 10-20 21 0 10 8 20 20 20 4 0 10-1 14-5 1-1 1-1 1-1 1 0 1 0 1 6 0 28-13 51-26 64-5 4-5 5-5 6 0 2 3 5 5 5 4 0 35-30 35-75z"><text:p/></draw:path><draw:path draw:style-name="gr3" draw:text-style-name="P12" svg:width="0.1083in" svg:height="0.1028in" svg:x="0.1819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text:s/>בהתאמה שהן קבוצות זרות, <text:span text:style-name="T22">ובהתאם להגדרה השקולה של הצמצום המופיע לעיל, </text:span><text:span text:style-name="T21">זהו פסוק אמת</text:span>. </text:p>
                </text:list-header>
              </text:list>
            </text:list-item>
            <text:list-item>
              <text:p text:style-name="P19"><text:span text:style-name="T22">נניח </text:span><text:span text:style-name="T22"><draw:g text:anchor-type="as-char" svg:y="-0.1134in" draw:z-index="41" draw:name="Shape30" draw:style-name="gr1"><svg:title>TexMaths</svg:title><svg:desc>11§display§|A| = 1§svg§600§FALSE§</svg:desc><draw:path draw:style-name="gr2" draw:text-style-name="P11" svg:width="0.4488in" svg:height="0.1358in" svg:x="-0.0004in" svg:y="0.0071in" svg:viewBox="0 0 1141 346" svg:d="M571 346c-190 0-381 0-571 0 0-116 0-230 0-346 381 0 760 0 1141 0 0 116 0 230 0 346-190 0-381 0-570 0z"><text:p/></draw:path><draw:path draw:style-name="gr3" draw:text-style-name="P12" svg:width="0.0055in" svg:height="0.1512in" svg:x="0.0102in" svg:y="0in" svg:viewBox="0 0 15 385" svg:d="M15 14c0-6 0-14-7-14-8 0-8 8-8 14 0 119 0 238 0 357 0 7 0 14 8 14 7 0 7-7 7-14 0-119 0-238 0-357z"><text:p/></draw:path><draw:path draw:style-name="gr3" draw:text-style-name="P12" svg:width="0.1039in" svg:height="0.1079in" svg:x="0.0394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2-1 49-1 9 0 34 1 44 1 2 0 6 0 6-7 0-5-4-5-9-5-24 0-24-2-25-13-8-79-15-160-23-240-1-8-1-10-8-10-6 0-7 3-10 7-45 74-89 149-134 224zM102 175c26-43 51-85 76-127 5 42 8 84 12 127-29 0-58 0-88 0z"><text:p/></draw:path><draw:path draw:style-name="gr3" draw:text-style-name="P12" svg:width="0.0055in" svg:height="0.1512in" svg:x="0.1665in" svg:y="0in" svg:viewBox="0 0 15 385" svg:d="M15 14c0-6 0-14-7-14-8 0-8 8-8 14 0 119 0 238 0 357 0 7 0 14 8 14 7 0 7-7 7-14 0-119 0-238 0-357z"><text:p/></draw:path><draw:path draw:style-name="gr3" draw:text-style-name="P12" svg:width="0.1004in" svg:height="0.0354in" svg:x="0.240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12" svg:width="0.05in" svg:height="0.1in" svg:x="0.4063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22">, יהי </text:span><text:span text:style-name="T22"><draw:g text:anchor-type="as-char" svg:y="-0.1075in" draw:z-index="42" draw:name="Shape31" draw:style-name="gr1"><svg:title>TexMaths</svg:title><svg:desc>11§display§a \in A§svg§600§FALSE§</svg:desc><draw:path draw:style-name="gr2" draw:text-style-name="P11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12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12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12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22">, נסיק </text:span><text:span text:style-name="T22"><draw:g text:anchor-type="as-char" svg:y="-0.1134in" draw:z-index="43" draw:name="Shape32" draw:style-name="gr1"><svg:title>TexMaths</svg:title><svg:desc>11§display§A = \{a\}§svg§600§FALSE§</svg:desc><draw:path draw:style-name="gr2" draw:text-style-name="P11" svg:width="0.5213in" svg:height="0.1354in" svg:x="0.0024in" svg:y="0.0071in" svg:viewBox="0 0 1325 345" svg:d="M0 0c442 0 884 0 1325 0 0 115 0 230 0 345-441 0-883 0-1325 0 0-115 0-230 0-345z"><text:p/></draw:path><draw:path draw:style-name="gr3" draw:text-style-name="P12" svg:width="0.1039in" svg:height="0.1079in" svg:x="-0.0004in" svg:y="0.0043in" svg:viewBox="0 0 265 275" svg:d="M56 230c-15 27-31 32-47 33-6 0-9 0-9 8 0 2 2 4 5 4 10 0 22-2 33-2 14 0 27 2 39 2 2 0 8 0 8-7 0-5-4-5-7-5-9-1-18-4-18-14 0-5 3-9 6-14 10-16 19-32 29-48 32 0 64 0 97 0 0 7 6 60 6 63 0 12-20 13-28 13-5 0-10 0-10 8 0 4 4 3 6 4 16 0 33-2 48-2 10 0 34 2 44 2 2 0 7 0 7-9 0-3-3-3-9-3-24 0-24-3-25-14-8-79-16-160-23-240-1-8-1-9-8-9-5 0-8 2-10 7-45 74-89 149-134 223zM102 175c25-43 51-86 76-128 4 42 8 85 12 128-30 0-58 0-88 0z"><text:p/></draw:path><draw:path draw:style-name="gr3" draw:text-style-name="P12" svg:width="0.1004in" svg:height="0.035in" svg:x="0.1594in" svg:y="0.0571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12" svg:width="0.0535in" svg:height="0.1508in" svg:x="0.3217in" svg:y="0in" svg:viewBox="0 0 137 384" svg:d="M81 52c0-16 10-41 53-43 1-1 3-2 3-5 0-4-3-4-7-4-39 0-74 20-74 48 0 29 0 59 0 89 0 14 0 26-15 39-15 11-29 12-38 12-2 0-3 2-3 5 0 2 2 2 7 3 25 1 44 15 48 34 1 5 1 6 1 19 0 25 0 50 0 76 0 16 0 28 18 44 15 11 40 15 56 15 4 0 7 0 7-4 0-3-2-3-6-5-24-1-43-13-49-33-1-3-1-4-1-18 0-27 0-53 0-81 0-17-3-23-15-36-8-8-19-12-30-14 31-9 45-27 45-49 0-31 0-61 0-92z"><text:p/></draw:path><draw:path draw:style-name="gr3" draw:text-style-name="P12" svg:width="0.0693in" svg:height="0.0681in" svg:x="0.3925in" svg:y="0.0453in" svg:viewBox="0 0 177 174" svg:d="M129 24c-7-14-18-24-36-24-45 0-93 56-93 112 0 37 22 62 52 62 7 0 27-1 50-29 4 17 17 29 35 29 14 0 22-9 29-21 7-14 11-37 11-38 0-4-3-4-4-4-4 0-5 1-6 7-7 25-13 48-30 48-10 0-11-10-11-17 0-9 1-12 5-29s5-21 9-35c4-19 9-37 14-54 2-11 2-11 2-13 0-7-4-10-11-10-9 0-15 9-16 16zM104 124c-2 7-2 8-7 15-18 21-33 27-44 27-20 0-26-22-26-36 0-20 14-67 22-85 13-23 29-37 44-37 26 0 31 32 31 34s-1 4-1 6c-7 26-12 51-19 76z"><text:p/></draw:path><draw:path draw:style-name="gr3" draw:text-style-name="P12" svg:width="0.0535in" svg:height="0.1508in" svg:x="0.478in" svg:y="0in" svg:viewBox="0 0 137 384" svg:d="M56 333c0 15-10 40-53 42-1 2-3 3-3 5 0 4 4 4 8 4 37 0 73-18 73-48 0-29 0-59 0-88 0-15 0-27 16-40 14-11 28-12 37-12 2-1 3-2 3-3 0-5-2-5-6-5-25-1-44-15-49-34-1-4-1-5-1-19 0-25 0-50 0-76 0-16 0-28-17-44-16-12-43-15-56-15-4 0-8 0-8 4s2 4 7 5c24 1 42 13 48 33 1 3 1 4 1 19 0 26 0 52 0 80 0 18 3 24 15 36 8 9 20 12 30 16-31 7-45 25-45 47 0 31 0 62 0 93z"><text:p/></draw:path></draw:g></text:span><text:span text:style-name="T22">. ידוע </text:span><text:span text:style-name="T22"><draw:g text:anchor-type="as-char" svg:y="-0.1083in" draw:z-index="44" draw:name="Shape33" draw:style-name="gr1"><svg:title>TexMaths</svg:title><svg:desc>11§display§f_1 \colon B \to A§svg§600§FALSE§</svg:desc><draw:path draw:style-name="gr2" draw:text-style-name="P11" svg:width="0.7051in" svg:height="0.1232in" svg:x="-0.0004in" svg:y="0.0075in" svg:viewBox="0 0 1792 314" svg:d="M896 314c-299 0-597 0-896 0 0-104 0-210 0-314 597 0 1195 0 1792 0 0 104 0 210 0 314-299 0-598 0-896 0z"><text:p/></draw:path><draw:path draw:style-name="gr3" draw:text-style-name="P12" svg:width="0.0752in" svg:height="0.137in" svg:x="0in" svg:y="0.002in" svg:viewBox="0 0 192 349" svg:d="M121 118c11 0 22 0 33 0 8 0 12 0 12-8 0-5-4-5-11-5-11 0-21 0-32 0 3-15 6-29 9-43 1-8 7-36 9-40 3-8 10-13 18-13 2 0 11 0 19 6-17 1-21 16-21 21 0 9 7 13 15 13 9 0 20-7 20-23 0-17-17-26-33-26-13 0-38 7-49 45-2 8-3 12-13 60-9 0-18 0-27 0-7 0-11 0-11 8 0 5 4 5 10 5 9 0 18 0 27 0-10 50-20 100-30 150-7 37-13 73-33 73-2 0-12 0-19-7 18-1 21-15 21-21 0-9-6-13-14-13-10 0-21 8-21 23 0 17 16 26 33 26 21 0 36-23 43-37 13-24 22-71 22-74 8-40 15-80 23-120z"><text:p/></draw:path><draw:path draw:style-name="gr3" draw:text-style-name="P12" svg:width="0.0382in" svg:height="0.0701in" svg:x="0.078in" svg:y="0.0606in" svg:viewBox="0 0 98 179" svg:d="M62 8c0-8-2-8-9-8-18 16-42 16-53 16 0 4 0 7 0 10 7 0 24 0 40-7 0 45 0 91 0 137 0 10 0 13-28 13-3 0-7 0-10 0 0 4 0 7 0 10 5-1 38-1 47-1s43 0 49 1c0-3 0-6 0-10-3 0-7 0-10 0-26 0-26-3-26-13 0-49 0-99 0-148z"><text:p/></draw:path><draw:path draw:style-name="gr3" draw:text-style-name="P12" svg:width="0.0157in" svg:height="0.065in" svg:x="0.1646in" svg:y="0.0429in" svg:viewBox="0 0 41 166" svg:d="M41 21c0-12-9-21-20-21-12 0-21 9-21 21 0 11 9 20 21 20 11 0 20-9 20-20zM41 145c0-11-9-20-20-20-12 0-21 8-21 20 0 11 9 21 21 21 11 0 20-9 20-21z"><text:p/></draw:path><draw:path draw:style-name="gr3" draw:text-style-name="P12" svg:width="0.1083in" svg:height="0.1028in" svg:x="0.2508in" svg:y="0.0047in" svg:viewBox="0 0 276 262" svg:d="M46 232c-4 14-5 17-35 17-7 0-11 0-11 8 0 5 3 5 11 5 46 0 91 0 137 0 61 0 107-46 107-83 0-27-23-49-60-54 40-7 81-36 81-72 0-29-25-53-73-53-42 0-86 0-129 0-7 0-11 0-11 8 0 4 3 4 11 4 1 0 8 0 14 0 8 1 11 1 11 7 0 1 0 2-1 7-18 69-34 138-52 206zM104 122c8-32 16-64 24-96 3-13 4-14 20-14 17 0 35 0 51 0 33 0 42 22 42 40 0 34-33 70-80 70-19 0-38 0-57 0zM87 249c-6 0-7 0-9 0-4-1-5-1-5-4 0-1 0-1 2-9 9-35 17-71 26-106 24 0 50 0 74 0 37 0 44 28 44 45 0 37-34 74-80 74-18 0-35 0-52 0z"><text:p/></draw:path><draw:path draw:style-name="gr3" draw:text-style-name="P12" svg:width="0.1346in" svg:height="0.0783in" svg:x="0.4173in" svg:y="0.0311in" svg:viewBox="0 0 343 200" svg:d="M301 108c-22 16-32 33-35 37-17 26-20 50-20 51 0 4 5 4 8 4 7 0 7-1 8-8 8-36 32-69 76-87 4-1 5-3 5-5 0-3-2-3-3-3-17-7-64-27-78-92-1-4-1-5-8-5-3 0-8 0-8 4 0 1 4 26 19 51 8 12 20 25 36 37-95 0-191 0-287 0-7 0-14 0-14 8s7 8 14 8c96 0 192 0 287 0z"><text:p/></draw:path><draw:path draw:style-name="gr3" draw:text-style-name="P12" svg:width="0.1039in" svg:height="0.1079in" svg:x="0.6087in" svg:y="-0.0004in" svg:viewBox="0 0 265 275" svg:d="M55 231c-15 25-30 31-47 32-5 0-8 0-8 7 0 3 2 5 4 5 11 0 23-1 34-1 13 0 27 1 39 1 2 0 7 0 7-8 0-4-4-4-6-4-9-1-19-4-19-14 0-4 3-8 6-14 10-16 20-33 30-48 31 0 64 0 96 0 1 6 7 59 7 64 0 11-21 12-29 12-5 0-8 0-8 7 0 5 4 5 5 5 15 0 32-1 48-1 10 0 35 1 43 1 4 0 8 0 8-8 0-4-4-4-9-4-24 0-24-3-25-14-8-79-17-159-24-239 0-8 0-10-7-10-6 0-8 3-10 7-45 74-90 149-135 224zM102 175c26-43 51-85 76-127 5 42 8 84 12 127-29 0-58 0-88 0z"><text:p/></draw:path></draw:g></text:span><text:span text:style-name="T22">, וידוע </text:span><text:span text:style-name="T22"><draw:g text:anchor-type="as-char" svg:y="-0.1083in" draw:z-index="45" draw:name="Shape34" draw:style-name="gr1"><svg:title>TexMaths</svg:title><svg:desc>11§display§f_2 \colon C \to A§svg§600§FALSE§</svg:desc><draw:path draw:style-name="gr2" draw:text-style-name="P11" svg:width="0.702in" svg:height="0.1232in" svg:x="-0.0004in" svg:y="0.0075in" svg:viewBox="0 0 1784 314" svg:d="M892 314c-298 0-595 0-892 0 0-104 0-210 0-314 595 0 1189 0 1784 0 0 104 0 210 0 314-297 0-595 0-892 0z"><text:p/></draw:path><draw:path draw:style-name="gr3" draw:text-style-name="P12" svg:width="0.0756in" svg:height="0.137in" svg:x="0in" svg:y="0.002in" svg:viewBox="0 0 193 349" svg:d="M121 118c11 0 22 0 33 0 8 0 12 0 12-8 0-5-4-5-11-5-11 0-21 0-32 0 4-15 6-29 9-43 1-8 7-36 9-40 3-8 10-13 19-13 1 0 11 0 18 6-17 1-21 16-21 21 0 9 7 13 15 13 10 0 21-7 21-23 0-17-18-26-33-26-14 0-39 7-50 45-2 8-3 12-13 60-9 0-18 0-27 0-7 0-11 0-11 8 0 5 4 5 10 5 9 0 18 0 27 0-10 50-20 100-30 150-7 37-13 73-33 73-2 0-12 0-19-7 18-1 21-15 21-21 0-9-6-13-14-13-10 0-21 8-21 23 0 17 17 26 33 26 21 0 36-23 43-37 13-24 22-71 22-74 8-40 15-80 23-120z"><text:p/></draw:path><draw:path draw:style-name="gr3" draw:text-style-name="P12" svg:width="0.0465in" svg:height="0.0701in" svg:x="0.0732in" svg:y="0.0606in" svg:viewBox="0 0 119 179" svg:d="M119 130c-3 0-6 0-9 0-1 5-3 22-7 24-2 2-23 2-27 2-17 0-33 0-50 0 29-25 38-33 54-45 20-16 39-33 39-58 0-33-29-53-63-53s-56 23-56 48c0 14 11 15 14 15 7 0 15-5 15-15 0-4-3-14-17-14 9-19 28-24 40-24 27 0 40 21 40 43 0 23-16 42-25 51-22 21-43 42-65 64-2 2-2 3-2 11 37 0 74 0 111 0 2-16 6-33 8-49z"><text:p/></draw:path><draw:path draw:style-name="gr3" draw:text-style-name="P12" svg:width="0.0157in" svg:height="0.065in" svg:x="0.1646in" svg:y="0.0429in" svg:viewBox="0 0 41 166" svg:d="M41 21c0-12-10-21-21-21-12 0-20 9-20 21 0 11 8 20 20 20 11 0 21-9 21-20zM41 145c0-11-10-20-21-20-12 0-20 8-20 20 0 11 8 21 20 21 11 0 21-9 21-21z"><text:p/></draw:path><draw:path draw:style-name="gr3" draw:text-style-name="P12" svg:width="0.1075in" svg:height="0.1094in" svg:x="0.2524in" svg:y="0.002in" svg:viewBox="0 0 274 279" svg:d="M274 4c0-2-1-4-4-4-2 0-2 0-6 4-9 10-19 20-27 30-4-5-21-34-64-34-86 0-173 85-173 175 0 62 45 104 105 104 34 0 62-15 83-33 36-32 42-66 42-67 0-4-3-4-4-4-3 0-5 1-5 4-3 11-13 37-39 59-27 22-51 29-71 29-35 0-76-20-76-79 0-22 8-85 46-130 25-27 61-46 95-46 40 0 62 30 62 75 0 15-1 14-1 18s4 5 6 5c5 0 5-1 7-8 7-33 16-65 24-98z"><text:p/></draw:path><draw:path draw:style-name="gr3" draw:text-style-name="P12" svg:width="0.1346in" svg:height="0.0783in" svg:x="0.4142in" svg:y="0.0311in" svg:viewBox="0 0 343 200" svg:d="M301 108c-22 16-31 33-35 37-17 26-20 50-20 51 0 4 5 4 8 4 7 0 7-1 8-8 9-36 32-69 76-87 4-1 5-3 5-5 0-3-2-3-3-3-17-7-64-27-78-92-1-4-1-5-8-5-3 0-8 0-8 4 0 1 4 26 19 51 8 12 20 25 36 37-95 0-191 0-287 0-6 0-14 0-14 8s8 8 14 8c96 0 192 0 287 0z"><text:p/></draw:path><draw:path draw:style-name="gr3" draw:text-style-name="P12" svg:width="0.1039in" svg:height="0.1079in" svg:x="0.6055in" svg:y="-0.0004in" svg:viewBox="0 0 265 275" svg:d="M55 231c-15 25-30 31-47 32-5 0-8 0-8 7 0 3 2 5 4 5 11 0 24-1 35-1 12 0 26 1 38 1 2 0 7 0 7-8 0-4-4-4-6-4-9-1-19-4-19-14 0-4 3-8 6-14 10-16 20-33 30-48 32 0 65 0 96 0 2 6 7 59 7 64 0 11-21 12-29 12-5 0-8 0-8 7 0 5 4 5 5 5 16 0 32-1 49-1 9 0 34 1 42 1 4 0 8 0 8-8 0-4-4-4-9-4-24 0-24-3-25-14-8-79-16-159-24-239 0-8 0-10-7-10-6 0-7 3-10 7-45 74-90 149-135 224zM102 175c26-43 51-85 76-127 5 42 8 84 12 127-29 0-58 0-88 0z"><text:p/></draw:path></draw:g></text:span><text:span text:style-name="T22">. נבחר </text:span><text:span text:style-name="T22"><draw:g text:anchor-type="as-char" svg:y="-0.1063in" draw:z-index="46" draw:name="Shape35" draw:style-name="gr1"><svg:title>TexMaths</svg:title><svg:desc>11§display§h = \lambda x \in B \cup C. a§svg§600§FALSE§</svg:desc><draw:path draw:style-name="gr2" draw:text-style-name="P11" svg:width="1.1575in" svg:height="0.0969in" svg:x="-0.0004in" svg:y="0.0063in" svg:viewBox="0 0 2941 247" svg:d="M1471 247c-491 0-980 0-1471 0 0-83 0-164 0-247 980 0 1961 0 2941 0 0 83 0 164 0 247-489 0-980 0-1470 0z"><text:p/></draw:path><draw:path draw:style-name="gr3" draw:text-style-name="P12" svg:width="0.074in" svg:height="0.1063in" svg:x="0.0004in" svg:y="0.0016in" svg:viewBox="0 0 189 271" svg:d="M89 4c-2-1 0-4-5-4-9 0-37 3-47 4-3 0-7 0-7 8 0 5 3 5 9 5 18 0 19 2 19 6 0 2-1 6-1 8-18 74-37 146-56 220-1 6-1 7-1 9 0 9 8 11 11 11 6 0 12-5 14-10 3-10 5-20 7-30 3-11 5-22 9-34 2-9 4-17 6-26 1-2 5-15 5-17 1-3 13-24 26-35 9-5 20-13 38-13 16 0 20 13 20 26 0 21-15 62-24 86-3 9-5 13-5 21 0 18 14 32 32 32 36 0 50-56 50-59 0-5-3-5-4-5-5 0-5 1-6 8-6 20-18 47-39 47-7 0-10-4-10-13s3-19 8-26c5-17 23-63 23-84 0-25-16-42-44-42-25 0-43 12-58 30 10-41 20-82 30-123z"><text:p/></draw:path><draw:path draw:style-name="gr3" draw:text-style-name="P12" svg:width="0.1008in" svg:height="0.035in" svg:x="0.1303in" svg:y="0.0508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12" svg:width="0.0748in" svg:height="0.1063in" svg:x="0.2909in" svg:y="0.0016in" svg:viewBox="0 0 191 271" svg:d="M117 155c16 39 35 98 40 107 7 9 10 9 21 9 4 0 6 0 9 0 3-1 4-3 4-4s-1-3-2-4c-4-4-6-10-9-17-26-73-52-146-79-218-7-22-28-28-47-28-2 0-7 0-7 4s3 3 4 4c13 2 15 5 25 31 12 35 25 70 37 105-35 35-71 70-106 104-5 5-7 8-7 12 0 7 4 11 11 11 6 0 10-3 13-8 31-36 62-72 93-108z"><text:p/></draw:path><draw:path draw:style-name="gr3" draw:text-style-name="P12" svg:width="0.0756in" svg:height="0.0681in" svg:x="0.3756in" svg:y="0.0398in" svg:viewBox="0 0 193 174" svg:d="M118 54c2-10 11-45 38-45 2 0 11 0 20 4-11 2-19 12-19 21 0 7 5 14 15 14 8 0 21-7 21-23 0-19-24-25-37-25-22 0-35 21-39 30-10-26-31-30-42-30-41 0-63 50-63 60 0 4 3 2 5 4 3 0 4-1 5-4 13-41 39-51 52-51 7 0 21 3 21 25 0 12-7 39-21 93-7 23-20 38-37 38-3 0-12 0-19-5 10-1 17-9 17-19 0-11-7-14-14-14-11 0-21 10-21 23 0 16 20 24 36 24 26 0 40-26 41-29 4 14 19 29 42 29 39 0 61-48 61-58 0-5-3-5-4-5-3 0-4 3-5 5-13 42-39 49-51 49-15 0-22-11-22-24 0-9 2-18 7-34 4-18 8-35 13-53z"><text:p/></draw:path><draw:path draw:style-name="gr3" draw:text-style-name="P12" svg:width="0.076in" svg:height="0.0874in" svg:x="0.513in" svg:y="0.0248in" svg:viewBox="0 0 194 223" svg:d="M180 119c7 0 14 0 14-8 0-7-7-7-14-7-55 0-108 0-163 0 4-52 49-89 103-89 20 0 41 0 60 0 7 0 14 0 14-7 0-8-7-8-14-8-20 0-40 0-61 0-66 0-119 50-119 111s53 112 119 112c21 0 41 0 61 0 7 0 14 0 14-8s-7-8-14-8c-19 0-40 0-60 0-54 0-99-37-103-88 55 0 108 0 163 0z"><text:p/></draw:path><draw:path draw:style-name="gr3" draw:text-style-name="P12" svg:width="0.1083in" svg:height="0.1028in" svg:x="0.6504in" svg:y="0.0031in" svg:viewBox="0 0 276 262" svg:d="M45 233c-3 14-4 17-35 17-7 0-10 0-10 8 0 4 3 4 10 4 46 0 92 0 139 0 60 0 106-45 106-83 0-27-23-49-60-53 40-8 81-37 81-73 0-29-25-53-72-53-43 0-87 0-130 0-7 0-11 0-11 8 0 4 3 4 11 4 1 0 7 0 14 0 8 1 11 1 11 7 0 1-1 2-2 7-18 69-34 138-52 207zM103 122c8-32 17-64 25-96 3-13 4-14 21-14 16 0 33 0 49 0 34 0 43 22 43 40 0 34-33 70-80 70-19 0-39 0-58 0zM87 250c-6 0-7 0-9 0-4-1-5-1-5-4 0-1 0-2 2-9 9-35 17-72 26-107 24 0 50 0 74 0 36 0 44 29 44 44 0 39-34 76-80 76-18 0-34 0-52 0z"><text:p/></draw:path><draw:path draw:style-name="gr3" draw:text-style-name="P12" svg:width="0.0843in" svg:height="0.0933in" svg:x="0.8094in" svg:y="0.0161in" svg:viewBox="0 0 215 238" svg:d="M215 13c0-6 0-13-8-13s-8 7-8 13c0 47 0 93 0 140 0 56-63 70-92 70-18 0-42-5-62-18-30-19-30-43-30-52 0-47 0-93 0-140 0-6 0-13-7-13-8 0-8 7-8 13 0 47 0 94 0 141 0 58 58 84 107 84 50 0 108-28 108-83 0-47 0-94 0-142z"><text:p/></draw:path><draw:path draw:style-name="gr3" draw:text-style-name="P12" svg:width="0.1079in" svg:height="0.1098in" svg:x="0.9437in" svg:y="-0.0004in" svg:viewBox="0 0 275 280" svg:d="M275 4c0-1-1-4-4-4-1 0-3 1-7 4-9 10-18 20-26 30-4-5-22-34-65-34-86 0-173 85-173 174 0 63 46 106 105 106 34 0 63-16 83-34 36-31 43-66 43-67 0-5-3-3-4-5-3 0-5 1-6 5-3 11-12 38-38 60-28 22-52 29-72 29-35 0-76-21-76-81 0-22 8-83 48-129 23-26 59-46 93-46 40 0 63 30 63 75 0 15-1 14-1 19 0 3 4 4 5 4 6 0 6-1 7-8 9-33 16-65 25-98z"><text:p/></draw:path><draw:path draw:style-name="gr3" draw:text-style-name="P12" svg:width="0.0161in" svg:height="0.0157in" svg:x="1.0602in" svg:y="0.0906in" svg:viewBox="0 0 42 41" svg:d="M42 20c0-11-10-20-21-20s-21 9-21 20 10 21 21 21 21-10 21-21z"><text:p/></draw:path><draw:path draw:style-name="gr3" draw:text-style-name="P12" svg:width="0.0693in" svg:height="0.0681in" svg:x="1.0957in" svg:y="0.0398in" svg:viewBox="0 0 177 174" svg:d="M129 25c-7-14-19-25-35-25-47 0-94 57-94 114 0 36 21 60 52 60 7 0 26-2 49-29 4 16 17 29 35 29 15 0 24-9 29-21 7-13 12-36 12-37 0-5-3-5-4-5-5 0-5 3-6 8-6 24-14 46-29 46-11 0-13-9-13-16 0-9 2-12 6-29 4-16 5-20 9-34 4-19 9-36 13-54 3-11 3-12 3-13 0-7-4-11-11-11-10 0-15 9-16 17zM103 125c-2 6-2 7-7 14-17 20-33 26-44 26-19 0-24-20-24-35 0-19 12-66 20-85 13-22 30-36 46-36 25 0 30 32 30 34s-1 4-1 7c-6 24-13 49-20 75z"><text:p/></draw:path></draw:g></text:span><text:span text:style-name="T22">, לפי הגדרה, </text:span><text:span text:style-name="T22"><draw:g text:anchor-type="as-char" svg:y="-0.1134in" draw:z-index="47" draw:name="Shape36" draw:style-name="gr1"><svg:title>TexMaths</svg:title><svg:desc>11§display§h \colon (B \cup C) \to A§svg§600§FALSE§</svg:desc><draw:path draw:style-name="gr2" draw:text-style-name="P11" svg:width="1.0579in" svg:height="0.1358in" svg:x="-0.0004in" svg:y="0.0071in" svg:viewBox="0 0 2688 346" svg:d="M1345 346c-449 0-897 0-1345 0 0-116 0-230 0-346 896 0 1792 0 2688 0 0 116 0 230 0 346-448 0-896 0-1343 0z"><text:p/></draw:path><draw:path draw:style-name="gr3" draw:text-style-name="P12" svg:width="0.074in" svg:height="0.1063in" svg:x="0.0004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3" draw:text-style-name="P12" svg:width="0.0157in" svg:height="0.065in" svg:x="0.1098in" svg:y="0.048in" svg:viewBox="0 0 41 166" svg:d="M41 21c0-12-10-21-21-21-12 0-20 9-20 21 0 11 8 20 20 20 11 0 21-9 21-20zM41 146c0-12-10-20-21-20-12 0-20 8-20 20 0 11 8 20 20 20 11 0 21-9 21-20z"><text:p/></draw:path><draw:path draw:style-name="gr3" draw:text-style-name="P12" svg:width="0.035in" svg:height="0.1512in" svg:x="0.2047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12" svg:width="0.1079in" svg:height="0.1028in" svg:x="0.2551in" svg:y="0.0098in" svg:viewBox="0 0 275 262" svg:d="M45 232c-3 15-4 18-35 18-7 0-10 0-10 8 0 4 3 4 10 4 46 0 92 0 139 0 60 0 106-45 106-83 0-27-23-49-60-53 40-8 80-37 80-73 0-29-25-53-71-53-43 0-87 0-130 0-8 0-11 0-11 8 0 4 3 4 11 4 4 0 7 0 14 0 7 1 11 1 11 7 0 1-1 2-2 7-18 69-34 138-52 206zM103 122c8-32 17-64 25-96 3-13 4-14 21-14 16 0 33 0 49 0 34 0 43 22 43 40 0 34-34 70-81 70-19 0-38 0-57 0zM86 250c-6 0-6 0-8 0-4 0-5-1-5-4 0-2 0-2 2-9 9-36 17-71 26-106 24 0 49 0 73 0 37 0 45 28 45 45 0 36-34 74-80 74-18 0-36 0-53 0z"><text:p/></draw:path><draw:path draw:style-name="gr3" draw:text-style-name="P12" svg:width="0.0846in" svg:height="0.0937in" svg:x="0.4138in" svg:y="0.0217in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3" draw:text-style-name="P12" svg:width="0.1075in" svg:height="0.1098in" svg:x="0.548in" svg:y="0.0067in" svg:viewBox="0 0 274 280" svg:d="M274 3c0-1 0-3-4-3-2 0-2 0-6 4-9 10-18 20-26 30-5-5-22-34-65-34-86 0-173 85-173 175 0 63 45 105 105 105 34 0 62-16 83-33 36-32 43-66 43-68 0-3-4-3-5-3-3 0-5 0-5 3-3 11-12 38-39 60s-51 29-71 29c-35 0-76-20-76-80 0-22 8-85 46-130 25-27 61-46 95-46 40 0 63 30 63 75 0 15-1 14-1 19 0 3 3 4 5 4 5 0 5-1 7-8 7-33 16-66 24-99z"><text:p/></draw:path><draw:path draw:style-name="gr3" draw:text-style-name="P12" svg:width="0.035in" svg:height="0.1512in" svg:x="0.6685in" svg:y="0in" svg:viewBox="0 0 90 385" svg:d="M90 194c0-31-4-77-25-121-23-48-56-73-61-73-2 0-4 2-4 4s0 2 8 9c38 38 60 99 60 181 0 64-14 132-62 180-6 6-6 6-6 7 0 2 2 4 4 4 5 0 39-26 62-76 20-41 24-84 24-115z"><text:p/></draw:path><draw:path draw:style-name="gr3" draw:text-style-name="P12" svg:width="0.1346in" svg:height="0.0787in" svg:x="0.7701in" svg:y="0.0362in" svg:viewBox="0 0 343 201" svg:d="M301 109c-22 15-31 32-35 36-17 27-21 51-21 52 0 4 6 4 8 4 7 0 8-1 9-7 9-38 32-71 76-88 4-1 5-3 5-5 0-3-2-4-3-4-16-7-64-27-78-91-1-5-2-6-9-6-2 0-8 0-8 4 0 2 5 26 20 51 8 12 20 25 36 37-95 0-191 0-287 0-7 0-14 0-14 9 0 8 7 8 14 8 96 0 192 0 287 0z"><text:p/></draw:path><draw:path draw:style-name="gr3" draw:text-style-name="P12" svg:width="0.1039in" svg:height="0.1079in" svg:x="0.9614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/text:span><text:span text:style-name="T22">, ונשאר להוכיח </text:span><text:span text:style-name="T22"><draw:g text:anchor-type="as-char" svg:y="-0.1134in" draw:z-index="48" draw:name="Shape37" draw:style-name="gr1"><svg:title>TexMaths</svg:title><svg:desc>11§display§h|_B = f_1 \land h|_C = f_2§svg§600§FALSE§</svg:desc><draw:path draw:style-name="gr2" draw:text-style-name="P11" svg:width="1.2969in" svg:height="0.1358in" svg:x="-0.0004in" svg:y="0.0071in" svg:viewBox="0 0 3295 346" svg:d="M1648 346c-550 0-1099 0-1648 0 0-116 0-230 0-346 1098 0 2197 0 3295 0 0 116 0 230 0 346-549 0-1098 0-1647 0z"><text:p/></draw:path><draw:path draw:style-name="gr3" draw:text-style-name="P12" svg:width="0.074in" svg:height="0.1063in" svg:x="0.0004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12" svg:width="0.0063in" svg:height="0.1512in" svg:x="0.0976in" svg:y="0in" svg:viewBox="0 0 17 385" svg:d="M17 14c0-6 0-14-8-14-9 0-9 8-9 14 0 119 0 238 0 357 0 7 0 14 9 14 8 0 8-7 8-14 0-119 0-238 0-357z"><text:p/></draw:path><draw:path draw:style-name="gr3" draw:text-style-name="P12" svg:width="0.0811in" svg:height="0.0724in" svg:x="0.1295in" svg:y="0.0634in" svg:viewBox="0 0 207 185" svg:d="M32 164c-2 9-3 11-24 11-5 0-8 0-8 6 0 4 3 4 8 4 35 0 70 0 105 0 45 0 81-31 81-58 0-19-18-36-47-39 32-5 60-26 60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3" draw:text-style-name="P12" svg:width="0.1008in" svg:height="0.0354in" svg:x="0.277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12" svg:width="0.076in" svg:height="0.1374in" svg:x="0.4374in" svg:y="0.0067in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12" svg:width="0.0386in" svg:height="0.0701in" svg:x="0.5154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12" svg:width="0.0843in" svg:height="0.0937in" svg:x="0.6146in" svg:y="0.0217in" svg:viewBox="0 0 215 239" svg:d="M116 9c-3-7-5-9-9-9-5 0-6 3-8 9-32 71-65 143-97 215-2 4-2 5-2 7 0 5 3 8 8 8 2 0 5-1 9-8 29-67 60-135 90-203 31 68 60 136 91 203 3 8 8 8 9 8 4 0 8-3 8-8 0-1 0-2-3-6-32-72-65-145-96-216z"><text:p/></draw:path><draw:path draw:style-name="gr3" draw:text-style-name="P12" svg:width="0.0744in" svg:height="0.1063in" svg:x="0.7492in" svg:y="0.0071in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3" draw:text-style-name="P12" svg:width="0.0055in" svg:height="0.1512in" svg:x="0.8469in" svg:y="0in" svg:viewBox="0 0 15 385" svg:d="M15 14c0-6 0-14-7-14-8 0-8 8-8 14 0 119 0 238 0 357 0 7 0 14 8 14 7 0 7-7 7-14 0-119 0-238 0-357z"><text:p/></draw:path><draw:path draw:style-name="gr3" draw:text-style-name="P12" svg:width="0.0819in" svg:height="0.0768in" svg:x="0.8783in" svg:y="0.0618in" svg:viewBox="0 0 209 196" svg:d="M209 3c0-1-1-3-3-3s-2 1-6 3c-6 7-13 15-20 21-2-3-17-24-50-24-66 0-130 58-130 119 0 44 34 77 83 77 15 0 40-3 69-26 21-19 27-42 27-44 0-4-3-4-5-4-3 0-3 1-5 5-11 36-49 59-81 59-29 0-60-15-60-58 0-8 1-51 33-85 18-21 46-33 72-33 31 0 50 23 50 53 0 7-1 10-1 11 0 3 3 3 5 3 4 0 4 0 6-5 5-24 11-46 16-69z"><text:p/></draw:path><draw:path draw:style-name="gr3" draw:text-style-name="P12" svg:width="0.1008in" svg:height="0.0354in" svg:x="1.02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12" svg:width="0.0756in" svg:height="0.1374in" svg:x="1.1843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12" svg:width="0.0469in" svg:height="0.0701in" svg:x="1.2575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22">.</text:span><text:span text:style-name="T23"> </text:span><text:span text:style-name="T22">משום ש־</text:span><text:span text:style-name="T22"><draw:g text:anchor-type="as-char" svg:y="-0.1134in" draw:z-index="49" draw:name="Shape41" draw:style-name="gr1"><svg:title>TexMaths</svg:title><svg:desc>11§display§|A| = 1§svg§600§FALSE§</svg:desc><draw:path draw:style-name="gr2" draw:text-style-name="P11" svg:width="0.4488in" svg:height="0.1358in" svg:x="-0.0004in" svg:y="0.0071in" svg:viewBox="0 0 1141 346" svg:d="M571 346c-190 0-381 0-571 0 0-116 0-230 0-346 381 0 760 0 1141 0 0 116 0 230 0 346-190 0-381 0-570 0z"><text:p/></draw:path><draw:path draw:style-name="gr3" draw:text-style-name="P12" svg:width="0.0055in" svg:height="0.1512in" svg:x="0.0102in" svg:y="0in" svg:viewBox="0 0 15 385" svg:d="M15 14c0-6 0-14-7-14-8 0-8 8-8 14 0 119 0 238 0 357 0 7 0 14 8 14 7 0 7-7 7-14 0-119 0-238 0-357z"><text:p/></draw:path><draw:path draw:style-name="gr3" draw:text-style-name="P12" svg:width="0.1039in" svg:height="0.1079in" svg:x="0.0394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2-1 49-1 9 0 34 1 44 1 2 0 6 0 6-7 0-5-4-5-9-5-24 0-24-2-25-13-8-79-15-160-23-240-1-8-1-10-8-10-6 0-7 3-10 7-45 74-89 149-134 224zM102 175c26-43 51-85 76-127 5 42 8 84 12 127-29 0-58 0-88 0z"><text:p/></draw:path><draw:path draw:style-name="gr3" draw:text-style-name="P12" svg:width="0.0055in" svg:height="0.1512in" svg:x="0.1665in" svg:y="0in" svg:viewBox="0 0 15 385" svg:d="M15 14c0-6 0-14-7-14-8 0-8 8-8 14 0 119 0 238 0 357 0 7 0 14 8 14 7 0 7-7 7-14 0-119 0-238 0-357z"><text:p/></draw:path><draw:path draw:style-name="gr3" draw:text-style-name="P12" svg:width="0.1004in" svg:height="0.0354in" svg:x="0.240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12" svg:width="0.05in" svg:height="0.1in" svg:x="0.4063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22">, אזי </text:span><text:span text:style-name="T22"><draw:g text:anchor-type="as-char" svg:y="-0.1075in" draw:z-index="50" draw:name="Shape42" draw:style-name="gr1"><svg:title>TexMaths</svg:title><svg:desc>11§display§f_1§svg§600§FALSE§</svg:desc><draw:path draw:style-name="gr2" draw:text-style-name="P11" svg:width="0.1079in" svg:height="0.1217in" svg:x="-0.0004in" svg:y="0.0075in" svg:viewBox="0 0 275 310" svg:d="M0 0c91 0 183 0 275 0 0 103 0 207 0 310-92 0-184 0-275 0 0-103 0-207 0-310z"><text:p/></draw:path><draw:path draw:style-name="gr3" draw:text-style-name="P12" svg:width="0.0744in" svg:height="0.1374in" svg:x="0in" svg:y="0in" svg:viewBox="0 0 190 350" svg:d="M120 118c11 0 22 0 33 0 6 0 11 0 11-8 0-4-5-4-10-4-11 0-22 0-32 0 2-16 5-30 9-44 1-8 6-36 9-40 3-8 9-13 18-13 0 0 10 0 18 6-18 2-20 16-20 21 0 9 6 14 13 14 10 0 21-8 21-24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3" draw:text-style-name="P12" svg:width="0.0382in" svg:height="0.0697in" svg:x="0.0772in" svg:y="0.0591in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22"><text:s/>הפונקציה הקבו</text:span><text:span text:style-name="T24">ע</text:span><text:span text:style-name="T22">ה ב־</text:span><text:span text:style-name="T22"><draw:g text:anchor-type="as-char" svg:y="-0.0681in" draw:z-index="51" draw:name="Shape43" draw:style-name="gr1"><svg:title>TexMaths</svg:title><svg:desc>11§display§a§svg§600§FALSE§</svg:desc><draw:path draw:style-name="gr2" draw:text-style-name="P11" svg:width="0.0591in" svg:height="0.052in" svg:x="0.0016in" svg:y="0.0071in" svg:viewBox="0 0 151 133" svg:d="M0 0c51 0 100 0 151 0 0 44 0 89 0 133-51 0-100 0-151 0 0-44 0-89 0-133z"><text:p/></draw:path><draw:path draw:style-name="gr3" draw:text-style-name="P12" svg:width="0.0685in" svg:height="0.0677in" svg:x="-0.0004in" svg:y="0in" svg:viewBox="0 0 175 173" svg:d="M127 24c-7-14-18-24-35-24-45 0-92 56-92 111 0 37 21 62 51 62 7 0 27-1 49-29 3 16 17 29 35 29 13 0 22-9 29-21 5-14 11-37 11-39 0-3-3-3-4-3-5 0-5 1-6 7-7 25-13 47-30 47-10 0-11-10-11-18 0-7 1-11 5-28 4-16 5-20 9-33 5-19 9-37 14-54 2-11 2-11 2-13 0-7-4-10-11-10-9 0-15 9-16 16zM102 123c-2 7-2 8-6 15-18 21-33 26-44 26-19 0-24-21-24-35 0-20 12-66 20-84 13-22 30-36 45-36 24 0 29 31 29 33s-1 5-1 6c-5 26-12 50-19 75z"><text:p/></draw:path></draw:g></text:span><text:span text:style-name="T23">, </text:span><text:span text:style-name="T22">ולפי הגדרת הפונקציה הקבועה שניתנה בשיעור </text:span><text:span text:style-name="T22"><draw:g text:anchor-type="as-char" svg:y="-0.1134in" draw:z-index="52" draw:name="Shape50" draw:style-name="gr1"><svg:title>TexMaths</svg:title><svg:desc>11§display§h|_B = \lambda x \in B. a§svg§600§FALSE§</svg:desc><draw:path draw:style-name="gr2" draw:text-style-name="P11" svg:width="1.0236in" svg:height="0.1358in" svg:x="-0.0004in" svg:y="0.0071in" svg:viewBox="0 0 2601 346" svg:d="M1301 346c-434 0-868 0-1301 0 0-116 0-230 0-346 867 0 1735 0 2601 0 0 116 0 230 0 346-433 0-866 0-1300 0z"><text:p/></draw:path><draw:path draw:style-name="gr3" draw:text-style-name="P12" svg:width="0.074in" svg:height="0.1063in" svg:x="0.0004in" svg:y="0.0071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3 32 32 32 36 0 50-56 50-60 0-3-3-3-4-3-5 0-5 1-6 7-6 20-18 47-39 47-7 0-10-3-10-12 0-10 3-19 7-28 6-15 24-61 24-83 0-26-16-42-44-42-26 0-43 12-58 30 10-41 20-82 30-123z"><text:p/></draw:path><draw:path draw:style-name="gr3" draw:text-style-name="P12" svg:width="0.0055in" svg:height="0.1512in" svg:x="0.0976in" svg:y="0in" svg:viewBox="0 0 15 385" svg:d="M15 14c0-6 0-14-7-14-8 0-8 8-8 14 0 119 0 238 0 357 0 7 0 14 8 14 7 0 7-7 7-14 0-119 0-238 0-357z"><text:p/></draw:path><draw:path draw:style-name="gr3" draw:text-style-name="P12" svg:width="0.0811in" svg:height="0.0724in" svg:x="0.1295in" svg:y="0.0634in" svg:viewBox="0 0 207 185" svg:d="M32 164c-2 9-3 11-24 11-5 0-8 0-8 6 0 4 3 4 8 4 35 0 69 0 104 0 46 0 80-31 80-58 0-19-17-36-46-39 33-5 61-26 61-49 0-21-21-39-56-39-33 0-65 0-98 0-6 0-9 0-9 7 0 3 3 3 9 3 3 0 4 0 10 0 5 1 6 1 6 4s0 3-1 6c-12 48-24 96-36 144zM75 85c5-22 11-44 16-66 2-8 2-9 15-9s27 0 40 0c28 0 34 18 34 29 0 22-25 46-60 46-16 0-30 0-45 0zM62 175c-8 0-8 0-8-3 0-2 0-1 1-6 7-25 12-49 19-74 18 0 38 0 57 0 25 0 35 17 35 34 0 26-27 49-60 49-15 0-30 0-44 0z"><text:p/></draw:path><draw:path draw:style-name="gr3" draw:text-style-name="P12" svg:width="0.1008in" svg:height="0.0354in" svg:x="0.277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12" svg:width="0.0748in" svg:height="0.1067in" svg:x="0.4374in" svg:y="0.0071in" svg:viewBox="0 0 191 272" svg:d="M118 155c15 41 34 98 40 107s10 9 20 9c3 0 6 0 9 0s4-1 4-3-1-3-2-5c-4-4-6-10-9-17-26-73-52-146-79-218-8-24-28-28-47-28-1 0-7 0-7 4 0 3 2 3 4 4 13 2 15 4 25 31 12 35 25 70 37 105-35 35-71 70-106 105-5 4-7 6-7 12 0 7 4 11 11 11 5 0 10-4 13-9 31-36 63-71 94-108z"><text:p/></draw:path><draw:path draw:style-name="gr3" draw:text-style-name="P12" svg:width="0.0752in" svg:height="0.0685in" svg:x="0.522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7-35 12-53z"><text:p/></draw:path><draw:path draw:style-name="gr3" draw:text-style-name="P12" svg:width="0.0752in" svg:height="0.087in" svg:x="0.6594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12" svg:width="0.1083in" svg:height="0.1028in" svg:x="0.7969in" svg:y="0.0098in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3" draw:text-style-name="P12" svg:width="0.0161in" svg:height="0.0157in" svg:x="0.9264in" svg:y="0.0972in" svg:viewBox="0 0 42 41" svg:d="M42 21c0-12-10-21-21-21s-21 9-21 21c0 11 10 20 21 20s21-9 21-20z"><text:p/></draw:path><draw:path draw:style-name="gr3" draw:text-style-name="P12" svg:width="0.0693in" svg:height="0.0685in" svg:x="0.9618in" svg:y="0.0453in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/draw:g></text:span><text:span text:style-name="T22">. </text:span><text:span text:style-name="T25">מעתה ואילך, נוכיח </text:span><text:span text:style-name="T25"><draw:g text:anchor-type="as-char" svg:y="-0.1134in" draw:z-index="53" draw:name="Shape51" draw:style-name="gr1"><svg:title>TexMaths</svg:title><svg:desc>11§display§h|_B = f_1§svg§600§FALSE§</svg:desc><draw:path draw:style-name="gr2" draw:text-style-name="P11" svg:width="0.5465in" svg:height="0.1358in" svg:x="-0.0004in" svg:y="0.0071in" svg:viewBox="0 0 1389 346" svg:d="M696 346c-233 0-464 0-696 0 0-116 0-230 0-346 463 0 926 0 1389 0 0 116 0 230 0 346-231 0-462 0-693 0z"><text:p/></draw:path><draw:path draw:style-name="gr3" draw:text-style-name="P12" svg:width="0.074in" svg:height="0.1063in" svg:x="0.0004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4 0-4 1-6 7-6 20-18 47-39 47-7 0-10-3-10-12 0-10 3-19 8-28 5-15 23-61 23-83 0-26-16-42-44-42-25 0-43 12-58 30 10-41 20-82 30-123z"><text:p/></draw:path><draw:path draw:style-name="gr3" draw:text-style-name="P12" svg:width="0.0055in" svg:height="0.1512in" svg:x="0.0976in" svg:y="0in" svg:viewBox="0 0 15 385" svg:d="M15 14c0-6 0-14-7-14-8 0-8 8-8 14 0 119 0 238 0 357 0 7 0 14 8 14 7 0 7-7 7-14 0-119 0-238 0-357z"><text:p/></draw:path><draw:path draw:style-name="gr3" draw:text-style-name="P12" svg:width="0.0811in" svg:height="0.0724in" svg:x="0.1295in" svg:y="0.0634in" svg:viewBox="0 0 207 185" svg:d="M32 164c-2 9-3 11-24 11-5 0-8 0-8 6 0 4 3 4 8 4 35 0 69 0 104 0 46 0 82-31 82-58 0-19-18-36-48-39 33-5 61-26 61-49 0-21-21-39-56-39-33 0-65 0-98 0-6 0-9 0-9 7 0 3 3 3 9 3 3 0 5 0 10 0 5 1 6 1 6 4s0 3-1 6c-12 48-24 96-36 144zM75 85c5-22 11-44 16-66 3-8 4-9 15-9 13 0 27 0 40 0 28 0 35 18 35 29 0 22-25 46-61 46-15 0-30 0-45 0zM62 175c-8 0-8 0-8-3 0-2 0-1 1-6 7-25 12-49 19-74 18 0 38 0 57 0 25 0 35 17 35 34 0 26-27 49-60 49-15 0-30 0-44 0z"><text:p/></draw:path><draw:path draw:style-name="gr3" draw:text-style-name="P12" svg:width="0.1012in" svg:height="0.0354in" svg:x="0.2772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12" svg:width="0.0756in" svg:height="0.1374in" svg:x="0.4374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12" svg:width="0.0386in" svg:height="0.0701in" svg:x="0.5154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25">; </text:span><text:span text:style-name="T24">ו</text:span><text:span text:style-name="T23">משום שאין שום הגבלה </text:span><text:span text:style-name="T26">שונה </text:span><text:span text:style-name="T23">על </text:span><text:span text:style-name="T23"><draw:g text:anchor-type="as-char" svg:y="-0.1035in" draw:z-index="99" draw:name="Shape38" draw:style-name="gr1"><svg:title>TexMaths</svg:title><svg:desc>11§display§B§svg§600§FALSE§</svg:desc><draw:path draw:style-name="gr2" draw:text-style-name="P11" svg:width="0.0988in" svg:height="0.0878in" svg:x="0.0012in" svg:y="0.0071in" svg:viewBox="0 0 252 224" svg:d="M0 0c83 0 168 0 252 0 0 75 0 149 0 224-84 0-169 0-252 0 0-75 0-149 0-224z"><text:p/></draw:path><draw:path draw:style-name="gr3" draw:text-style-name="P12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23"><text:s/>או </text:span><text:span text:style-name="T23"><draw:g text:anchor-type="as-char" svg:y="-0.1098in" draw:z-index="100" draw:name="Shape39" draw:style-name="gr1"><svg:title>TexMaths</svg:title><svg:desc>11§display§C§svg§600§FALSE§</svg:desc><draw:path draw:style-name="gr2" draw:text-style-name="P11" svg:width="0.0988in" svg:height="0.0937in" svg:x="-0.0004in" svg:y="0.0071in" svg:viewBox="0 0 252 239" svg:d="M0 0c84 0 168 0 252 0 0 80 0 159 0 239-84 0-168 0-252 0 0-80 0-159 0-239z"><text:p/></draw:path><draw:path draw:style-name="gr3" draw:text-style-name="P12" svg:width="0.1067in" svg:height="0.1094in" svg:x="-0.0004in" svg:y="0in" svg:viewBox="0 0 272 279" svg:d="M272 4c0-2-1-4-5-4-1 0-1 0-5 4-9 10-18 20-28 30-3-5-21-34-63-34-85 0-171 86-171 173 0 64 45 106 103 106 35 0 62-16 83-33 36-32 42-67 42-68 0-4-4-4-5-4-2 0-4 0-4 4-3 11-13 38-40 61-26 21-49 28-69 28-35 0-76-20-76-80 0-22 9-84 47-129 24-27 60-46 93-46 39 0 61 30 61 75 0 15-1 14-1 18s5 5 7 5c4 0 4-1 6-8 8-33 17-65 25-98z"><text:p/></draw:path></draw:g></text:span><text:span text:style-name="T23">, </text:span><text:span text:style-name="T26">סה"כ באופן דומה</text:span><text:span text:style-name="T23"> </text:span><text:span text:style-name="T27">עתיד להתקיים </text:span><text:span text:style-name="T28"><draw:g text:anchor-type="as-char" svg:y="-0.1134in" draw:z-index="101" draw:name="Shape16" draw:style-name="gr1"><svg:title>TexMaths</svg:title><svg:desc>11§display§h|_C = f_2§svg§600§FALSE§</svg:desc><draw:path draw:style-name="gr2" draw:text-style-name="P7" svg:width="0.5469in" svg:height="0.1354in" svg:x="0.0004in" svg:y="0.0071in" svg:viewBox="0 0 1390 345" svg:d="M0 0c463 0 927 0 1390 0 0 115 0 230 0 345-463 0-927 0-1390 0 0-115 0-230 0-345z"><text:p/></draw:path><draw:path draw:style-name="gr3" draw:text-style-name="P8" svg:width="0.0744in" svg:height="0.1059in" svg:x="0.0008in" svg:y="0.0083in" svg:viewBox="0 0 190 270" svg:d="M90 3c-2-1 0-3-5-3-9 0-38 2-48 3-2 0-6 1-6 8 0 4 3 4 9 4 18 0 19 4 19 7 0 2-1 6-1 8-18 73-37 147-56 221-2 6-2 6-2 9 0 9 8 10 11 10 7 0 13-5 14-10 3-9 6-19 8-29 3-11 6-23 9-35 2-8 4-15 6-24 2-2 4-16 5-18 1-3 13-25 26-35 8-7 20-14 37-14 16 0 20 13 20 27 0 21-14 62-24 85-2 9-4 14-4 22 0 18 13 31 32 31 36 0 50-56 50-60 0-3-3-3-5-3-3 0-3 1-6 7-5 21-17 48-39 48-7 0-9-4-9-13 0-10 3-19 7-28 6-16 24-60 24-83 0-25-16-41-45-41-25 0-43 12-58 30 10-42 21-83 31-124z"><text:p/></draw:path><draw:path draw:style-name="gr3" draw:text-style-name="P8" svg:width="0.0055in" svg:height="0.1508in" svg:x="0.0984in" svg:y="0in" svg:viewBox="0 0 15 384" svg:d="M15 14c0-7 0-14-7-14-8 0-8 7-8 14 0 119 0 237 0 356 0 8 0 14 8 14 7 0 7-6 7-14 0-119 0-237 0-356z"><text:p/></draw:path><draw:path draw:style-name="gr3" draw:text-style-name="P8" svg:width="0.0819in" svg:height="0.076in" svg:x="0.1299in" svg:y="0.0622in" svg:viewBox="0 0 209 194" svg:d="M209 3c0-1-1-3-3-3s-2 0-6 3c-6 7-13 15-20 21-2-3-17-24-50-24-66 0-130 57-130 119 0 44 34 75 83 75 15 0 40-2 69-26 21-18 26-41 26-44s-3-3-4-3c-3 0-3 1-5 5-11 36-49 59-81 59-29 0-60-15-60-58 0-8 1-50 33-84 18-21 46-33 72-33 31 0 50 22 50 53 0 6-1 9-1 11 0 3 3 3 5 3 3 0 3-1 6-7 5-22 11-45 16-67z"><text:p/></draw:path><draw:path draw:style-name="gr3" draw:text-style-name="P8" svg:width="0.1012in" svg:height="0.035in" svg:x="0.2752in" svg:y="0.0575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8" svg:width="0.0756in" svg:height="0.137in" svg:x="0.4354in" svg:y="0.0071in" svg:viewBox="0 0 193 349" svg:d="M121 118c11 0 22 0 33 0 8 0 12 0 12-9 0-3-4-3-11-3-11 0-21 0-32 0 2-16 6-30 8-44 2-9 8-36 10-41 3-7 10-13 17-13 3 0 13 0 19 7-16 2-20 15-20 21 0 9 7 14 14 14 11 0 22-9 22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8" svg:width="0.0469in" svg:height="0.0701in" svg:x="0.5083in" svg:y="0.0661in" svg:viewBox="0 0 120 179" svg:d="M120 130c-3 0-6 0-9 0-1 7-4 22-8 25-2 1-23 1-26 1-16 0-33 0-49 0 28-25 37-32 53-45 20-15 39-33 39-58 0-33-29-53-64-53-33 0-56 24-56 48 0 15 12 16 14 16 7 0 15-5 15-14 0-6-1-15-16-15 9-18 27-25 40-25 26 0 41 21 41 43 0 23-17 42-26 52-22 21-43 41-65 63-3 4-3 4-3 11 37 0 75 0 112 0 2-16 6-33 8-49z"><text:p/></draw:path></draw:g></text:span><text:span text:style-name="T28"><text:s text:c="2"/></text:span><text:span text:style-name="T29">גם כן</text:span><text:span text:style-name="T30">. </text:span><text:span text:style-name="T27">נוכיח באמצעות כלל </text:span><text:span text:style-name="T31"><draw:g text:anchor-type="as-char" svg:y="-0.0689in" draw:z-index="102" draw:name="Shape17" draw:style-name="gr1"><svg:title>TexMaths</svg:title><svg:desc>11§inline§\eta§svg§600§FALSE§</svg:desc><draw:path draw:style-name="gr2" draw:text-style-name="P7" svg:width="0.0583in" svg:height="0.0831in" svg:x="0.0039in" svg:y="0.0071in" svg:viewBox="0 0 149 212" svg:d="M0 0c49 0 100 0 149 0 0 70 0 142 0 212-49 0-100 0-149 0 0-70 0-142 0-212z"><text:p/></draw:path><draw:path draw:style-name="gr3" draw:text-style-name="P8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31">: </text:span></text:p>
              <text:list>
                <text:list-item>
                  <text:p text:style-name="P20"><text:span text:style-name="T6">שוויון תחום: </text:span><text:span text:style-name="T6"><draw:g text:anchor-type="as-char" svg:y="-0.1134in" draw:z-index="103" draw:name="Shape18" draw:style-name="gr1"><svg:title>TexMaths</svg:title><svg:desc>11§inline§\dom(h|_B) = (B \cup C) \cap B = B = \dom(f_1)§svg§600§FALSE§</svg:desc><draw:path draw:style-name="gr2" draw:text-style-name="P7" svg:width="2.7122in" svg:height="0.1358in" svg:x="0.0236in" svg:y="0.0071in" svg:viewBox="0 0 6890 346" svg:d="M3446 346c-1149 0-2297 0-3446 0 0-116 0-230 0-346 2297 0 4593 0 6890 0 0 116 0 230 0 346-1148 0-2297 0-3444 0z"><text:p/></draw:path><draw:path draw:style-name="gr3" draw:text-style-name="P8" svg:width="0.0744in" svg:height="0.1063in" svg:x="-0.0004in" svg:y="0.0079in" svg:viewBox="0 0 190 271" svg:d="M134 246c0 8 0 17 0 25 19-1 38-2 56-5 0-3 0-7 0-12-26 0-29-2-29-21 0-77 0-155 0-233-19 1-38 3-56 4 0 5 0 8 0 13 27 0 30 2 30 20 0 28 0 55 0 84-11-14-27-24-48-24-46 0-87 38-87 88 0 47 39 86 83 86 24 0 41-13 51-25zM134 143c0 27 0 53 0 78 0 7 0 8-4 15-12 18-29 26-46 26s-31-10-40-24c-11-17-12-38-12-53 0-14 1-37 12-55 9-12 23-24 44-24 13 0 30 5 42 23 4 6 4 8 4 14z"><text:p/></draw:path><draw:path draw:style-name="gr3" draw:text-style-name="P8" svg:width="0.0673in" svg:height="0.0693in" svg:x="0.0831in" svg:y="0.0453in" svg:viewBox="0 0 172 177" svg:d="M172 90c0-49-39-90-86-90-49 0-86 42-86 90 0 50 41 87 86 87 46 0 86-37 86-87zM86 167c-17 0-33-7-44-25-10-18-10-41-10-55s0-35 10-53c10-17 28-25 44-25s34 9 44 25c10 17 10 39 10 53s0 35-9 52-25 28-45 28z"><text:p/></draw:path><draw:path draw:style-name="gr3" draw:text-style-name="P8" svg:width="0.1189in" svg:height="0.0669in" svg:x="0.1598in" svg:y="0.0461in" svg:viewBox="0 0 303 171" svg:d="M31 39c0 34 0 68 0 103 0 17-5 17-31 17 0 3 0 7 0 12 14 0 34-1 44-1s31 1 43 1c0-5 0-9 0-12-25 0-30 0-30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1-11 0-26 0-50 0-74 0-33 0-45-11-60-6-6-19-14-41-14-33 0-49 23-56 39-6-35-34-39-52-39-28 0-46 17-57 41 0-13 0-28 0-41-19 1-36 3-55 4 0 5 0 8 0 13 28 0 31 2 31 22z"><text:p/></draw:path><draw:path draw:style-name="gr3" draw:text-style-name="P8" svg:width="0.0346in" svg:height="0.1512in" svg:x="0.2972in" svg:y="0in" svg:viewBox="0 0 89 385" svg:d="M89 381c0-1 0-1-6-8-49-49-61-122-61-179 0-68 15-136 63-183 4-5 4-5 4-7 0-3-1-4-3-4-5 0-39 26-62 76-20 42-24 85-24 118 0 28 4 75 25 119 23 47 56 72 61 72 2 0 3-1 3-4z"><text:p/></draw:path><draw:path draw:style-name="gr3" draw:text-style-name="P8" svg:width="0.0744in" svg:height="0.1063in" svg:x="0.3496in" svg:y="0.0079in" svg:viewBox="0 0 190 271" svg:d="M90 4c0-1 0-4-5-4-9 0-38 3-48 3-3 1-7 1-7 8 0 6 4 6 10 6 18 0 18 2 18 6 0 2-1 6-1 8-18 74-37 147-56 220-1 6-1 7-1 9 0 9 8 11 11 11 7 0 12-5 14-10 3-10 6-20 8-30 3-11 6-22 9-33 2-9 4-17 6-26 0-2 4-15 4-18 2-3 13-24 26-35 9-6 21-13 38-13 16 0 20 13 20 26 0 21-14 64-24 86-3 9-4 13-4 21 0 19 13 32 32 32 36 0 50-56 50-60 0-3-4-3-5-3-3 0-3 1-6 7-5 20-17 47-39 47-7 0-9-3-9-12 0-10 3-19 7-28 6-15 24-61 24-83 0-26-17-42-45-42-25 0-43 12-58 30 10-41 21-82 31-123z"><text:p/></draw:path><draw:path draw:style-name="gr3" draw:text-style-name="P8" svg:width="0.0055in" svg:height="0.1512in" svg:x="0.4469in" svg:y="0in" svg:viewBox="0 0 15 385" svg:d="M15 14c0-6 0-14-7-14-8 0-8 8-8 14 0 119 0 238 0 357 0 7 0 14 8 14 7 0 7-7 7-14 0-119 0-238 0-357z"><text:p/></draw:path><draw:path draw:style-name="gr3" draw:text-style-name="P8" svg:width="0.0815in" svg:height="0.0724in" svg:x="0.4787in" svg:y="0.0634in" svg:viewBox="0 0 208 185" svg:d="M33 164c-3 9-3 11-24 11-5 0-9 0-9 6 0 4 3 4 9 4 35 0 69 0 104 0 45 0 81-31 81-58 0-19-18-36-47-39 33-5 61-26 61-49 0-21-21-39-56-39-33 0-66 0-99 0-5 0-9 0-9 7 0 3 3 3 9 3 3 0 5 0 11 0 5 1 5 1 5 4s0 3-1 6c-12 48-23 96-35 144zM76 85c5-22 11-44 16-66 3-8 3-9 14-9 14 0 27 0 41 0 28 0 35 18 35 29 0 22-26 46-62 46-14 0-30 0-44 0zM63 175c-9 0-9 0-9-3 0-2 0-1 1-6 7-25 12-49 19-74 18 0 38 0 57 0 25 0 35 17 35 34 0 26-27 49-59 49-15 0-30 0-44 0z"><text:p/></draw:path><draw:path draw:style-name="gr3" draw:text-style-name="P8" svg:width="0.0346in" svg:height="0.1512in" svg:x="0.5846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8" svg:width="0.1004in" svg:height="0.0354in" svg:x="0.6862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8" svg:width="0.0346in" svg:height="0.1512in" svg:x="0.8531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8" svg:width="0.1083in" svg:height="0.1028in" svg:x="0.9035in" svg:y="0.0098in" svg:viewBox="0 0 276 262" svg:d="M46 232c-4 15-4 18-35 18-7 0-11 0-11 8 0 4 3 4 11 4 46 0 91 0 138 0 61 0 106-45 106-83 0-27-22-49-59-53 39-8 80-37 80-73 0-29-25-53-71-53-43 0-87 0-130 0-8 0-11 0-11 8 0 4 3 4 10 4 1 0 9 0 15 0 7 1 10 1 10 7 0 1 0 2-1 7-18 69-34 138-52 206zM105 122c7-32 16-64 24-96 3-13 3-14 21-14 16 0 33 0 49 0 34 0 42 22 42 40 0 34-33 70-80 70-19 0-38 0-56 0zM87 250c-6 0-7 0-9 0-3 0-4-1-4-4 0-2 0-2 1-9 9-36 19-71 27-106 25 0 49 0 73 0 37 0 45 28 45 45 0 36-35 74-80 74-18 0-35 0-53 0z"><text:p/></draw:path><draw:path draw:style-name="gr3" draw:text-style-name="P8" svg:width="0.0846in" svg:height="0.0937in" svg:x="1.0626in" svg:y="0.022in" svg:viewBox="0 0 216 239" svg:d="M216 14c0-6-1-14-9-14-9 0-8 8-8 14 0 47 0 93 0 140 0 57-63 70-91 70-18 0-42-4-63-16-30-19-30-44-30-54 0-47 0-93 0-140 0-6 0-14-7-14-8 0-8 8-8 14 0 48 0 94 0 141 0 59 59 84 108 84 50 0 108-28 108-83 0-47 0-94 0-142z"><text:p/></draw:path><draw:path draw:style-name="gr3" draw:text-style-name="P8" svg:width="0.1075in" svg:height="0.1098in" svg:x="1.1972in" svg:y="0.0067in" svg:viewBox="0 0 274 280" svg:d="M274 3c0-1 0-3-4-3-2 0-2 0-6 4-9 10-18 20-26 30-5-5-22-34-65-34-86 0-173 85-173 175 0 63 45 105 105 105 34 0 62-16 83-33 36-32 43-66 43-68 0-3-4-3-5-3-3 0-5 0-5 3-3 11-12 38-39 60s-51 29-71 29c-35 0-76-20-76-80 0-22 8-85 46-130 25-27 61-46 95-46 40 0 63 30 63 75 0 15-1 14-1 19 0 3 3 4 5 4 5 0 5-1 7-8 7-33 16-66 24-99z"><text:p/></draw:path><draw:path draw:style-name="gr3" draw:text-style-name="P8" svg:width="0.035in" svg:height="0.1512in" svg:x="1.3177in" svg:y="0in" svg:viewBox="0 0 90 385" svg:d="M90 194c0-31-4-77-25-121-23-48-56-73-61-73-2 0-4 2-4 4s0 2 8 9c38 38 60 99 60 181 0 64-14 132-62 180-6 6-6 6-6 7 0 2 2 4 4 4 5 0 39-26 62-76 20-41 24-84 24-115z"><text:p/></draw:path><draw:path draw:style-name="gr3" draw:text-style-name="P8" svg:width="0.0843in" svg:height="0.0937in" svg:x="1.4102in" svg:y="0.022in" svg:viewBox="0 0 215 239" svg:d="M215 85c0-59-60-85-108-85-50 0-107 28-107 85 0 46 0 93 0 140 0 7 0 14 8 14 7 0 7-7 7-14 0-47 0-93 0-139 0-57 63-69 92-69 17 0 42 3 62 16 30 19 30 43 30 54 0 46 0 92 0 138 0 7 0 14 8 14s8-7 8-14c0-47 0-94 0-140z"><text:p/></draw:path><draw:path draw:style-name="gr3" draw:text-style-name="P8" svg:width="0.1083in" svg:height="0.1028in" svg:x="1.5433in" svg:y="0.0098in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8" svg:width="0.1008in" svg:height="0.0354in" svg:x="1.71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8" svg:width="0.1083in" svg:height="0.1028in" svg:x="1.8693in" svg:y="0.0098in" svg:viewBox="0 0 276 262" svg:d="M46 232c-4 15-5 18-35 18-7 0-11 0-11 8 0 4 3 4 11 4 46 0 91 0 138 0 61 0 106-45 106-83 0-27-22-49-59-53 39-8 80-37 80-73 0-29-25-53-71-53-43 0-87 0-130 0-8 0-12 0-12 8 0 4 4 4 11 4 1 0 9 0 15 0 7 1 10 1 10 7 0 1 0 2-1 7-18 69-34 138-52 206zM105 122c7-32 15-64 23-96 4-13 4-14 21-14 16 0 34 0 50 0 34 0 42 22 42 40 0 34-33 70-80 70-19 0-38 0-56 0zM87 250c-6 0-7 0-9 0-3 0-4-1-4-4 0-2 0-2 1-9 9-36 19-71 27-106 25 0 49 0 73 0 37 0 44 28 44 45 0 36-34 74-79 74-18 0-35 0-53 0z"><text:p/></draw:path><draw:path draw:style-name="gr3" draw:text-style-name="P8" svg:width="0.1004in" svg:height="0.0354in" svg:x="2.037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8" svg:width="0.0744in" svg:height="0.1063in" svg:x="2.1941in" svg:y="0.0079in" svg:viewBox="0 0 190 271" svg:d="M134 246c0 8 0 17 0 25 19-1 38-2 56-5 0-3 0-7 0-12-26 0-29-2-29-21 0-77 0-155 0-233-19 1-38 3-56 4 0 5 0 8 0 13 27 0 30 2 30 20 0 28 0 55 0 84-12-14-28-24-49-24-45 0-86 38-86 88 0 47 37 86 83 86 24 0 41-13 51-25zM134 143c0 27 0 53 0 78 0 7 0 8-4 15-12 18-30 26-46 26-18 0-31-10-41-24-10-17-11-38-11-53 0-14 1-37 12-55 8-12 23-24 44-24 13 0 30 5 42 23 4 6 4 8 4 14z"><text:p/></draw:path><draw:path draw:style-name="gr3" draw:text-style-name="P8" svg:width="0.0673in" svg:height="0.0693in" svg:x="2.278in" svg:y="0.0453in" svg:viewBox="0 0 172 177" svg:d="M172 90c0-49-39-90-86-90-49 0-86 42-86 90 0 50 41 87 86 87 46 0 86-37 86-87zM86 167c-17 0-33-7-44-25-10-18-10-41-10-55s0-35 10-53c10-17 28-25 44-25s33 9 44 25c10 17 10 39 10 53s0 35-9 52-25 28-45 28z"><text:p/></draw:path><draw:path draw:style-name="gr3" draw:text-style-name="P8" svg:width="0.1189in" svg:height="0.0669in" svg:x="2.3543in" svg:y="0.0461in" svg:viewBox="0 0 303 171" svg:d="M31 39c0 34 0 68 0 103 0 17-5 17-31 17 0 3 0 7 0 12 14 0 33-1 44-1 10 0 30 1 43 1 0-5 0-9 0-12-25 0-30 0-30-17 0-24 0-48 0-72 0-39 28-61 52-61s29 21 29 43c0 29 0 59 0 90 0 17-5 17-30 17 0 3 0 7 0 12 13 0 33-1 44-1 10 0 30 1 43 1 0-5 0-9 0-12-27 0-30 0-30-17 0-24 0-48 0-72 0-39 28-61 52-61s28 21 28 43c0 29 0 59 0 90 0 17-4 17-29 17 0 3 0 7 0 12 13 0 33-1 43-1 9 0 30 1 44 1 0-5 0-9 0-12-21 0-30 0-31-11 0-26 0-50 0-74 0-33 0-45-12-60-6-6-18-14-40-14-33 0-49 23-56 39-6-35-34-39-52-39-28 0-46 17-57 41 0-13 0-28 0-41-19 1-36 3-55 4 0 5 0 8 0 13 28 0 31 2 31 22z"><text:p/></draw:path><draw:path draw:style-name="gr3" draw:text-style-name="P8" svg:width="0.0346in" svg:height="0.1512in" svg:x="2.4917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8" svg:width="0.0756in" svg:height="0.1374in" svg:x="2.5437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8" svg:width="0.0386in" svg:height="0.0701in" svg:x="2.6217in" svg:y="0.0661in" svg:viewBox="0 0 99 179" svg:d="M62 8c0-8-1-8-8-8-18 17-43 17-54 17 0 3 0 6 0 9 7 0 25 0 40-7 0 46 0 92 0 138 0 9 0 13-28 13-3 0-6 0-10 0 0 3 0 6 0 9 6-1 39-1 49-1 8 0 43 0 48 1 0-3 0-6 0-9-3 0-7 0-10 0-27 0-27-4-27-13 0-50 0-100 0-149z"><text:p/></draw:path><draw:path draw:style-name="gr3" draw:text-style-name="P8" svg:width="0.035in" svg:height="0.1512in" svg:x="2.687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6">.</text:span></text:p>
                </text:list-item>
                <text:list-item>
                  <text:p text:style-name="P20">שוויון איברים: יהי <text:span text:style-name="T6"><draw:g text:anchor-type="as-char" svg:y="-0.1134in" draw:z-index="104" draw:name="Shape19" draw:style-name="gr1"><svg:title>TexMaths</svg:title><svg:desc>11§inline§b \in B = \dom(f_1)§svg§600§FALSE§</svg:desc><draw:path draw:style-name="gr2" draw:text-style-name="P7" svg:width="1.0937in" svg:height="0.1354in" svg:x="0.0008in" svg:y="0.0071in" svg:viewBox="0 0 2779 345" svg:d="M0 0c926 0 1853 0 2779 0 0 115 0 230 0 345-926 0-1853 0-2779 0 0-115 0-230 0-345z"><text:p/></draw:path><draw:path draw:style-name="gr3" draw:text-style-name="P8" svg:width="0.0555in" svg:height="0.1059in" svg:x="0.0004in" svg:y="0.0083in" svg:viewBox="0 0 142 270" svg:d="M74 3c-3-1 0-3-6-3-9 0-36 2-46 3-3 0-8 1-8 8 0 4 4 4 9 4 19 0 20 4 20 7s-3 17-6 24c-11 42-21 84-32 126-4 20-5 24-5 37 0 38 20 61 48 61 47 0 94-58 94-111 0-36-21-62-52-62-17 0-33 11-45 23 10-40 19-78 29-117zM37 150c3-9 3-10 6-15 19-24 36-30 46-30 14 0 24 12 24 36 0 23-12 66-18 81-14 26-31 40-47 40-13 0-25-11-25-40 0-6 0-14 6-37 3-12 5-24 8-35z"><text:p/></draw:path><draw:path draw:style-name="gr3" draw:text-style-name="P8" svg:width="0.0752in" svg:height="0.087in" svg:x="0.1134in" svg:y="0.0311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8" svg:width="0.1083in" svg:height="0.1031in" svg:x="0.2508in" svg:y="0.0098in" svg:viewBox="0 0 276 263" svg:d="M45 232c-3 16-4 19-35 19-7 0-10 0-10 8 0 4 3 4 10 4 46 0 92 0 138 0 61 0 107-46 107-82 0-28-23-51-60-54 40-8 81-37 81-73 0-29-25-54-73-54-42 0-86 0-129 0-7 0-11 0-11 8 0 4 3 4 11 4 1 0 7 0 14 1 8 1 11 1 11 7 0 1-1 2-2 6-18 69-34 138-52 206zM103 122c8-32 17-63 25-94 3-15 4-16 20-16 17 0 33 0 50 0 34 0 43 23 43 40 0 34-33 70-80 70-19 0-39 0-58 0zM87 251c-6 0-7 0-9-1-4 0-5 0-5-3 0-1 0-3 2-9 9-35 17-72 26-107 24 0 50 0 74 0 36 0 44 29 44 45 0 38-34 75-80 75-18 0-35 0-52 0z"><text:p/></draw:path><draw:path draw:style-name="gr3" draw:text-style-name="P8" svg:width="0.1004in" svg:height="0.035in" svg:x="0.4181in" svg:y="0.0575in" svg:viewBox="0 0 256 90" svg:d="M243 15c6 0 13 0 13-7 0-8-7-8-12-8-77 0-155 0-232 0-5 0-12 0-12 8 0 7 7 7 12 7 77 0 154 0 231 0zM244 90c5 0 12 0 12-7 0-8-7-8-13-8-77 0-154 0-231 0-5 0-12 0-12 8 0 7 7 7 12 7 77 0 155 0 232 0z"><text:p/></draw:path><draw:path draw:style-name="gr3" draw:text-style-name="P8" svg:width="0.0744in" svg:height="0.1059in" svg:x="0.5752in" svg:y="0.0083in" svg:viewBox="0 0 190 270" svg:d="M133 244c0 9 0 18 0 26 19-1 39-2 57-4 0-3 0-7 0-12-27 0-31-3-31-22 0-77 0-155 0-232-18 1-36 2-55 3 0 5 0 8 0 12 27 0 30 4 30 22 0 28 0 55 0 83-11-13-27-23-48-23-46 0-86 37-86 87 0 48 37 86 81 86 26 0 42-13 52-26zM133 142c0 26 0 52 0 78 0 8 0 8-4 15-11 18-29 27-45 27-18 0-32-10-41-25-10-16-11-38-11-52s0-37 12-55c8-12 22-25 43-25 14 0 30 6 42 23 4 6 4 7 4 14z"><text:p/></draw:path><draw:path draw:style-name="gr3" draw:text-style-name="P8" svg:width="0.0665in" svg:height="0.0689in" svg:x="0.6587in" svg:y="0.0453in" svg:viewBox="0 0 170 176" svg:d="M170 90c0-49-38-90-84-90-49 0-86 42-86 90 0 50 40 86 85 86 47 0 85-37 85-86zM86 167c-17 0-34-8-44-26-10-17-10-41-10-54 0-15 0-36 9-53 11-17 28-26 44-26 17 0 34 9 44 25 10 17 10 39 10 54 0 13 0 34-9 52-8 16-26 28-44 28z"><text:p/></draw:path><draw:path draw:style-name="gr3" draw:text-style-name="P8" svg:width="0.1181in" svg:height="0.0669in" svg:x="0.7354in" svg:y="0.0461in" svg:viewBox="0 0 301 171" svg:d="M30 37c0 35 0 69 0 104 0 18-5 18-30 18 0 3 0 7 0 12 13-1 33-3 43-3 11 0 31 2 44 3 0-5 0-9 0-12-27 0-31 0-31-18 0-24 0-49 0-72 0-39 28-61 53-61 24 0 28 21 28 43 0 29 0 59 0 90 0 18-4 18-30 18 0 3 0 7 0 12 14-1 34-3 44-3s29 2 43 3c0-5 0-9 0-12-26 0-30 0-30-18 0-24 0-49 0-72 0-39 27-61 52-61s28 21 28 43c0 29 0 59 0 90 0 18-3 18-30 18 0 3 0 7 0 12 14-1 33-3 44-3 10 0 30 2 43 3 0-5 0-9 0-12-19 0-29 0-29-13 0-25 0-49 0-73 0-33 0-45-12-59-6-6-19-14-41-14-33 0-50 23-56 37-6-33-34-37-52-37-27 0-46 17-57 41 0-13 0-28 0-41-18 1-36 3-54 4 0 5 0 8 0 13 26 0 30 2 30 20z"><text:p/></draw:path><draw:path draw:style-name="gr3" draw:text-style-name="P8" svg:width="0.035in" svg:height="0.1508in" svg:x="0.872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8" svg:width="0.076in" svg:height="0.137in" svg:x="0.924in" svg:y="0.0071in" svg:viewBox="0 0 194 349" svg:d="M122 118c11 0 22 0 33 0 8 0 12 0 12-9 0-3-4-3-11-3-11 0-21 0-32 0 2-16 6-30 8-44 2-9 8-36 10-41 3-7 10-13 17-13 3 0 13 0 19 7-16 2-21 15-21 21 0 9 8 14 15 14 11 0 22-9 22-24 0-17-18-26-35-26-13 0-37 7-48 45-2 8-4 12-13 61-9 0-18 0-27 0-7 0-12 0-12 6s4 6 11 6c9 0 17 0 26 0-10 50-19 100-29 151-7 37-13 72-34 72-1 0-11 0-19-7 19-1 22-15 22-21 0-9-7-14-14-14-10 0-22 9-22 24 0 17 18 26 33 26 22 0 37-22 44-37 12-25 21-71 22-74 8-40 15-81 23-120z"><text:p/></draw:path><draw:path draw:style-name="gr3" draw:text-style-name="P8" svg:width="0.0382in" svg:height="0.0701in" svg:x="1.0024in" svg:y="0.0661in" svg:viewBox="0 0 98 179" svg:d="M60 8c0-7 0-8-7-8-18 18-42 18-53 18 0 3 0 6 0 10 7 0 24 0 38-8 0 45 0 91 0 137 0 9 0 13-26 13-3 0-8 0-11 0 0 3 0 6 0 9 6 0 39-1 48-1s43 1 49 1c0-3 0-6 0-9-3 0-7 0-10 0-28 0-28-4-28-13 0-50 0-100 0-149z"><text:p/></draw:path><draw:path draw:style-name="gr3" draw:text-style-name="P8" svg:width="0.035in" svg:height="0.1508in" svg:x="1.0673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6">, לכן ישירות </text:span><text:span text:style-name="T6"><draw:g text:anchor-type="as-char" svg:y="-0.1138in" draw:z-index="105" draw:name="Shape20" draw:style-name="gr1"><svg:title>TexMaths</svg:title><svg:desc>11§inline§h|_B(b) = f_1(b)§svg§600§FALSE§</svg:desc><draw:path draw:style-name="gr2" draw:text-style-name="P7" svg:width="0.9165in" svg:height="0.1362in" svg:x="0in" svg:y="0.0079in" svg:viewBox="0 0 2329 347" svg:d="M1165 347c-388 0-777 0-1165 0 0-116 0-231 0-347 777 0 1552 0 2329 0 0 116 0 231 0 347-389 0-776 0-1164 0z"><text:p/></draw:path><draw:path draw:style-name="gr3" draw:text-style-name="P8" svg:width="0.074in" svg:height="0.1067in" svg:x="0.0008in" svg:y="0.0087in" svg:viewBox="0 0 189 272" svg:d="M89 4c0-1 0-4-5-4-9 0-37 3-47 3-3 1-7 1-7 8 0 6 3 6 9 6 18 0 19 2 19 6 0 2-1 6-1 8-18 74-37 147-56 221-1 6-1 7-1 9 0 9 8 11 11 11 5 0 12-5 14-10 3-10 5-20 7-30 3-11 5-23 9-34 2-9 4-18 6-26 1-3 5-15 5-18 1-3 13-24 26-35 9-6 21-13 38-13s20 13 20 26c0 21-15 64-24 87-3 9-5 13-5 21 0 19 13 32 32 32 36 0 50-56 50-60 0-3-3-3-4-3-5 0-5 1-6 7-6 20-18 47-39 47-7 0-10-3-10-12 0-10 3-19 8-28 5-16 23-62 23-84 0-26-16-42-44-42-26 0-43 12-58 30 10-41 20-82 30-123z"><text:p/></draw:path><draw:path draw:style-name="gr3" draw:text-style-name="P8" svg:width="0.0055in" svg:height="0.1516in" svg:x="0.098in" svg:y="0in" svg:viewBox="0 0 15 386" svg:d="M15 14c0-6 0-14-7-14-8 0-8 8-8 14 0 119 0 239 0 358 0 7 0 14 8 14 7 0 7-7 7-14 0-119 0-239 0-358z"><text:p/></draw:path><draw:path draw:style-name="gr3" draw:text-style-name="P8" svg:width="0.0811in" svg:height="0.0724in" svg:x="0.1299in" svg:y="0.0642in" svg:viewBox="0 0 207 185" svg:d="M32 164c-2 9-3 11-24 11-5 0-8 0-8 5s3 5 8 5c35 0 69 0 104 0 46 0 81-31 81-58 0-19-18-36-47-39 33-5 61-26 61-49 0-21-21-39-56-39-33 0-65 0-98 0-6 0-9 0-9 7 0 3 3 3 9 3 3 0 5 0 10 0 5 1 6 1 6 4s0 3-1 6c-12 48-24 96-36 144zM75 85c5-22 11-44 16-66 3-8 3-9 15-9 13 0 27 0 40 0 28 0 34 18 34 29 0 22-24 46-60 46-15 0-30 0-45 0zM62 175c-8 0-8 0-8-3s0-1 1-6c7-24 12-49 19-74 18 0 38 0 57 0 25 0 35 17 35 33 0 27-27 50-60 50-15 0-30 0-44 0z"><text:p/></draw:path><draw:path draw:style-name="gr3" draw:text-style-name="P8" svg:width="0.0346in" svg:height="0.1516in" svg:x="0.2421in" svg:y="0in" svg:viewBox="0 0 89 386" svg:d="M89 382c0-1 0-1-7-8-48-49-60-122-60-181 0-68 14-135 63-182 4-5 4-5 4-7 0-3-1-4-3-4-5 0-39 26-62 76-20 42-24 85-24 117 0 30 4 77 25 121 23 47 56 72 61 72 2 0 3-1 3-4z"><text:p/></draw:path><draw:path draw:style-name="gr3" draw:text-style-name="P8" svg:width="0.0555in" svg:height="0.1067in" svg:x="0.2933in" svg:y="0.0087in" svg:viewBox="0 0 142 272" svg:d="M75 4c0-1 0-4-6-4-8 0-37 3-47 3-3 1-8 1-8 8 0 6 5 6 10 6 19 0 19 2 19 6 0 2-3 16-4 23-11 42-21 85-32 127-5 18-7 25-7 38 0 37 21 61 49 61 46 0 93-57 93-114 0-35-20-61-51-61-18 0-34 11-45 23 10-39 19-77 29-116zM39 150c2-8 2-9 5-14 19-25 36-30 46-30 15 0 24 11 24 36 0 23-13 67-19 81-12 27-31 40-46 40-13 0-26-10-26-38 0-8 0-15 7-40 3-12 5-23 9-35z"><text:p/></draw:path><draw:path draw:style-name="gr3" draw:text-style-name="P8" svg:width="0.035in" svg:height="0.1516in" svg:x="0.3598in" svg:y="0in" svg:viewBox="0 0 90 386" svg:d="M90 193c0-30-4-76-25-120-23-48-57-73-61-73-2 0-4 2-4 4s0 2 8 9c37 38 59 99 59 180 0 66-14 134-61 182-6 6-6 6-6 7 0 2 2 4 4 4 4 0 39-26 62-76 20-41 24-84 24-117z"><text:p/></draw:path><draw:path draw:style-name="gr3" draw:text-style-name="P8" svg:width="0.1008in" svg:height="0.0354in" svg:x="0.461in" svg:y="0.0579in" svg:viewBox="0 0 257 91" svg:d="M244 17c6 0 13 0 13-9 0-8-7-8-13-8-77 0-154 0-231 0-5 0-13 0-13 8 0 9 8 9 13 9 77 0 154 0 231 0zM244 91c6 0 13 1 13-7s-7-9-13-9c-77 0-154 0-231 0-5 0-13 1-13 9s8 7 13 7c77 0 154 0 231 0z"><text:p/></draw:path><draw:path draw:style-name="gr3" draw:text-style-name="P8" svg:width="0.0752in" svg:height="0.1378in" svg:x="0.6213in" svg:y="0.0075in" svg:viewBox="0 0 192 351" svg:d="M121 118c11 0 22 0 33 0 8 0 12 0 12-8 0-4-4-4-10-4-11 0-22 0-33 0 4-15 6-30 9-44 1-8 7-36 9-40 3-8 10-13 19-13 1 0 11 0 18 6-17 2-21 16-21 21 0 9 7 14 15 14 10 0 20-9 20-24 0-17-17-26-32-26-14 0-38 7-50 45-2 8-3 12-13 61-9 0-18 0-27 0-6 0-11 0-11 7 0 5 4 5 11 5 9 0 17 0 26 0-10 50-20 101-30 152-7 37-13 72-33 72-2 0-11 0-19-6 18-1 21-16 21-21 0-9-6-13-14-13-10 0-21 8-21 23 0 17 16 26 33 26 21 0 36-23 43-37 13-25 22-71 22-74 8-41 15-82 23-122z"><text:p/></draw:path><draw:path draw:style-name="gr3" draw:text-style-name="P8" svg:width="0.0386in" svg:height="0.0701in" svg:x="0.6992in" svg:y="0.0665in" svg:viewBox="0 0 99 179" svg:d="M62 8c0-8-1-8-9-8-17 17-42 17-53 17 0 3 0 6 0 9 7 0 24 0 40-7 0 46 0 92 0 138 0 9 0 12-28 12-3 0-6 0-10 0 0 4 0 7 0 10 5-1 38-1 49-1 7 0 41 0 48 1 0-3 0-6 0-10-3 0-8 0-11 0-26 0-26-3-26-12 0-49 0-100 0-149z"><text:p/></draw:path><draw:path draw:style-name="gr3" draw:text-style-name="P8" svg:width="0.0346in" svg:height="0.1516in" svg:x="0.7713in" svg:y="0in" svg:viewBox="0 0 89 386" svg:d="M89 382c0-1 0-1-7-8-48-49-60-122-60-181 0-68 14-135 63-182 4-5 4-5 4-7 0-3-1-4-3-4-5 0-39 26-62 76-20 42-24 85-24 117 0 30 4 77 25 121 23 47 56 72 61 72 2 0 3-1 3-4z"><text:p/></draw:path><draw:path draw:style-name="gr3" draw:text-style-name="P8" svg:width="0.0555in" svg:height="0.1067in" svg:x="0.8224in" svg:y="0.0087in" svg:viewBox="0 0 142 272" svg:d="M74 4c0-1 0-4-5-4-9 0-37 3-47 3-3 1-8 1-8 8 0 6 5 6 10 6 19 0 19 2 19 6 0 2-3 16-6 23-10 42-21 85-30 127-6 18-7 25-7 38 0 37 21 61 49 61 46 0 93-57 93-114 0-35-20-61-51-61-18 0-34 11-46 23 10-39 19-77 29-116zM37 150c4-8 4-9 7-14 19-25 36-30 46-30 14 0 24 11 24 36 0 23-13 67-19 81-14 27-31 40-46 40-13 0-26-10-26-38 0-8 0-15 7-40 2-12 5-23 7-35z"><text:p/></draw:path><draw:path draw:style-name="gr3" draw:text-style-name="P8" svg:width="0.035in" svg:height="0.1516in" svg:x="0.889in" svg:y="0in" svg:viewBox="0 0 90 386" svg:d="M90 193c0-30-4-76-25-120-23-48-57-73-61-73-2 0-4 2-4 4s0 2 8 9c37 38 59 99 59 180 0 66-14 134-61 182-6 6-6 6-6 7 0 2 2 4 4 4 4 0 39-26 62-76 20-41 24-84 24-117z"><text:p/></draw:path></draw:g></text:span><text:span text:style-name="T6"><text:s/>כדרוש. </text:span></text:p>
                </text:list-item>
              </text:list>
              <text:p text:style-name="P21"><text:span text:style-name="T29">וסה"כ גם במקרה הזה </text:span><text:span text:style-name="T29"><draw:g text:anchor-type="as-char" svg:y="-0.1035in" draw:z-index="96" draw:name="Shape21" draw:style-name="gr1"><svg:title>TexMaths</svg:title><svg:desc>11§inline§H§svg§600§FALSE§</svg:desc><draw:path draw:style-name="gr2" draw:text-style-name="P7" svg:width="0.1177in" svg:height="0.0874in" svg:x="0.0024in" svg:y="0.0071in" svg:viewBox="0 0 300 223" svg:d="M0 0c100 0 200 0 300 0 0 74 0 149 0 223-100 0-200 0-300 0 0-74 0-149 0-223z"><text:p/></draw:path><draw:path draw:style-name="gr3" draw:text-style-name="P8" svg:width="0.1272in" svg:height="0.1031in" svg:x="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29"><text:s/>על. </text:span></text:p>
            </text:list-item>
          </text:list>
          <text:p text:style-name="P21"><text:span text:style-name="T32">לכן, </text:span><draw:g text:anchor-type="as-char" svg:y="-0.1161in" draw:z-index="54" draw:name="Shape72" draw:style-name="gr1"><svg:title>TexMaths</svg:title><svg:desc>11§display§B \cap C = \emptyset \lor |A| = 1§svg§600§FALSE§</svg:desc><draw:path draw:style-name="gr2" draw:text-style-name="P11" svg:width="1.3091in" svg:height="0.1386in" svg:x="0.0008in" svg:y="0.0071in" svg:viewBox="0 0 3326 353" svg:d="M0 0c1109 0 2217 0 3326 0 0 118 0 235 0 353-1109 0-2217 0-3326 0 0-118 0-235 0-353z"><text:p/></draw:path><draw:path draw:style-name="gr3" draw:text-style-name="P12" svg:width="0.1083in" svg:height="0.1028in" svg:x="-0.0004in" svg:y="0.0134in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3" draw:text-style-name="P12" svg:width="0.0843in" svg:height="0.0929in" svg:x="0.1587in" svg:y="0.0264in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3" draw:text-style-name="P12" svg:width="0.1079in" svg:height="0.1094in" svg:x="0.2929in" svg:y="0.0098in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3" draw:text-style-name="P12" svg:width="0.1008in" svg:height="0.035in" svg:x="0.4559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12" svg:width="0.061in" svg:height="0.128in" svg:x="0.6154in" svg:y="0in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3" draw:text-style-name="P12" svg:width="0.0846in" svg:height="0.0929in" svg:x="0.7256in" svg:y="0.0264in" svg:viewBox="0 0 216 237" svg:d="M212 15c4-5 4-5 4-7 0-5-4-8-8-8s-7 2-9 9c-31 67-60 135-91 202-30-67-61-135-90-203-4-7-7-8-9-8-5 0-9 3-9 8 0 1 0 1 3 6 32 72 64 144 96 216 3 6 6 7 9 7 5 0 6-2 9-7 32-72 63-143 95-215z"><text:p/></draw:path><draw:path draw:style-name="gr3" draw:text-style-name="P12" svg:width="0.0055in" svg:height="0.1508in" svg:x="0.8709in" svg:y="0.0035in" svg:viewBox="0 0 15 384" svg:d="M15 13c0-6 0-13-7-13-8 0-8 7-8 13 0 119 0 238 0 356 0 8 0 15 8 15 7 0 7-7 7-15 0-118 0-237 0-356z"><text:p/></draw:path><draw:path draw:style-name="gr3" draw:text-style-name="P12" svg:width="0.1039in" svg:height="0.1075in" svg:x="0.9004in" svg:y="0.0071in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3" draw:text-style-name="P12" svg:width="0.0063in" svg:height="0.1508in" svg:x="1.0272in" svg:y="0.0035in" svg:viewBox="0 0 17 384" svg:d="M17 13c0-6 0-13-9-13-8 0-8 7-8 13 0 119 0 238 0 356 0 8 0 15 8 15 9 0 9-7 9-15 0-118 0-237 0-356z"><text:p/></draw:path><draw:path draw:style-name="gr3" draw:text-style-name="P12" svg:width="0.1004in" svg:height="0.035in" svg:x="1.1024in" svg:y="0.0598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12" svg:width="0.05in" svg:height="0.1in" svg:x="1.2681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/draw:g><text:span text:style-name="T33"><text:s/>תנאי מספיק להיות </text:span><text:span text:style-name="T33"><draw:g text:anchor-type="as-char" svg:y="-0.1035in" draw:z-index="55" draw:name="Shape73" draw:style-name="gr1"><svg:title>TexMaths</svg:title><svg:desc>11§display§H§svg§600§FALSE§</svg:desc><draw:path draw:style-name="gr2" draw:text-style-name="P11" svg:width="0.1177in" svg:height="0.0874in" svg:x="0.0016in" svg:y="0.0071in" svg:viewBox="0 0 300 223" svg:d="M0 0c100 0 200 0 300 0 0 74 0 149 0 223-100 0-200 0-300 0 0-74 0-149 0-223z"><text:p/></draw:path><draw:path draw:style-name="gr3" draw:text-style-name="P12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33"><text:s/>על; </text:span><text:span text:style-name="T33"><draw:g text:anchor-type="as-char" svg:y="-0.1138in" draw:z-index="56" draw:name="Shape74" draw:style-name="gr1"><svg:title>TexMaths</svg:title><svg:desc>11§display§\QEF§svg§600§FALSE§</svg:desc><draw:path draw:style-name="gr2" draw:text-style-name="P11" svg:width="0.5075in" svg:height="0.0976in" svg:x="-0.0004in" svg:y="0.0079in" svg:viewBox="0 0 1290 249" svg:d="M0 0c430 0 860 0 1290 0 0 83 0 166 0 249-430 0-860 0-1290 0 0-83 0-166 0-249z"><text:p/></draw:path><draw:path draw:style-name="gr3" draw:text-style-name="P12" svg:width="0.1256in" svg:height="0.1106in" svg:x="0in" svg:y="0.002in" svg:viewBox="0 0 320 282" svg:d="M59 221c-8 0-20 2-31 6-8 3-18 7-22 14-5 6-6 10-6 14 0 7 3 12 9 16 11 9 27 11 45 11 23 0 51-6 78-17 21 9 43 17 72 17 15 0 33-8 49-19 18-11 34-24 44-40 1-1 1-1 1-2s-1-3-3-3-3 0-4 0-3 1-3 1c-8 13-22 24-36 33s-30 13-41 13c-22 0-38-4-54-12 8-3 16-8 24-12 44-26 83-62 110-98 19-27 29-55 29-78 0-8-1-15-3-22-10-29-38-43-78-43-22 0-49 8-74 21-24 13-47 32-62 51-13 18-19 37-19 52 0 5 0 8 1 11 4 17 20 27 44 27 15 0 34-5 54-13 15-7 32-19 42-32 8-14 13-26 13-37 0-15-9-27-19-38-1 0-1 0-2 0-2 1-5 1-7 2-1 1-2 2-2 3v1c0 0 1 0 1 2 7 5 10 14 10 23 0 12-4 25-15 39-8 11-19 23-32 31-16 7-30 10-42 10-19 0-28-8-29-20 0-1 0-2 0-3 0-14 9-34 23-54 13-18 30-35 52-48s44-19 62-19c32 0 52 13 56 36 0 3 1 6 1 9 0 24-15 54-37 86-25 33-57 68-96 94-7 5-13 8-20 13-2-2-3-3-5-4-23-11-45-22-78-22zM29 242c1 0 2 0 3 0 5 0 12 1 18 1 26 0 47 7 67 16-22 10-43 14-61 14-16 0-28-2-36-9-3-1-5-4-5-8 0-3 2-7 5-11 1-2 3-3 9-3z"><text:p/></draw:path><draw:path draw:style-name="gr3" draw:text-style-name="P12" svg:width="0.0157in" svg:height="0.0157in" svg:x="0.1445in" svg:y="0.0941in" svg:viewBox="0 0 41 41" svg:d="M41 21c0-11-10-21-21-21-12 0-20 10-20 21s8 20 20 20c11 0 21-9 21-20z"><text:p/></draw:path><draw:path draw:style-name="gr3" draw:text-style-name="P12" svg:width="0.1012in" svg:height="0.1079in" svg:x="0.1803in" svg:y="0.0028in" svg:viewBox="0 0 258 275" svg:d="M225 37c0-1 0-1 1-2 1 0 1-1 1-2s-1-3-4-3c-6 0-14 3-22 7-7 6-14 11-18 18-7 9-10 18-10 25 0 3 0 6 1 8 3 9 13 14 24 14 8 0 17-4 25-8 9-6 16-14 21-21 9-12 14-25 14-34 0-7-3-13-5-18-9-14-28-21-50-21-17 0-36 6-53 17-19 9-34 24-45 38-11 17-17 31-17 44 0 6 0 11 2 15 1 3 2 5 4 7-8 2-17 6-26 10-18 9-37 21-48 36-13 19-20 38-20 54 0 8 1 16 6 22 11 22 37 32 69 32 16 0 35-4 55-14 16-9 33-22 43-35 6-10 10-18 10-26 0-6-2-13-7-17-10-13-28-18-48-18-27 0-55 35-60 66 0 1 0 1 1 2 0 1 1 1 3 1h1c1 0 1 0 2-1 2 0 2-1 2-2 4-27 29-57 49-57 17 0 30 4 35 13 1 2 2 6 2 9 0 7-3 16-10 25-9 12-20 24-34 33-16 9-31 12-42 12-27 0-47-8-53-26-1-3-1-7-1-11 0-15 9-36 23-57 10-14 22-27 37-34 6-4 13-7 18-9 10 7 23 11 39 11 3 0 8-1 12-2 2-2 5-3 8-6 1-2 2-4 2-5 0-5-5-7-8-8-6-3-14-5-23-5-5 0-12 2-20 3 0-1-1-4-1-6 0-1 0-2 0-4 0-12 9-30 21-48 9-13 19-24 32-34 12-8 25-13 35-13 21 0 38 5 44 17 2 3 3 7 3 12 0 7-2 17-9 27-5 7-11 13-18 19-7 4-13 7-18 7-12 0-17-5-17-13 0-6 3-14 10-22 3-5 7-11 14-15 5-3 11-5 15-5 1 0 3 0 3-2zM130 123c8 0 14 1 19 2 2 2 2 2 2 3-1 1-2 2-3 3-3 0-5 0-7 0-10 0-18-2-23-7 4 0 8-1 12-1z"><text:p/></draw:path><draw:path draw:style-name="gr3" draw:text-style-name="P12" svg:width="0.0157in" svg:height="0.0157in" svg:x="0.3in" svg:y="0.0941in" svg:viewBox="0 0 41 41" svg:d="M41 21c0-11-10-21-21-21-12 0-20 10-20 21s8 20 20 20c11 0 21-9 21-20z"><text:p/></draw:path><draw:path draw:style-name="gr3" draw:text-style-name="P12" svg:width="0.1441in" svg:height="0.113in" svg:x="0.3354in" svg:y="0in" svg:viewBox="0 0 367 288" svg:d="M299 124c-7 0-15 5-22 10-8 7-15 15-22 22-2 2-3 5-4 7-10 2-20 3-29 4 8-21 14-39 28-60 13-18 29-35 46-52 1 0 1-1 1-2-1-1-1-2-1-3 0-3-1-4-2-4s-2 0-2 1c-26 16-48 36-62 56-15 22-27 43-40 65-16 2-34 4-52 10-15 5-33 11-43 25 0 1 0 1 0 2s0 1 1 2h1c1 0 3 0 4 0s2 0 4-1c6-10 22-17 37-21 14-4 30-7 43-8-4 7-9 13-13 20-30 42-73 83-107 83-32 0-57-7-57-25 0-3 1-7 3-12 3 4 7 6 12 6 10 0 21-8 21-15 0-9-5-13-12-13-9 0-18 5-22 11-8 10-10 18-10 26 0 22 31 30 64 30 45 0 108-40 141-88 5-7 11-16 14-24 8-1 18-2 26-3-4 6-7 14-9 22-2 0-2 0-2 1s0 1 2 1c0 1 0 1 1 1 1 1 1 1 2 1l1-1c7-2 13-4 21-8 1-1 2-2 2-3v-1c-1-1-1-2-1-3 0-5 1-9 6-15 13-4 30-8 39-22 3-3 5-6 5-11 0-1 0-2 0-3-2-5-7-8-13-8zM364 31c0-1-1-1-1-1-49 0-75-30-125-30-22 0-50 8-76 22-25 14-49 33-63 54-10 14-15 29-15 41 0 2 0 5 1 7 3 15 15 21 32 21 15 0 34-2 53-11 14-5 28-15 37-27s14-26 14-35c0-11-5-20-15-25h-1c-1 0-1 0-2 0-2 1-2 1-3 3-1 1-2 1-2 2s0 1 1 2c2 3 2 8 2 12 0 10-4 23-14 37-6 9-16 19-28 25-15 6-28 10-40 10-14 0-23-7-25-16 0-2 0-3 0-5 0-10 5-22 15-37 12-16 31-33 52-43 24-12 46-15 66-15 49 0 75 30 125 30 1 0 2-1 2-2 4-5 7-10 11-15 2-1 2-1 2-2s-2-2-3-2zM297 144c-5 6-14 10-24 13 4-6 10-13 14-16 5-6 8-8 10-8s5 1 5 2c0 3-1 5-5 9z"><text:p/></draw:path><draw:path draw:style-name="gr3" draw:text-style-name="P12" svg:width="0.0157in" svg:height="0.0157in" svg:x="0.4992in" svg:y="0.0941in" svg:viewBox="0 0 41 41" svg:d="M41 21c0-11-10-21-21-21-12 0-20 10-20 21s8 20 20 20c11 0 21-9 21-20z"><text:p/></draw:path></draw:g></text:span></text:p>
        </text:list-item>
        <text:list-item>
          <text:p text:style-name="P22">נניח <draw:g text:anchor-type="as-char" svg:y="-0.1035in" draw:z-index="57" draw:name="Shape75" draw:style-name="gr1"><svg:title>TexMaths</svg:title><svg:desc>11§display§H§svg§600§FALSE§</svg:desc><draw:path draw:style-name="gr2" draw:text-style-name="P11" svg:width="0.1177in" svg:height="0.0874in" svg:x="0.0016in" svg:y="0.0071in" svg:viewBox="0 0 300 223" svg:d="M0 0c100 0 200 0 300 0 0 74 0 149 0 223-100 0-200 0-300 0 0-74 0-149 0-223z"><text:p/></draw:path><draw:path draw:style-name="gr3" draw:text-style-name="P12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text:s/>על, נוכיח <draw:g text:anchor-type="as-char" svg:y="-0.1161in" draw:z-index="58" draw:name="Shape76" draw:style-name="gr1"><svg:title>TexMaths</svg:title><svg:desc>11§display§B \cap C = \emptyset \lor |A| = 1§svg§600§FALSE§</svg:desc><draw:path draw:style-name="gr2" draw:text-style-name="P11" svg:width="1.3091in" svg:height="0.1386in" svg:x="0.0008in" svg:y="0.0071in" svg:viewBox="0 0 3326 353" svg:d="M0 0c1109 0 2217 0 3326 0 0 118 0 235 0 353-1109 0-2217 0-3326 0 0-118 0-235 0-353z"><text:p/></draw:path><draw:path draw:style-name="gr3" draw:text-style-name="P12" svg:width="0.1083in" svg:height="0.1028in" svg:x="-0.0004in" svg:y="0.0134in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3" draw:text-style-name="P12" svg:width="0.0843in" svg:height="0.0929in" svg:x="0.1587in" svg:y="0.0264in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3" draw:text-style-name="P12" svg:width="0.1079in" svg:height="0.1094in" svg:x="0.2929in" svg:y="0.0098in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3" draw:text-style-name="P12" svg:width="0.1008in" svg:height="0.035in" svg:x="0.4559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12" svg:width="0.061in" svg:height="0.128in" svg:x="0.6154in" svg:y="0in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3" draw:text-style-name="P12" svg:width="0.0846in" svg:height="0.0929in" svg:x="0.7256in" svg:y="0.0264in" svg:viewBox="0 0 216 237" svg:d="M212 15c4-5 4-5 4-7 0-5-4-8-8-8s-7 2-9 9c-31 67-60 135-91 202-30-67-61-135-90-203-4-7-7-8-9-8-5 0-9 3-9 8 0 1 0 1 3 6 32 72 64 144 96 216 3 6 6 7 9 7 5 0 6-2 9-7 32-72 63-143 95-215z"><text:p/></draw:path><draw:path draw:style-name="gr3" draw:text-style-name="P12" svg:width="0.0055in" svg:height="0.1508in" svg:x="0.8709in" svg:y="0.0035in" svg:viewBox="0 0 15 384" svg:d="M15 13c0-6 0-13-7-13-8 0-8 7-8 13 0 119 0 238 0 356 0 8 0 15 8 15 7 0 7-7 7-15 0-118 0-237 0-356z"><text:p/></draw:path><draw:path draw:style-name="gr3" draw:text-style-name="P12" svg:width="0.1039in" svg:height="0.1075in" svg:x="0.9004in" svg:y="0.0071in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3" draw:text-style-name="P12" svg:width="0.0063in" svg:height="0.1508in" svg:x="1.0272in" svg:y="0.0035in" svg:viewBox="0 0 17 384" svg:d="M17 13c0-6 0-13-9-13-8 0-8 7-8 13 0 119 0 238 0 356 0 8 0 15 8 15 9 0 9-7 9-15 0-118 0-237 0-356z"><text:p/></draw:path><draw:path draw:style-name="gr3" draw:text-style-name="P12" svg:width="0.1004in" svg:height="0.035in" svg:x="1.1024in" svg:y="0.0598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12" svg:width="0.05in" svg:height="0.1in" svg:x="1.2681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/draw:g>. נניח בשלילה את הטענה ההפוכה; ש־<draw:g text:anchor-type="as-char" svg:y="-0.1193in" draw:z-index="59" draw:name="Shape77" draw:style-name="gr1"><svg:title>TexMaths</svg:title><svg:desc>11§display§B \cap C \neq \emptyset§svg§600§FALSE§</svg:desc><draw:path draw:style-name="gr2" draw:text-style-name="P11" svg:width="0.6665in" svg:height="0.1339in" svg:x="0.0008in" svg:y="0.0075in" svg:viewBox="0 0 1694 341" svg:d="M0 0c565 0 1129 0 1694 0 0 114 0 227 0 341-565 0-1129 0-1694 0 0-114 0-227 0-341z"><text:p/></draw:path><draw:path draw:style-name="gr3" draw:text-style-name="P12" svg:width="0.1083in" svg:height="0.1028in" svg:x="-0.0004in" svg:y="0.0138in" svg:viewBox="0 0 276 262" svg:d="M45 233c-3 15-4 18-35 18-7 0-10 0-10 8 0 3 3 3 10 3 46 0 92 0 138 0 61 0 107-45 107-81 0-29-23-51-60-55 40-7 81-36 81-73 0-28-26-53-73-53-42 0-86 0-129 0-7 0-11 0-11 8 0 4 3 4 11 4 1 0 7 0 14 1 8 0 11 1 11 6 0 2-1 3-2 7-18 69-34 138-52 207zM103 122c8-32 17-64 25-96 3-13 4-14 20-14 17 0 33 0 50 0 34 0 43 23 43 40 0 34-34 70-80 70-19 0-39 0-58 0zM86 251c-5 0-6 0-8-1-4 0-5-1-5-3 0-1 0-2 2-9 9-35 17-72 26-107 24 0 50 0 74 0 36 0 44 29 44 45 0 38-34 75-80 75-18 0-36 0-53 0z"><text:p/></draw:path><draw:path draw:style-name="gr3" draw:text-style-name="P12" svg:width="0.0839in" svg:height="0.0933in" svg:x="0.1587in" svg:y="0.0264in" svg:viewBox="0 0 214 238" svg:d="M214 84c0-59-59-84-107-84-50 0-107 26-107 84 0 46 0 93 0 140 0 7 0 14 8 14 7 0 7-7 7-14 0-45 0-92 0-138 0-58 63-71 92-71 17 0 41 4 62 17 30 19 30 44 30 54 0 46 0 93 0 138 0 7 0 14 8 14 7 0 7-7 7-14 0-47 0-94 0-140z"><text:p/></draw:path><draw:path draw:style-name="gr3" draw:text-style-name="P12" svg:width="0.1079in" svg:height="0.1098in" svg:x="0.2925in" svg:y="0.0102in" svg:viewBox="0 0 275 280" svg:d="M275 4c0-1-1-4-5-4-1 0-2 1-6 6-9 9-18 19-27 29-3-5-22-35-64-35-86 0-173 86-173 175 0 63 46 105 104 105 35 0 64-16 84-33 36-32 43-66 43-67 0-4-3-3-5-4-3 0-4 1-5 4-3 11-12 37-38 60-28 21-52 28-72 28-35 0-76-20-76-80 0-22 8-83 47-128 24-28 60-48 94-48 39 0 63 30 63 75 0 15-2 15-2 20 0 3 5 3 6 3 5 0 5 0 7-8 8-33 16-65 25-98z"><text:p/></draw:path><draw:path draw:style-name="gr3" draw:text-style-name="P12" svg:width="0.0752in" svg:height="0.1406in" svg:x="0.4677in" svg:y="0.0087in" svg:viewBox="0 0 192 358" svg:d="M190 14c2-5 2-5 2-6 0-4-2-8-7-8s-6 2-8 8c-58 111-115 223-174 335-3 5-3 6-3 7 0 4 3 8 8 8 4 0 5-2 8-8 59-112 116-223 174-336z"><text:p/></draw:path><draw:path draw:style-name="gr3" draw:text-style-name="P12" svg:width="0.1008in" svg:height="0.035in" svg:x="0.4551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2" svg:width="0.061in" svg:height="0.1283in" svg:x="0.6142in" svg:y="0in" svg:viewBox="0 0 156 327" svg:d="M132 8c0-5-3-8-9-8-5 0-6 4-9 12-4 16-1 2-5 18-5-2-17-8-31-8-22 0-47 11-62 41-15 31-16 66-16 102 0 25 0 93 33 123-9 29-9 30-9 32 0 4 3 7 8 7s8-4 10-13c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 וגם <draw:g text:anchor-type="as-char" svg:y="-0.1134in" draw:z-index="60" draw:name="Shape78" draw:style-name="gr1"><svg:title>TexMaths</svg:title><svg:desc>11§display§|A| \neq 1§svg§600§FALSE§</svg:desc><draw:path draw:style-name="gr2" draw:text-style-name="P11" svg:width="0.4488in" svg:height="0.1358in" svg:x="-0.0004in" svg:y="0.0071in" svg:viewBox="0 0 1141 346" svg:d="M571 346c-190 0-381 0-571 0 0-116 0-230 0-346 381 0 760 0 1141 0 0 116 0 230 0 346-190 0-381 0-570 0z"><text:p/></draw:path><draw:path draw:style-name="gr3" draw:text-style-name="P12" svg:width="0.0055in" svg:height="0.1512in" svg:x="0.0102in" svg:y="0in" svg:viewBox="0 0 15 385" svg:d="M15 14c0-6 0-14-7-14-8 0-8 8-8 14 0 119 0 238 0 357 0 7 0 14 8 14 7 0 7-7 7-14 0-119 0-238 0-357z"><text:p/></draw:path><draw:path draw:style-name="gr3" draw:text-style-name="P12" svg:width="0.1039in" svg:height="0.1079in" svg:x="0.0394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2-1 49-1 9 0 34 1 44 1 2 0 6 0 6-7 0-5-4-5-9-5-24 0-24-2-25-13-8-79-15-160-23-240-1-8-1-10-8-10-6 0-7 3-10 7-45 74-89 149-134 224zM102 175c26-43 51-85 76-127 5 42 8 84 12 127-29 0-58 0-88 0z"><text:p/></draw:path><draw:path draw:style-name="gr3" draw:text-style-name="P12" svg:width="0.0055in" svg:height="0.1512in" svg:x="0.1665in" svg:y="0in" svg:viewBox="0 0 15 385" svg:d="M15 14c0-6 0-14-7-14-8 0-8 8-8 14 0 119 0 238 0 357 0 7 0 14 8 14 7 0 7-7 7-14 0-119 0-238 0-357z"><text:p/></draw:path><draw:path draw:style-name="gr3" draw:text-style-name="P12" svg:width="0.0756in" svg:height="0.1409in" svg:x="0.2535in" svg:y="0.0043in" svg:viewBox="0 0 193 359" svg:d="M189 15c4-5 4-6 4-7 0-2-3-8-8-8s-6 2-9 8c-57 112-115 223-173 336-3 5-3 6-3 7 0 4 2 8 8 8 4 0 5-2 9-8 57-112 115-223 172-336z"><text:p/></draw:path><draw:path draw:style-name="gr3" draw:text-style-name="P12" svg:width="0.1004in" svg:height="0.0354in" svg:x="0.240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12" svg:width="0.05in" svg:height="0.1in" svg:x="0.4063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text:span text:style-name="T34">. </text:span><text:span text:style-name="T21">ידוע </text:span><text:span text:style-name="T21"><draw:g text:anchor-type="as-char" svg:y="-0.1193in" draw:z-index="61" draw:name="Shape79" draw:style-name="gr1"><svg:title>TexMaths</svg:title><svg:desc>11§display§A, B, C \neq \emptyset§svg§600§FALSE§</svg:desc><draw:path draw:style-name="gr2" draw:text-style-name="P11" svg:width="0.7469in" svg:height="0.1339in" svg:x="0.0024in" svg:y="0.0075in" svg:viewBox="0 0 1898 341" svg:d="M0 0c632 0 1266 0 1898 0 0 114 0 227 0 341-632 0-1266 0-1898 0 0-114 0-227 0-341z"><text:p/></draw:path><draw:path draw:style-name="gr3" draw:text-style-name="P12" svg:width="0.1039in" svg:height="0.1075in" svg:x="-0.0004in" svg:y="0.0087in" svg:viewBox="0 0 265 274" svg:d="M56 230c-15 27-31 31-47 33-6 0-9 0-9 8 0 2 2 3 5 3 10 0 22-1 33-1 14 0 27 1 39 1 2 0 8 0 8-6 0-5-4-5-7-5-9-1-18-4-18-14 0-4 3-9 6-14 10-17 19-33 29-49 33 0 64 0 97 0 0 8 6 60 6 64 0 11-20 13-28 13-5 0-9 0-9 8 0 3 3 2 5 3 17 0 33-1 48-1 10 0 35 1 44 1 3 0 7 0 7-7 0-4-3-4-9-4-24 0-24-3-25-14-8-79-15-160-23-240-1-8-1-9-8-9-5 0-8 2-10 7-45 75-89 149-134 223zM102 175c26-43 51-86 76-128 5 42 8 85 12 128-29 0-58 0-88 0z"><text:p/></draw:path><draw:path draw:style-name="gr3" draw:text-style-name="P12" svg:width="0.0173in" svg:height="0.0453in" svg:x="0.1217in" svg:y="0.102in" svg:viewBox="0 0 45 116" svg:d="M45 41c0-26-10-41-25-41-12 0-20 10-20 21 0 10 8 20 20 20 4 0 10-1 14-5 1-1 1-1 1-1 1 0 1 0 1 6 0 28-13 52-26 64-5 4-5 5-5 6 0 4 3 5 5 5 4 0 35-30 35-75z"><text:p/></draw:path><draw:path draw:style-name="gr3" draw:text-style-name="P12" svg:width="0.1083in" svg:height="0.1028in" svg:x="0.1823in" svg:y="0.0138in" svg:viewBox="0 0 276 262" svg:d="M46 233c-4 15-4 18-35 18-7 0-11 0-11 8 0 3 3 3 11 3 46 0 91 0 137 0 62 0 107-45 107-81 0-29-22-51-59-55 39-7 80-36 80-73 0-28-25-53-71-53-43 0-87 0-130 0-8 0-11 0-11 8 0 4 3 4 10 4 1 0 8 0 15 1 7 0 10 1 10 6 0 2 0 3-1 7-18 69-34 138-52 207zM104 122c8-32 17-64 25-96 3-13 3-14 21-14 16 0 33 0 49 0 34 0 42 23 42 40 0 34-33 70-80 70-19 0-38 0-57 0zM87 251c-6 0-7 0-9-1-3 0-4-1-4-3 0-1 0-2 1-9 9-35 18-72 27-107 24 0 49 0 73 0 37 0 44 29 44 45 0 38-34 75-79 75-18 0-36 0-53 0z"><text:p/></draw:path><draw:path draw:style-name="gr3" draw:text-style-name="P12" svg:width="0.0173in" svg:height="0.0453in" svg:x="0.3122in" svg:y="0.102in" svg:viewBox="0 0 45 116" svg:d="M45 41c0-26-10-41-25-41-12 0-20 10-20 21 0 10 8 20 20 20 5 0 10-1 14-5 1-1 1-1 1-1 1 0 1 0 1 6 0 28-13 52-26 64-5 4-5 5-5 6 0 4 3 5 5 5 4 0 35-30 35-75z"><text:p/></draw:path><draw:path draw:style-name="gr3" draw:text-style-name="P12" svg:width="0.1079in" svg:height="0.1098in" svg:x="0.374in" svg:y="0.0102in" svg:viewBox="0 0 275 280" svg:d="M275 4c0-1-1-4-4-4-2 0-3 1-6 6-9 9-19 19-27 29-4-5-21-35-64-35-87 0-174 86-174 175 0 63 46 105 104 105 35 0 64-16 84-33 36-32 43-66 43-67 0-4-3-3-4-4-3 0-5 1-6 4-3 11-12 37-38 60-28 21-52 28-72 28-35 0-76-20-76-80 0-22 9-83 47-128 24-28 60-48 94-48 40 0 63 30 63 75 0 15-1 15-1 20 0 3 4 3 5 3 6 0 6 0 8-8 7-33 16-65 24-98z"><text:p/></draw:path><draw:path draw:style-name="gr3" draw:text-style-name="P12" svg:width="0.076in" svg:height="0.1406in" svg:x="0.5492in" svg:y="0.0087in" svg:viewBox="0 0 194 358" svg:d="M190 14c4-5 4-5 4-6 0-4-4-8-8-8-6 0-7 2-9 8-58 111-115 223-174 335-3 5-3 6-3 7 0 4 3 8 8 8s6-2 8-8c59-112 116-223 174-336z"><text:p/></draw:path><draw:path draw:style-name="gr3" draw:text-style-name="P12" svg:width="0.1008in" svg:height="0.035in" svg:x="0.5366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12" svg:width="0.061in" svg:height="0.1283in" svg:x="0.6961in" svg:y="0in" svg:viewBox="0 0 156 327" svg:d="M132 8c0-5-3-8-9-8-5 0-6 4-9 12-4 16-1 2-5 18-5-2-17-8-31-8-22 0-47 11-62 41-15 31-16 66-16 102 0 25 0 93 33 123-9 29-9 30-9 32 0 4 3 7 8 7 6 0 8-4 10-13 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</text:span><text:span text:style-name="T21">, ולכן </text:span><text:span text:style-name="T21"><draw:g text:anchor-type="as-char" svg:y="-0.1134in" draw:z-index="62" draw:name="Shape80" draw:style-name="gr1"><svg:title>TexMaths</svg:title><svg:desc>11§display§|A| \ge 2§svg§600§FALSE§</svg:desc><draw:path draw:style-name="gr2" draw:text-style-name="P11" svg:width="0.4528in" svg:height="0.1354in" svg:x="-0.0004in" svg:y="0.0071in" svg:viewBox="0 0 1151 345" svg:d="M0 0c384 0 767 0 1151 0 0 115 0 230 0 345-384 0-767 0-1151 0 0-115 0-230 0-345z"><text:p/></draw:path><draw:path draw:style-name="gr3" draw:text-style-name="P12" svg:width="0.0055in" svg:height="0.1508in" svg:x="0.0102in" svg:y="0in" svg:viewBox="0 0 15 384" svg:d="M15 14c0-7 0-14-7-14-8 0-8 7-8 14 0 119 0 237 0 356 0 8 0 14 8 14 7 0 7-6 7-14 0-119 0-237 0-356z"><text:p/></draw:path><draw:path draw:style-name="gr3" draw:text-style-name="P12" svg:width="0.1039in" svg:height="0.1079in" svg:x="0.0394in" svg:y="0.0043in" svg:viewBox="0 0 265 275" svg:d="M55 230c-15 27-30 32-47 33-5 0-8 0-8 8 0 2 2 4 4 4 11 0 23-2 34-2 13 0 26 2 39 2 2 0 7 0 7-7 0-5-4-5-6-5-9-1-19-4-19-14 0-5 3-9 6-14 10-16 20-32 30-48 31 0 64 0 96 0 1 7 7 60 7 63 0 12-21 13-29 13-5 0-8 0-8 8 0 3 4 4 5 4 15 0 32-2 48-2 9 0 34 2 43 2 2 0 8 0 8-9 0-3-4-3-9-3-24 0-24-3-25-14-9-79-17-160-24-240 0-8 0-9-7-9-6 0-8 2-10 7-45 74-90 149-135 223zM101 175c25-43 52-86 77-128 5 42 8 85 12 128-29 0-59 0-89 0z"><text:p/></draw:path><draw:path draw:style-name="gr3" draw:text-style-name="P12" svg:width="0.0055in" svg:height="0.1508in" svg:x="0.1661in" svg:y="0in" svg:viewBox="0 0 15 384" svg:d="M15 14c0-7 0-14-7-14-8 0-8 7-8 14 0 119 0 237 0 356 0 8 0 14 8 14 7 0 7-6 7-14 0-119 0-237 0-356z"><text:p/></draw:path><draw:path draw:style-name="gr3" draw:text-style-name="P12" svg:width="0.0921in" svg:height="0.1161in" svg:x="0.2445in" svg:y="0.0161in" svg:viewBox="0 0 235 296" svg:d="M228 120c5-2 7-4 7-9 0-3-1-5-7-9-71-34-142-67-213-100-5-2-6-2-7-2-5 0-8 3-8 8 0 4 3 6 8 9 67 31 135 62 202 94-67 31-135 63-202 94-8 4-8 6-8 10 0 3 3 7 8 7 1 0 2 0 6-3 72-33 142-66 214-99zM222 296c7 0 13 0 13-8 0-7-7-7-13-7-69 0-138 0-208 0-6 0-14 0-14 7 0 8 7 8 13 8 69 0 140 0 209 0z"><text:p/></draw:path><draw:path draw:style-name="gr3" draw:text-style-name="P12" svg:width="0.0602in" svg:height="0.1008in" svg:x="0.4in" svg:y="0.0126in" svg:viewBox="0 0 154 257" svg:d="M30 227c13-13 27-27 40-40 61-53 84-74 84-112 0-44-35-75-81-75-44 0-73 36-73 70 0 21 19 21 21 21 6 0 20-4 20-19 0-10-8-20-21-20-4 0-4 0-5 0 9-26 30-40 52-40 35 0 52 32 52 63s-19 62-41 86c-24 27-49 54-74 81-4 4-4 5-4 15 47 0 96 0 143 0 3-22 8-45 11-67-3 0-7 0-10 0-2 10-4 27-8 34-3 3-28 3-37 3-23 0-46 0-69 0z"><text:p/></draw:path></draw:g></text:span><text:span text:style-name="T21"><text:s/>(ויהי </text:span><text:span text:style-name="T21"><draw:g text:anchor-type="as-char" svg:y="-0.1102in" draw:z-index="63" draw:name="Shape81" draw:style-name="gr1"><svg:title>TexMaths</svg:title><svg:desc>11§display§a_1, a_2 \in A, a_1 \neq a_2§svg§600§FALSE§</svg:desc><draw:path draw:style-name="gr2" draw:text-style-name="P11" svg:width="1.2024in" svg:height="0.1256in" svg:x="0.0016in" svg:y="0.0079in" svg:viewBox="0 0 3055 320" svg:d="M1528 320c-509 0-1019 0-1528 0 0-107 0-213 0-320 1019 0 2037 0 3055 0 0 107 0 213 0 320-509 0-1018 0-1527 0z"><text:p/></draw:path><draw:path draw:style-name="gr3" draw:text-style-name="P12" svg:width="0.0693in" svg:height="0.0685in" svg:x="-0.0004in" svg:y="0.0429in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3" draw:text-style-name="P12" svg:width="0.0382in" svg:height="0.0705in" svg:x="0.0858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12" svg:width="0.0173in" svg:height="0.0453in" svg:x="0.1555in" svg:y="0.0929in" svg:viewBox="0 0 45 116" svg:d="M45 41c0-26-10-41-25-41-12 0-20 10-20 21 0 10 8 20 20 20 5 0 10-1 14-5 1-1 1-1 1-1 1 0 1 0 1 6 0 29-13 52-26 64-4 4-4 5-4 6 0 3 2 5 4 5 4 0 35-30 35-75z"><text:p/></draw:path><draw:path draw:style-name="gr3" draw:text-style-name="P12" svg:width="0.0693in" svg:height="0.0685in" svg:x="0.2161in" svg:y="0.0429in" svg:viewBox="0 0 177 175" svg:d="M129 25c-8-14-19-25-37-25-45 0-92 57-92 114 0 36 21 61 51 61 8 0 27-1 50-28 4 15 17 28 35 28 14 0 24-8 29-21 7-14 12-37 12-38 0-5-3-5-5-5-4 0-4 3-5 8-6 26-14 48-29 48-11 0-13-10-13-18 0-9 2-11 6-29 4-16 4-20 9-34 4-19 9-36 13-54 3-11 3-12 3-13 0-7-5-11-11-11-10 0-15 9-16 17zM103 125c-2 7-2 7-7 14-18 22-33 28-44 28-19 0-24-21-24-37 0-19 12-66 20-84 13-23 30-37 46-37 25 0 30 32 30 34s-1 4-2 7c-6 24-12 49-19 75z"><text:p/></draw:path><draw:path draw:style-name="gr3" draw:text-style-name="P12" svg:width="0.0469in" svg:height="0.0705in" svg:x="0.2972in" svg:y="0.061in" svg:viewBox="0 0 120 180" svg:d="M120 130c-3 0-7 0-10 0 0 6-3 22-7 24-2 3-23 3-26 3-16 0-34 0-51 0 29-26 39-33 54-46 21-16 40-33 40-58 0-33-29-53-64-53-33 0-56 23-56 49 0 13 11 14 14 14 7 0 15-5 15-14 0-5-3-15-17-15 9-19 28-24 40-24 27 0 42 21 42 43 0 23-17 42-26 52-22 21-44 42-66 64-2 2-2 3-2 11 37 0 74 0 111 0 3-17 6-33 9-50z"><text:p/></draw:path><draw:path draw:style-name="gr3" draw:text-style-name="P12" svg:width="0.0756in" svg:height="0.0874in" svg:x="0.4138in" svg:y="0.0283in" svg:viewBox="0 0 193 223" svg:d="M179 120c7 0 14 0 14-7 0-9-7-9-14-9-55 0-109 0-164 0 5-51 50-89 104-89 20 0 41 0 60 0 7 0 14 0 14-7 0-8-7-8-14-8-19 0-40 0-60 0-66 0-119 50-119 113 0 61 53 110 119 110 20 0 41 0 60 0 7 0 14 0 14-8s-7-8-14-8c-19 0-40 0-60 0-54 0-99-36-104-87 55 0 109 0 164 0z"><text:p/></draw:path><draw:path draw:style-name="gr3" draw:text-style-name="P12" svg:width="0.1039in" svg:height="0.1083in" svg:x="0.5504in" svg:y="0in" svg:viewBox="0 0 265 276" svg:d="M55 232c-15 25-30 31-47 32-5 1-8 1-8 7 0 3 1 5 4 5 11 0 24-1 35-1 12 0 25 1 38 1 2 0 7 0 7-8 0-3-4-4-6-4-9 0-19-4-19-14 0-4 3-8 6-14 10-16 20-33 30-48 32 0 65 0 96 0 2 7 7 59 7 64 0 11-21 12-29 12-5 0-8 0-8 7 0 5 4 5 5 5 16 0 32-1 49-1 9 0 34 1 42 1 4 0 8 0 8-8 0-4-4-4-9-4-24 0-24-3-25-14-8-79-16-160-24-240 0-8 0-10-7-10-6 0-7 3-10 7-45 75-90 150-135 225zM101 175c26-43 52-85 77-126 5 41 8 83 12 126-29 0-59 0-89 0z"><text:p/></draw:path><draw:path draw:style-name="gr3" draw:text-style-name="P12" svg:width="0.0173in" svg:height="0.0453in" svg:x="0.6717in" svg:y="0.0929in" svg:viewBox="0 0 45 116" svg:d="M45 41c0-26-10-41-24-41-13 0-21 10-21 21 0 10 8 20 21 20 4 0 10-1 13-5 1-1 1-1 2-1 0 3 1 0 1 6 0 29-14 52-26 64-4 4-4 5-4 6 0 3 2 5 3 5 4 0 35-30 35-75z"><text:p/></draw:path><draw:path draw:style-name="gr3" draw:text-style-name="P12" svg:width="0.0693in" svg:height="0.0685in" svg:x="0.7323in" svg:y="0.0429in" svg:viewBox="0 0 177 175" svg:d="M129 25c-7-14-18-25-35-25-46 0-94 57-94 114 0 36 21 61 52 61 7 0 26-1 50-28 3 15 17 28 36 28 13 0 22-8 28-21 6-14 11-37 11-38 0-5-3-5-4-5-5 0-5 3-6 8-6 26-13 48-29 48-10 0-11-10-11-18 0-9 0-11 4-29 4-16 5-20 9-34 4-19 10-36 14-54 2-11 2-12 2-13 0-7-4-11-11-11-10 0-15 9-16 17zM103 125c-1 7-1 7-7 14-17 22-33 28-43 28-20 0-25-21-25-37 0-19 12-66 20-84 13-23 30-37 46-37 25 0 30 32 30 34s-1 4-1 7c-6 24-13 49-20 75z"><text:p/></draw:path><draw:path draw:style-name="gr3" draw:text-style-name="P12" svg:width="0.0382in" svg:height="0.0705in" svg:x="0.8185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12" svg:width="0.0756in" svg:height="0.1413in" svg:x="0.9382in" svg:y="0in" svg:viewBox="0 0 193 360" svg:d="M189 15c4-5 4-6 4-7 0-2-3-8-8-8s-6 2-9 8c-57 112-115 224-173 336-3 6-3 7-3 8 0 3 2 8 8 8 4 0 5-3 9-8 57-113 115-224 172-337z"><text:p/></draw:path><draw:path draw:style-name="gr3" draw:text-style-name="P12" svg:width="0.1004in" svg:height="0.0358in" svg:x="0.9256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12" svg:width="0.0693in" svg:height="0.0685in" svg:x="1.0839in" svg:y="0.0429in" svg:viewBox="0 0 177 175" svg:d="M129 25c-7-14-19-25-35-25-47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3" draw:text-style-name="P12" svg:width="0.0469in" svg:height="0.0705in" svg:x="1.165in" svg:y="0.061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21">) וגם ישנו לפחות איבר יחיד ב־</text:span><text:span text:style-name="T21"><draw:g text:anchor-type="as-char" svg:y="-0.1098in" draw:z-index="64" draw:name="Shape82" draw:style-name="gr1"><svg:title>TexMaths</svg:title><svg:desc>11§display§B \cap C§svg§600§FALSE§</svg:desc><draw:path draw:style-name="gr2" draw:text-style-name="P11" svg:width="0.3909in" svg:height="0.0937in" svg:x="0.0008in" svg:y="0.0071in" svg:viewBox="0 0 994 239" svg:d="M0 0c331 0 663 0 994 0 0 80 0 159 0 239-331 0-663 0-994 0 0-80 0-159 0-239z"><text:p/></draw:path><draw:path draw:style-name="gr3" draw:text-style-name="P12" svg:width="0.1079in" svg:height="0.1024in" svg:x="-0.0004in" svg:y="0.0035in" svg:viewBox="0 0 275 261" svg:d="M45 232c-3 15-4 17-35 17-7 0-10 0-10 8 0 4 3 4 10 4 46 0 92 0 138 0 61 0 107-45 107-82 0-29-23-50-60-54 40-8 80-36 80-72 0-29-25-53-72-53-43 0-86 0-129 0-8 0-11 0-11 8 0 4 3 4 11 4 1 0 7 0 14 0 7 1 11 1 11 7 0 1-1 2-2 7-18 68-34 137-52 206zM103 122c8-32 17-64 25-96 3-13 4-14 20-14 17 0 33 0 50 0 34 0 43 22 43 40 0 34-34 70-82 70-18 0-37 0-56 0zM86 249c-6 0-6 0-8 0-4 0-5-1-5-3s0-2 2-10c9-35 17-70 26-105 24 0 48 0 73 0 37 0 45 27 45 43 0 38-34 75-80 75-18 0-36 0-53 0z"><text:p/></draw:path><draw:path draw:style-name="gr3" draw:text-style-name="P12" svg:width="0.0843in" svg:height="0.0929in" svg:x="0.1579in" svg:y="0.0161in" svg:viewBox="0 0 215 237" svg:d="M215 83c0-58-59-83-107-83-51 0-108 26-108 83 0 46 0 94 0 140 0 7 0 14 8 14 7 0 7-7 7-14 0-46 0-92 0-139 0-57 64-69 93-69 17 0 41 4 61 17 31 18 31 43 31 54 0 46 0 91 0 137 0 7 0 14 8 14 7 0 7-7 7-14 0-46 0-94 0-140z"><text:p/></draw:path><draw:path draw:style-name="gr3" draw:text-style-name="P12" svg:width="0.1075in" svg:height="0.1094in" svg:x="0.2921in" svg:y="0in" svg:viewBox="0 0 274 279" svg:d="M274 4c0-2-1-4-5-4-1 0-1 0-5 4-10 10-19 20-28 30-3-5-21-34-63-34-86 0-173 86-173 173 0 64 45 106 104 106 33 0 63-16 84-33 35-32 42-67 42-68 0-4-4-4-5-4-2 0-4 0-4 4-4 11-13 38-40 61-26 21-50 28-71 28-34 0-75-20-75-80 0-22 8-84 46-129 25-27 61-46 95-46 39 0 61 30 61 75 0 15-1 14-1 18s5 5 7 5c4 0 4-1 7-8 7-33 15-65 24-98z"><text:p/></draw:path></draw:g></text:span><text:span text:style-name="T21"> (ויהי </text:span><text:span text:style-name="T21"><draw:g text:anchor-type="as-char" svg:y="-0.1063in" draw:z-index="65" draw:name="Shape83" draw:style-name="gr1"><svg:title>TexMaths</svg:title><svg:desc>11§display§x \in B \cap C§svg§600§FALSE§</svg:desc><draw:path draw:style-name="gr2" draw:text-style-name="P11" svg:width="0.6642in" svg:height="0.0969in" svg:x="0.0031in" svg:y="0.0063in" svg:viewBox="0 0 1688 247" svg:d="M844 247c-281 0-563 0-844 0 0-83 0-164 0-247 563 0 1125 0 1688 0 0 83 0 164 0 247-282 0-563 0-844 0z"><text:p/></draw:path><draw:path draw:style-name="gr3" draw:text-style-name="P12" svg:width="0.0752in" svg:height="0.0681in" svg:x="-0.0004in" svg:y="0.0398in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3" draw:text-style-name="P12" svg:width="0.0752in" svg:height="0.0874in" svg:x="0.1374in" svg:y="0.0248in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3" draw:text-style-name="P12" svg:width="0.1083in" svg:height="0.1028in" svg:x="0.2744in" svg:y="0.0031in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3" draw:text-style-name="P12" svg:width="0.0839in" svg:height="0.0933in" svg:x="0.4331in" svg:y="0.0161in" svg:viewBox="0 0 214 238" svg:d="M214 84c0-59-59-84-106-84-51 0-108 26-108 84 0 46 0 93 0 140 0 6 0 14 8 14 7 0 7-8 7-14 0-47 0-93 0-139 0-57 63-70 93-70 16 0 40 4 61 17 30 19 30 43 30 54 0 46 0 91 0 138 0 6 0 14 8 14 7 0 7-8 7-14 0-47 0-94 0-140z"><text:p/></draw:path><draw:path draw:style-name="gr3" draw:text-style-name="P12" svg:width="0.1079in" svg:height="0.1098in" svg:x="0.5673in" svg:y="-0.0004in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21">). כדי להראות דוגמה נגדית להנחת השלילה, נתבונן בנתון על היות </text:span><text:span text:style-name="T21"><draw:g text:anchor-type="as-char" svg:y="-0.1035in" draw:z-index="66" draw:name="Shape84" draw:style-name="gr1"><svg:title>TexMaths</svg:title><svg:desc>11§display§H§svg§600§FALSE§</svg:desc><draw:path draw:style-name="gr2" draw:text-style-name="P11" svg:width="0.1177in" svg:height="0.0874in" svg:x="0.0016in" svg:y="0.0071in" svg:viewBox="0 0 300 223" svg:d="M0 0c100 0 200 0 300 0 0 74 0 149 0 223-100 0-200 0-300 0 0-74 0-149 0-223z"><text:p/></draw:path><draw:path draw:style-name="gr3" draw:text-style-name="P12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21"><text:s/>על, ונסיק שלכל </text:span><text:span text:style-name="T21"><draw:g text:anchor-type="as-char" svg:y="-0.1134in" draw:z-index="67" draw:name="Shape85" draw:style-name="gr1"><svg:title>TexMaths</svg:title><svg:desc>11§display§\la f_1, f_2 \ra \in (B \to A) \times (C \to A)§svg§600§FALSE§</svg:desc><draw:path draw:style-name="gr2" draw:text-style-name="P11" svg:width="1.9929in" svg:height="0.1358in" svg:x="-0.0004in" svg:y="0.0071in" svg:viewBox="0 0 5063 346" svg:d="M2532 346c-845 0-1688 0-2532 0 0-116 0-230 0-346 1687 0 3376 0 5063 0 0 116 0 230 0 346-843 0-1687 0-2531 0z"><text:p/></draw:path><draw:path draw:style-name="gr3" draw:text-style-name="P12" svg:width="0.0335in" svg:height="0.1512in" svg:x="0.0087in" svg:y="0in" svg:viewBox="0 0 86 385" svg:d="M84 15c2-4 2-5 2-7 0-5-3-8-8-8-3 0-5 2-9 9-22 59-45 118-67 177-1 2-2 4-2 8 0 1 0 1 2 5 22 59 45 118 67 176 3 5 4 10 9 10s8-3 8-7c0-1 0-3-2-7-23-59-45-119-69-177 24-60 46-119 69-179z"><text:p/></draw:path><draw:path draw:style-name="gr3" draw:text-style-name="P12" svg:width="0.076in" svg:height="0.1374in" svg:x="0.0591in" svg:y="0.0067in" svg:viewBox="0 0 194 350" svg:d="M122 118c11 0 22 0 33 0 8 0 12 0 12-8 0-4-4-4-11-4-11 0-21 0-32 0 3-16 6-30 8-44 2-8 8-36 10-40 3-8 10-13 18-13 2 0 12 0 18 6-16 2-21 16-21 21 0 9 8 14 15 14 11 0 22-9 22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12" svg:width="0.0382in" svg:height="0.0701in" svg:x="0.1374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12" svg:width="0.0173in" svg:height="0.0453in" svg:x="0.2071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12" svg:width="0.076in" svg:height="0.1374in" svg:x="0.2693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12" svg:width="0.0469in" svg:height="0.0701in" svg:x="0.3425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12" svg:width="0.0335in" svg:height="0.1512in" svg:x="0.413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3" draw:text-style-name="P12" svg:width="0.0756in" svg:height="0.087in" svg:x="0.5185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3" draw:text-style-name="P12" svg:width="0.035in" svg:height="0.1512in" svg:x="0.6646in" svg:y="0in" svg:viewBox="0 0 90 385" svg:d="M90 381c0-1 0-1-6-8-49-49-61-122-61-179 0-68 14-136 62-183 5-5 5-5 5-7 0-3-2-4-4-4-3 0-39 26-62 76-20 42-24 85-24 118 0 28 4 75 25 119 23 47 58 72 61 72 2 0 4-1 4-4z"><text:p/></draw:path><draw:path draw:style-name="gr3" draw:text-style-name="P12" svg:width="0.1083in" svg:height="0.1028in" svg:x="0.715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3" draw:text-style-name="P12" svg:width="0.1346in" svg:height="0.0787in" svg:x="0.8823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12" svg:width="0.1039in" svg:height="0.1079in" svg:x="1.0732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12" svg:width="0.035in" svg:height="0.1512in" svg:x="1.1906in" svg:y="0in" svg:viewBox="0 0 90 385" svg:d="M90 194c0-31-4-77-25-121-24-48-57-73-61-73-2 0-4 2-4 4s0 2 8 9c37 38 59 99 59 181 0 64-14 132-61 180-6 6-6 6-6 7 0 2 2 4 4 4 4 0 39-26 62-76 20-41 24-84 24-115z"><text:p/></draw:path><draw:path draw:style-name="gr3" draw:text-style-name="P12" svg:width="0.0728in" svg:height="0.0728in" svg:x="1.2976in" svg:y="0.0394in" svg:viewBox="0 0 186 186" svg:d="M94 83c-27-26-52-52-79-77-4-5-5-6-7-6-5 0-8 3-8 8 0 2 0 3 4 7 26 27 52 52 77 79-25 25-51 50-77 77-4 4-4 5-4 7 0 5 3 8 8 8 2 0 3-1 7-5 26-27 52-52 77-78 27 27 54 53 81 81 1 0 3 2 5 2 5 0 8-3 8-8 0-1 0-2-1-4 0-1-62-62-82-80 25-25 48-48 72-72 1-2 8-7 10-9 0-1 1-3 1-5 0-5-3-8-8-8-3 0-4 1-9 6-25 25-50 51-75 77z"><text:p/></draw:path><draw:path draw:style-name="gr3" draw:text-style-name="P12" svg:width="0.035in" svg:height="0.1512in" svg:x="1.4421in" svg:y="0in" svg:viewBox="0 0 90 385" svg:d="M90 381c0-1 0-1-6-8-49-49-62-122-62-179 0-68 15-136 63-183 5-5 5-5 5-7 0-3-2-4-4-4-3 0-39 26-62 76-20 42-24 85-24 118 0 28 4 75 25 119 23 47 58 72 61 72 2 0 4-1 4-4z"><text:p/></draw:path><draw:path draw:style-name="gr3" draw:text-style-name="P12" svg:width="0.1079in" svg:height="0.1098in" svg:x="1.4937in" svg:y="0.0067in" svg:viewBox="0 0 275 280" svg:d="M275 3c0-1-1-3-4-3-1 0-1 0-6 4-9 10-19 20-27 30-4-5-21-34-64-34-86 0-174 85-174 175 0 63 46 105 106 105 33 0 62-16 83-33 35-32 42-66 42-68 0-3-3-3-4-3-3 0-5 0-6 3-3 11-12 38-38 60-27 22-51 29-72 29-34 0-76-20-76-80 0-22 9-85 48-130 23-27 59-46 94-46 40 0 62 30 62 75 0 15-1 14-1 19 0 3 4 4 5 4 6 0 6-1 8-8 8-33 16-66 24-99z"><text:p/></draw:path><draw:path draw:style-name="gr3" draw:text-style-name="P12" svg:width="0.1346in" svg:height="0.0787in" svg:x="1.6567in" svg:y="0.0362in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3" draw:text-style-name="P12" svg:width="0.1039in" svg:height="0.1079in" svg:x="1.848in" svg:y="0.0043in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12" svg:width="0.035in" svg:height="0.1512in" svg:x="1.9654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21"><text:s/>מתקיים קיום </text:span><text:span text:style-name="T21"><draw:g text:anchor-type="as-char" svg:y="-0.1134in" draw:z-index="68" draw:name="Shape86" draw:style-name="gr1"><svg:title>TexMaths</svg:title><svg:desc>11§display§h \in (B \cup C) \to A§svg§600§FALSE§</svg:desc><draw:path draw:style-name="gr2" draw:text-style-name="P11" svg:width="1.1343in" svg:height="0.1358in" svg:x="-0.0004in" svg:y="0.0071in" svg:viewBox="0 0 2882 346" svg:d="M1441 346c-480 0-960 0-1441 0 0-116 0-230 0-346 961 0 1921 0 2882 0 0 116 0 230 0 346-480 0-961 0-1441 0z"><text:p/></draw:path><draw:path draw:style-name="gr3" draw:text-style-name="P12" svg:width="0.074in" svg:height="0.1063in" svg:x="0.0004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12" svg:width="0.076in" svg:height="0.087in" svg:x="0.1343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12" svg:width="0.0346in" svg:height="0.1512in" svg:x="0.2807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12" svg:width="0.1083in" svg:height="0.1028in" svg:x="0.3311in" svg:y="0.0098in" svg:viewBox="0 0 276 262" svg:d="M46 232c-4 15-4 18-35 18-7 0-11 0-11 8 0 4 4 4 11 4 46 0 91 0 138 0 61 0 106-45 106-83 0-27-22-49-59-53 39-8 80-37 80-73 0-29-25-53-71-53-43 0-87 0-130 0-8 0-11 0-11 8 0 4 3 4 11 4 4 0 8 0 14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12" svg:width="0.0843in" svg:height="0.0937in" svg:x="0.4902in" svg:y="0.0217in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3" draw:text-style-name="P12" svg:width="0.1075in" svg:height="0.1098in" svg:x="0.6244in" svg:y="0.0067in" svg:viewBox="0 0 274 280" svg:d="M274 3c0-1-1-3-4-3-2 0-2 0-6 4-9 10-19 20-27 30-4-5-21-34-64-34-86 0-173 85-173 175 0 63 45 105 105 105 33 0 62-16 83-33 35-32 42-66 42-68 0-4-3-4-4-4-3 0-5 1-5 4-4 11-13 38-39 60-27 22-51 29-71 29-35 0-76-20-76-80 0-22 8-85 46-130 25-27 61-46 95-46 40 0 62 30 62 75 0 15-1 14-1 19 0 3 4 4 6 4 5 0 5-1 7-8 7-33 16-66 24-99z"><text:p/></draw:path><draw:path draw:style-name="gr3" draw:text-style-name="P12" svg:width="0.035in" svg:height="0.1512in" svg:x="0.7449in" svg:y="0in" svg:viewBox="0 0 90 385" svg:d="M90 193c0-30-4-76-25-120-23-48-57-73-61-73-2 0-4 2-4 4s0 2 8 9c37 38 60 99 60 180 0 65-14 133-62 181-6 6-6 6-6 7 0 2 2 4 4 4 4 0 39-26 62-76 20-41 24-84 24-116z"><text:p/></draw:path><draw:path draw:style-name="gr3" draw:text-style-name="P12" svg:width="0.1346in" svg:height="0.0787in" svg:x="0.8461in" svg:y="0.0362in" svg:viewBox="0 0 343 201" svg:d="M301 109c-22 15-31 32-35 36-17 27-21 51-21 52 0 4 6 4 8 4 7 0 8-1 9-7 9-38 32-71 76-88 4-1 5-4 5-6 0-3-2-3-3-3-17-7-64-27-78-91-1-5-2-6-9-6-2 0-8 0-8 4 0 2 4 26 20 51 8 12 19 25 36 37-95 0-191 0-287 0-7 0-14-1-14 8 0 8 7 9 14 9 96 0 192 0 287 0z"><text:p/></draw:path><draw:path draw:style-name="gr3" draw:text-style-name="P12" svg:width="0.1039in" svg:height="0.1079in" svg:x="1.0378in" svg:y="0.0043in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/text:span><text:span text:style-name="T21"><text:s/></text:span><text:span text:style-name="T32">עבורו</text:span><text:span text:style-name="T21"> </text:span><text:span text:style-name="T21"><draw:g text:anchor-type="as-char" svg:y="-0.1134in" draw:z-index="69" draw:name="Shape87" draw:style-name="gr1"><svg:title>TexMaths</svg:title><svg:desc>11§display§H(h) = \la f_1, f_2 \ra§svg§600§FALSE§</svg:desc><draw:path draw:style-name="gr2" draw:text-style-name="P11" svg:width="0.9858in" svg:height="0.1358in" svg:x="0.0016in" svg:y="0.0071in" svg:viewBox="0 0 2505 346" svg:d="M1254 346c-418 0-836 0-1254 0 0-116 0-230 0-346 835 0 1670 0 2505 0 0 116 0 230 0 346-417 0-835 0-1251 0z"><text:p/></draw:path><draw:path draw:style-name="gr3" draw:text-style-name="P12" svg:width="0.128in" svg:height="0.1028in" svg:x="-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3" draw:text-style-name="P12" svg:width="0.0346in" svg:height="0.1512in" svg:x="0.147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12" svg:width="0.074in" svg:height="0.1063in" svg:x="0.2in" svg:y="0.0071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12" svg:width="0.0346in" svg:height="0.1512in" svg:x="0.2882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12" svg:width="0.1004in" svg:height="0.0354in" svg:x="0.3894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12" svg:width="0.0335in" svg:height="0.1512in" svg:x="0.5579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12" svg:width="0.076in" svg:height="0.1374in" svg:x="0.6079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12" svg:width="0.0386in" svg:height="0.0701in" svg:x="0.6858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12" svg:width="0.0173in" svg:height="0.0453in" svg:x="0.7559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12" svg:width="0.0752in" svg:height="0.1374in" svg:x="0.8185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12" svg:width="0.0469in" svg:height="0.0701in" svg:x="0.8917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12" svg:width="0.0339in" svg:height="0.1512in" svg:x="0.9614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21">, ובפרט </text:span><text:span text:style-name="T35">עבור </text:span><text:span text:style-name="T36"><draw:g text:anchor-type="as-char" svg:y="-0.1134in" draw:z-index="97" draw:name="Shape40" draw:style-name="gr1"><svg:title>TexMaths</svg:title><svg:desc>11§display§f_1 = \{\la x, a_1 \ra\}, f_2 = \{\la x, a_2 \ra\}§svg§600§FALSE§</svg:desc><draw:path draw:style-name="gr2" draw:text-style-name="P7" svg:width="1.8791in" svg:height="0.1358in" svg:x="0.0004in" svg:y="0.0071in" svg:viewBox="0 0 4774 346" svg:d="M2388 346c-796 0-1592 0-2388 0 0-116 0-230 0-346 1592 0 3182 0 4774 0 0 116 0 230 0 346-795 0-1591 0-2386 0z"><text:p/></draw:path><draw:path draw:style-name="gr3" draw:text-style-name="P8" svg:width="0.0756in" svg:height="0.1374in" svg:x="0.0008in" svg:y="0.0067in" svg:viewBox="0 0 193 350" svg:d="M121 118c11 0 22 0 33 0 8 0 12 0 12-8 0-4-4-4-11-4-11 0-21 0-32 0 4-16 6-30 9-44 1-8 7-36 9-40 3-8 10-13 18-13 2 0 12 0 19 6-17 2-21 16-21 21 0 9 7 14 15 14 9 0 21-9 21-24 0-17-18-26-34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8" svg:width="0.0386in" svg:height="0.0701in" svg:x="0.0787in" svg:y="0.0661in" svg:viewBox="0 0 99 179" svg:d="M62 8c0-8-2-8-9-8-17 17-42 17-53 17 0 3 0 6 0 9 7 0 24 0 40-7 0 46 0 92 0 138 0 9 0 13-28 13-3 0-7 0-10 0 0 3 0 6 0 9 5-1 38-1 49-1 7 0 41 0 48 1 0-3 0-6 0-9-3 0-8 0-11 0-26 0-26-4-26-13 0-50 0-100 0-149z"><text:p/></draw:path><draw:path draw:style-name="gr3" draw:text-style-name="P8" svg:width="0.1008in" svg:height="0.0354in" svg:x="0.186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8" svg:width="0.0531in" svg:height="0.1512in" svg:x="0.3496in" svg:y="0in" svg:viewBox="0 0 136 385" svg:d="M81 52c0-16 10-41 52-43 2 0 3-2 3-5 0-4-2-4-6-4-39 0-74 20-75 48 0 29 0 59 0 89 0 15 0 27-15 39-14 12-28 12-37 13-2 0-3 1-3 4 0 4 2 4 6 4 25 2 43 14 48 34 1 4 1 5 1 19 0 25 0 51 0 76 0 16 0 29 19 43 15 12 40 16 56 16 4 0 6 0 6-4s-2-4-5-4c-24-2-44-15-49-33-1-5-1-5-1-19 0-27 0-54 0-82 0-17-3-24-15-35-9-8-20-12-31-15 32-9 46-27 46-49 0-31 0-61 0-92z"><text:p/></draw:path><draw:path draw:style-name="gr3" draw:text-style-name="P8" svg:width="0.0335in" svg:height="0.1512in" svg:x="0.4315in" svg:y="0in" svg:viewBox="0 0 86 385" svg:d="M84 15c2-4 2-5 2-7 0-5-3-8-8-8-3 0-7 2-9 9-23 59-45 118-68 177 0 2-1 4-1 7 0 2 0 2 1 6 23 59 45 118 68 176 1 5 4 10 9 10s8-3 8-7c0-1 0-3-2-7-24-59-46-119-69-178 23-60 45-119 69-178z"><text:p/></draw:path><draw:path draw:style-name="gr3" draw:text-style-name="P8" svg:width="0.0756in" svg:height="0.0685in" svg:x="0.478in" svg:y="0.0461in" svg:viewBox="0 0 193 175" svg:d="M118 54c2-10 11-45 38-45 2 0 11 0 19 4-11 2-19 12-19 21 0 7 5 14 16 14 8 0 21-7 21-23 0-19-24-25-37-25-22 0-36 21-40 30-10-26-31-30-42-30-40 0-62 50-62 59 0 5 3 5 4 5 4 0 5-1 5-5 13-40 40-50 53-50 6 0 21 3 21 25 0 12-7 39-21 93-7 24-20 39-38 39-2 0-11 0-18-4 8-2 17-10 17-21s-9-13-14-13c-11 0-21 10-21 22 0 17 19 25 36 25 26 0 40-27 41-30 4 15 19 30 42 30 39 0 61-49 61-59 0-4-3-4-4-4-3 0-4 1-6 4-12 41-38 50-51 50-15 0-21-12-21-25 0-9 2-17 7-34 4-18 8-35 13-53z"><text:p/></draw:path><draw:path draw:style-name="gr3" draw:text-style-name="P8" svg:width="0.0173in" svg:height="0.0453in" svg:x="0.574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8" svg:width="0.0693in" svg:height="0.0685in" svg:x="0.6346in" svg:y="0.0461in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19 0-24-21-24-36 0-19 12-66 20-84 13-23 30-37 46-37 25 0 29 32 29 34s0 4-1 7c-6 24-12 49-19 74z"><text:p/></draw:path><draw:path draw:style-name="gr3" draw:text-style-name="P8" svg:width="0.0386in" svg:height="0.0701in" svg:x="0.7201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8" svg:width="0.0339in" svg:height="0.1512in" svg:x="0.785in" svg:y="0in" svg:viewBox="0 0 87 385" svg:d="M85 199c2-4 2-5 2-6 0-3 0-1-2-6-23-59-45-119-69-178-2-7-4-9-8-9-5 0-8 3-8 8 0 1 0 2 2 6 23 60 45 119 68 179-23 58-45 117-68 177-2 4-2 5-2 8 0 4 3 7 8 7s6-4 8-7c24-60 46-119 69-179z"><text:p/></draw:path><draw:path draw:style-name="gr3" draw:text-style-name="P8" svg:width="0.0535in" svg:height="0.1512in" svg:x="0.8472in" svg:y="0in" svg:viewBox="0 0 137 385" svg:d="M55 334c0 15-10 40-52 43-2 0-3 2-3 4 0 4 4 4 8 4 37 0 73-18 73-48 0-29 0-58 0-88 0-16 0-28 16-40 13-11 28-11 36-12 2 0 4-1 4-4 0-4-3-4-6-4-25-2-44-15-49-35-1-3-1-4-1-19 0-25 0-50 0-76 0-16 0-28-18-42-16-13-42-17-55-17-4 0-8 0-8 4 0 5 2 5 5 5 26 1 44 14 49 33 1 4 1 4 1 19 0 26 0 54 0 81 0 18 3 23 16 36 8 7 19 12 30 15-32 10-46 26-46 48 0 31 0 62 0 93z"><text:p/></draw:path><draw:path draw:style-name="gr3" draw:text-style-name="P8" svg:width="0.0177in" svg:height="0.0453in" svg:x="0.9252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8" svg:width="0.0752in" svg:height="0.1374in" svg:x="0.9874in" svg:y="0.0067in" svg:viewBox="0 0 192 350" svg:d="M121 118c11 0 23 0 34 0 8 0 11 0 11-8 0-4-3-4-10-4-11 0-22 0-33 0 4-16 6-30 9-44 1-8 7-36 9-40 3-8 10-13 18-13 2 0 12 0 19 6-16 2-21 16-21 21 0 9 7 14 15 14 9 0 20-9 20-24 0-17-17-26-33-26-13 0-37 7-49 45-2 8-3 12-12 61-9 0-19 0-28 0-6 0-11 0-11 7 0 5 4 5 11 5 9 0 17 0 26 0-10 50-20 100-30 151-7 37-13 72-33 72-2 0-11 0-19-6 18-1 21-16 21-21 0-9-6-13-14-13-10 0-21 8-21 23 0 17 16 26 33 26 21 0 36-23 44-37 12-25 21-71 21-74 8-40 15-80 23-121z"><text:p/></draw:path><draw:path draw:style-name="gr3" draw:text-style-name="P8" svg:width="0.0469in" svg:height="0.0701in" svg:x="1.0606in" svg:y="0.0661in" svg:viewBox="0 0 120 179" svg:d="M120 130c-3 0-7 0-10 0 0 5-3 22-7 24-2 2-23 2-26 2-16 0-34 0-51 0 29-25 39-33 54-45 21-16 40-33 40-58 0-33-29-53-64-53-33 0-56 23-56 48 0 14 11 15 14 15 7 0 15-5 15-15 0-4-3-14-17-14 9-19 28-24 40-24 27 0 42 21 42 43 0 23-17 42-26 52-22 21-44 41-66 63-2 3-2 4-2 11 37 0 74 0 111 0 3-16 6-33 9-49z"><text:p/></draw:path><draw:path draw:style-name="gr3" draw:text-style-name="P8" svg:width="0.1008in" svg:height="0.0354in" svg:x="1.17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8" svg:width="0.0535in" svg:height="0.1512in" svg:x="1.3362in" svg:y="0in" svg:viewBox="0 0 137 385" svg:d="M81 52c0-16 10-41 52-43 2 0 4-2 4-5 0-4-3-4-7-4-39 0-74 20-75 48 0 29 0 59 0 89 0 15 0 27-15 39-14 12-28 12-37 13-2 0-3 1-3 4 0 4 2 4 5 4 27 2 44 14 49 34 1 4 1 5 1 19 0 25 0 51 0 76 0 16 0 29 19 43 15 12 40 16 56 16 4 0 7 0 7-4s-3-4-6-4c-24-2-43-15-49-33-1-5-1-5-1-19 0-27 0-54 0-82 0-17-3-24-15-35-9-8-20-12-31-15 32-9 46-27 46-49 0-31 0-61 0-92z"><text:p/></draw:path><draw:path draw:style-name="gr3" draw:text-style-name="P8" svg:width="0.0335in" svg:height="0.1512in" svg:x="1.4177in" svg:y="0in" svg:viewBox="0 0 86 385" svg:d="M84 15c2-4 2-5 2-7 0-5-3-8-8-8-3 0-5 2-9 9-22 59-45 118-67 177-1 2-2 4-2 7 0 2 0 2 2 6 22 59 45 118 67 176 1 5 4 10 9 10s8-3 8-7c0-1 0-3-2-7-23-59-46-119-69-178 23-60 46-119 69-178z"><text:p/></draw:path><draw:path draw:style-name="gr3" draw:text-style-name="P8" svg:width="0.0752in" svg:height="0.0685in" svg:x="1.4646in" svg:y="0.0461in" svg:viewBox="0 0 192 175" svg:d="M118 54c2-10 11-45 38-45 2 0 11 0 20 4-11 2-19 12-19 21 0 7 5 14 15 14 8 0 20-7 20-23 0-19-23-25-36-25-22 0-35 21-41 30-8-26-29-30-41-30-40 0-62 50-62 59 0 5 3 5 4 5 4 0 5-1 6-5 13-40 38-50 52-50 6 0 21 3 21 25 0 12-7 39-21 93-7 24-20 39-38 39-2 0-11 0-18-4 10-2 17-10 17-21s-8-13-14-13c-11 0-21 10-21 22 0 17 20 25 36 25 26 0 40-27 41-30 4 15 19 30 42 30 39 0 61-49 61-59 0-4-3-4-4-4-3 0-4 1-6 4-12 41-38 50-50 50-16 0-22-12-22-25 0-9 2-17 7-34 4-18 8-35 13-53z"><text:p/></draw:path><draw:path draw:style-name="gr3" draw:text-style-name="P8" svg:width="0.0173in" svg:height="0.0453in" svg:x="1.5602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8" svg:width="0.0693in" svg:height="0.0685in" svg:x="1.6209in" svg:y="0.0461in" svg:viewBox="0 0 177 175" svg:d="M129 25c-7-14-19-25-35-25-47 0-94 57-94 113 0 37 21 62 52 62 7 0 26-1 49-29 4 16 17 29 35 29 15 0 23-9 29-21 7-14 12-37 12-38 0-4-3-4-4-4-5 0-5 1-6 7-6 25-14 47-29 47-11 0-13-10-13-17 0-9 2-11 6-29 4-17 5-20 9-34 4-18 8-36 13-54 3-11 3-12 3-13 0-7-4-11-11-11-10 0-15 9-16 17zM103 124c-2 8-2 8-7 15-17 22-33 27-44 27-19 0-24-21-24-36 0-19 12-66 20-84 13-23 30-37 46-37 25 0 30 32 30 34s-1 4-1 7c-6 24-13 49-20 74z"><text:p/></draw:path><draw:path draw:style-name="gr3" draw:text-style-name="P8" svg:width="0.0469in" svg:height="0.0701in" svg:x="1.702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8" svg:width="0.0339in" svg:height="0.1512in" svg:x="1.7717in" svg:y="0in" svg:viewBox="0 0 87 385" svg:d="M85 199c2-4 2-5 2-6 0-3 0-1-2-6-22-59-45-119-67-178-4-7-7-9-10-9-5 0-8 3-8 8 0 1 0 2 2 6 23 60 45 119 68 179-23 58-45 117-68 177-2 4-2 5-2 8 0 4 4 7 8 7 5 0 6-4 8-7 24-60 46-119 69-179z"><text:p/></draw:path><draw:path draw:style-name="gr3" draw:text-style-name="P8" svg:width="0.0535in" svg:height="0.1512in" svg:x="1.8335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3 14 48 33 1 4 1 4 1 19 0 26 0 54 0 81 0 18 2 23 16 36 7 7 18 12 29 15-32 10-45 26-45 48 0 31 0 62 0 93z"><text:p/></draw:path></draw:g></text:span><text:span text:style-name="T35"><text:s/></text:span><text:span text:style-name="T21">זאת מתקיים קיום </text:span><text:span text:style-name="T21"><draw:g text:anchor-type="as-char" svg:y="-0.1063in" draw:z-index="70" draw:name="Shape89" draw:style-name="gr1"><svg:title>TexMaths</svg:title><svg:desc>11§display§h§svg§600§FALSE§</svg:desc><draw:path draw:style-name="gr2" draw:text-style-name="P11" svg:width="0.0665in" svg:height="0.0906in" svg:x="-0.0004in" svg:y="0.0071in" svg:viewBox="0 0 170 231" svg:d="M0 0c56 0 114 0 170 0 0 77 0 154 0 231-56 0-114 0-170 0 0-77 0-154 0-231z"><text:p/></draw:path><draw:path draw:style-name="gr3" draw:text-style-name="P12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21"><text:s/>כזה. </text:span><text:span text:style-name="T27">בגלל ש־</text:span><text:span text:style-name="T35"><draw:g text:anchor-type="as-char" svg:y="-0.1134in" draw:z-index="71" draw:name="Shape92" draw:style-name="gr1"><svg:title>TexMaths</svg:title><svg:desc>11§display§H(h) = \la f_1, f_2 \ra§svg§600§FALSE§</svg:desc><draw:path draw:style-name="gr2" draw:text-style-name="P11" svg:width="0.9858in" svg:height="0.1358in" svg:x="0.0016in" svg:y="0.0071in" svg:viewBox="0 0 2505 346" svg:d="M1254 346c-418 0-836 0-1254 0 0-116 0-230 0-346 835 0 1670 0 2505 0 0 116 0 230 0 346-417 0-835 0-1251 0z"><text:p/></draw:path><draw:path draw:style-name="gr3" draw:text-style-name="P12" svg:width="0.128in" svg:height="0.1028in" svg:x="-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3" draw:text-style-name="P12" svg:width="0.0346in" svg:height="0.1512in" svg:x="0.147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12" svg:width="0.074in" svg:height="0.1063in" svg:x="0.2in" svg:y="0.0071in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3" draw:text-style-name="P12" svg:width="0.0346in" svg:height="0.1512in" svg:x="0.2882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12" svg:width="0.1004in" svg:height="0.0354in" svg:x="0.3894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12" svg:width="0.0335in" svg:height="0.1512in" svg:x="0.5579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12" svg:width="0.076in" svg:height="0.1374in" svg:x="0.6079in" svg:y="0.0067in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3" draw:text-style-name="P12" svg:width="0.0386in" svg:height="0.0701in" svg:x="0.6858in" svg:y="0.0661in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12" svg:width="0.0173in" svg:height="0.0453in" svg:x="0.7559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12" svg:width="0.0752in" svg:height="0.1374in" svg:x="0.8185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12" svg:width="0.0469in" svg:height="0.0701in" svg:x="0.8917in" svg:y="0.0661in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3" draw:text-style-name="P12" svg:width="0.0339in" svg:height="0.1512in" svg:x="0.9614in" svg:y="0in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35">, </text:span><text:span text:style-name="T27">אזי</text:span><text:span text:style-name="T24"> </text:span><text:span text:style-name="T21"><draw:g text:anchor-type="as-char" svg:y="-0.1134in" draw:z-index="72" draw:name="Shape93" draw:style-name="gr1"><svg:title>TexMaths</svg:title><svg:desc>11§display§h|_B = f_1 \land h|_C = f_2§svg§600§FALSE§</svg:desc><draw:path draw:style-name="gr2" draw:text-style-name="P11" svg:width="1.2969in" svg:height="0.1358in" svg:x="-0.0004in" svg:y="0.0071in" svg:viewBox="0 0 3295 346" svg:d="M1648 346c-550 0-1099 0-1648 0 0-116 0-230 0-346 1098 0 2197 0 3295 0 0 116 0 230 0 346-549 0-1098 0-1647 0z"><text:p/></draw:path><draw:path draw:style-name="gr3" draw:text-style-name="P12" svg:width="0.074in" svg:height="0.1063in" svg:x="0.0004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12" svg:width="0.0063in" svg:height="0.1512in" svg:x="0.0976in" svg:y="0in" svg:viewBox="0 0 17 385" svg:d="M17 14c0-6 0-14-8-14-9 0-9 8-9 14 0 119 0 238 0 357 0 7 0 14 9 14 8 0 8-7 8-14 0-119 0-238 0-357z"><text:p/></draw:path><draw:path draw:style-name="gr3" draw:text-style-name="P12" svg:width="0.0811in" svg:height="0.0724in" svg:x="0.1295in" svg:y="0.0634in" svg:viewBox="0 0 207 185" svg:d="M32 164c-2 9-3 11-24 11-5 0-8 0-8 6 0 4 3 4 8 4 35 0 70 0 105 0 45 0 81-31 81-58 0-19-18-36-47-39 32-5 60-26 60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3" draw:text-style-name="P12" svg:width="0.1008in" svg:height="0.0354in" svg:x="0.277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12" svg:width="0.076in" svg:height="0.1374in" svg:x="0.4374in" svg:y="0.0067in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12" svg:width="0.0386in" svg:height="0.0701in" svg:x="0.5154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12" svg:width="0.0843in" svg:height="0.0937in" svg:x="0.6146in" svg:y="0.0217in" svg:viewBox="0 0 215 239" svg:d="M116 9c-3-7-5-9-9-9-5 0-6 3-8 9-32 71-65 143-97 215-2 4-2 5-2 7 0 5 3 8 8 8 2 0 5-1 9-8 29-67 60-135 90-203 31 68 60 136 91 203 3 8 8 8 9 8 4 0 8-3 8-8 0-1 0-2-3-6-32-72-65-145-96-216z"><text:p/></draw:path><draw:path draw:style-name="gr3" draw:text-style-name="P12" svg:width="0.0744in" svg:height="0.1063in" svg:x="0.7492in" svg:y="0.0071in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3" draw:text-style-name="P12" svg:width="0.0055in" svg:height="0.1512in" svg:x="0.8469in" svg:y="0in" svg:viewBox="0 0 15 385" svg:d="M15 14c0-6 0-14-7-14-8 0-8 8-8 14 0 119 0 238 0 357 0 7 0 14 8 14 7 0 7-7 7-14 0-119 0-238 0-357z"><text:p/></draw:path><draw:path draw:style-name="gr3" draw:text-style-name="P12" svg:width="0.0819in" svg:height="0.0768in" svg:x="0.8783in" svg:y="0.0618in" svg:viewBox="0 0 209 196" svg:d="M209 3c0-1-1-3-3-3s-2 1-6 3c-6 7-13 15-20 21-2-3-17-24-50-24-66 0-130 58-130 119 0 44 34 77 83 77 15 0 40-3 69-26 21-19 27-42 27-44 0-4-3-4-5-4-3 0-3 1-5 5-11 36-49 59-81 59-29 0-60-15-60-58 0-8 1-51 33-85 18-21 46-33 72-33 31 0 50 23 50 53 0 7-1 10-1 11 0 3 3 3 5 3 4 0 4 0 6-5 5-24 11-46 16-69z"><text:p/></draw:path><draw:path draw:style-name="gr3" draw:text-style-name="P12" svg:width="0.1008in" svg:height="0.0354in" svg:x="1.02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12" svg:width="0.0756in" svg:height="0.1374in" svg:x="1.1843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12" svg:width="0.0469in" svg:height="0.0701in" svg:x="1.2575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21">. מן הנתון </text:span><text:span text:style-name="T37"><draw:g text:anchor-type="as-char" svg:y="-0.1134in" draw:z-index="98" draw:name="Shape44" draw:style-name="gr1"><svg:title>TexMaths</svg:title><svg:desc>11§display§f_1 = \{\la x, a_1\} \ra, f_2 = \{\la x, a_2 \ra\}§svg§600§FALSE§</svg:desc><draw:path draw:style-name="gr2" draw:text-style-name="P7" svg:width="1.8791in" svg:height="0.1358in" svg:x="0.0004in" svg:y="0.0071in" svg:viewBox="0 0 4774 346" svg:d="M2388 346c-796 0-1592 0-2388 0 0-116 0-230 0-346 1592 0 3182 0 4774 0 0 116 0 230 0 346-795 0-1591 0-2386 0z"><text:p/></draw:path><draw:path draw:style-name="gr3" draw:text-style-name="P8" svg:width="0.0756in" svg:height="0.1374in" svg:x="0.0008in" svg:y="0.0067in" svg:viewBox="0 0 193 350" svg:d="M121 118c11 0 22 0 33 0 8 0 12 0 12-8 0-4-4-4-11-4-11 0-21 0-32 0 4-16 6-30 9-44 1-8 7-36 9-40 3-8 10-13 19-13 1 0 11 0 18 6-17 2-21 16-21 21 0 9 7 14 15 14 9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8" svg:width="0.0386in" svg:height="0.0701in" svg:x="0.0787in" svg:y="0.0661in" svg:viewBox="0 0 99 179" svg:d="M62 8c0-8-2-8-9-8-17 17-42 17-53 17 0 3 0 6 0 9 7 0 24 0 40-7 0 46 0 92 0 138 0 9 0 13-28 13-3 0-7 0-10 0 0 3 0 6 0 9 5-1 38-1 49-1 7 0 41 0 48 1 0-3 0-6 0-9-3 0-8 0-11 0-26 0-26-4-26-13 0-50 0-100 0-149z"><text:p/></draw:path><draw:path draw:style-name="gr3" draw:text-style-name="P8" svg:width="0.1008in" svg:height="0.0354in" svg:x="0.186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8" svg:width="0.0531in" svg:height="0.1512in" svg:x="0.3496in" svg:y="0in" svg:viewBox="0 0 136 385" svg:d="M81 52c0-16 10-41 52-43 2 0 3-2 3-5 0-4-2-4-6-4-39 0-74 20-75 48 0 29 0 59 0 89 0 15 0 27-15 39-14 12-28 12-37 13-2 0-3 1-3 4 0 4 2 4 6 4 25 2 43 14 48 34 1 4 1 5 1 19 0 25 0 51 0 76 0 16 0 29 19 43 15 12 40 16 56 16 4 0 6 0 6-4s-2-4-5-4c-24-2-44-15-49-33-1-5-1-5-1-19 0-27 0-54 0-82 0-17-3-24-15-35-9-8-20-12-31-15 32-9 46-27 46-49 0-31 0-61 0-92z"><text:p/></draw:path><draw:path draw:style-name="gr3" draw:text-style-name="P8" svg:width="0.0335in" svg:height="0.1512in" svg:x="0.4315in" svg:y="0in" svg:viewBox="0 0 86 385" svg:d="M84 15c2-4 2-5 2-7 0-5-4-8-8-8-3 0-6 2-9 9-23 59-45 118-68 177 0 2-1 4-1 7 0 2 0 2 1 6 23 59 45 118 68 176 1 5 4 10 9 10 4 0 8-3 8-7 0-1 0-3-2-7-23-59-45-119-69-178 24-60 46-119 69-178z"><text:p/></draw:path><draw:path draw:style-name="gr3" draw:text-style-name="P8" svg:width="0.0756in" svg:height="0.0685in" svg:x="0.478in" svg:y="0.0461in" svg:viewBox="0 0 193 175" svg:d="M118 54c2-10 11-45 38-45 2 0 11 0 19 4-11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" draw:text-style-name="P8" svg:width="0.0173in" svg:height="0.0453in" svg:x="0.574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8" svg:width="0.0693in" svg:height="0.0685in" svg:x="0.6346in" svg:y="0.0461in" svg:viewBox="0 0 177 175" svg:d="M129 25c-8-14-19-25-37-25-45 0-92 57-92 113 0 37 21 62 51 62 7 0 27-1 50-29 4 16 17 29 35 29 14 0 22-9 29-21 7-14 12-37 12-38 0-4-4-4-5-4-4 0-5 1-6 7-6 25-13 47-29 47-11 0-12-10-12-17 0-9 2-11 6-29 4-17 4-20 8-34 4-18 10-36 14-54 3-11 3-12 3-13 0-7-5-11-12-11-9 0-14 9-15 17zM103 124c-2 8-2 8-7 15-18 22-33 27-44 27-19 0-24-21-24-36 0-19 12-66 20-84 13-23 30-37 46-37 25 0 29 32 29 34s0 4-1 7c-6 24-12 49-19 74z"><text:p/></draw:path><draw:path draw:style-name="gr3" draw:text-style-name="P8" svg:width="0.0386in" svg:height="0.0701in" svg:x="0.7201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8" svg:width="0.0535in" svg:height="0.1512in" svg:x="0.7878in" svg:y="0in" svg:viewBox="0 0 137 385" svg:d="M56 334c0 15-10 40-53 43-1 0-3 2-3 4 0 4 4 4 8 4 37 0 73-18 73-48 0-29 0-58 0-88 0-16 0-28 16-40 14-11 28-11 37-12 2 0 3-1 3-4 0-4-2-4-6-4-25-2-44-15-49-35-1-3-1-4-1-19 0-25 0-50 0-76 0-16 0-28-17-42-17-13-43-17-56-17-4 0-8 0-8 4 0 5 2 5 7 5 24 1 43 14 48 33 1 4 1 4 1 19 0 26 0 54 0 81 0 18 3 24 16 36 7 8 18 12 29 15-32 10-45 26-45 48 0 31 0 62 0 93z"><text:p/></draw:path><draw:path draw:style-name="gr3" draw:text-style-name="P8" svg:width="0.0335in" svg:height="0.1512in" svg:x="0.8614in" svg:y="0in" svg:viewBox="0 0 86 385" svg:d="M85 199c1-4 1-5 1-6 0-3 0-1-1-6-23-59-45-119-68-178-3-7-5-9-9-9-5 0-8 3-8 8 0 1 0 2 2 6 23 60 45 119 68 179-23 58-45 117-68 177-2 4-2 5-2 8 0 4 3 7 8 7s6-4 7-7c23-60 47-119 70-179z"><text:p/></draw:path><draw:path draw:style-name="gr3" draw:text-style-name="P8" svg:width="0.0177in" svg:height="0.0453in" svg:x="0.9252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8" svg:width="0.0752in" svg:height="0.1374in" svg:x="0.9874in" svg:y="0.0067in" svg:viewBox="0 0 192 350" svg:d="M121 118c11 0 23 0 34 0 8 0 11 0 11-8 0-4-3-4-10-4-11 0-22 0-33 0 4-16 6-30 9-44 1-8 7-36 9-40 3-8 10-13 18-13 2 0 12 0 19 6-16 2-21 16-21 21 0 9 7 14 15 14 9 0 20-9 20-24 0-17-17-26-33-26-13 0-37 7-49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8" svg:width="0.0469in" svg:height="0.0701in" svg:x="1.0606in" svg:y="0.0661in" svg:viewBox="0 0 120 179" svg:d="M120 130c-3 0-7 0-10 0 0 5-3 22-7 24-2 2-23 2-26 2-16 0-34 0-51 0 29-25 39-33 54-45 21-16 40-33 40-58 0-33-29-53-64-53-33 0-56 23-56 48 0 14 11 15 14 15 7 0 15-5 15-15 0-4-3-14-17-14 9-19 28-24 40-24 27 0 42 21 42 43 0 23-17 42-26 52-22 21-44 41-66 63-2 3-2 4-2 11 37 0 74 0 111 0 3-16 6-33 9-49z"><text:p/></draw:path><draw:path draw:style-name="gr3" draw:text-style-name="P8" svg:width="0.1008in" svg:height="0.0354in" svg:x="1.17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8" svg:width="0.0535in" svg:height="0.1512in" svg:x="1.3362in" svg:y="0in" svg:viewBox="0 0 137 385" svg:d="M81 52c0-16 10-41 52-43 2 0 4-2 4-5 0-4-3-4-7-4-39 0-74 20-75 48 0 29 0 59 0 89 0 15 0 27-15 39-14 12-28 12-37 13-2 0-3 1-3 4 0 4 2 4 5 4 27 2 44 14 49 34 1 4 1 5 1 19 0 25 0 51 0 76 0 16 0 29 19 43 15 12 40 16 56 16 4 0 7 0 7-4s-3-4-6-4c-24-2-43-15-49-33-1-5-1-5-1-19 0-27 0-54 0-82 0-17-3-24-15-35-9-8-20-12-31-15 32-9 46-27 46-49 0-31 0-61 0-92z"><text:p/></draw:path><draw:path draw:style-name="gr3" draw:text-style-name="P8" svg:width="0.0335in" svg:height="0.1512in" svg:x="1.4177in" svg:y="0in" svg:viewBox="0 0 86 385" svg:d="M84 15c2-4 2-5 2-7 0-5-4-8-8-8-3 0-5 2-9 9-22 59-45 118-67 177-1 2-2 4-2 7 0 2 0 2 2 6 22 59 45 118 67 176 1 5 4 10 9 10 4 0 8-3 8-7 0-1 0-3-2-7-23-59-46-119-69-178 23-60 46-119 69-178z"><text:p/></draw:path><draw:path draw:style-name="gr3" draw:text-style-name="P8" svg:width="0.0752in" svg:height="0.0685in" svg:x="1.4646in" svg:y="0.0461in" svg:viewBox="0 0 192 175" svg:d="M118 54c2-10 11-45 38-45 2 0 11 0 20 4-11 2-19 12-19 21 0 7 5 14 15 14 8 0 20-7 20-23 0-19-23-25-36-25-22 0-35 21-40 30-9-26-30-30-42-30-40 0-62 50-62 59 0 5 3 5 5 5 3 0 4-1 5-5 13-40 38-50 52-50 6 0 21 3 21 25 0 12-7 39-21 93-7 24-20 39-38 39-2 0-11 0-18-4 10-2 17-10 17-21s-8-13-14-13c-11 0-21 10-21 22 0 17 20 25 36 25 26 0 40-27 41-30 4 15 19 30 42 30 39 0 61-49 61-59 0-4-3-4-4-4-3 0-4 1-5 4-13 41-39 50-51 50-16 0-22-12-22-25 0-9 2-17 7-34 4-18 8-35 13-53z"><text:p/></draw:path><draw:path draw:style-name="gr3" draw:text-style-name="P8" svg:width="0.0173in" svg:height="0.0453in" svg:x="1.5602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8" svg:width="0.0693in" svg:height="0.0685in" svg:x="1.6209in" svg:y="0.0461in" svg:viewBox="0 0 177 175" svg:d="M129 25c-7-14-19-25-35-25-47 0-94 57-94 113 0 37 21 62 52 62 7 0 26-1 49-29 4 16 17 29 35 29 15 0 23-9 29-21 7-14 12-37 12-38 0-4-3-4-4-4-5 0-5 1-6 7-6 25-14 47-30 47-11 0-12-10-12-17 0-9 2-11 6-29 4-17 5-20 9-34 4-18 8-36 13-54 3-11 3-12 3-13 0-7-4-11-11-11-10 0-15 9-16 17zM103 124c-2 8-2 8-7 15-17 22-33 27-44 27-19 0-24-21-24-36 0-19 12-66 20-84 13-23 30-37 46-37 25 0 30 32 30 34s-1 4-1 7c-6 24-13 49-20 74z"><text:p/></draw:path><draw:path draw:style-name="gr3" draw:text-style-name="P8" svg:width="0.0469in" svg:height="0.0701in" svg:x="1.702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8" svg:width="0.0339in" svg:height="0.1512in" svg:x="1.7717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8" svg:width="0.0535in" svg:height="0.1512in" svg:x="1.8335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3 14 48 33 1 4 1 4 1 19 0 26 0 54 0 81 0 18 2 23 16 36 7 7 18 12 29 15-32 10-45 26-45 48 0 31 0 62 0 93z"><text:p/></draw:path></draw:g></text:span><text:span text:style-name="T21"><text:s/></text:span><text:span text:style-name="T35">ו</text:span><text:span text:style-name="T38">מ</text:span><text:span text:style-name="T35">שוויון </text:span><text:span text:style-name="T21">בין פונקציות, נסיק </text:span><text:span text:style-name="T21"><draw:g text:anchor-type="as-char" svg:y="-0.1134in" draw:z-index="73" draw:name="Shape96" draw:style-name="gr1"><svg:title>TexMaths</svg:title><svg:desc>11§display§\la x, a_1 \ra \in h|_B \land \la x, a_2 \ra \in h|_C§svg§600§FALSE§</svg:desc><draw:path draw:style-name="gr2" draw:text-style-name="P11" svg:width="1.8228in" svg:height="0.1358in" svg:x="-0.0004in" svg:y="0.0071in" svg:viewBox="0 0 4631 346" svg:d="M2316 346c-772 0-1544 0-2316 0 0-116 0-230 0-346 1544 0 3087 0 4631 0 0 116 0 230 0 346-772 0-1544 0-2315 0z"><text:p/></draw:path><draw:path draw:style-name="gr3" draw:text-style-name="P12" svg:width="0.0335in" svg:height="0.1512in" svg:x="0.0087in" svg:y="0in" svg:viewBox="0 0 86 385" svg:d="M84 15c2-4 2-5 2-7 0-5-3-8-8-8-3 0-5 2-9 9-22 59-45 118-67 177-1 2-2 4-2 8 0 1 0 1 2 5 22 59 45 118 67 176 3 5 4 10 9 10s8-3 8-7c0-1 0-3-2-7-23-59-45-119-69-177 24-60 46-119 69-179z"><text:p/></draw:path><draw:path draw:style-name="gr3" draw:text-style-name="P12" svg:width="0.0756in" svg:height="0.0685in" svg:x="0.0555in" svg:y="0.0453in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12" svg:width="0.0173in" svg:height="0.0453in" svg:x="0.1512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12" svg:width="0.0693in" svg:height="0.0685in" svg:x="0.2118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12" svg:width="0.0386in" svg:height="0.0701in" svg:x="0.2976in" svg:y="0.0661in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3" draw:text-style-name="P12" svg:width="0.0339in" svg:height="0.1512in" svg:x="0.3626in" svg:y="0in" svg:viewBox="0 0 87 385" svg:d="M85 199c2-4 2-4 2-5 0-2 0-2-2-7-22-59-45-119-67-178-4-7-6-9-9-9-5 0-9 3-9 8 0 1 0 2 2 6 23 60 45 119 68 180-23 58-45 118-68 176-2 4-2 5-2 8 0 4 4 7 9 7 4 0 5-4 8-7 23-60 45-119 68-179z"><text:p/></draw:path><draw:path draw:style-name="gr3" draw:text-style-name="P12" svg:width="0.0756in" svg:height="0.087in" svg:x="0.4689in" svg:y="0.0307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" draw:text-style-name="P12" svg:width="0.074in" svg:height="0.1063in" svg:x="0.6083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3" draw:text-style-name="P12" svg:width="0.0055in" svg:height="0.1512in" svg:x="0.7051in" svg:y="0in" svg:viewBox="0 0 15 385" svg:d="M15 14c0-6 0-14-7-14-8 0-8 8-8 14 0 119 0 238 0 357 0 7 0 14 8 14 7 0 7-7 7-14 0-119 0-238 0-357z"><text:p/></draw:path><draw:path draw:style-name="gr3" draw:text-style-name="P12" svg:width="0.0811in" svg:height="0.0724in" svg:x="0.7374in" svg:y="0.0634in" svg:viewBox="0 0 207 185" svg:d="M32 164c-2 9-3 11-24 11-5 0-8 0-8 6 0 4 3 4 8 4 35 0 69 0 104 0 46 0 82-31 82-58 0-19-18-36-48-39 33-5 61-26 61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3" draw:text-style-name="P12" svg:width="0.0846in" svg:height="0.0937in" svg:x="0.8764in" svg:y="0.0217in" svg:viewBox="0 0 216 239" svg:d="M117 9c-4-7-6-9-9-9-5 0-6 3-9 9-32 71-64 143-96 215-2 4-3 5-3 7 0 5 4 8 8 8 3 0 6-1 10-8 29-67 60-135 90-203 31 68 60 136 91 203 3 8 7 8 9 8 4 0 8-3 8-8 0-1 0-2-3-6-31-72-64-145-96-216z"><text:p/></draw:path><draw:path draw:style-name="gr3" draw:text-style-name="P12" svg:width="0.0335in" svg:height="0.1512in" svg:x="1.0197in" svg:y="0in" svg:viewBox="0 0 86 385" svg:d="M85 15c1-4 1-5 1-7 0-5-3-8-8-8-3 0-5 2-9 9-22 59-45 118-67 177-1 2-2 4-2 8 0 1 0 1 2 5 22 59 45 118 67 176 3 5 4 10 9 10s8-3 8-7c0-1 0-3-1-7-23-59-46-119-70-177 24-60 47-119 70-179z"><text:p/></draw:path><draw:path draw:style-name="gr3" draw:text-style-name="P12" svg:width="0.0756in" svg:height="0.0685in" svg:x="1.0665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1-12-21-25 0-9 2-17 6-34 4-18 8-35 13-53z"><text:p/></draw:path><draw:path draw:style-name="gr3" draw:text-style-name="P12" svg:width="0.0173in" svg:height="0.0453in" svg:x="1.1622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12" svg:width="0.0693in" svg:height="0.0685in" svg:x="1.2228in" svg:y="0.0453in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3 27-20 0-25-21-25-36 0-19 12-66 20-84 13-23 30-37 46-37 25 0 30 32 30 34s-1 4-1 7c-6 24-13 49-20 74z"><text:p/></draw:path><draw:path draw:style-name="gr3" draw:text-style-name="P12" svg:width="0.0469in" svg:height="0.0701in" svg:x="1.3039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" draw:text-style-name="P12" svg:width="0.0335in" svg:height="0.1512in" svg:x="1.374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3" draw:text-style-name="P12" svg:width="0.0756in" svg:height="0.087in" svg:x="1.4795in" svg:y="0.0307in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3" draw:text-style-name="P12" svg:width="0.074in" svg:height="0.1063in" svg:x="1.6193in" svg:y="0.0071in" svg:viewBox="0 0 189 271" svg:d="M89 4c0-1 0-4-4-4-9 0-38 3-48 3-3 1-7 1-7 8 0 6 3 6 10 6 17 0 18 2 18 6 0 2-1 6-1 8-18 74-37 147-56 220-1 6-1 7-1 9 0 9 8 11 11 11 7 0 12-5 14-10 3-10 6-20 8-30 2-11 6-22 8-33 2-9 5-17 6-26 1-2 5-15 5-18 1-3 13-24 26-35 9-6 21-13 38-13 16 0 20 13 20 26 0 21-15 64-24 86-3 9-5 13-5 21 0 19 14 32 32 32 36 0 50-56 50-60 0-3-3-3-4-3-3 0-3 1-6 7-6 20-18 47-39 47-7 0-10-3-10-12 0-10 4-19 8-28 5-15 23-61 23-83 0-26-16-42-44-42-25 0-43 12-58 30 10-41 20-82 30-123z"><text:p/></draw:path><draw:path draw:style-name="gr3" draw:text-style-name="P12" svg:width="0.0055in" svg:height="0.1512in" svg:x="1.7165in" svg:y="0in" svg:viewBox="0 0 15 385" svg:d="M15 14c0-6 0-14-7-14-8 0-8 8-8 14 0 119 0 238 0 357 0 7 0 14 8 14 7 0 7-7 7-14 0-119 0-238 0-357z"><text:p/></draw:path><draw:path draw:style-name="gr3" draw:text-style-name="P12" svg:width="0.0819in" svg:height="0.0768in" svg:x="1.7484in" svg:y="0.0618in" svg:viewBox="0 0 209 196" svg:d="M209 3c0-1-1-3-3-3s-4 1-6 3c-6 7-13 15-20 21-2-3-17-24-50-24-66 0-130 58-130 119 0 44 34 77 83 77 14 0 40-3 68-26 22-19 27-42 27-44 0-4-3-4-4-4-3 0-5 1-5 5-11 36-49 59-82 59-29 0-61-15-61-58 0-8 3-51 33-85 19-21 48-33 73-33 32 0 51 23 51 53 0 7-1 10-1 11 0 3 3 3 4 3 4 0 4 0 7-5 5-24 11-46 16-69z"><text:p/></draw:path></draw:g></text:span><text:span text:style-name="T21">,</text:span><text:span text:style-name="T35"> </text:span><text:span text:style-name="T38">ולכן</text:span><text:span text:style-name="T21"> </text:span><text:span text:style-name="T21"><draw:g text:anchor-type="as-char" svg:y="-0.1134in" draw:z-index="74" draw:name="Shape98" draw:style-name="gr1"><svg:title>TexMaths</svg:title><svg:desc>11§display§\la x, a_1 \ra \in h \land \la x, a_2 \ra \in h \land a_1 \neq a_2§svg§600§FALSE§</svg:desc><draw:path draw:style-name="gr2" draw:text-style-name="P11" svg:width="2.1984in" svg:height="0.1358in" svg:x="-0.0004in" svg:y="0.0071in" svg:viewBox="0 0 5585 346" svg:d="M2793 346c-932 0-1862 0-2793 0 0-116 0-230 0-346 1861 0 3724 0 5585 0 0 116 0 230 0 346-931 0-1861 0-2792 0z"><text:p/></draw:path><draw:path draw:style-name="gr3" draw:text-style-name="P12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12" svg:width="0.0756in" svg:height="0.0685in" svg:x="0.0555in" svg:y="0.0453in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12" svg:width="0.0173in" svg:height="0.0453in" svg:x="0.1512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12" svg:width="0.0693in" svg:height="0.0685in" svg:x="0.2118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12" svg:width="0.0386in" svg:height="0.0701in" svg:x="0.2976in" svg:y="0.0661in" svg:viewBox="0 0 99 179" svg:d="M62 8c0-8-1-8-8-8-18 17-43 17-54 17 0 3 0 6 0 9 7 0 25 0 40-7 0 46 0 92 0 138 0 9 0 13-28 13-3 0-6 0-10 0 0 3 0 6 0 9 6-1 39-1 49-1 8 0 41 0 48 1 0-3 0-6 0-9-3 0-7 0-10 0-27 0-27-4-27-13 0-50 0-100 0-149z"><text:p/></draw:path><draw:path draw:style-name="gr3" draw:text-style-name="P12" svg:width="0.0335in" svg:height="0.1512in" svg:x="0.363in" svg:y="0in" svg:viewBox="0 0 86 385" svg:d="M84 199c2-4 2-5 2-6 0-3 0-1-2-6-22-59-45-119-67-178-3-7-6-9-9-9-5 0-8 3-8 8 0 1 0 2 1 6 23 60 45 119 68 179-23 58-45 117-68 177-1 4-1 5-1 8 0 4 3 7 8 7 4 0 6-4 7-7 24-60 46-119 69-179z"><text:p/></draw:path><draw:path draw:style-name="gr3" draw:text-style-name="P12" svg:width="0.0756in" svg:height="0.087in" svg:x="0.4689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12" svg:width="0.074in" svg:height="0.1063in" svg:x="0.6083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12" svg:width="0.0843in" svg:height="0.0937in" svg:x="0.7295in" svg:y="0.0217in" svg:viewBox="0 0 215 239" svg:d="M117 9c-4-7-6-9-9-9-6 0-7 3-9 9-32 71-64 143-96 215-3 4-3 5-3 7 0 5 3 8 8 8 3 0 5-1 9-8 30-67 60-135 91-203 30 68 60 136 90 203 4 8 8 8 9 8 4 0 8-3 8-8 0-1 0-2-3-6-32-72-63-145-95-216z"><text:p/></draw:path><draw:path draw:style-name="gr3" draw:text-style-name="P12" svg:width="0.0335in" svg:height="0.1512in" svg:x="0.8732in" svg:y="0in" svg:viewBox="0 0 86 385" svg:d="M84 15c2-4 2-5 2-7 0-5-3-8-8-8-3 0-6 2-9 9-22 59-45 118-67 177-1 2-2 4-2 7 0 2 0 2 2 6 22 59 45 118 67 176 1 5 4 10 9 10s8-3 8-7c0-1 0-3-2-7-23-59-45-119-69-178 24-60 46-119 69-178z"><text:p/></draw:path><draw:path draw:style-name="gr3" draw:text-style-name="P12" svg:width="0.0756in" svg:height="0.0685in" svg:x="0.9201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12" svg:width="0.0173in" svg:height="0.0453in" svg:x="1.015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12" svg:width="0.0693in" svg:height="0.0685in" svg:x="1.0764in" svg:y="0.0453in" svg:viewBox="0 0 177 175" svg:d="M129 25c-8-14-19-25-37-25-45 0-92 57-92 113 0 37 21 62 52 62 7 0 26-1 49-29 4 16 17 29 35 29 14 0 24-9 29-21 7-14 12-37 12-38 0-4-3-4-5-4-4 0-4 1-5 7-6 25-14 47-29 47-11 0-13-10-13-17 0-9 2-11 6-29 4-17 4-20 9-34 4-18 9-36 13-54 3-11 3-12 3-13 0-7-4-11-11-11-10 0-15 9-16 17zM103 124c-2 8-2 8-7 15-18 22-33 27-44 27-19 0-24-21-24-36 0-19 12-66 20-84 13-23 30-37 46-37 25 0 30 32 30 34s-1 4-1 7c-6 24-13 49-20 74z"><text:p/></draw:path><draw:path draw:style-name="gr3" draw:text-style-name="P12" svg:width="0.0469in" svg:height="0.0701in" svg:x="1.1571in" svg:y="0.0661in" svg:viewBox="0 0 120 179" svg:d="M120 130c-3 0-7 0-10 0 0 5-3 22-7 24-2 2-23 2-26 2-16 0-34 0-51 0 29-25 39-33 54-45 21-16 40-33 40-58 0-33-29-53-64-53-33 0-56 23-56 48 0 14 12 15 14 15 7 0 15-5 15-15 0-4-3-14-16-14 8-19 27-24 39-24 27 0 42 21 42 43 0 23-17 42-26 52-22 21-44 41-66 63-2 3-2 4-2 11 37 0 74 0 111 0 3-16 6-33 9-49z"><text:p/></draw:path><draw:path draw:style-name="gr3" draw:text-style-name="P12" svg:width="0.0339in" svg:height="0.1512in" svg:x="1.2268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12" svg:width="0.076in" svg:height="0.087in" svg:x="1.3323in" svg:y="0.0307in" svg:viewBox="0 0 194 222" svg:d="M180 120c7 0 14-1 14-9 0-9-7-8-14-8-55 0-108 0-163 0 4-50 49-88 103-88 20 0 41 0 60 0 7 0 14 0 14-7 0-8-7-8-14-8-20 0-40 0-61 0-66 0-119 48-119 111 0 62 53 111 119 111 21 0 41 0 61 0 7 0 14 0 14-7s-7-7-14-7c-19 0-40 0-60 0-54 0-99-37-103-88 55 0 108 0 163 0z"><text:p/></draw:path><draw:path draw:style-name="gr3" draw:text-style-name="P12" svg:width="0.0744in" svg:height="0.1063in" svg:x="1.4717in" svg:y="0.0071in" svg:viewBox="0 0 190 271" svg:d="M90 4c0-1 0-4-5-4-9 0-37 3-46 3-4 1-8 1-8 8 0 6 3 6 9 6 18 0 19 2 19 6 0 2-1 6-1 8-18 74-37 147-56 220-2 6-2 7-2 9 0 9 9 11 12 11 6 0 12-5 14-10 3-10 5-20 7-30 3-11 6-22 9-33 2-9 4-17 6-26 2-2 5-15 5-18 1-3 13-24 26-35 9-6 20-13 38-13 16 0 21 13 21 26 0 21-16 64-25 86-3 9-5 13-5 21 0 19 13 32 32 32 36 0 50-56 50-60 0-3-3-3-4-3-4 0-4 1-6 7-6 20-18 47-39 47-7 0-10-3-10-12 0-10 3-19 8-28 5-15 23-61 23-83 0-26-16-42-44-42-26 0-43 12-57 30 9-41 19-82 29-123z"><text:p/></draw:path><draw:path draw:style-name="gr3" draw:text-style-name="P12" svg:width="0.0843in" svg:height="0.0937in" svg:x="1.5933in" svg:y="0.0217in" svg:viewBox="0 0 215 239" svg:d="M117 9c-4-7-6-9-9-9-6 0-7 3-9 9-32 71-65 143-97 215-2 4-2 5-2 7 0 5 3 8 8 8 2 0 5-1 9-8 30-67 60-135 91-203 30 68 60 136 90 203 3 8 8 8 9 8 4 0 8-3 8-8 0-1 0-2-3-6-32-72-63-145-95-216z"><text:p/></draw:path><draw:path draw:style-name="gr3" draw:text-style-name="P12" svg:width="0.0693in" svg:height="0.0685in" svg:x="1.7264in" svg:y="0.0453in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4 27-19 0-24-21-24-36 0-19 12-66 20-84 13-23 30-37 46-37 25 0 30 32 30 34s-1 4-1 7c-6 24-13 49-20 74z"><text:p/></draw:path><draw:path draw:style-name="gr3" draw:text-style-name="P12" svg:width="0.0382in" svg:height="0.0701in" svg:x="1.8126in" svg:y="0.0661in" svg:viewBox="0 0 98 179" svg:d="M61 8c0-8 0-8-8-8-18 17-42 17-53 17 0 3 0 6 0 9 6 0 24 0 39-7 0 46 0 92 0 138 0 9 0 13-27 13-3 0-8 0-11 0 0 3 0 6 0 9 6-1 39-1 49-1 8 0 42 0 48 1 0-3 0-6 0-9-3 0-7 0-10 0-27 0-27-4-27-13 0-50 0-100 0-149z"><text:p/></draw:path><draw:path draw:style-name="gr3" draw:text-style-name="P12" svg:width="0.0756in" svg:height="0.1409in" svg:x="1.9327in" svg:y="0.0043in" svg:viewBox="0 0 193 359" svg:d="M189 15c4-5 4-6 4-7 0-2-3-8-8-8s-6 2-9 8c-57 112-115 223-173 336-3 5-3 6-3 7 0 4 2 8 8 8 4 0 5-2 9-8 57-112 115-223 172-336z"><text:p/></draw:path><draw:path draw:style-name="gr3" draw:text-style-name="P12" svg:width="0.1004in" svg:height="0.0354in" svg:x="1.920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12" svg:width="0.0693in" svg:height="0.0685in" svg:x="2.078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12" svg:width="0.0469in" svg:height="0.0701in" svg:x="2.1591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21">, ולכן לפי הגדרה </text:span><text:span text:style-name="T21"><draw:g text:anchor-type="as-char" svg:y="-0.1063in" draw:z-index="75" draw:name="Shape99" draw:style-name="gr1"><svg:title>TexMaths</svg:title><svg:desc>11§display§h§svg§600§FALSE§</svg:desc><draw:path draw:style-name="gr2" draw:text-style-name="P11" svg:width="0.0665in" svg:height="0.0906in" svg:x="-0.0004in" svg:y="0.0071in" svg:viewBox="0 0 170 231" svg:d="M0 0c56 0 114 0 170 0 0 77 0 154 0 231-56 0-114 0-170 0 0-77 0-154 0-231z"><text:p/></draw:path><draw:path draw:style-name="gr3" draw:text-style-name="P12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21"><text:s/>אינה ח"ע ובפרט </text:span><text:span text:style-name="T21"><draw:g text:anchor-type="as-char" svg:y="-0.1063in" draw:z-index="76" draw:name="Shape100" draw:style-name="gr1"><svg:title>TexMaths</svg:title><svg:desc>11§display§h§svg§600§FALSE§</svg:desc><draw:path draw:style-name="gr2" draw:text-style-name="P11" svg:width="0.0665in" svg:height="0.0906in" svg:x="-0.0004in" svg:y="0.0071in" svg:viewBox="0 0 170 231" svg:d="M0 0c56 0 114 0 170 0 0 77 0 154 0 231-56 0-114 0-170 0 0-77 0-154 0-231z"><text:p/></draw:path><draw:path draw:style-name="gr3" draw:text-style-name="P12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21"><text:s/>אינה פונקציה, שהינה </text:span><text:span text:style-name="T39">סתירה</text:span><text:span text:style-name="T21"> להנחה </text:span><text:span text:style-name="T21"><draw:g text:anchor-type="as-char" svg:y="-0.1063in" draw:z-index="77" draw:name="Shape101" draw:style-name="gr1"><svg:title>TexMaths</svg:title><svg:desc>11§display§h§svg§600§FALSE§</svg:desc><draw:path draw:style-name="gr2" draw:text-style-name="P11" svg:width="0.0665in" svg:height="0.0906in" svg:x="-0.0004in" svg:y="0.0071in" svg:viewBox="0 0 170 231" svg:d="M0 0c56 0 114 0 170 0 0 77 0 154 0 231-56 0-114 0-170 0 0-77 0-154 0-231z"><text:p/></draw:path><draw:path draw:style-name="gr3" draw:text-style-name="P12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21"><text:s/>פונקציה. </text:span><text:span text:style-name="T33">סה"כ </text:span><text:span text:style-name="T33"><draw:g text:anchor-type="as-char" svg:y="-0.1161in" draw:z-index="78" draw:name="Shape102" draw:style-name="gr1"><svg:title>TexMaths</svg:title><svg:desc>11§display§B \cap C = \emptyset \lor |A| = 1§svg§600§FALSE§</svg:desc><draw:path draw:style-name="gr2" draw:text-style-name="P11" svg:width="1.3091in" svg:height="0.1386in" svg:x="0.0008in" svg:y="0.0071in" svg:viewBox="0 0 3326 353" svg:d="M0 0c1109 0 2217 0 3326 0 0 118 0 235 0 353-1109 0-2217 0-3326 0 0-118 0-235 0-353z"><text:p/></draw:path><draw:path draw:style-name="gr3" draw:text-style-name="P12" svg:width="0.1083in" svg:height="0.1028in" svg:x="-0.0004in" svg:y="0.0134in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3" draw:text-style-name="P12" svg:width="0.0843in" svg:height="0.0929in" svg:x="0.1587in" svg:y="0.0264in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3" draw:text-style-name="P12" svg:width="0.1079in" svg:height="0.1094in" svg:x="0.2929in" svg:y="0.0098in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3" draw:text-style-name="P12" svg:width="0.1008in" svg:height="0.035in" svg:x="0.4559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12" svg:width="0.061in" svg:height="0.128in" svg:x="0.6154in" svg:y="0in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3" draw:text-style-name="P12" svg:width="0.0846in" svg:height="0.0929in" svg:x="0.7256in" svg:y="0.0264in" svg:viewBox="0 0 216 237" svg:d="M212 15c4-5 4-5 4-7 0-5-4-8-8-8s-7 2-9 9c-31 67-60 135-91 202-30-67-61-135-90-203-4-7-7-8-9-8-5 0-9 3-9 8 0 1 0 1 3 6 32 72 64 144 96 216 3 6 6 7 9 7 5 0 6-2 9-7 32-72 63-143 95-215z"><text:p/></draw:path><draw:path draw:style-name="gr3" draw:text-style-name="P12" svg:width="0.0055in" svg:height="0.1508in" svg:x="0.8709in" svg:y="0.0035in" svg:viewBox="0 0 15 384" svg:d="M15 13c0-6 0-13-7-13-8 0-8 7-8 13 0 119 0 238 0 356 0 8 0 15 8 15 7 0 7-7 7-15 0-118 0-237 0-356z"><text:p/></draw:path><draw:path draw:style-name="gr3" draw:text-style-name="P12" svg:width="0.1039in" svg:height="0.1075in" svg:x="0.9004in" svg:y="0.0071in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3" draw:text-style-name="P12" svg:width="0.0063in" svg:height="0.1508in" svg:x="1.0272in" svg:y="0.0035in" svg:viewBox="0 0 17 384" svg:d="M17 13c0-6 0-13-9-13-8 0-8 7-8 13 0 119 0 238 0 356 0 8 0 15 8 15 9 0 9-7 9-15 0-118 0-237 0-356z"><text:p/></draw:path><draw:path draw:style-name="gr3" draw:text-style-name="P12" svg:width="0.1004in" svg:height="0.035in" svg:x="1.1024in" svg:y="0.0598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12" svg:width="0.05in" svg:height="0.1in" svg:x="1.2681in" svg:y="0.0161in" svg:viewBox="0 0 128 255" svg:d="M79 10c0-9 0-10-9-10-24 25-58 25-70 25 0 4 0 8 0 11 8 0 31 0 51-10 0 66 0 133 0 199 0 13-1 19-37 19-4 0-7 0-12 0 0 4 0 8 0 11 13-1 48-1 63-1s49 0 63 1c0-3 0-7 0-11-5 0-8 0-12 0-36 0-37-4-37-19 0-71 0-144 0-215z"><text:p/></draw:path></draw:g></text:span><text:span text:style-name="T33"><text:s/>תנאי הכרחי להיות </text:span><text:span text:style-name="T33"><draw:g text:anchor-type="as-char" svg:y="-0.1035in" draw:z-index="79" draw:name="Shape103" draw:style-name="gr1"><svg:title>TexMaths</svg:title><svg:desc>11§display§H§svg§600§FALSE§</svg:desc><draw:path draw:style-name="gr2" draw:text-style-name="P11" svg:width="0.1177in" svg:height="0.0874in" svg:x="0.0016in" svg:y="0.0071in" svg:viewBox="0 0 300 223" svg:d="M0 0c100 0 200 0 300 0 0 74 0 149 0 223-100 0-200 0-300 0 0-74 0-149 0-223z"><text:p/></draw:path><draw:path draw:style-name="gr3" draw:text-style-name="P12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33"><text:s/>על; </text:span><draw:g text:anchor-type="as-char" svg:y="-0.1138in" draw:z-index="80" draw:name="Shape104" draw:style-name="gr1"><svg:title>TexMaths</svg:title><svg:desc>11§display§\QEF§svg§600§FALSE§</svg:desc><draw:path draw:style-name="gr2" draw:text-style-name="P11" svg:width="0.5075in" svg:height="0.0976in" svg:x="-0.0004in" svg:y="0.0079in" svg:viewBox="0 0 1290 249" svg:d="M0 0c430 0 860 0 1290 0 0 83 0 166 0 249-430 0-860 0-1290 0 0-83 0-166 0-249z"><text:p/></draw:path><draw:path draw:style-name="gr3" draw:text-style-name="P12" svg:width="0.1256in" svg:height="0.1106in" svg:x="0in" svg:y="0.002in" svg:viewBox="0 0 320 282" svg:d="M59 221c-8 0-20 2-31 6-8 3-18 7-22 14-5 6-6 10-6 14 0 7 3 12 9 16 11 9 27 11 45 11 23 0 51-6 78-17 21 9 43 17 72 17 15 0 33-8 49-19 18-11 34-24 44-40 1-1 1-1 1-2s-1-3-3-3-3 0-4 0-3 1-3 1c-8 13-22 24-36 33s-30 13-41 13c-22 0-38-4-54-12 8-3 16-8 24-12 44-26 83-62 110-98 19-27 29-55 29-78 0-8-1-15-3-22-10-29-38-43-78-43-22 0-49 8-74 21-24 13-47 32-62 51-13 18-19 37-19 52 0 5 0 8 1 11 4 17 20 27 44 27 15 0 34-5 54-13 15-7 32-19 42-32 8-14 13-26 13-37 0-15-9-27-19-38-1 0-1 0-2 0-2 1-5 1-7 2-1 1-2 2-2 3v1c0 0 1 0 1 2 7 5 10 14 10 23 0 12-4 25-15 39-8 11-19 23-32 31-16 7-30 10-42 10-19 0-28-8-29-20 0-1 0-2 0-3 0-14 9-34 23-54 13-18 30-35 52-48s44-19 62-19c32 0 52 13 56 36 0 3 1 6 1 9 0 24-15 54-37 86-25 33-57 68-96 94-7 5-13 8-20 13-2-2-3-3-5-4-23-11-45-22-78-22zM29 242c1 0 2 0 3 0 5 0 12 1 18 1 26 0 47 7 67 16-22 10-43 14-61 14-16 0-28-2-36-9-3-1-5-4-5-8 0-3 2-7 5-11 1-2 3-3 9-3z"><text:p/></draw:path><draw:path draw:style-name="gr3" draw:text-style-name="P12" svg:width="0.0157in" svg:height="0.0157in" svg:x="0.1445in" svg:y="0.0941in" svg:viewBox="0 0 41 41" svg:d="M41 21c0-11-10-21-21-21-12 0-20 10-20 21s8 20 20 20c11 0 21-9 21-20z"><text:p/></draw:path><draw:path draw:style-name="gr3" draw:text-style-name="P12" svg:width="0.1012in" svg:height="0.1079in" svg:x="0.1803in" svg:y="0.0028in" svg:viewBox="0 0 258 275" svg:d="M225 37c0-1 0-1 1-2 1 0 1-1 1-2s-1-3-4-3c-6 0-14 3-22 7-7 6-14 11-18 18-7 9-10 18-10 25 0 3 0 6 1 8 3 9 13 14 24 14 8 0 17-4 25-8 9-6 16-14 21-21 9-12 14-25 14-34 0-7-3-13-5-18-9-14-28-21-50-21-17 0-36 6-53 17-19 9-34 24-45 38-11 17-17 31-17 44 0 6 0 11 2 15 1 3 2 5 4 7-8 2-17 6-26 10-18 9-37 21-48 36-13 19-20 38-20 54 0 8 1 16 6 22 11 22 37 32 69 32 16 0 35-4 55-14 16-9 33-22 43-35 6-10 10-18 10-26 0-6-2-13-7-17-10-13-28-18-48-18-27 0-55 35-60 66 0 1 0 1 1 2 0 1 1 1 3 1h1c1 0 1 0 2-1 2 0 2-1 2-2 4-27 29-57 49-57 17 0 30 4 35 13 1 2 2 6 2 9 0 7-3 16-10 25-9 12-20 24-34 33-16 9-31 12-42 12-27 0-47-8-53-26-1-3-1-7-1-11 0-15 9-36 23-57 10-14 22-27 37-34 6-4 13-7 18-9 10 7 23 11 39 11 3 0 8-1 12-2 2-2 5-3 8-6 1-2 2-4 2-5 0-5-5-7-8-8-6-3-14-5-23-5-5 0-12 2-20 3 0-1-1-4-1-6 0-1 0-2 0-4 0-12 9-30 21-48 9-13 19-24 32-34 12-8 25-13 35-13 21 0 38 5 44 17 2 3 3 7 3 12 0 7-2 17-9 27-5 7-11 13-18 19-7 4-13 7-18 7-12 0-17-5-17-13 0-6 3-14 10-22 3-5 7-11 14-15 5-3 11-5 15-5 1 0 3 0 3-2zM130 123c8 0 14 1 19 2 2 2 2 2 2 3-1 1-2 2-3 3-3 0-5 0-7 0-10 0-18-2-23-7 4 0 8-1 12-1z"><text:p/></draw:path><draw:path draw:style-name="gr3" draw:text-style-name="P12" svg:width="0.0157in" svg:height="0.0157in" svg:x="0.3in" svg:y="0.0941in" svg:viewBox="0 0 41 41" svg:d="M41 21c0-11-10-21-21-21-12 0-20 10-20 21s8 20 20 20c11 0 21-9 21-20z"><text:p/></draw:path><draw:path draw:style-name="gr3" draw:text-style-name="P12" svg:width="0.1441in" svg:height="0.113in" svg:x="0.3354in" svg:y="0in" svg:viewBox="0 0 367 288" svg:d="M299 124c-7 0-15 5-22 10-8 7-15 15-22 22-2 2-3 5-4 7-10 2-20 3-29 4 8-21 14-39 28-60 13-18 29-35 46-52 1 0 1-1 1-2-1-1-1-2-1-3 0-3-1-4-2-4s-2 0-2 1c-26 16-48 36-62 56-15 22-27 43-40 65-16 2-34 4-52 10-15 5-33 11-43 25 0 1 0 1 0 2s0 1 1 2h1c1 0 3 0 4 0s2 0 4-1c6-10 22-17 37-21 14-4 30-7 43-8-4 7-9 13-13 20-30 42-73 83-107 83-32 0-57-7-57-25 0-3 1-7 3-12 3 4 7 6 12 6 10 0 21-8 21-15 0-9-5-13-12-13-9 0-18 5-22 11-8 10-10 18-10 26 0 22 31 30 64 30 45 0 108-40 141-88 5-7 11-16 14-24 8-1 18-2 26-3-4 6-7 14-9 22-2 0-2 0-2 1s0 1 2 1c0 1 0 1 1 1 1 1 1 1 2 1l1-1c7-2 13-4 21-8 1-1 2-2 2-3v-1c-1-1-1-2-1-3 0-5 1-9 6-15 13-4 30-8 39-22 3-3 5-6 5-11 0-1 0-2 0-3-2-5-7-8-13-8zM364 31c0-1-1-1-1-1-49 0-75-30-125-30-22 0-50 8-76 22-25 14-49 33-63 54-10 14-15 29-15 41 0 2 0 5 1 7 3 15 15 21 32 21 15 0 34-2 53-11 14-5 28-15 37-27s14-26 14-35c0-11-5-20-15-25h-1c-1 0-1 0-2 0-2 1-2 1-3 3-1 1-2 1-2 2s0 1 1 2c2 3 2 8 2 12 0 10-4 23-14 37-6 9-16 19-28 25-15 6-28 10-40 10-14 0-23-7-25-16 0-2 0-3 0-5 0-10 5-22 15-37 12-16 31-33 52-43 24-12 46-15 66-15 49 0 75 30 125 30 1 0 2-1 2-2 4-5 7-10 11-15 2-1 2-1 2-2s-2-2-3-2zM297 144c-5 6-14 10-24 13 4-6 10-13 14-16 5-6 8-8 10-8s5 1 5 2c0 3-1 5-5 9z"><text:p/></draw:path><draw:path draw:style-name="gr3" draw:text-style-name="P12" svg:width="0.0157in" svg:height="0.0157in" svg:x="0.4992in" svg:y="0.0941in" svg:viewBox="0 0 41 41" svg:d="M41 21c0-11-10-21-21-21-12 0-20 10-20 21s8 20 20 20c11 0 21-9 21-20z"><text:p/></draw:path></draw:g></text:p>
        </text:list-item>
      </text:list>
      <text:p text:style-name="P23"><draw:g text:anchor-type="as-char" svg:y="-0.1134in" draw:z-index="0" draw:name="Shape105" draw:style-name="gr1"><svg:title>TexMaths</svg:title><svg:desc>11§display§\QED§svg§600§FALSE§</svg:desc><draw:path draw:style-name="gr2" draw:text-style-name="P11" svg:width="0.6894in" svg:height="0.0972in" svg:x="-0.0004in" svg:y="0.0071in" svg:viewBox="0 0 1752 248" svg:d="M0 0c584 0 1168 0 1752 0 0 83 0 165 0 248-584 0-1168 0-1752 0 0-83 0-165 0-248z"><text:p/></draw:path><draw:path draw:style-name="gr3" draw:text-style-name="P12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12" svg:width="0.0157in" svg:height="0.0157in" svg:x="0.1441in" svg:y="0.0925in" svg:viewBox="0 0 41 41" svg:d="M41 21c0-12-10-21-21-21-12 0-20 9-20 21 0 11 8 20 20 20 11 0 21-9 21-20z"><text:p/></draw:path><draw:path draw:style-name="gr3" draw:text-style-name="P12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12" svg:width="0.0157in" svg:height="0.0157in" svg:x="0.3in" svg:y="0.0925in" svg:viewBox="0 0 41 41" svg:d="M41 21c0-12-9-21-20-21-12 0-21 9-21 21 0 11 9 20 21 20 11 0 20-9 20-20z"><text:p/></draw:path><draw:path draw:style-name="gr3" draw:text-style-name="P12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12" svg:width="0.0161in" svg:height="0.0157in" svg:x="0.4736in" svg:y="0.0925in" svg:viewBox="0 0 42 41" svg:d="M42 21c0-12-10-21-21-21s-21 9-21 21c0 11 10 20 21 20s21-9 21-20z"><text:p/></draw:path><draw:path draw:style-name="gr3" draw:text-style-name="P12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 Light" style:font-family-complex="'Rubik Light'" style:font-style-name-complex="Regular" style:font-pitch-complex="variable" style:font-size-complex="11pt" style:language-complex="he" style:country-complex="IL" style:font-style-complex="normal" style:font-weight-complex="normal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I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6:40:50.011335130</meta:creation-date>
    <meta:editing-duration>PT21M5S</meta:editing-duration>
    <meta:editing-cycles>6</meta:editing-cycles>
    <meta:generator>LibreOffice/24.8.3.2$Linux_X86_64 LibreOffice_project/480$Build-2</meta:generator>
    <dc:title>b_mtah</dc:title>
    <dc:date>2024-12-30T20:49:12.120324204</dc:date>
    <meta:print-date>2024-12-30T20:48:56.019360188</meta:print-date>
    <meta:printed-by>PDF files</meta:printed-by>
    <meta:document-statistic meta:table-count="0" meta:image-count="0" meta:object-count="0" meta:page-count="2" meta:paragraph-count="34" meta:word-count="359" meta:character-count="1740" meta:non-whitespace-character-count="1369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{\mathcal{P}}§\def\pc    {\mathcal{P}}§\def\ac    {\mathcal{A}}§\def\bc    {\mathcal{B}}§\def\cc    {\mathcal{C}}§\def\dc    {\mathcal{D}}§\def\ec    {\mathcal{E}}§\def\fc    {\mathcal{F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defis {\text{ definitions}}§\def\given {\text{given }}§\def\case  {\text{if }}§\def\syx   {\text{ syntax}}§\def\rule  {\text{ rule}}§\def\other {\text{else}}§\def\set   {\ell et \text{ 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 {\triangle}§§\def\rc    {\right\rceil}§\def\lc    {\left\lceil}§\def\rf    {\right\rfloor}§\def\lf    {\left\lfloor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b_mtah" xlink:href="../../../.config/libreoffice/4/user/template/b_mtah.ott" meta:date="2024-02-12T06:40:48.178814048"/>
  </office:meta>
</office:document-meta>
</file>